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88D098E4.bmp"/>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8"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3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2"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3"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5"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6"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true" fo:min-height="0.713cm" fo:min-width="2.567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3.355cm"/>
    </style:style>
    <style:style style:name="gr49"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0"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1" style:family="graphic" style:parent-style-name="standard">
      <style:graphic-properties draw:stroke="dash"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52"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6"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8" style:family="graphic" style:parent-style-name="standard">
      <style:graphic-properties draw:stroke="none" draw:fill="none" fo:min-height="0.714cm"/>
    </style:style>
    <style:style style:name="gr59" style:family="graphic" style:parent-style-name="standard">
      <style:graphic-properties draw:stroke="none" draw:fill="none" fo:min-height="1.263cm"/>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36cm"/>
    </style:style>
    <style:style style:name="gr64" style:family="graphic" style:parent-style-name="standard">
      <style:graphic-properties draw:stroke="none" svg:stroke-color="#000000" draw:fill="none" draw:fill-color="#ffffff" draw:textarea-horizontal-align="right" draw:textarea-vertical-align="middle" draw:auto-grow-height="true" draw:auto-grow-width="true" fo:min-height="1.296cm" fo:min-width="2.686cm"/>
    </style:style>
    <style:style style:name="gr65" style:family="graphic" style:parent-style-name="standard">
      <style:graphic-properties draw:stroke="none" svg:stroke-color="#000000" draw:fill="none" draw:fill-color="#ffffff" draw:textarea-horizontal-align="left" draw:textarea-vertical-align="middle" draw:auto-grow-height="true" draw:auto-grow-width="true" fo:min-height="0.475cm" fo:min-width="3.846cm"/>
    </style:style>
    <style:style style:name="gr6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7"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37cm"/>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16cm"/>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72" style:family="graphic" style:parent-style-name="standard">
      <style:graphic-properties draw:stroke="none" svg:stroke-color="#000000" draw:fill="none" draw:fill-color="#ffffff" draw:textarea-horizontal-align="left" draw:textarea-vertical-align="middle" draw:auto-grow-height="true" draw:auto-grow-width="true" fo:min-height="0.475cm" fo:min-width="4.921cm"/>
    </style:style>
    <style:style style:name="gr73" style:family="graphic" style:parent-style-name="standard">
      <style:graphic-properties draw:stroke="solid"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74" style:family="graphic" style:parent-style-name="objectwithoutfill">
      <style:graphic-properties draw:stroke="dash" draw:stroke-dash="Fine_20_Dashed_20__28_var_29_" svg:stroke-width="0.081cm" draw:marker-start-width="0.321cm" draw:marker-end="Arrow" draw:marker-end-width="0.421cm" draw:fill="none" draw:textarea-vertical-align="middle" fo:padding-top="0.165cm" fo:padding-bottom="0.165cm" fo:padding-left="0.29cm" fo:padding-right="0.29cm"/>
    </style:style>
    <style:style style:name="gr7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802cm"/>
    </style:style>
    <style:style style:name="gr76"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77"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78"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79"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8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14cm"/>
    </style:style>
    <style:style style:name="gr8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82"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8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8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8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591cm"/>
    </style:style>
    <style:style style:name="gr8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37cm"/>
    </style:style>
    <style:style style:name="gr8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37cm"/>
    </style:style>
    <style:style style:name="gr8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25cm"/>
    </style:style>
    <style:style style:name="gr8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2cm"/>
    </style:style>
    <style:style style:name="gr90"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9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117cm"/>
    </style:style>
    <style:style style:name="gr9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9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572cm"/>
    </style:style>
    <style:style style:name="gr9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62cm"/>
    </style:style>
    <style:style style:name="gr9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3cm"/>
    </style:style>
    <style:style style:name="gr96"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9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04cm"/>
    </style:style>
    <style:style style:name="gr9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04cm"/>
    </style:style>
    <style:style style:name="gr9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3cm"/>
    </style:style>
    <style:style style:name="gr100"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101"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102"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103" style:family="graphic" style:parent-style-name="standard">
      <style:graphic-properties draw:stroke="dash" draw:stroke-dash="Fine_20_Dashed_20__28_var_29_"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104" style:family="graphic" style:parent-style-name="objectwithoutfill">
      <style:graphic-properties draw:stroke="dash" draw:stroke-dash="Fine_20_Dashed_20__28_var_29_" svg:stroke-width="0.04cm" draw:marker-start-width="0.32cm" draw:marker-end="Circle" draw:marker-end-width="0.32cm" draw:fill="none" draw:textarea-vertical-align="middle" fo:padding-top="0.145cm" fo:padding-bottom="0.145cm" fo:padding-left="0.27cm" fo:padding-right="0.27cm"/>
    </style:style>
    <style:style style:name="gr105" style:family="graphic" style:parent-style-name="standard">
      <style:graphic-properties draw:stroke="none" svg:stroke-color="#000000" draw:fill="none" draw:fill-color="#ffffff" draw:textarea-horizontal-align="left" draw:textarea-vertical-align="middle" draw:auto-grow-height="true" draw:auto-grow-width="true" fo:min-height="0.589cm" fo:min-width="0.18cm"/>
    </style:style>
    <style:style style:name="gr106"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23cm" fo:padding-left="0.33cm" fo:padding-right="0.29cm" draw:shadow="hidden"/>
    </style:style>
    <style:style style:name="gr107" style:family="graphic" style:parent-style-name="standard">
      <style:graphic-properties draw:stroke="none" svg:stroke-color="#000000" draw:fill="none" draw:fill-color="#ffffff" draw:textarea-horizontal-align="left" draw:textarea-vertical-align="middle" draw:auto-grow-height="true" draw:auto-grow-width="true" fo:min-height="0.589cm" fo:min-width="0.743cm"/>
    </style:style>
    <style:style style:name="gr108" style:family="graphic" style:parent-style-name="standard">
      <style:graphic-properties draw:stroke="none" svg:stroke-color="#000000" draw:fill="none" draw:fill-color="#ffffff" draw:textarea-horizontal-align="left" draw:textarea-vertical-align="middle" draw:auto-grow-height="true" draw:auto-grow-width="true" fo:min-height="0.589cm" fo:min-width="0.298cm"/>
    </style:style>
    <style:style style:name="gr109" style:family="graphic" style:parent-style-name="standard">
      <style:graphic-properties draw:stroke="none" svg:stroke-color="#000000" draw:fill="none" draw:fill-color="#ffffff" draw:textarea-horizontal-align="left" draw:textarea-vertical-align="middle" draw:auto-grow-height="true" draw:auto-grow-width="true" fo:min-height="0.589cm" fo:min-width="1.031cm"/>
    </style:style>
    <style:style style:name="gr110" style:family="graphic" style:parent-style-name="standard">
      <style:graphic-properties draw:stroke="dash" draw:stroke-dash="Fine_20_Dashed_20__28_var_29_"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1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479cm"/>
    </style:style>
    <style:style style:name="gr11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46cm"/>
    </style:style>
    <style:style style:name="gr11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0.711cm"/>
    </style:style>
    <style:style style:name="gr114" style:family="graphic" style:parent-style-name="standard">
      <style:graphic-properties draw:stroke="none" svg:stroke-color="#000000" draw:fill="none" draw:fill-color="#ffffff" draw:textarea-horizontal-align="center" draw:textarea-vertical-align="middle" draw:auto-grow-height="true" draw:auto-grow-width="true" fo:min-height="0.407cm" fo:min-width="4.041cm"/>
    </style:style>
    <style:style style:name="gr11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5cm"/>
    </style:style>
    <style:style style:name="gr1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69cm"/>
    </style:style>
    <style:style style:name="gr117"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5cm"/>
    </style:style>
    <style:style style:name="gr11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391cm"/>
    </style:style>
    <style:style style:name="gr119" style:family="graphic" style:parent-style-name="standard">
      <style:graphic-properties draw:stroke="none" svg:stroke-color="#000000" draw:fill="none" draw:fill-color="#ffffff" draw:textarea-horizontal-align="right" draw:textarea-vertical-align="middle" draw:auto-grow-height="true" draw:auto-grow-width="true" fo:min-height="2.126cm" fo:min-width="2.737cm"/>
    </style:style>
    <style:style style:name="gr1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07cm"/>
    </style:style>
    <style:style style:name="gr12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66cm"/>
    </style:style>
    <style:style style:name="gr12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16cm"/>
    </style:style>
    <style:style style:name="gr12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75cm"/>
    </style:style>
    <style:style style:name="gr12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92cm"/>
    </style:style>
    <style:style style:name="gr12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258cm"/>
    </style:style>
    <style:style style:name="gr12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29cm"/>
    </style:style>
    <style:style style:name="gr12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12cm"/>
    </style:style>
    <style:style style:name="gr12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5.488cm"/>
    </style:style>
    <style:style style:name="gr12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84cm"/>
    </style:style>
    <style:style style:name="gr13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7cm"/>
    </style:style>
    <style:style style:name="gr131" style:family="graphic" style:parent-style-name="standard">
      <style:graphic-properties draw:stroke="none" svg:stroke-color="#000000" draw:fill="none" draw:fill-color="#ffffff" draw:textarea-horizontal-align="center" draw:textarea-vertical-align="middle" draw:auto-grow-height="true" draw:auto-grow-width="true" fo:min-height="0.488cm" fo:min-width="0.358cm"/>
    </style:style>
    <style:style style:name="gr13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303cm"/>
    </style:style>
    <style:style style:name="gr13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88cm"/>
    </style:style>
    <style:style style:name="gr13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6cm"/>
    </style:style>
    <style:style style:name="gr135" style:family="graphic" style:parent-style-name="standard">
      <style:graphic-properties svg:stroke-width="0.08cm" svg:stroke-color="#000000" draw:marker-start-width="0.44cm" draw:marker-end-width="0.44cm" draw:textarea-horizontal-align="justify" draw:textarea-vertical-align="middle" draw:auto-grow-height="false" fo:min-height="0cm" fo:min-width="0cm" fo:padding-top="0.165cm" fo:padding-bottom="0.165cm" fo:padding-left="0.29cm" fo:padding-right="0.29cm"/>
    </style:style>
    <style:style style:name="gr136" style:family="graphic" style:parent-style-name="standard">
      <style:graphic-properties draw:stroke="none" svg:stroke-color="#000000" draw:fill="none" draw:fill-color="#ffffff" draw:textarea-horizontal-align="left" draw:auto-grow-height="true" draw:auto-grow-width="true" fo:min-height="0.713cm" fo:min-width="3.939cm"/>
    </style:style>
    <style:style style:name="gr13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66cm"/>
    </style:style>
    <style:style style:name="gr138" style:family="graphic" style:parent-style-name="standard">
      <style:graphic-properties draw:stroke="none" svg:stroke-color="#000000" draw:fill="none" draw:fill-color="#ffffff" draw:textarea-horizontal-align="left" draw:auto-grow-height="true" draw:auto-grow-width="true" fo:min-height="0.713cm" fo:min-width="3.808cm"/>
    </style:style>
    <style:style style:name="gr13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1cm"/>
    </style:style>
    <style:style style:name="gr140" style:family="graphic" style:parent-style-name="standard">
      <style:graphic-properties draw:stroke="none" svg:stroke-color="#000000" draw:fill="none" draw:fill-color="#ffffff" draw:textarea-horizontal-align="left" draw:auto-grow-height="true" draw:auto-grow-width="true" fo:min-height="0.713cm" fo:min-width="4.887cm"/>
    </style:style>
    <style:style style:name="gr14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29cm"/>
    </style:style>
    <style:style style:name="gr14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102cm"/>
    </style:style>
    <style:style style:name="gr14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9cm"/>
    </style:style>
    <style:style style:name="gr14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2cm"/>
    </style:style>
    <style:style style:name="gr145" style:family="graphic" style:parent-style-name="standard">
      <style:graphic-properties draw:stroke="none" svg:stroke-color="#000000" draw:fill="none" draw:fill-color="#ffffff" draw:textarea-horizontal-align="left" draw:auto-grow-height="true" draw:auto-grow-width="true" fo:min-height="0.713cm" fo:min-width="6.183cm"/>
    </style:style>
    <style:style style:name="gr14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91cm"/>
    </style:style>
    <style:style style:name="gr14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4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618cm"/>
    </style:style>
    <style:style style:name="gr14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41cm"/>
    </style:style>
    <style:style style:name="gr15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46cm"/>
    </style:style>
    <style:style style:name="gr15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173cm"/>
    </style:style>
    <style:style style:name="gr15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5cm"/>
    </style:style>
    <style:style style:name="gr15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974cm"/>
    </style:style>
    <style:style style:name="gr15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067cm"/>
    </style:style>
    <style:style style:name="gr155"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8cm"/>
    </style:style>
    <style:style style:name="gr15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06cm"/>
    </style:style>
    <style:style style:name="gr157" style:family="graphic" style:parent-style-name="objectwithoutfill">
      <style:graphic-properties svg:stroke-width="0.08cm" draw:marker-start="" draw:marker-start-width="0.44cm" draw:marker-end="Rounded_20_short_20_Arrow" draw:marker-end-width="0.44cm" draw:fill="none" draw:textarea-vertical-align="middle" fo:padding-top="0.165cm" fo:padding-bottom="0.165cm" fo:padding-left="0.29cm" fo:padding-right="0.29cm"/>
    </style:style>
    <style:style style:name="gr158" style:family="graphic" style:parent-style-name="standard">
      <style:graphic-properties draw:stroke="none" svg:stroke-color="#000000" draw:fill="none" draw:fill-color="#ffffff" draw:textarea-horizontal-align="left" draw:textarea-vertical-align="middle" draw:auto-grow-height="true" draw:auto-grow-width="true" fo:min-height="1.399cm" fo:min-width="3.244cm"/>
    </style:style>
    <style:style style:name="gr159"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207cm"/>
    </style:style>
    <style:style style:name="gr160"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097cm"/>
    </style:style>
    <style:style style:name="gr161"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2cm"/>
    </style:style>
    <style:style style:name="gr162"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4.566cm"/>
    </style:style>
    <style:style style:name="gr163"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33cm"/>
    </style:style>
    <style:style style:name="gr164"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6.68cm"/>
    </style:style>
    <style:style style:name="gr165"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4.21cm"/>
    </style:style>
    <style:style style:name="gr16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65cm"/>
    </style:style>
    <style:style style:name="gr167"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6.306cm"/>
    </style:style>
    <style:style style:name="gr16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6.136cm"/>
    </style:style>
    <style:style style:name="gr16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5.878cm"/>
    </style:style>
    <style:style style:name="gr170" style:family="graphic" style:parent-style-name="standard">
      <style:graphic-properties draw:stroke="none" draw:fill="none" fo:min-height="0.476cm"/>
    </style:style>
    <style:style style:name="gr171" style:family="graphic" style:parent-style-name="standard">
      <style:graphic-properties draw:stroke="none" draw:fill="none" fo:min-height="0.475cm"/>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P15" style:family="paragraph">
      <style:text-properties fo:font-size="16pt"/>
    </style:style>
    <style:style style:name="P16"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17" style:family="paragraph">
      <style:paragraph-properties style:text-autospace="none"/>
      <style:text-properties fo:font-size="12pt" style:font-size-asian="12pt" style:font-size-complex="12pt"/>
    </style:style>
    <style:style style:name="P18" style:family="paragraph">
      <style:paragraph-properties fo:text-align="end">
        <style:tab-stops/>
      </style:paragraph-properties>
      <style:text-properties fo:font-size="10pt" style:font-size-asian="10pt" style:font-size-complex="10pt"/>
    </style:style>
    <style:style style:name="P19"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P20" style:family="paragraph">
      <style:paragraph-properties fo:text-align="end"/>
      <style:text-properties fo:font-size="15pt" style:font-size-asian="15pt" style:font-size-complex="15pt"/>
    </style:style>
    <style:style style:name="P21" style:family="paragraph">
      <style:paragraph-properties fo:text-align="end">
        <style:tab-stops/>
      </style:paragraph-properties>
      <style:text-properties fo:font-size="15pt" style:font-size-asian="15pt" style:font-size-complex="15pt"/>
    </style:style>
    <style:style style:name="P22" style:family="paragraph">
      <style:paragraph-properties fo:text-align="start"/>
      <style:text-properties fo:font-size="15pt" style:font-size-asian="15pt" style:font-size-complex="15pt"/>
    </style:style>
    <style:style style:name="P23" style:family="paragraph">
      <style:paragraph-properties fo:text-align="end">
        <style:tab-stops/>
      </style:paragraph-properties>
      <style:text-properties style:text-underline-style="none"/>
    </style:style>
    <style:style style:name="P24" style:family="paragraph">
      <style:paragraph-properties fo:text-align="end">
        <style:tab-stops/>
      </style:paragraph-properties>
      <style:text-properties fo:font-size="15pt" style:text-underline-style="none" style:font-size-asian="15pt" style:font-size-complex="15pt"/>
    </style:style>
    <style:style style:name="P25" style:family="paragraph">
      <style:paragraph-properties fo:text-align="center" style:text-autospace="none"/>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P26" style:family="paragraph">
      <style:paragraph-properties fo:text-align="end">
        <style:tab-stops/>
      </style:paragraph-properties>
      <style:text-properties fo:font-size="12pt" fo:font-weight="bold" style:font-weight-asian="bold" style:font-weight-complex="bold"/>
    </style:style>
    <style:style style:name="P27" style:family="paragraph">
      <style:text-properties fo:font-size="15pt" fo:font-weight="bold" style:font-size-asian="15pt" style:font-weight-asian="bold" style:font-size-complex="15pt" style:font-weight-complex="bold"/>
    </style:style>
    <style:style style:name="P28"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9" style:family="paragraph">
      <style:paragraph-properties fo:text-align="start">
        <style:tab-stops/>
      </style:paragraph-properties>
    </style:style>
    <style:style style:name="P30" style:family="paragraph">
      <style:paragraph-properties fo:text-align="start">
        <style:tab-stops/>
      </style:paragraph-properties>
      <style:text-properties fo:font-size="12pt" style:font-size-asian="12pt" style:font-size-complex="12pt"/>
    </style:style>
    <style:style style:name="P31" style:family="paragraph">
      <style:paragraph-properties fo:text-align="end">
        <style:tab-stops/>
      </style:paragraph-properties>
      <style:text-properties fo:font-size="28pt" style:font-size-asian="28pt" style:font-size-complex="28pt"/>
    </style:style>
    <style:style style:name="P32" style:family="paragraph">
      <style:paragraph-properties fo:text-align="start">
        <style:tab-stops/>
      </style:paragraph-properties>
      <style:text-properties fo:font-size="16pt" style:font-size-asian="16pt" style:font-size-complex="16pt"/>
    </style:style>
    <style:style style:name="T1"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6" style:family="text">
      <style:text-properties fo:font-family="'Source Code Pro'" fo:font-size="7pt" style:font-family-asian="'Source Code Pro'" style:font-size-asian="7pt" style:font-family-complex="'Source Code Pro'" style:font-size-complex="4pt"/>
    </style:style>
    <style:style style:name="T7" style:family="text">
      <style:text-properties fo:font-size="16pt"/>
    </style:style>
    <style:style style:name="T8" style:family="text">
      <style:text-properties fo:font-family="'Source Code Pro'" fo:font-size="12pt" style:font-family-asian="'Source Code Pro'" style:font-size-asian="12pt" style:font-family-complex="'Source Code Pro'" style:font-size-complex="12pt"/>
    </style:style>
    <style:style style:name="T9" style:family="text">
      <style:text-properties fo:font-size="10pt" style:font-size-asian="10pt" style:font-size-complex="10pt"/>
    </style:style>
    <style:style style:name="T10"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1" style:family="text">
      <style:text-properties fo:font-size="15pt" style:font-size-asian="15pt" style:font-size-complex="15pt"/>
    </style:style>
    <style:style style:name="T12" style:family="text">
      <style:text-properties fo:font-size="15pt" style:text-underline-style="none" style:font-size-asian="15pt" style:font-size-complex="15pt"/>
    </style:style>
    <style:style style:name="T13" style:family="text">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T14" style:family="text">
      <style:text-properties fo:font-size="12pt" fo:font-weight="bold" style:font-weight-asian="bold" style:font-weight-complex="bold"/>
    </style:style>
    <style:style style:name="T15" style:family="text">
      <style:text-properties fo:font-size="15pt" fo:font-weight="bold" style:font-size-asian="15pt" style:font-weight-asian="bold" style:font-size-complex="15pt" style:font-weight-complex="bold"/>
    </style:style>
    <style:style style:name="T16" style:family="text">
      <style:text-properties fo:color="#000000"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17" style:family="text">
      <style:text-properties fo:font-size="28pt" style:font-size-asian="28pt" style:font-size-complex="28pt"/>
    </style:style>
    <style:style style:name="T18"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3">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3">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3">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3">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3">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3">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3">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3">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3">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3">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3">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3">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3">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3">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3">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3">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3">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3">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3">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3">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4">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3">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3">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4">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3">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3">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4">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3">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4">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3">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3">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4">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3">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4">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3">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3">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4">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3">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4">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3" draw:layer="layout" svg:width="0.5cm" svg:height="0.5cm" svg:x="7.85cm" svg:y="25.859cm">
            <text:p/>
          </draw:rect>
          <draw:frame draw:style-name="gr5" draw:text-style-name="P5" draw:layer="layout" svg:width="2.471cm" svg:height="0.725cm" svg:x="8.35cm" svg:y="25.727cm">
            <draw:text-box>
              <text:p text:style-name="P4"><text:span text:style-name="T3">config</text:span></text:p>
            </draw:text-box>
          </draw:frame>
        </draw:g>
        <draw:g xml:id="id25" draw:id="id25">
          <draw:rect draw:style-name="gr3" draw:text-style-name="P3" draw:layer="layout" svg:width="0.5cm" svg:height="0.5cm" svg:x="7.837cm" svg:y="26.559cm">
            <text:p/>
          </draw:rect>
          <draw:frame draw:style-name="gr5" draw:text-style-name="P5" draw:layer="layout" svg:width="2.471cm" svg:height="0.725cm" svg:x="8.337cm" svg:y="26.427cm">
            <draw:text-box>
              <text:p text:style-name="P4"><text:span text:style-name="T3">write</text:span></text:p>
            </draw:text-box>
          </draw:frame>
        </draw:g>
        <draw:g xml:id="id27" draw:id="id27">
          <draw:rect draw:style-name="gr3" draw:text-style-name="P3" draw:layer="layout" svg:width="0.5cm" svg:height="0.5cm" svg:x="11.558cm" svg:y="26.559cm">
            <text:p/>
          </draw:rect>
          <draw:frame draw:style-name="gr4" draw:text-style-name="P5" draw:layer="layout" svg:width="2.246cm" svg:height="0.725cm" svg:x="9.398cm" svg:y="26.427cm">
            <draw:text-box>
              <text:p text:style-name="P4"><text:span text:style-name="T3">read</text:span></text:p>
            </draw:text-box>
          </draw:frame>
        </draw:g>
        <draw:g xml:id="id23" draw:id="id23">
          <draw:rect draw:style-name="gr3" draw:text-style-name="P3" draw:layer="layout" svg:width="0.5cm" svg:height="0.5cm" svg:x="11.558cm" svg:y="25.859cm">
            <text:p/>
          </draw:rect>
          <draw:frame draw:style-name="gr4" draw:text-style-name="P5" draw:layer="layout" svg:width="2.246cm" svg:height="0.725cm" svg:x="9.398cm" svg:y="25.727cm">
            <draw:text-box>
              <text:p text:style-name="P4"><text:span text:style-name="T3">uart</text:span></text:p>
            </draw:text-box>
          </draw:frame>
        </draw:g>
        <draw:connector draw:style-name="gr8" draw:text-style-name="P3" draw:layer="layout" svg:x1="13.058cm" svg:y1="26.089cm" svg:x2="12.058cm" svg:y2="26.089cm" draw:start-shape="id22" draw:start-glue-point="3" draw:end-shape="id23" draw:end-glue-point="1" svg:d="M13058 26089h-1000">
          <text:p/>
        </draw:connector>
        <draw:g xml:id="id22" draw:id="id22">
          <draw:rect draw:style-name="gr3" draw:text-style-name="P3" draw:layer="layout" svg:width="0.5cm" svg:height="0.5cm" svg:x="13.058cm" svg:y="25.859cm">
            <text:p/>
          </draw:rect>
          <draw:frame draw:style-name="gr5" draw:text-style-name="P5" draw:layer="layout" svg:width="2.471cm" svg:height="0.725cm" svg:x="13.558cm" svg:y="25.727cm">
            <draw:text-box>
              <text:p text:style-name="P4"><text:span text:style-name="T3">uart</text:span></text:p>
            </draw:text-box>
          </draw:frame>
        </draw:g>
        <draw:g xml:id="id28" draw:id="id28">
          <draw:rect draw:style-name="gr3" draw:text-style-name="P3" draw:layer="layout" svg:width="0.5cm" svg:height="0.5cm" svg:x="4.452cm" svg:y="30.541cm">
            <text:p/>
          </draw:rect>
          <draw:frame draw:style-name="gr4" draw:text-style-name="P5" draw:layer="layout" svg:width="2.246cm" svg:height="0.725cm" svg:x="2.292cm" svg:y="30.409cm">
            <draw:text-box>
              <text:p text:style-name="P4"><text:span text:style-name="T3">apb</text:span></text:p>
            </draw:text-box>
          </draw:frame>
        </draw:g>
        <draw:connector draw:style-name="gr8" draw:text-style-name="P3" draw:layer="layout" draw:line-skew="-0.383cm" svg:x1="7.85cm" svg:y1="26.089cm" svg:x2="6.558cm" svg:y2="30.234cm" draw:start-shape="id24" draw:start-glue-point="3" svg:d="M7850 26089h-1292v4145">
          <text:p/>
        </draw:connector>
        <draw:connector draw:style-name="gr8" draw:text-style-name="P3" draw:layer="layout" draw:line-skew="-0.05cm" svg:x1="7.837cm" svg:y1="26.789cm" svg:x2="7.211cm" svg:y2="30.252cm" draw:start-shape="id25" draw:start-glue-point="3" svg:d="M7837 26789h-626v3463">
          <text:p/>
        </draw:connector>
        <draw:rect draw:style-name="gr2" draw:text-style-name="P3" xml:id="id29" draw:id="id29" draw:layer="layout" svg:width="0.25cm" svg:height="1cm" draw:transform="rotate (1.5707963267946) translate (12.116cm 28.977cm)">
          <text:p/>
        </draw:rect>
        <draw:rect draw:style-name="gr2" draw:text-style-name="P3" draw:layer="layout" svg:width="0.25cm" svg:height="1cm" draw:transform="rotate (1.5707963267946) translate (12.116cm 28.727cm)">
          <text:p/>
        </draw:rect>
        <draw:rect draw:style-name="gr2" draw:text-style-name="P3" draw:layer="layout" svg:width="0.25cm" svg:height="1cm" draw:transform="rotate (1.5707963267946) translate (12.116cm 28.477cm)">
          <text:p/>
        </draw:rect>
        <draw:rect draw:style-name="gr2" draw:text-style-name="P3" xml:id="id26" draw:id="id26" draw:layer="layout" svg:width="0.25cm" svg:height="1cm" draw:transform="rotate (1.5707963267946) translate (12.116cm 28.227cm)">
          <text:p/>
        </draw:rect>
        <draw:connector draw:style-name="gr31" draw:text-style-name="P3" draw:layer="layout" svg:x1="12.616cm" svg:y1="27.977cm" svg:x2="12.058cm" svg:y2="26.789cm" draw:start-shape="id26" draw:start-glue-point="1" draw:end-shape="id27" draw:end-glue-point="1" svg:d="M12616 27977v-1188h-558">
          <text:p/>
        </draw:connector>
        <draw:connector draw:style-name="gr8" draw:text-style-name="P3" draw:layer="layout" svg:x1="6.116cm" svg:y1="30.852cm" svg:x2="4.952cm" svg:y2="30.771cm" draw:end-shape="id28" draw:end-glue-point="1" svg:d="M6116 30852h-318v-81h-846">
          <text:p/>
        </draw:connector>
        <draw:custom-shape draw:style-name="gr32" draw:text-style-name="P11" draw:layer="layout" svg:width="8.25cm" svg:height="2.45cm" svg:x="5.542cm" svg:y="29.777cm">
          <text:p text:style-name="P1"><text:span text:style-name="T1">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29cm" svg:y1="30.112cm" svg:x2="12.616cm" svg:y2="28.977cm" draw:end-shape="id29" draw:end-glue-point="3" svg:d="M12629 30112v-297h-13v-838">
          <text:p/>
        </draw:connector>
        <draw:g>
          <draw:rect draw:style-name="gr3" draw:text-style-name="P3" draw:layer="layout" svg:width="0.5cm" svg:height="0.5cm" svg:x="2.405cm" svg:y="27.609cm">
            <text:p/>
          </draw:rect>
          <draw:frame draw:style-name="gr16" draw:text-style-name="P5" draw:layer="layout" svg:width="2.576cm" svg:height="0.725cm" svg:x="2.849cm" svg:y="27.477cm">
            <draw:text-box>
              <text:p text:style-name="P4"><text:span text:style-name="T3">valid : Bool</text:span></text:p>
            </draw:text-box>
          </draw:frame>
        </draw:g>
        <draw:g>
          <draw:rect draw:style-name="gr17" draw:text-style-name="P3" draw:layer="layout" svg:width="0.5cm" svg:height="0.5cm" svg:x="2.405cm" svg:y="28.134cm">
            <text:p/>
          </draw:rect>
          <draw:frame draw:style-name="gr18" draw:text-style-name="P5" draw:layer="layout" svg:width="2.767cm" svg:height="0.725cm" svg:x="2.849cm" svg:y="28.002cm">
            <draw:text-box>
              <text:p text:style-name="P4"><text:span text:style-name="T3">ready : Bool</text:span></text:p>
            </draw:text-box>
          </draw:frame>
        </draw:g>
        <draw:g>
          <draw:rect draw:style-name="gr3" draw:text-style-name="P3" draw:layer="layout" svg:width="0.5cm" svg:height="0.5cm" svg:x="2.405cm" svg:y="28.76cm">
            <text:p/>
          </draw:rect>
          <draw:frame draw:style-name="gr33" draw:text-style-name="P5" draw:layer="layout" svg:width="3.478cm" svg:height="0.725cm" svg:x="2.849cm" svg:y="28.628cm">
            <draw:text-box>
              <text:p text:style-name="P4"><text:span text:style-name="T3">data : Bits(8 bit)</text:span></text:p>
            </draw:text-box>
          </draw:frame>
        </draw:g>
        <draw:g>
          <draw:rect draw:style-name="gr3" draw:text-style-name="P3" draw:layer="layout" svg:width="0.5cm" svg:height="0.5cm" svg:x="16.87cm" svg:y="26.758cm">
            <text:p/>
          </draw:rect>
          <draw:frame draw:style-name="gr16" draw:text-style-name="P5" draw:layer="layout" svg:width="2.576cm" svg:height="0.725cm" svg:x="17.314cm" svg:y="26.626cm">
            <draw:text-box>
              <text:p text:style-name="P4"><text:span text:style-name="T3">valid : Bool</text:span></text:p>
            </draw:text-box>
          </draw:frame>
        </draw:g>
        <draw:g>
          <draw:rect draw:style-name="gr3" draw:text-style-name="P3" draw:layer="layout" svg:width="0.5cm" svg:height="0.5cm" svg:x="16.87cm" svg:y="27.384cm">
            <text:p/>
          </draw:rect>
          <draw:frame draw:style-name="gr33" draw:text-style-name="P5" draw:layer="layout" svg:width="3.478cm" svg:height="0.725cm" svg:x="17.314cm" svg:y="27.252cm">
            <draw:text-box>
              <text:p text:style-name="P4"><text:span text:style-name="T3">data : Bits(8 bit)</text:span></text:p>
            </draw:text-box>
          </draw:frame>
        </draw:g>
        <draw:g>
          <draw:custom-shape draw:style-name="gr19" draw:text-style-name="P3"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5cm" svg:y="27.93cm">
            <draw:text-box>
              <text:p><text:span text:style-name="T4">Stream Bits(8 bit)</text:span></text:p>
            </draw:text-box>
          </draw:frame>
        </draw:g>
        <draw:g>
          <draw:custom-shape draw:style-name="gr19" draw:text-style-name="P3"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292cm" svg:y="26.758cm">
            <draw:text-box>
              <text:p><text:span text:style-name="T4">Flow Bits(8 bit)</text:span></text:p>
            </draw:text-box>
          </draw:frame>
        </draw:g>
        <draw:line draw:style-name="gr15" draw:text-style-name="P3" draw:layer="layout" svg:x1="13.292cm" svg:y1="27.227cm" svg:x2="12.616cm" svg:y2="27.227cm">
          <text:p/>
        </draw:line>
        <draw:line draw:style-name="gr15" draw:text-style-name="P3" draw:layer="layout" svg:x1="7.003cm" svg:y1="28.326cm" svg:x2="5.616cm" svg:y2="28.326cm">
          <text:p/>
        </draw:line>
        <draw:g>
          <draw:rect draw:style-name="gr3" draw:text-style-name="P3" draw:layer="layout" svg:width="0.5cm" svg:height="0.5cm" svg:x="14.12cm" svg:y="23.632cm">
            <text:p/>
          </draw:rect>
          <draw:frame draw:style-name="gr16" draw:text-style-name="P5" draw:layer="layout" svg:width="2.576cm" svg:height="0.725cm" svg:x="14.564cm" svg:y="23.5cm">
            <draw:text-box>
              <text:p text:style-name="P4"><text:span text:style-name="T3">tx : Bool</text:span></text:p>
            </draw:text-box>
          </draw:frame>
        </draw:g>
        <draw:g>
          <draw:rect draw:style-name="gr17" draw:text-style-name="P3" draw:layer="layout" svg:width="0.5cm" svg:height="0.5cm" svg:x="14.12cm" svg:y="24.258cm">
            <text:p/>
          </draw:rect>
          <draw:frame draw:style-name="gr29" draw:text-style-name="P5" draw:layer="layout" svg:width="2.369cm" svg:height="0.725cm" svg:x="14.564cm" svg:y="24.126cm">
            <draw:text-box>
              <text:p text:style-name="P4"><text:span text:style-name="T3">rx : Bool</text:span></text:p>
            </draw:text-box>
          </draw:frame>
        </draw:g>
        <draw:g>
          <draw:custom-shape draw:style-name="gr19" draw:text-style-name="P3"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0.542cm" svg:y="23.632cm">
            <draw:text-box>
              <text:p><text:span text:style-name="T4">Uart</text:span></text:p>
            </draw:text-box>
          </draw:frame>
        </draw:g>
        <draw:line draw:style-name="gr15" draw:text-style-name="P3" draw:layer="layout" svg:x1="13.042cm" svg:y1="24.713cm" svg:x2="12.542cm" svg:y2="26.089cm">
          <text:p/>
        </draw:line>
        <draw:g>
          <draw:rect draw:style-name="gr3" draw:text-style-name="P3" draw:layer="layout" svg:width="0.5cm" svg:height="0.5cm" svg:x="2.37cm" svg:y="24.483cm">
            <text:p/>
          </draw:rect>
          <draw:frame draw:style-name="gr36" draw:text-style-name="P5" draw:layer="layout" svg:width="4.824cm" svg:height="0.725cm" svg:x="2.814cm" svg:y="24.351cm">
            <draw:text-box>
              <text:p text:style-name="P4"><text:span text:style-name="T3">dataLength : Uint(3 bit)</text:span></text:p>
            </draw:text-box>
          </draw:frame>
        </draw:g>
        <draw:g>
          <draw:rect draw:style-name="gr3" draw:text-style-name="P3" draw:layer="layout" svg:width="0.5cm" svg:height="0.5cm" svg:x="2.37cm" svg:y="25.541cm">
            <text:p/>
          </draw:rect>
          <draw:frame draw:style-name="gr37" draw:text-style-name="P5" draw:layer="layout" svg:width="2.775cm" svg:height="0.725cm" svg:x="2.814cm" svg:y="25.409cm">
            <draw:text-box>
              <text:p text:style-name="P4"><text:span text:style-name="T3">stop : Enum</text:span></text:p>
            </draw:text-box>
          </draw:frame>
        </draw:g>
        <draw:g>
          <draw:custom-shape draw:style-name="gr19" draw:text-style-name="P3"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8" draw:layer="layout" svg:width="3.186cm" svg:height="1.087cm" svg:x="-1.188cm" svg:y="24.804cm">
            <draw:text-box>
              <text:p text:style-name="P12"><text:span text:style-name="T5">UartCtrlConfig</text:span></text:p>
            </draw:text-box>
          </draw:frame>
        </draw:g>
        <draw:g>
          <draw:rect draw:style-name="gr3" draw:text-style-name="P3" draw:layer="layout" svg:width="0.5cm" svg:height="0.5cm" svg:x="2.37cm" svg:y="25.022cm">
            <text:p/>
          </draw:rect>
          <draw:frame draw:style-name="gr39" draw:text-style-name="P5" draw:layer="layout" svg:width="3.122cm" svg:height="0.725cm" svg:x="2.814cm" svg:y="24.89cm">
            <draw:text-box>
              <text:p text:style-name="P4"><text:span text:style-name="T3">parity : Enum</text:span></text:p>
            </draw:text-box>
          </draw:frame>
        </draw:g>
        <draw:line draw:style-name="gr15" draw:text-style-name="P3" draw:layer="layout" svg:x1="5.936cm" svg:y1="25.076cm" svg:x2="6.558cm" svg:y2="26.089cm">
          <text:p/>
        </draw:line>
        <draw:custom-shape draw:style-name="gr32" draw:text-style-name="P11" draw:layer="layout" svg:width="2.75cm" svg:height="1.7cm" svg:x="26.177cm" svg:y="29.747cm">
          <text:p text:style-name="P1"><text:span text:style-name="T1">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9.25cm" svg:y="29.7cm">
          <text:p text:style-name="P1"><text:span text:style-name="T1">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31.5cm" svg:y="31.05cm">
          <text:p text:style-name="P1"><text:span text:style-name="T1">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4cm" svg:height="2.25cm" svg:x="27.25cm" svg:y="32cm">
          <text:p text:style-name="P1"><text:span text:style-name="T1">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4.25cm" svg:y="32cm">
          <text:p text:style-name="P1"><text:span text:style-name="T1">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3">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3">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3">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3">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3">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3">input_n</text:span></text:p>
            </draw:text-box>
          </draw:frame>
        </draw:g>
        <draw:g>
          <draw:rect draw:style-name="gr3" draw:text-style-name="P3" draw:layer="layout" svg:width="0.5cm" svg:height="0.5cm" svg:x="18.021cm" svg:y="28.859cm">
            <text:p/>
          </draw:rect>
          <draw:frame draw:style-name="gr16" draw:text-style-name="P5" draw:layer="layout" svg:width="2.576cm" svg:height="0.725cm" svg:x="18.465cm" svg:y="28.727cm">
            <draw:text-box>
              <text:p text:style-name="P4"><text:span text:style-name="T3">valid : Bool</text:span></text:p>
            </draw:text-box>
          </draw:frame>
        </draw:g>
        <draw:g>
          <draw:rect draw:style-name="gr17" draw:text-style-name="P3" draw:layer="layout" svg:width="0.5cm" svg:height="0.5cm" svg:x="18.021cm" svg:y="29.384cm">
            <text:p/>
          </draw:rect>
          <draw:frame draw:style-name="gr18" draw:text-style-name="P5" draw:layer="layout" svg:width="2.767cm" svg:height="0.725cm" svg:x="18.465cm" svg:y="29.252cm">
            <draw:text-box>
              <text:p text:style-name="P4"><text:span text:style-name="T3">ready : Bool</text:span></text:p>
            </draw:text-box>
          </draw:frame>
        </draw:g>
        <draw:g>
          <draw:rect draw:style-name="gr3" draw:text-style-name="P3" draw:layer="layout" svg:width="0.5cm" svg:height="0.5cm" svg:x="18.021cm" svg:y="30.01cm">
            <text:p/>
          </draw:rect>
          <draw:frame draw:style-name="gr33" draw:text-style-name="P5" draw:layer="layout" svg:width="3.478cm" svg:height="0.725cm" svg:x="18.465cm" svg:y="29.878cm">
            <draw:text-box>
              <text:p text:style-name="P4"><text:span text:style-name="T3">data : Bits(8 bit)</text:span></text:p>
            </draw:text-box>
          </draw:frame>
        </draw:g>
        <draw:g>
          <draw:custom-shape draw:style-name="gr19" draw:text-style-name="P3"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866cm" svg:y="29.18cm">
            <draw:text-box>
              <text:p><text:span text:style-name="T4">Stream Bits(8 bit)</text:span></text:p>
            </draw:text-box>
          </draw:frame>
        </draw:g>
        <draw:line draw:style-name="gr15" draw:text-style-name="P3" draw:layer="layout" svg:x1="12.626cm" svg:y1="29.227cm" svg:x2="13.866cm" svg:y2="29.727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3">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3">payload</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3">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3">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3">payload</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3">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0"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0"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1"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2" draw:text-style-name="P3" draw:layer="layout" svg:width="2.621cm" svg:height="6.613cm" svg:x="36.85cm" svg:y="19.137cm">
          <text:p/>
        </draw:rect>
        <draw:rect draw:style-name="gr42" draw:text-style-name="P3" draw:layer="layout" svg:width="2.678cm" svg:height="6.613cm" svg:x="30.822cm" svg:y="19.287cm">
          <text:p/>
        </draw:rect>
        <draw:frame draw:style-name="gr43" draw:layer="layout" svg:width="1.488cm" svg:height="0.963cm" svg:x="31.45cm" svg:y="18.387cm">
          <draw:text-box>
            <text:p>this</text:p>
          </draw:text-box>
        </draw:frame>
        <draw:frame draw:style-name="gr44" draw:layer="layout" svg:width="3.918cm" svg:height="0.963cm" svg:x="36.15cm" svg:y="18.174cm">
          <draw:text-box>
            <text:p>outputStage</text:p>
          </draw:text-box>
        </draw:frame>
        <draw:rect draw:style-name="gr45" draw:text-style-name="P14" draw:layer="layout" svg:width="0.5cm" svg:height="0.5cm" svg:x="32.25cm" svg:y="36.75cm">
          <text:p text:style-name="P3"><text:span text:style-name="T3">1</text:span></text:p>
        </draw:rect>
        <draw:rect draw:style-name="gr45" draw:text-style-name="P14" draw:layer="layout" svg:width="0.5cm" svg:height="0.5cm" svg:x="32.25cm" svg:y="37.25cm">
          <text:p text:style-name="P3"><text:span text:style-name="T3">2</text:span></text:p>
        </draw:rect>
        <draw:rect draw:style-name="gr45" draw:text-style-name="P14" draw:layer="layout" svg:width="0.5cm" svg:height="0.5cm" svg:x="32.25cm" svg:y="37.75cm">
          <text:p text:style-name="P3"><text:span text:style-name="T3">3</text:span></text:p>
        </draw:rect>
        <draw:rect draw:style-name="gr45" draw:text-style-name="P14" draw:layer="layout" svg:width="0.5cm" svg:height="0.5cm" svg:x="32.25cm" svg:y="38.25cm">
          <text:p text:style-name="P3"><text:span text:style-name="T3">4</text:span></text:p>
        </draw:rect>
        <draw:rect draw:style-name="gr45" draw:text-style-name="P14" draw:layer="layout" svg:width="0.5cm" svg:height="0.5cm" svg:x="34.4cm" svg:y="36.75cm">
          <text:p text:style-name="P3"><text:span text:style-name="T3">2</text:span></text:p>
        </draw:rect>
        <draw:rect draw:style-name="gr45" draw:text-style-name="P14" draw:layer="layout" svg:width="0.5cm" svg:height="0.5cm" svg:x="34.4cm" svg:y="37.25cm">
          <text:p text:style-name="P3"><text:span text:style-name="T3">4</text:span></text:p>
        </draw:rect>
        <draw:rect draw:style-name="gr45" draw:text-style-name="P14" draw:layer="layout" svg:width="0.5cm" svg:height="0.5cm" svg:x="34.4cm" svg:y="37.75cm">
          <text:p text:style-name="P3"><text:span text:style-name="T3">6</text:span></text:p>
        </draw:rect>
        <draw:rect draw:style-name="gr45" draw:text-style-name="P14" draw:layer="layout" svg:width="0.5cm" svg:height="0.5cm" svg:x="34.4cm" svg:y="38.25cm">
          <text:p text:style-name="P3"><text:span text:style-name="T3">8</text:span></text:p>
        </draw:rect>
        <draw:custom-shape draw:style-name="gr46"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32cm" svg:y="35.75cm">
          <draw:text-box>
            <text:p>map(x*2)</text:p>
          </draw:text-box>
        </draw:frame>
        <draw:rect draw:style-name="gr45" draw:text-style-name="P14" xml:id="id42" draw:id="id42" draw:layer="layout" svg:width="0.5cm" svg:height="0.5cm" svg:x="36cm" svg:y="36.75cm">
          <text:p text:style-name="P3"><text:span text:style-name="T3">1</text:span></text:p>
        </draw:rect>
        <draw:rect draw:style-name="gr45" draw:text-style-name="P14" xml:id="id39" draw:id="id39" draw:layer="layout" svg:width="0.5cm" svg:height="0.5cm" svg:x="36cm" svg:y="37.25cm">
          <text:p text:style-name="P3"><text:span text:style-name="T3">2</text:span></text:p>
        </draw:rect>
        <draw:rect draw:style-name="gr45" draw:text-style-name="P14" xml:id="id43" draw:id="id43" draw:layer="layout" svg:width="0.5cm" svg:height="0.5cm" svg:x="36cm" svg:y="37.75cm">
          <text:p text:style-name="P3"><text:span text:style-name="T3">3</text:span></text:p>
        </draw:rect>
        <draw:rect draw:style-name="gr45" draw:text-style-name="P14" xml:id="id44" draw:id="id44" draw:layer="layout" svg:width="0.5cm" svg:height="0.5cm" svg:x="36cm" svg:y="38.25cm">
          <text:p text:style-name="P3"><text:span text:style-name="T3">4</text:span></text:p>
        </draw:rect>
        <draw:frame draw:style-name="gr48" draw:layer="layout" svg:width="3.855cm" svg:height="0.963cm" svg:x="36.753cm" svg:y="35.75cm">
          <draw:text-box>
            <text:p>reduce(x+y)</text:p>
          </draw:text-box>
        </draw:frame>
        <draw:rect draw:style-name="gr45" draw:text-style-name="P14" xml:id="id38" draw:id="id38" draw:layer="layout" svg:width="0.5cm" svg:height="0.5cm" svg:x="37.5cm" svg:y="37cm">
          <text:p text:style-name="P3"><text:span text:style-name="T3">3</text:span></text:p>
        </draw:rect>
        <draw:rect draw:style-name="gr45" draw:text-style-name="P14" xml:id="id40" draw:id="id40" draw:layer="layout" svg:width="0.5cm" svg:height="0.5cm" svg:x="38.75cm" svg:y="37.55cm">
          <text:p text:style-name="P3"><text:span text:style-name="T3">6</text:span></text:p>
        </draw:rect>
        <draw:rect draw:style-name="gr45" draw:text-style-name="P14" xml:id="id41" draw:id="id41" draw:layer="layout" svg:width="0.5cm" svg:height="0.5cm" svg:x="40cm" svg:y="38.05cm">
          <text:p text:style-name="P3"><text:span text:style-name="T3">10</text:span></text:p>
        </draw:rect>
        <draw:connector draw:style-name="gr49" draw:text-style-name="P3" draw:layer="layout" svg:x1="37.5cm" svg:y1="37.25cm" svg:x2="36.5cm" svg:y2="37.5cm" draw:start-shape="id38" draw:start-glue-point="3" draw:end-shape="id39" draw:end-glue-point="1" svg:d="M37500 37250h-500v250h-500">
          <text:p/>
        </draw:connector>
        <draw:connector draw:style-name="gr49" draw:text-style-name="P3" draw:layer="layout" draw:line-skew="-0.125cm" svg:x1="38.75cm" svg:y1="37.8cm" svg:x2="38cm" svg:y2="37.25cm" draw:start-shape="id40" draw:start-glue-point="3" draw:end-shape="id38" draw:end-glue-point="1" svg:d="M38750 37800h-500v-550h-250">
          <text:p/>
        </draw:connector>
        <draw:connector draw:style-name="gr49" draw:text-style-name="P3" draw:layer="layout" draw:line-skew="-0.125cm" svg:x1="40cm" svg:y1="38.3cm" svg:x2="39.25cm" svg:y2="37.8cm" draw:start-shape="id41" draw:start-glue-point="3" draw:end-shape="id40" draw:end-glue-point="1" svg:d="M40000 38300h-500v-500h-250">
          <text:p/>
        </draw:connector>
        <draw:connector draw:style-name="gr49" draw:text-style-name="P3" draw:layer="layout" svg:x1="37.5cm" svg:y1="37.25cm" svg:x2="36.5cm" svg:y2="37cm" draw:start-shape="id38" draw:start-glue-point="3" draw:end-shape="id42" draw:end-glue-point="1" svg:d="M37500 37250h-500v-250h-500">
          <text:p/>
        </draw:connector>
        <draw:connector draw:style-name="gr49" draw:text-style-name="P3" draw:layer="layout" draw:line-skew="0.625cm" svg:x1="38.75cm" svg:y1="37.8cm" svg:x2="36.5cm" svg:y2="38cm" draw:start-shape="id40" draw:start-glue-point="3" draw:end-shape="id43" draw:end-glue-point="1" svg:d="M38750 37800h-500v200h-1750">
          <text:p/>
        </draw:connector>
        <draw:connector draw:style-name="gr49" draw:text-style-name="P3" draw:layer="layout" draw:line-skew="1.25cm" svg:x1="40cm" svg:y1="38.3cm" svg:x2="36.5cm" svg:y2="38.5cm" draw:start-shape="id41" draw:start-glue-point="3" draw:end-shape="id44" draw:end-glue-point="1" svg:d="M40000 38300h-500v200h-3000">
          <text:p/>
        </draw:connector>
        <draw:rect draw:style-name="gr45" draw:text-style-name="P3" draw:layer="layout" svg:width="9cm" svg:height="1cm" svg:x="-13.5cm" svg:y="9.75cm">
          <text:p text:style-name="P3">Data</text:p>
        </draw:rect>
        <draw:rect draw:style-name="gr45" draw:text-style-name="P3" draw:layer="layout" svg:width="3cm" svg:height="1cm" svg:x="-13.5cm" svg:y="12.75cm">
          <text:p text:style-name="P3">BaseType</text:p>
        </draw:rect>
        <draw:rect draw:style-name="gr45" draw:text-style-name="P3" draw:layer="layout" svg:width="2cm" svg:height="1cm" svg:x="-14cm" svg:y="15.75cm">
          <text:p text:style-name="P3">Bool</text:p>
        </draw:rect>
        <draw:rect draw:style-name="gr45" draw:text-style-name="P3" draw:layer="layout" svg:width="7cm" svg:height="1cm" svg:x="-11.5cm" svg:y="15.75cm">
          <text:p text:style-name="P3">BitVector</text:p>
        </draw:rect>
        <draw:rect draw:style-name="gr45" draw:text-style-name="P3" draw:layer="layout" svg:width="2cm" svg:height="1cm" svg:x="-11.5cm" svg:y="18.75cm">
          <text:p text:style-name="P3">Bits</text:p>
        </draw:rect>
        <draw:rect draw:style-name="gr45" draw:text-style-name="P3" draw:layer="layout" svg:width="2cm" svg:height="1cm" svg:x="-9cm" svg:y="18.75cm">
          <text:p text:style-name="P3">UInt</text:p>
        </draw:rect>
        <draw:rect draw:style-name="gr45" draw:text-style-name="P3" draw:layer="layout" svg:width="2cm" svg:height="1cm" svg:x="-6.5cm" svg:y="18.75cm">
          <text:p text:style-name="P3">SInt</text:p>
        </draw:rect>
        <draw:line draw:style-name="gr50" draw:text-style-name="P3" draw:layer="layout" svg:x1="-5.5cm" svg:y1="18.75cm" svg:x2="-5.5cm" svg:y2="16.75cm">
          <text:p/>
        </draw:line>
        <draw:line draw:style-name="gr50" draw:text-style-name="P3" draw:layer="layout" svg:x1="-8cm" svg:y1="18.75cm" svg:x2="-8cm" svg:y2="16.75cm">
          <text:p/>
        </draw:line>
        <draw:line draw:style-name="gr50" draw:text-style-name="P13" draw:layer="layout" svg:x1="-10.5cm" svg:y1="18.75cm" svg:x2="-10.5cm" svg:y2="16.75cm">
          <text:p/>
        </draw:line>
        <draw:line draw:style-name="gr50" draw:text-style-name="P13" draw:layer="layout" svg:x1="-13cm" svg:y1="15.75cm" svg:x2="-13cm" svg:y2="13.75cm">
          <text:p/>
        </draw:line>
        <draw:line draw:style-name="gr50" draw:text-style-name="P13" draw:layer="layout" svg:x1="-11cm" svg:y1="15.75cm" svg:x2="-11cm" svg:y2="13.771cm">
          <text:p/>
        </draw:line>
        <draw:line draw:style-name="gr50" draw:text-style-name="P13" draw:layer="layout" svg:x1="-12cm" svg:y1="12.75cm" svg:x2="-12cm" svg:y2="10.75cm">
          <text:p/>
        </draw:line>
        <draw:rect draw:style-name="gr45" draw:text-style-name="P3" draw:layer="layout" svg:width="2.5cm" svg:height="1cm" svg:x="-10cm" svg:y="12.75cm">
          <text:p text:style-name="P3">Bundle</text:p>
        </draw:rect>
        <draw:rect draw:style-name="gr45" draw:text-style-name="P3" draw:layer="layout" svg:width="2.5cm" svg:height="1cm" svg:x="-7cm" svg:y="12.75cm">
          <text:p text:style-name="P3">Vec</text:p>
        </draw:rect>
        <draw:line draw:style-name="gr50" draw:text-style-name="P13" draw:layer="layout" svg:x1="-8.75cm" svg:y1="12.75cm" svg:x2="-8.75cm" svg:y2="10.771cm">
          <text:p/>
        </draw:line>
        <draw:line draw:style-name="gr50" draw:text-style-name="P13" draw:layer="layout" svg:x1="-5.75cm" svg:y1="12.75cm" svg:x2="-5.75cm" svg:y2="10.75cm">
          <text:p/>
        </draw:line>
        <draw:rect draw:style-name="gr51" draw:text-style-name="P3" draw:layer="layout" svg:width="2cm" svg:height="1cm" svg:x="-9.5cm" svg:y="21.697cm">
          <text:p text:style-name="P3">Data</text:p>
        </draw:rect>
        <draw:rect draw:style-name="gr51" draw:text-style-name="P3" draw:layer="layout" svg:width="3cm" svg:height="1cm" svg:x="-13.25cm" svg:y="24.75cm">
          <text:p text:style-name="P3">BaseType</text:p>
        </draw:rect>
        <draw:rect draw:style-name="gr45" draw:text-style-name="P3" draw:layer="layout" svg:width="2cm" svg:height="1cm" svg:x="-12.65cm" svg:y="27.75cm">
          <text:p text:style-name="P3">Bool</text:p>
        </draw:rect>
        <draw:rect draw:style-name="gr51" draw:text-style-name="P3" draw:layer="layout" svg:width="3cm" svg:height="1cm" svg:x="-10.15cm" svg:y="27.75cm">
          <text:p text:style-name="P3">BitVector</text:p>
        </draw:rect>
        <draw:rect draw:style-name="gr45" draw:text-style-name="P3" draw:layer="layout" svg:width="2cm" svg:height="1cm" svg:x="-12.15cm" svg:y="30.7cm">
          <text:p text:style-name="P3">Bits</text:p>
        </draw:rect>
        <draw:rect draw:style-name="gr45" draw:text-style-name="P3" draw:layer="layout" svg:width="2cm" svg:height="1cm" svg:x="-9.65cm" svg:y="30.7cm">
          <text:p text:style-name="P3">UInt</text:p>
        </draw:rect>
        <draw:rect draw:style-name="gr45" draw:text-style-name="P3" draw:layer="layout" svg:width="2cm" svg:height="1cm" svg:x="-7.15cm" svg:y="30.7cm">
          <text:p text:style-name="P3">SInt</text:p>
        </draw:rect>
        <draw:line draw:style-name="gr52" draw:text-style-name="P3" draw:layer="layout" svg:x1="-6.15cm" svg:y1="30.7cm" svg:x2="-7.9cm" svg:y2="28.75cm">
          <text:p/>
        </draw:line>
        <draw:line draw:style-name="gr52" draw:text-style-name="P3" draw:layer="layout" svg:x1="-8.65cm" svg:y1="30.7cm" svg:x2="-8.65cm" svg:y2="28.7cm">
          <text:p/>
        </draw:line>
        <draw:line draw:style-name="gr52" draw:text-style-name="P13" draw:layer="layout" svg:x1="-11.15cm" svg:y1="30.7cm" svg:x2="-9.65cm" svg:y2="28.75cm">
          <text:p/>
        </draw:line>
        <draw:line draw:style-name="gr52" draw:text-style-name="P13" draw:layer="layout" svg:x1="-11.75cm" svg:y1="27.75cm" svg:x2="-11.75cm" svg:y2="25.75cm">
          <text:p/>
        </draw:line>
        <draw:line draw:style-name="gr52" draw:text-style-name="P13" draw:layer="layout" svg:x1="-8.75cm" svg:y1="27.75cm" svg:x2="-10.75cm" svg:y2="25.771cm">
          <text:p/>
        </draw:line>
        <draw:line draw:style-name="gr52" draw:text-style-name="P13" draw:layer="layout" svg:x1="-11.75cm" svg:y1="24.75cm" svg:x2="-9cm" svg:y2="22.697cm">
          <text:p/>
        </draw:line>
        <draw:rect draw:style-name="gr45" draw:text-style-name="P3" draw:layer="layout" svg:width="2.5cm" svg:height="1cm" svg:x="-9.75cm" svg:y="24.75cm">
          <text:p text:style-name="P3">Bundle</text:p>
        </draw:rect>
        <draw:rect draw:style-name="gr45" draw:text-style-name="P3" draw:layer="layout" svg:width="2.5cm" svg:height="1cm" svg:x="-6.75cm" svg:y="24.75cm">
          <text:p text:style-name="P3">Vec</text:p>
        </draw:rect>
        <draw:line draw:style-name="gr52" draw:text-style-name="P13" draw:layer="layout" svg:x1="-8.5cm" svg:y1="24.75cm" svg:x2="-8.5cm" svg:y2="22.771cm">
          <text:p/>
        </draw:line>
        <draw:line draw:style-name="gr52" draw:text-style-name="P13" draw:layer="layout" svg:x1="-5.5cm" svg:y1="24.75cm" svg:x2="-8cm" svg:y2="22.697cm">
          <text:p/>
        </draw:line>
        <draw:rect draw:style-name="gr45" draw:text-style-name="P3" draw:layer="layout" svg:width="2cm" svg:height="1cm" svg:x="-15.15cm" svg:y="27.75cm">
          <text:p text:style-name="P3">Enum</text:p>
        </draw:rect>
        <draw:line draw:style-name="gr52" draw:text-style-name="P13" draw:layer="layout" svg:x1="-14.25cm" svg:y1="27.75cm" svg:x2="-12.75cm" svg:y2="25.75cm">
          <text:p/>
        </draw:line>
        <draw:g xml:id="id49" draw:id="id49">
          <draw:rect draw:style-name="gr3" draw:text-style-name="P3" draw:layer="layout" svg:width="0.5cm" svg:height="0.436cm" svg:x="6.233cm" svg:y="-0.507cm">
            <text:p/>
          </draw:rect>
          <draw:frame draw:style-name="gr4" draw:text-style-name="P5" draw:layer="layout" svg:width="2.246cm" svg:height="0.725cm" svg:x="4.073cm" svg:y="-0.668cm">
            <draw:text-box>
              <text:p text:style-name="P4"><text:span text:style-name="T3">valid</text:span></text:p>
            </draw:text-box>
          </draw:frame>
        </draw:g>
        <draw:g xml:id="id47" draw:id="id47">
          <draw:rect draw:style-name="gr3" draw:text-style-name="P3" draw:layer="layout" svg:width="0.5cm" svg:height="0.5cm" svg:x="6.187cm" svg:y="1.728cm">
            <text:p/>
          </draw:rect>
          <draw:frame draw:style-name="gr4" draw:text-style-name="P5" draw:layer="layout" svg:width="2.246cm" svg:height="0.725cm" svg:x="4.027cm" svg:y="1.596cm">
            <draw:text-box>
              <text:p text:style-name="P4"><text:span text:style-name="T3">payload</text:span></text:p>
            </draw:text-box>
          </draw:frame>
        </draw:g>
        <draw:g xml:id="id46" draw:id="id46">
          <draw:rect draw:style-name="gr17" draw:text-style-name="P3" draw:layer="layout" svg:width="0.5cm" svg:height="0.5cm" svg:x="10.687cm" svg:y="4.733cm">
            <text:p/>
          </draw:rect>
          <draw:frame draw:style-name="gr29" draw:text-style-name="P5" draw:layer="layout" svg:width="2.369cm" svg:height="0.725cm" svg:x="11.131cm" svg:y="4.601cm">
            <draw:text-box>
              <text:p text:style-name="P4"><text:span text:style-name="T3">ready</text:span></text:p>
            </draw:text-box>
          </draw:frame>
        </draw:g>
        <draw:g xml:id="id45" draw:id="id45">
          <draw:rect draw:style-name="gr17" draw:text-style-name="P3" draw:layer="layout" svg:width="0.5cm" svg:height="0.5cm" svg:x="6.187cm" svg:y="4.728cm">
            <text:p/>
          </draw:rect>
          <draw:frame draw:style-name="gr4" draw:text-style-name="P5" draw:layer="layout" svg:width="2.246cm" svg:height="0.725cm" svg:x="4.027cm" svg:y="4.596cm">
            <draw:text-box>
              <text:p text:style-name="P4"><text:span text:style-name="T3">ready</text:span></text:p>
            </draw:text-box>
          </draw:frame>
        </draw:g>
        <draw:g xml:id="id48" draw:id="id48">
          <draw:rect draw:style-name="gr3" draw:text-style-name="P3" draw:layer="layout" svg:width="0.5cm" svg:height="0.5cm" svg:x="10.626cm" svg:y="1.733cm">
            <text:p/>
          </draw:rect>
          <draw:frame draw:style-name="gr29" draw:text-style-name="P5" draw:layer="layout" svg:width="2.369cm" svg:height="0.725cm" svg:x="11.07cm" svg:y="1.601cm">
            <draw:text-box>
              <text:p text:style-name="P4"><text:span text:style-name="T3">payload</text:span></text:p>
            </draw:text-box>
          </draw:frame>
        </draw:g>
        <draw:g xml:id="id50" draw:id="id50">
          <draw:rect draw:style-name="gr3" draw:text-style-name="P3" draw:layer="layout" svg:width="0.5cm" svg:height="0.5cm" svg:x="10.624cm" svg:y="-0.542cm">
            <text:p/>
          </draw:rect>
          <draw:frame draw:style-name="gr29" draw:text-style-name="P5" draw:layer="layout" svg:width="2.369cm" svg:height="0.725cm" svg:x="11.068cm" svg:y="-0.674cm">
            <draw:text-box>
              <text:p text:style-name="P4"><text:span text:style-name="T3">valid</text:span></text:p>
            </draw:text-box>
          </draw:frame>
        </draw:g>
        <draw:connector draw:style-name="gr8" draw:text-style-name="P3" draw:layer="layout" svg:x1="6.687cm" svg:y1="4.958cm" svg:x2="10.687cm" svg:y2="4.963cm" draw:start-shape="id45" draw:start-glue-point="1" draw:end-shape="id46" draw:end-glue-point="3" svg:d="M6687 4958h2000v5h2000">
          <text:p/>
        </draw:connector>
        <draw:connector draw:style-name="gr8" draw:text-style-name="P3" draw:layer="layout" svg:x1="6.687cm" svg:y1="1.958cm" svg:x2="10.626cm" svg:y2="1.963cm" draw:start-shape="id47" draw:start-glue-point="1" draw:end-shape="id48" draw:end-glue-point="3" svg:d="M6687 1958h1970v5h1969">
          <text:p/>
        </draw:connector>
        <draw:connector draw:style-name="gr8" draw:text-style-name="P3" draw:layer="layout" svg:x1="6.733cm" svg:y1="-0.306cm" svg:x2="10.624cm" svg:y2="-0.312cm" draw:start-shape="id49" draw:start-glue-point="1" draw:end-shape="id50" draw:end-glue-point="3" svg:d="M6733-306h1946v-6h1945">
          <text:p/>
        </draw:connector>
        <draw:frame draw:style-name="gr53" draw:layer="layout" svg:width="2.441cm" svg:height="0.963cm" svg:x="5.287cm" svg:y="-1.767cm">
          <draw:text-box>
            <text:p>Master</text:p>
          </draw:text-box>
        </draw:frame>
        <draw:frame draw:style-name="gr44" draw:layer="layout" svg:width="3.918cm" svg:height="0.963cm" svg:x="9.387cm" svg:y="-2cm">
          <draw:text-box>
            <text:p>Slave</text:p>
          </draw:text-box>
        </draw:frame>
        <draw:g>
          <draw:rect draw:style-name="gr3" draw:text-style-name="P3" draw:layer="layout" svg:width="0.5cm" svg:height="0.436cm" svg:x="27.721cm" svg:y="0.189cm">
            <text:p/>
          </draw:rect>
          <draw:frame draw:style-name="gr4" draw:text-style-name="P5" draw:layer="layout" svg:width="2.246cm" svg:height="0.725cm" svg:x="25.561cm" svg:y="0.028cm">
            <draw:text-box>
              <text:p text:style-name="P4"><text:span text:style-name="T3">valid</text:span></text:p>
            </draw:text-box>
          </draw:frame>
        </draw:g>
        <draw:g>
          <draw:rect draw:style-name="gr3" draw:text-style-name="P3" draw:layer="layout" svg:width="0.5cm" svg:height="0.5cm" svg:x="27.675cm" svg:y="2.556cm">
            <text:p/>
          </draw:rect>
          <draw:frame draw:style-name="gr4" draw:text-style-name="P5" draw:layer="layout" svg:width="2.246cm" svg:height="0.725cm" svg:x="25.515cm" svg:y="2.424cm">
            <draw:text-box>
              <text:p text:style-name="P4"><text:span text:style-name="T3">red</text:span></text:p>
            </draw:text-box>
          </draw:frame>
        </draw:g>
        <draw:g>
          <draw:rect draw:style-name="gr17" draw:text-style-name="P3" draw:layer="layout" svg:width="0.5cm" svg:height="0.5cm" svg:x="38.018cm" svg:y="5.657cm">
            <text:p/>
          </draw:rect>
          <draw:frame draw:style-name="gr29" draw:text-style-name="P5" draw:layer="layout" svg:width="2.369cm" svg:height="0.725cm" svg:x="38.462cm" svg:y="5.525cm">
            <draw:text-box>
              <text:p text:style-name="P4"><text:span text:style-name="T3">ready</text:span></text:p>
            </draw:text-box>
          </draw:frame>
        </draw:g>
        <draw:g>
          <draw:rect draw:style-name="gr17" draw:text-style-name="P3" draw:layer="layout" svg:width="0.5cm" svg:height="0.5cm" svg:x="27.675cm" svg:y="5.217cm">
            <text:p/>
          </draw:rect>
          <draw:frame draw:style-name="gr4" draw:text-style-name="P5" draw:layer="layout" svg:width="2.246cm" svg:height="0.725cm" svg:x="25.515cm" svg:y="5.085cm">
            <draw:text-box>
              <text:p text:style-name="P4"><text:span text:style-name="T3">ready</text:span></text:p>
            </draw:text-box>
          </draw:frame>
        </draw:g>
        <draw:g>
          <draw:rect draw:style-name="gr3" draw:text-style-name="P3" draw:layer="layout" svg:width="0.5cm" svg:height="0.5cm" svg:x="37.957cm" svg:y="2.484cm">
            <text:p/>
          </draw:rect>
          <draw:frame draw:style-name="gr29" draw:text-style-name="P5" draw:layer="layout" svg:width="2.369cm" svg:height="0.725cm" svg:x="38.401cm" svg:y="2.352cm">
            <draw:text-box>
              <text:p text:style-name="P4"><text:span text:style-name="T3">red</text:span></text:p>
            </draw:text-box>
          </draw:frame>
        </draw:g>
        <draw:g>
          <draw:rect draw:style-name="gr3" draw:text-style-name="P3" draw:layer="layout" svg:width="0.5cm" svg:height="0.5cm" svg:x="37.955cm" svg:y="0.382cm">
            <text:p/>
          </draw:rect>
          <draw:frame draw:style-name="gr29" draw:text-style-name="P5" draw:layer="layout" svg:width="2.369cm" svg:height="0.725cm" svg:x="38.399cm" svg:y="0.25cm">
            <draw:text-box>
              <text:p text:style-name="P4"><text:span text:style-name="T3">valid</text:span></text:p>
            </draw:text-box>
          </draw:frame>
        </draw:g>
        <draw:g xml:id="id51" draw:id="id51">
          <draw:rect draw:style-name="gr2" draw:text-style-name="P3" draw:layer="layout" svg:width="1cm" svg:height="2cm" svg:x="35.618cm" svg:y="2.55cm">
            <text:p/>
          </draw:rect>
          <draw:custom-shape draw:style-name="gr40" draw:text-style-name="P13" draw:layer="layout" svg:width="0.5cm" svg:height="0.5cm" draw:transform="rotate (-1.57079632679579) translate (36.11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52" draw:id="id52">
          <draw:rect draw:style-name="gr2" draw:text-style-name="P3" draw:layer="layout" svg:width="1cm" svg:height="2cm" svg:x="35.618cm" svg:y="0.05cm">
            <text:p/>
          </draw:rect>
          <draw:custom-shape draw:style-name="gr40" draw:text-style-name="P13" draw:layer="layout" svg:width="0.5cm" svg:height="0.5cm" draw:transform="rotate (-1.57079632679579) translate (36.118cm 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5.618cm" svg:y1="3.55cm" svg:x2="35.805cm" svg:y2="5.864cm" draw:start-shape="id51" draw:start-glue-point="3" svg:d="M35618 3550h-542v2314h729">
          <text:p/>
        </draw:connector>
        <draw:connector draw:style-name="gr8" draw:text-style-name="P3" draw:layer="layout" svg:x1="35.618cm" svg:y1="1.05cm" svg:x2="35.806cm" svg:y2="5.864cm" draw:start-shape="id52" draw:start-glue-point="3" svg:d="M35618 1050h-542v4814h730">
          <text:p/>
        </draw:connector>
        <draw:rect draw:style-name="gr42" draw:text-style-name="P3" draw:layer="layout" svg:width="2.15cm" svg:height="6.613cm" svg:x="37.718cm" svg:y="-0.113cm">
          <text:p/>
        </draw:rect>
        <draw:rect draw:style-name="gr42" draw:text-style-name="P3" draw:layer="layout" svg:width="2.25cm" svg:height="6.063cm" svg:x="26.275cm" svg:y="-0.139cm">
          <text:p/>
        </draw:rect>
        <draw:frame draw:style-name="gr54" draw:layer="layout" svg:width="2.403cm" svg:height="0.963cm" svg:x="26.178cm" svg:y="-1.039cm">
          <draw:text-box>
            <text:p>source</text:p>
          </draw:text-box>
        </draw:frame>
        <draw:frame draw:style-name="gr44" draw:layer="layout" svg:width="3.918cm" svg:height="0.963cm" svg:x="38.081cm" svg:y="-1.039cm">
          <draw:text-box>
            <text:p>sink</text:p>
          </draw:text-box>
        </draw:frame>
        <draw:g>
          <draw:rect draw:style-name="gr3" draw:text-style-name="P3" draw:layer="layout" svg:width="0.5cm" svg:height="0.5cm" svg:x="27.675cm" svg:y="3.047cm">
            <text:p/>
          </draw:rect>
          <draw:frame draw:style-name="gr4" draw:text-style-name="P5" draw:layer="layout" svg:width="2.246cm" svg:height="0.725cm" svg:x="25.515cm" svg:y="2.915cm">
            <draw:text-box>
              <text:p text:style-name="P4"><text:span text:style-name="T3">green</text:span></text:p>
            </draw:text-box>
          </draw:frame>
        </draw:g>
        <draw:g>
          <draw:rect draw:style-name="gr3" draw:text-style-name="P3" draw:layer="layout" svg:width="0.5cm" svg:height="0.5cm" svg:x="27.689cm" svg:y="3.547cm">
            <text:p/>
          </draw:rect>
          <draw:frame draw:style-name="gr4" draw:text-style-name="P5" draw:layer="layout" svg:width="2.246cm" svg:height="0.725cm" svg:x="25.529cm" svg:y="3.415cm">
            <draw:text-box>
              <text:p text:style-name="P4"><text:span text:style-name="T3">blue</text:span></text:p>
            </draw:text-box>
          </draw:frame>
        </draw:g>
        <draw:g>
          <draw:rect draw:style-name="gr3" draw:text-style-name="P3" draw:layer="layout" svg:width="0.5cm" svg:height="0.5cm" svg:x="37.957cm" svg:y="3.033cm">
            <text:p/>
          </draw:rect>
          <draw:frame draw:style-name="gr29" draw:text-style-name="P5" draw:layer="layout" svg:width="2.369cm" svg:height="0.725cm" svg:x="38.401cm" svg:y="2.901cm">
            <draw:text-box>
              <text:p text:style-name="P4"><text:span text:style-name="T3">green</text:span></text:p>
            </draw:text-box>
          </draw:frame>
        </draw:g>
        <draw:g>
          <draw:rect draw:style-name="gr3" draw:text-style-name="P3" draw:layer="layout" svg:width="0.5cm" svg:height="0.5cm" svg:x="37.957cm" svg:y="3.558cm">
            <text:p/>
          </draw:rect>
          <draw:frame draw:style-name="gr29" draw:text-style-name="P5" draw:layer="layout" svg:width="2.369cm" svg:height="0.725cm" svg:x="38.401cm" svg:y="3.426cm">
            <draw:text-box>
              <text:p text:style-name="P4"><text:span text:style-name="T3">blue</text:span></text:p>
            </draw:text-box>
          </draw:frame>
        </draw:g>
        <draw:g>
          <draw:rect draw:style-name="gr3" draw:text-style-name="P3" draw:layer="layout" svg:width="0.5cm" svg:height="0.436cm" svg:x="32.271cm" svg:y="0.408cm">
            <text:p/>
          </draw:rect>
        </draw:g>
        <draw:g>
          <draw:rect draw:style-name="gr3" draw:text-style-name="P3" draw:layer="layout" svg:width="0.5cm" svg:height="0.5cm" svg:x="32.225cm" svg:y="2.519cm">
            <text:p/>
          </draw:rect>
        </draw:g>
        <draw:g>
          <draw:rect draw:style-name="gr17" draw:text-style-name="P3" draw:layer="layout" svg:width="0.5cm" svg:height="0.5cm" svg:x="32.225cm" svg:y="5.419cm">
            <text:p/>
          </draw:rect>
        </draw:g>
        <draw:rect draw:style-name="gr42" draw:text-style-name="P3" draw:layer="layout" svg:width="1.194cm" svg:height="6.613cm" svg:x="31.881cm" svg:y="-0.176cm">
          <text:p/>
        </draw:rect>
        <draw:g>
          <draw:rect draw:style-name="gr3" draw:text-style-name="P3" draw:layer="layout" svg:width="0.5cm" svg:height="0.5cm" svg:x="32.225cm" svg:y="3.01cm">
            <text:p/>
          </draw:rect>
        </draw:g>
        <draw:g>
          <draw:rect draw:style-name="gr3" draw:text-style-name="P3" draw:layer="layout" svg:width="0.5cm" svg:height="0.5cm" svg:x="32.239cm" svg:y="3.51cm">
            <text:p/>
          </draw:rect>
        </draw:g>
        <draw:custom-shape draw:style-name="gr46" draw:text-style-name="P3" draw:layer="layout" svg:width="1cm" svg:height="1cm" svg:x="30.681cm" svg:y="0.124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28.221cm" svg:y1="0.424cm" svg:x2="30.681cm" svg:y2="0.424cm">
          <text:p/>
        </draw:line>
        <draw:line draw:style-name="gr55" draw:text-style-name="P3" draw:layer="layout" svg:x1="29.75cm" svg:y1="5.674cm" svg:x2="32.225cm" svg:y2="5.674cm">
          <text:p/>
        </draw:line>
        <draw:line draw:style-name="gr55" draw:text-style-name="P3" draw:layer="layout" svg:x1="28.175cm" svg:y1="5.435cm" svg:x2="28.75cm" svg:y2="5.435cm">
          <text:p/>
        </draw:line>
        <draw:line draw:style-name="gr55" draw:text-style-name="P3" draw:layer="layout" svg:x1="32.271cm" svg:y1="0.642cm" svg:x2="31.681cm" svg:y2="0.642cm">
          <text:p/>
        </draw:line>
        <draw:line draw:style-name="gr55" draw:text-style-name="P3" draw:layer="layout" svg:x1="28.189cm" svg:y1="3.792cm" svg:x2="32.239cm" svg:y2="3.792cm">
          <text:p/>
        </draw:line>
        <draw:line draw:style-name="gr55" draw:text-style-name="P3" draw:layer="layout" svg:x1="29.231cm" svg:y1="2.792cm" svg:x2="29.231cm" svg:y2="2.424cm">
          <text:p/>
        </draw:line>
        <draw:line draw:style-name="gr55" draw:text-style-name="P3" draw:layer="layout" svg:x1="29.431cm" svg:y1="3.292cm" svg:x2="29.431cm" svg:y2="2.424cm">
          <text:p/>
        </draw:line>
        <draw:line draw:style-name="gr55" draw:text-style-name="P3" draw:layer="layout" svg:x1="29.631cm" svg:y1="3.792cm" svg:x2="29.631cm" svg:y2="2.174cm">
          <text:p/>
        </draw:line>
        <draw:custom-shape draw:style-name="gr32" draw:text-style-name="P11" draw:layer="layout" svg:width="1.25cm" svg:height="1cm" svg:x="28.731cm" svg:y="1.424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9.75cm" svg:y1="5.174cm" svg:x2="30.231cm" svg:y2="5.174cm">
          <text:p/>
        </draw:line>
        <draw:line draw:style-name="gr55" draw:text-style-name="P3" draw:layer="layout" svg:x1="30.231cm" svg:y1="0.924cm" svg:x2="30.232cm" svg:y2="5.174cm">
          <text:p/>
        </draw:line>
        <draw:line draw:style-name="gr55" draw:text-style-name="P3" draw:layer="layout" svg:x1="30.432cm" svg:y1="0.924cm" svg:x2="30.681cm" svg:y2="0.924cm">
          <text:p/>
        </draw:line>
        <draw:line draw:style-name="gr55" draw:text-style-name="P3" draw:layer="layout" svg:x1="29.981cm" svg:y1="1.924cm" svg:x2="30.232cm" svg:y2="1.924cm">
          <text:p/>
        </draw:line>
        <draw:custom-shape draw:style-name="gr56" draw:text-style-name="P3" draw:layer="layout" svg:width="0.25cm" svg:height="0.25cm" svg:x="30.432cm" svg:y="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28.731cm" svg:y="4.925cm" svg:viewBox="0 0 1168 1002" svg:d="M501 1000c-83 0-501 2-501-499s418-501 501-501c278 0 389 2 667 2-84 0-168 311-168 499s84 501 168 501c-278 0-389-2-667-2z">
          <text:p/>
        </draw:path>
        <draw:line draw:style-name="gr55" draw:text-style-name="P3" draw:layer="layout" svg:x1="30.432cm" svg:y1="0.924cm" svg:x2="30.231cm" svg:y2="0.924cm">
          <text:p/>
        </draw:line>
        <draw:line draw:style-name="gr55" draw:text-style-name="P3" draw:layer="layout" svg:x1="28.175cm" svg:y1="3.265cm" svg:x2="32.225cm" svg:y2="3.265cm">
          <text:p/>
        </draw:line>
        <draw:line draw:style-name="gr55" draw:text-style-name="P3" draw:layer="layout" svg:x1="28.175cm" svg:y1="2.765cm" svg:x2="32.225cm" svg:y2="2.765cm">
          <text:p/>
        </draw:line>
        <draw:line draw:style-name="gr55" draw:text-style-name="P3" draw:layer="layout" svg:x1="32.771cm" svg:y1="0.638cm" svg:x2="35.618cm" svg:y2="0.638cm">
          <text:p/>
        </draw:line>
        <draw:line draw:style-name="gr55" draw:text-style-name="P3" draw:layer="layout" svg:x1="28.175cm" svg:y1="2.765cm" svg:x2="32.225cm" svg:y2="2.765cm">
          <text:p/>
        </draw:line>
        <draw:line draw:style-name="gr55" draw:text-style-name="P3" draw:layer="layout" svg:x1="35.618cm" svg:y1="3.024cm" svg:x2="32.739cm" svg:y2="3.774cm">
          <text:p/>
        </draw:line>
        <draw:line draw:style-name="gr55" draw:text-style-name="P3" draw:layer="layout" svg:x1="35.619cm" svg:y1="2.924cm" svg:x2="32.74cm" svg:y2="3.269cm">
          <text:p/>
        </draw:line>
        <draw:line draw:style-name="gr55" draw:text-style-name="P3" draw:layer="layout" svg:x1="35.618cm" svg:y1="2.769cm" svg:x2="32.739cm" svg:y2="2.769cm">
          <text:p/>
        </draw:line>
        <draw:line draw:style-name="gr55" draw:text-style-name="P3" draw:layer="layout" svg:x1="36.618cm" svg:y1="2.924cm" svg:x2="37.957cm" svg:y2="3.774cm">
          <text:p/>
        </draw:line>
        <draw:line draw:style-name="gr55" draw:text-style-name="P3" draw:layer="layout" svg:x1="36.618cm" svg:y1="2.863cm" svg:x2="37.957cm" svg:y2="3.274cm">
          <text:p/>
        </draw:line>
        <draw:line draw:style-name="gr55" draw:text-style-name="P3" draw:layer="layout" svg:x1="36.618cm" svg:y1="2.754cm" svg:x2="37.957cm" svg:y2="2.754cm">
          <text:p/>
        </draw:line>
        <draw:line draw:style-name="gr55" draw:text-style-name="P3" draw:layer="layout" svg:x1="32.725cm" svg:y1="5.674cm" svg:x2="35.2cm" svg:y2="5.674cm">
          <text:p/>
        </draw:line>
        <draw:line draw:style-name="gr55" draw:text-style-name="P3" draw:layer="layout" svg:x1="35.543cm" svg:y1="5.913cm" svg:x2="38.018cm" svg:y2="5.913cm">
          <text:p/>
        </draw:line>
        <draw:custom-shape draw:style-name="gr41" draw:text-style-name="P11" draw:layer="layout" svg:width="2.75cm" svg:height="1.7cm" svg:x="34.568cm" svg:y="5.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37.955cm" svg:y1="0.638cm" svg:x2="36.618cm" svg:y2="0.638cm">
          <text:p/>
        </draw:line>
        <draw:custom-shape draw:style-name="gr46" draw:text-style-name="P3" draw:layer="layout" svg:width="0.75cm" svg:height="2.286cm" svg:x="29.831cm" svg:y="-2.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24.331cm" svg:y="-3.326cm">
          <draw:text-box>
            <text:p><text:span text:style-name="T7">source.throwWhen(source.payload.isBlack)</text:span></text:p>
          </draw:text-box>
        </draw:frame>
        <draw:custom-shape draw:style-name="gr46" draw:text-style-name="P3" draw:layer="layout" svg:width="0.75cm" svg:height="1.25cm" svg:x="34.581cm" svg:y="-1.0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33.581cm" svg:y="-2.089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3" draw:layer="layout" svg:width="0.5cm" svg:height="0.5cm" svg:x="-20.987cm" svg:y="-11.368cm">
            <text:p/>
          </draw:rect>
          <draw:frame draw:style-name="gr5" draw:text-style-name="P5" draw:layer="layout" svg:width="2.471cm" svg:height="0.725cm" svg:x="-20.487cm" svg:y="-11.5cm">
            <draw:text-box>
              <text:p text:style-name="P4"><text:span text:style-name="T3">config</text:span></text:p>
            </draw:text-box>
          </draw:frame>
        </draw:g>
        <draw:g>
          <draw:rect draw:style-name="gr3" draw:text-style-name="P3" draw:layer="layout" svg:width="0.5cm" svg:height="0.5cm" svg:x="-21cm" svg:y="-10.668cm">
            <text:p/>
          </draw:rect>
          <draw:frame draw:style-name="gr5" draw:text-style-name="P5" draw:layer="layout" svg:width="2.471cm" svg:height="0.725cm" svg:x="-20.5cm" svg:y="-10.8cm">
            <draw:text-box>
              <text:p text:style-name="P4"><text:span text:style-name="T3">write</text:span></text:p>
            </draw:text-box>
          </draw:frame>
        </draw:g>
        <draw:g>
          <draw:rect draw:style-name="gr3" draw:text-style-name="P3" draw:layer="layout" svg:width="0.5cm" svg:height="0.5cm" svg:x="-17.279cm" svg:y="-10.668cm">
            <text:p/>
          </draw:rect>
          <draw:frame draw:style-name="gr4" draw:text-style-name="P5" draw:layer="layout" svg:width="2.246cm" svg:height="0.725cm" svg:x="-19.439cm" svg:y="-10.8cm">
            <draw:text-box>
              <text:p text:style-name="P4"><text:span text:style-name="T3">read</text:span></text:p>
            </draw:text-box>
          </draw:frame>
        </draw:g>
        <draw:g>
          <draw:rect draw:style-name="gr3" draw:text-style-name="P3" draw:layer="layout" svg:width="0.5cm" svg:height="0.5cm" svg:x="-17.279cm" svg:y="-11.368cm">
            <text:p/>
          </draw:rect>
          <draw:frame draw:style-name="gr4" draw:text-style-name="P5" draw:layer="layout" svg:width="2.246cm" svg:height="0.725cm" svg:x="-19.439cm" svg:y="-11.5cm">
            <draw:text-box>
              <text:p text:style-name="P4"><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3" draw:layer="layout" svg:width="0.5cm" svg:height="0.5cm" svg:x="-13.87cm" svg:y="-1.117cm">
            <text:p/>
          </draw:rect>
          <draw:frame draw:style-name="gr60" draw:text-style-name="P5" draw:layer="layout" svg:width="2.962cm" svg:height="0.725cm" svg:x="-13.37cm" svg:y="-1.249cm">
            <draw:text-box>
              <text:p text:style-name="P4"><text:span text:style-name="T3">samplingTick</text:span></text:p>
            </draw:text-box>
          </draw:frame>
        </draw:g>
        <draw:g>
          <draw:rect draw:style-name="gr3" draw:text-style-name="P3" draw:layer="layout" svg:width="0.5cm" svg:height="0.5cm" svg:x="-13.87cm" svg:y="-1.842cm">
            <text:p/>
          </draw:rect>
          <draw:frame draw:style-name="gr61" draw:text-style-name="P5" draw:layer="layout" svg:width="2.864cm" svg:height="0.725cm" svg:x="-13.37cm" svg:y="-1.974cm">
            <draw:text-box>
              <text:p text:style-name="P4"><text:span text:style-name="T3">configFrame</text:span></text:p>
            </draw:text-box>
          </draw:frame>
        </draw:g>
        <draw:g>
          <draw:rect draw:style-name="gr3" draw:text-style-name="P3" draw:layer="layout" svg:width="0.5cm" svg:height="0.5cm" svg:x="-13.883cm" svg:y="-0.392cm">
            <text:p/>
          </draw:rect>
          <draw:frame draw:style-name="gr5" draw:text-style-name="P5" draw:layer="layout" svg:width="2.471cm" svg:height="0.725cm" svg:x="-13.383cm" svg:y="-0.524cm">
            <draw:text-box>
              <text:p text:style-name="P4"><text:span text:style-name="T3">write</text:span></text:p>
            </draw:text-box>
          </draw:frame>
        </draw:g>
        <draw:g>
          <draw:rect draw:style-name="gr3" draw:text-style-name="P3" draw:layer="layout" svg:width="0.5cm" svg:height="0.5cm" svg:x="-8.649cm" svg:y="-1.881cm">
            <text:p/>
          </draw:rect>
          <draw:frame draw:style-name="gr4" draw:text-style-name="P5" draw:layer="layout" svg:width="2.246cm" svg:height="0.725cm" svg:x="-10.809cm" svg:y="-2.013cm">
            <draw:text-box>
              <text:p text:style-name="P4"><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3" draw:layer="layout" svg:width="0.5cm" svg:height="0.5cm" svg:x="-13.87cm" svg:y="-5.867cm">
            <text:p/>
          </draw:rect>
          <draw:frame draw:style-name="gr60" draw:text-style-name="P5" draw:layer="layout" svg:width="2.962cm" svg:height="0.725cm" svg:x="-13.37cm" svg:y="-5.999cm">
            <draw:text-box>
              <text:p text:style-name="P4"><text:span text:style-name="T3">samplingTick</text:span></text:p>
            </draw:text-box>
          </draw:frame>
        </draw:g>
        <draw:g>
          <draw:rect draw:style-name="gr3" draw:text-style-name="P3" draw:layer="layout" svg:width="0.5cm" svg:height="0.5cm" svg:x="-13.87cm" svg:y="-6.592cm">
            <text:p/>
          </draw:rect>
          <draw:frame draw:style-name="gr61" draw:text-style-name="P5" draw:layer="layout" svg:width="2.864cm" svg:height="0.725cm" svg:x="-13.37cm" svg:y="-6.724cm">
            <draw:text-box>
              <text:p text:style-name="P4"><text:span text:style-name="T3">configFrame</text:span></text:p>
            </draw:text-box>
          </draw:frame>
        </draw:g>
        <draw:g>
          <draw:rect draw:style-name="gr3" draw:text-style-name="P3" draw:layer="layout" svg:width="0.5cm" svg:height="0.5cm" svg:x="-13.883cm" svg:y="-5.142cm">
            <text:p/>
          </draw:rect>
          <draw:frame draw:style-name="gr5" draw:text-style-name="P5" draw:layer="layout" svg:width="2.471cm" svg:height="0.725cm" svg:x="-13.383cm" svg:y="-5.274cm">
            <draw:text-box>
              <text:p text:style-name="P4"><text:span text:style-name="T3">rxd</text:span></text:p>
            </draw:text-box>
          </draw:frame>
        </draw:g>
        <draw:g>
          <draw:rect draw:style-name="gr3" draw:text-style-name="P3" draw:layer="layout" svg:width="0.5cm" svg:height="0.5cm" svg:x="-8.649cm" svg:y="-6.631cm">
            <text:p/>
          </draw:rect>
          <draw:frame draw:style-name="gr4" draw:text-style-name="P5" draw:layer="layout" svg:width="2.246cm" svg:height="0.725cm" svg:x="-10.809cm" svg:y="-6.763cm">
            <draw:text-box>
              <text:p text:style-name="P4"><text:span text:style-name="T3">read</text:span></text:p>
            </draw:text-box>
          </draw:frame>
        </draw:g>
        <draw:custom-shape draw:style-name="gr32" draw:text-style-name="P16" draw:layer="layout" svg:width="4.25cm" svg:height="2.45cm" svg:x="-13.149cm" svg:y="-11.25cm">
          <text:p text:style-name="P1"><text:span text:style-name="T8">clockDi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7.27cm" svg:y="-5.843cm">
            <text:p/>
          </draw:rect>
          <draw:frame draw:style-name="gr5" draw:text-style-name="P5" draw:layer="layout" svg:width="2.471cm" svg:height="0.725cm" svg:x="-6.77cm" svg:y="-5.975cm">
            <draw:text-box>
              <text:p text:style-name="P4"><text:span text:style-name="T3">Uart</text:span></text:p>
            </draw:text-box>
          </draw:frame>
        </draw:g>
        <draw:g>
          <draw:rect draw:style-name="gr3" draw:text-style-name="P3" draw:layer="layout" svg:width="0.5cm" svg:height="0.5cm" svg:x="-7.26cm" svg:y="-6.59cm">
            <text:p/>
          </draw:rect>
          <draw:frame draw:style-name="gr5" draw:text-style-name="P5" draw:layer="layout" svg:width="2.471cm" svg:height="0.725cm" svg:x="-6.76cm" svg:y="-6.722cm">
            <draw:text-box>
              <text:p text:style-name="P4"><text:span text:style-name="T3">read</text:span></text:p>
            </draw:text-box>
          </draw:frame>
        </draw:g>
        <draw:g>
          <draw:rect draw:style-name="gr3" draw:text-style-name="P3" draw:layer="layout" svg:width="0.5cm" svg:height="0.5cm" svg:x="-15.34cm" svg:y="-5.843cm">
            <text:p/>
          </draw:rect>
          <draw:frame draw:style-name="gr4" draw:text-style-name="P5" draw:layer="layout" svg:width="2.246cm" svg:height="0.725cm" svg:x="-17.5cm" svg:y="-5.975cm">
            <draw:text-box>
              <text:p text:style-name="P4"><text:span text:style-name="T3">write</text:span></text:p>
            </draw:text-box>
          </draw:frame>
        </draw:g>
        <draw:g>
          <draw:rect draw:style-name="gr3" draw:text-style-name="P3" draw:layer="layout" svg:width="0.5cm" svg:height="0.5cm" svg:x="-15.34cm" svg:y="-6.593cm">
            <text:p/>
          </draw:rect>
          <draw:frame draw:style-name="gr4" draw:text-style-name="P5" draw:layer="layout" svg:width="2.246cm" svg:height="0.725cm" svg:x="-17.5cm" svg:y="-6.725cm">
            <draw:text-box>
              <text:p text:style-name="P4"><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5" draw:id="id55">
          <draw:rect draw:style-name="gr3" draw:text-style-name="P3" draw:layer="layout" svg:width="0.5cm" svg:height="0.5cm" svg:x="7.907cm" svg:y="36.609cm">
            <text:p/>
          </draw:rect>
          <draw:frame draw:style-name="gr5" draw:text-style-name="P5" draw:layer="layout" svg:width="2.471cm" svg:height="0.725cm" svg:x="8.407cm" svg:y="36.477cm">
            <draw:text-box>
              <text:p text:style-name="P4"><text:span text:style-name="T3">config</text:span></text:p>
            </draw:text-box>
          </draw:frame>
        </draw:g>
        <draw:g xml:id="id56" draw:id="id56">
          <draw:rect draw:style-name="gr3" draw:text-style-name="P3" draw:layer="layout" svg:width="0.5cm" svg:height="0.5cm" svg:x="7.894cm" svg:y="37.309cm">
            <text:p/>
          </draw:rect>
          <draw:frame draw:style-name="gr5" draw:text-style-name="P5" draw:layer="layout" svg:width="2.471cm" svg:height="0.725cm" svg:x="8.394cm" svg:y="37.177cm">
            <draw:text-box>
              <text:p text:style-name="P4"><text:span text:style-name="T3">write</text:span></text:p>
            </draw:text-box>
          </draw:frame>
        </draw:g>
        <draw:g xml:id="id58" draw:id="id58">
          <draw:rect draw:style-name="gr3" draw:text-style-name="P3" draw:layer="layout" svg:width="0.5cm" svg:height="0.5cm" svg:x="11.615cm" svg:y="37.309cm">
            <text:p/>
          </draw:rect>
          <draw:frame draw:style-name="gr4" draw:text-style-name="P5" draw:layer="layout" svg:width="2.246cm" svg:height="0.725cm" svg:x="9.455cm" svg:y="37.177cm">
            <draw:text-box>
              <text:p text:style-name="P4"><text:span text:style-name="T3">read</text:span></text:p>
            </draw:text-box>
          </draw:frame>
        </draw:g>
        <draw:g xml:id="id54" draw:id="id54">
          <draw:rect draw:style-name="gr3" draw:text-style-name="P3" draw:layer="layout" svg:width="0.5cm" svg:height="0.5cm" svg:x="11.615cm" svg:y="36.609cm">
            <text:p/>
          </draw:rect>
          <draw:frame draw:style-name="gr4" draw:text-style-name="P5" draw:layer="layout" svg:width="2.246cm" svg:height="0.725cm" svg:x="9.455cm" svg:y="36.477cm">
            <draw:text-box>
              <text:p text:style-name="P4"><text:span text:style-name="T3">uart</text:span></text:p>
            </draw:text-box>
          </draw:frame>
        </draw:g>
        <draw:connector draw:style-name="gr8" draw:text-style-name="P3" draw:layer="layout" svg:x1="13.115cm" svg:y1="36.839cm" svg:x2="12.115cm" svg:y2="36.839cm" draw:start-shape="id53" draw:start-glue-point="3" draw:end-shape="id54" draw:end-glue-point="1" svg:d="M13115 36839h-1000">
          <text:p/>
        </draw:connector>
        <draw:g xml:id="id53" draw:id="id53">
          <draw:rect draw:style-name="gr3" draw:text-style-name="P3" draw:layer="layout" svg:width="0.5cm" svg:height="0.5cm" svg:x="13.115cm" svg:y="36.609cm">
            <text:p/>
          </draw:rect>
          <draw:frame draw:style-name="gr5" draw:text-style-name="P5" draw:layer="layout" svg:width="2.471cm" svg:height="0.725cm" svg:x="13.615cm" svg:y="36.477cm">
            <draw:text-box>
              <text:p text:style-name="P4"><text:span text:style-name="T3">uart</text:span></text:p>
            </draw:text-box>
          </draw:frame>
        </draw:g>
        <draw:g xml:id="id59" draw:id="id59">
          <draw:rect draw:style-name="gr3" draw:text-style-name="P3" draw:layer="layout" svg:width="0.5cm" svg:height="0.5cm" svg:x="4.509cm" svg:y="41.291cm">
            <text:p/>
          </draw:rect>
          <draw:frame draw:style-name="gr4" draw:text-style-name="P5" draw:layer="layout" svg:width="2.246cm" svg:height="0.725cm" svg:x="2.349cm" svg:y="41.159cm">
            <draw:text-box>
              <text:p text:style-name="P4"><text:span text:style-name="T3">bus</text:span></text:p>
            </draw:text-box>
          </draw:frame>
        </draw:g>
        <draw:connector draw:style-name="gr8" draw:text-style-name="P3" draw:layer="layout" draw:line-skew="-0.383cm" svg:x1="7.907cm" svg:y1="36.839cm" svg:x2="6.615cm" svg:y2="40.984cm" draw:start-shape="id55" draw:start-glue-point="3" svg:d="M7907 36839h-1292v4145">
          <text:p/>
        </draw:connector>
        <draw:connector draw:style-name="gr8" draw:text-style-name="P3" draw:layer="layout" draw:line-skew="-0.05cm" svg:x1="7.894cm" svg:y1="37.539cm" svg:x2="7.268cm" svg:y2="41.002cm" draw:start-shape="id56" draw:start-glue-point="3" svg:d="M7894 37539h-626v3463">
          <text:p/>
        </draw:connector>
        <draw:rect draw:style-name="gr2" draw:text-style-name="P3" xml:id="id60" draw:id="id60" draw:layer="layout" svg:width="0.25cm" svg:height="1cm" draw:transform="rotate (1.5707963267946) translate (12.173cm 39.727cm)">
          <text:p/>
        </draw:rect>
        <draw:rect draw:style-name="gr2" draw:text-style-name="P3" draw:layer="layout" svg:width="0.25cm" svg:height="1cm" draw:transform="rotate (1.5707963267946) translate (12.173cm 39.477cm)">
          <text:p/>
        </draw:rect>
        <draw:rect draw:style-name="gr2" draw:text-style-name="P3" draw:layer="layout" svg:width="0.25cm" svg:height="1cm" draw:transform="rotate (1.5707963267946) translate (12.173cm 39.227cm)">
          <text:p/>
        </draw:rect>
        <draw:rect draw:style-name="gr2" draw:text-style-name="P3" xml:id="id57" draw:id="id57" draw:layer="layout" svg:width="0.25cm" svg:height="1cm" draw:transform="rotate (1.5707963267946) translate (12.173cm 38.977cm)">
          <text:p/>
        </draw:rect>
        <draw:connector draw:style-name="gr31" draw:text-style-name="P3" draw:layer="layout" svg:x1="12.673cm" svg:y1="38.727cm" svg:x2="12.115cm" svg:y2="37.539cm" draw:start-shape="id57" draw:start-glue-point="1" draw:end-shape="id58" draw:end-glue-point="1" svg:d="M12673 38727v-1188h-558">
          <text:p/>
        </draw:connector>
        <draw:connector draw:style-name="gr8" draw:text-style-name="P3" draw:layer="layout" svg:x1="6.173cm" svg:y1="41.602cm" svg:x2="5.009cm" svg:y2="41.521cm" draw:end-shape="id59" draw:end-glue-point="1" svg:d="M6173 41602h-318v-81h-846">
          <text:p/>
        </draw:connector>
        <draw:custom-shape draw:style-name="gr32" draw:text-style-name="P11" draw:layer="layout" svg:width="8.25cm" svg:height="2.45cm" svg:x="5.599cm" svg:y="40.527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86cm" svg:y1="40.862cm" svg:x2="12.673cm" svg:y2="39.727cm" draw:end-shape="id60" draw:end-glue-point="3" svg:d="M12686 40862v-297h-13v-838">
          <text:p/>
        </draw:connector>
        <draw:g>
          <draw:rect draw:style-name="gr3" draw:text-style-name="P3" draw:layer="layout" svg:width="0.5cm" svg:height="0.5cm" svg:x="2.432cm" svg:y="37.382cm">
            <text:p/>
          </draw:rect>
          <draw:frame draw:style-name="gr16" draw:text-style-name="P5" draw:layer="layout" svg:width="2.576cm" svg:height="0.725cm" svg:x="2.876cm" svg:y="37.25cm">
            <draw:text-box>
              <text:p text:style-name="P4"><text:span text:style-name="T3">valid : Bool</text:span></text:p>
            </draw:text-box>
          </draw:frame>
        </draw:g>
        <draw:g>
          <draw:rect draw:style-name="gr17" draw:text-style-name="P3" draw:layer="layout" svg:width="0.5cm" svg:height="0.5cm" svg:x="2.432cm" svg:y="37.907cm">
            <text:p/>
          </draw:rect>
          <draw:frame draw:style-name="gr18" draw:text-style-name="P5" draw:layer="layout" svg:width="2.767cm" svg:height="0.725cm" svg:x="2.876cm" svg:y="37.775cm">
            <draw:text-box>
              <text:p text:style-name="P4"><text:span text:style-name="T3">ready : Bool</text:span></text:p>
            </draw:text-box>
          </draw:frame>
        </draw:g>
        <draw:g>
          <draw:rect draw:style-name="gr3" draw:text-style-name="P3" draw:layer="layout" svg:width="0.5cm" svg:height="0.5cm" svg:x="2.432cm" svg:y="38.533cm">
            <text:p/>
          </draw:rect>
          <draw:frame draw:style-name="gr62" draw:text-style-name="P5" draw:layer="layout" svg:width="3.69cm" svg:height="0.725cm" svg:x="2.876cm" svg:y="38.401cm">
            <draw:text-box>
              <text:p text:style-name="P4"><text:span text:style-name="T3">data : Bits(8 bits)</text:span></text:p>
            </draw:text-box>
          </draw:frame>
        </draw:g>
        <draw:g>
          <draw:rect draw:style-name="gr3" draw:text-style-name="P3" draw:layer="layout" svg:width="0.5cm" svg:height="0.5cm" svg:x="16.927cm" svg:y="37.508cm">
            <text:p/>
          </draw:rect>
          <draw:frame draw:style-name="gr16" draw:text-style-name="P5" draw:layer="layout" svg:width="2.576cm" svg:height="0.725cm" svg:x="17.371cm" svg:y="37.376cm">
            <draw:text-box>
              <text:p text:style-name="P4"><text:span text:style-name="T3">valid : Bool</text:span></text:p>
            </draw:text-box>
          </draw:frame>
        </draw:g>
        <draw:g>
          <draw:rect draw:style-name="gr3" draw:text-style-name="P3" draw:layer="layout" svg:width="0.5cm" svg:height="0.5cm" svg:x="16.927cm" svg:y="38.134cm">
            <text:p/>
          </draw:rect>
          <draw:frame draw:style-name="gr62" draw:text-style-name="P5" draw:layer="layout" svg:width="3.69cm" svg:height="0.725cm" svg:x="17.371cm" svg:y="38.002cm">
            <draw:text-box>
              <text:p text:style-name="P4"><text:span text:style-name="T3">data : Bits(8 bits)</text:span></text:p>
            </draw:text-box>
          </draw:frame>
        </draw:g>
        <draw:g>
          <draw:custom-shape draw:style-name="gr19" draw:text-style-name="P3"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23cm" svg:y="37.703cm">
            <draw:text-box>
              <text:p><text:span text:style-name="T4">Stream Bits(8 bit)</text:span></text:p>
            </draw:text-box>
          </draw:frame>
        </draw:g>
        <draw:g>
          <draw:custom-shape draw:style-name="gr19" draw:text-style-name="P3"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7.508cm">
            <draw:text-box>
              <text:p><text:span text:style-name="T4">Flow Bits(8 bit)</text:span></text:p>
            </draw:text-box>
          </draw:frame>
        </draw:g>
        <draw:line draw:style-name="gr15" draw:text-style-name="P3" draw:layer="layout" svg:x1="13.349cm" svg:y1="37.977cm" svg:x2="12.673cm" svg:y2="37.977cm">
          <text:p/>
        </draw:line>
        <draw:line draw:style-name="gr15" draw:text-style-name="P3" draw:layer="layout" svg:x1="7.268cm" svg:y1="38.099cm" svg:x2="5.881cm" svg:y2="38.099cm">
          <text:p/>
        </draw:line>
        <draw:g>
          <draw:rect draw:style-name="gr3" draw:text-style-name="P3" draw:layer="layout" svg:width="0.5cm" svg:height="0.5cm" svg:x="16.927cm" svg:y="35.89cm">
            <text:p/>
          </draw:rect>
          <draw:frame draw:style-name="gr16" draw:text-style-name="P5" draw:layer="layout" svg:width="2.576cm" svg:height="0.725cm" svg:x="17.371cm" svg:y="35.758cm">
            <draw:text-box>
              <text:p text:style-name="P4"><text:span text:style-name="T3">tx : Bool</text:span></text:p>
            </draw:text-box>
          </draw:frame>
        </draw:g>
        <draw:g>
          <draw:rect draw:style-name="gr17" draw:text-style-name="P3" draw:layer="layout" svg:width="0.5cm" svg:height="0.5cm" svg:x="16.927cm" svg:y="36.516cm">
            <text:p/>
          </draw:rect>
          <draw:frame draw:style-name="gr29" draw:text-style-name="P5" draw:layer="layout" svg:width="2.369cm" svg:height="0.725cm" svg:x="17.371cm" svg:y="36.384cm">
            <draw:text-box>
              <text:p text:style-name="P4"><text:span text:style-name="T3">rx : Bool</text:span></text:p>
            </draw:text-box>
          </draw:frame>
        </draw:g>
        <draw:g>
          <draw:custom-shape draw:style-name="gr19" draw:text-style-name="P3"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5.89cm">
            <draw:text-box>
              <text:p><text:span text:style-name="T4">Uart</text:span></text:p>
            </draw:text-box>
          </draw:frame>
        </draw:g>
        <draw:line draw:style-name="gr15" draw:text-style-name="P3" draw:layer="layout" svg:x1="15.5cm" svg:y1="36.477cm" svg:x2="14.75cm" svg:y2="36.971cm">
          <text:p/>
        </draw:line>
        <draw:g>
          <draw:rect draw:style-name="gr3" draw:text-style-name="P3" draw:layer="layout" svg:width="0.5cm" svg:height="0.5cm" svg:x="2.427cm" svg:y="35.263cm">
            <text:p/>
          </draw:rect>
          <draw:frame draw:style-name="gr63" draw:text-style-name="P5" draw:layer="layout" svg:width="5.036cm" svg:height="0.725cm" svg:x="2.871cm" svg:y="35.131cm">
            <draw:text-box>
              <text:p text:style-name="P4"><text:span text:style-name="T3">dataLength : Uint(3 bits)</text:span></text:p>
            </draw:text-box>
          </draw:frame>
        </draw:g>
        <draw:g>
          <draw:rect draw:style-name="gr3" draw:text-style-name="P3" draw:layer="layout" svg:width="0.5cm" svg:height="0.5cm" svg:x="2.427cm" svg:y="36.291cm">
            <text:p/>
          </draw:rect>
          <draw:frame draw:style-name="gr37" draw:text-style-name="P5" draw:layer="layout" svg:width="2.775cm" svg:height="0.725cm" svg:x="2.871cm" svg:y="36.159cm">
            <draw:text-box>
              <text:p text:style-name="P4"><text:span text:style-name="T3">stop : Enum</text:span></text:p>
            </draw:text-box>
          </draw:frame>
        </draw:g>
        <draw:g>
          <draw:custom-shape draw:style-name="gr19" draw:text-style-name="P3"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131cm" svg:y="34.992cm">
            <draw:text-box>
              <text:p text:style-name="P12"><text:span text:style-name="T5">UartCtrlConfig</text:span></text:p>
            </draw:text-box>
          </draw:frame>
        </draw:g>
        <draw:g>
          <draw:rect draw:style-name="gr3" draw:text-style-name="P3" draw:layer="layout" svg:width="0.5cm" svg:height="0.5cm" svg:x="2.427cm" svg:y="35.772cm">
            <text:p/>
          </draw:rect>
          <draw:frame draw:style-name="gr39" draw:text-style-name="P5" draw:layer="layout" svg:width="3.122cm" svg:height="0.725cm" svg:x="2.871cm" svg:y="35.64cm">
            <draw:text-box>
              <text:p text:style-name="P4"><text:span text:style-name="T3">parity : Enum</text:span></text:p>
            </draw:text-box>
          </draw:frame>
        </draw:g>
        <draw:line draw:style-name="gr15" draw:text-style-name="P3" draw:layer="layout" svg:x1="5.993cm" svg:y1="35.826cm" svg:x2="6.615cm" svg:y2="36.839cm">
          <text:p/>
        </draw:line>
        <draw:g>
          <draw:rect draw:style-name="gr3" draw:text-style-name="P3" draw:layer="layout" svg:width="0.5cm" svg:height="0.5cm" svg:x="18.078cm" svg:y="39.609cm">
            <text:p/>
          </draw:rect>
          <draw:frame draw:style-name="gr16" draw:text-style-name="P5" draw:layer="layout" svg:width="2.576cm" svg:height="0.725cm" svg:x="18.522cm" svg:y="39.477cm">
            <draw:text-box>
              <text:p text:style-name="P4"><text:span text:style-name="T3">valid : Bool</text:span></text:p>
            </draw:text-box>
          </draw:frame>
        </draw:g>
        <draw:g>
          <draw:rect draw:style-name="gr17" draw:text-style-name="P3" draw:layer="layout" svg:width="0.5cm" svg:height="0.5cm" svg:x="18.078cm" svg:y="40.134cm">
            <text:p/>
          </draw:rect>
          <draw:frame draw:style-name="gr18" draw:text-style-name="P5" draw:layer="layout" svg:width="2.767cm" svg:height="0.725cm" svg:x="18.522cm" svg:y="40.002cm">
            <draw:text-box>
              <text:p text:style-name="P4"><text:span text:style-name="T3">ready : Bool</text:span></text:p>
            </draw:text-box>
          </draw:frame>
        </draw:g>
        <draw:g>
          <draw:rect draw:style-name="gr3" draw:text-style-name="P3" draw:layer="layout" svg:width="0.5cm" svg:height="0.5cm" svg:x="18.078cm" svg:y="40.76cm">
            <text:p/>
          </draw:rect>
          <draw:frame draw:style-name="gr65" draw:text-style-name="P5" draw:layer="layout" svg:width="4.346cm" svg:height="0.725cm" svg:x="18.522cm" svg:y="40.628cm">
            <draw:text-box>
              <text:p text:style-name="P4"><text:span text:style-name="T3">payload : Bits(8 bits)</text:span></text:p>
            </draw:text-box>
          </draw:frame>
        </draw:g>
        <draw:g>
          <draw:custom-shape draw:style-name="gr19" draw:text-style-name="P3"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923cm" svg:y="39.93cm">
            <draw:text-box>
              <text:p><text:span text:style-name="T4">Stream Bits(8 bit)</text:span></text:p>
            </draw:text-box>
          </draw:frame>
        </draw:g>
        <draw:line draw:style-name="gr15" draw:text-style-name="P3" draw:layer="layout" svg:x1="12.683cm" svg:y1="39.977cm" svg:x2="13.923cm" svg:y2="40.477cm">
          <text:p/>
        </draw:line>
        <draw:g>
          <draw:rect draw:style-name="gr2" draw:text-style-name="P13" draw:layer="layout" svg:width="0.5cm" svg:height="0.75cm" draw:transform="rotate (1.5707963267946) translate (7cm 40cm)">
            <text:p/>
          </draw:rect>
          <draw:custom-shape draw:style-name="gr40" draw:text-style-name="P13"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05cm" svg:y="39.382cm">
            <text:p/>
          </draw:rect>
          <draw:frame draw:style-name="gr16" draw:text-style-name="P5" draw:layer="layout" svg:width="2.576cm" svg:height="0.725cm" svg:x="1.849cm" svg:y="39.25cm">
            <draw:text-box>
              <text:p text:style-name="P4"><text:span text:style-name="T3">valid : Bool</text:span></text:p>
            </draw:text-box>
          </draw:frame>
        </draw:g>
        <draw:g>
          <draw:rect draw:style-name="gr3" draw:text-style-name="P3" draw:layer="layout" svg:width="0.5cm" svg:height="0.5cm" svg:x="1.405cm" svg:y="39.94cm">
            <text:p/>
          </draw:rect>
          <draw:frame draw:style-name="gr65" draw:text-style-name="P5" draw:layer="layout" svg:width="4.346cm" svg:height="0.725cm" svg:x="1.849cm" svg:y="39.808cm">
            <draw:text-box>
              <text:p text:style-name="P4"><text:span text:style-name="T3">payload : Bits(8 bits)</text:span></text:p>
            </draw:text-box>
          </draw:frame>
        </draw:g>
        <draw:g>
          <draw:custom-shape draw:style-name="gr19" draw:text-style-name="P3"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2.75cm" svg:y="39.489cm">
            <draw:text-box>
              <text:p><text:span text:style-name="T4">Flow Bits(8 bit)</text:span></text:p>
            </draw:text-box>
          </draw:frame>
        </draw:g>
        <draw:g>
          <draw:rect draw:style-name="gr3" draw:text-style-name="P3" draw:layer="layout" svg:width="0.5cm" svg:height="0.5cm" svg:x="-2cm" svg:y="41.545cm">
            <text:p/>
          </draw:rect>
          <draw:frame draw:style-name="gr37" draw:text-style-name="P5" draw:layer="layout" svg:width="2.775cm" svg:height="0.725cm" svg:x="-1.556cm" svg:y="41.413cm">
            <draw:text-box>
              <text:p text:style-name="P4"><text:span text:style-name="T3">read : Bool</text:span></text:p>
            </draw:text-box>
          </draw:frame>
        </draw:g>
        <draw:g>
          <draw:custom-shape draw:style-name="gr19" draw:text-style-name="P3" draw:layer="layout" svg:width="0.266cm" svg:height="2.75cm" svg:x="-2.517cm" svg:y="41.25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5.675cm" svg:y="41.562cm">
            <draw:text-box>
              <text:p text:style-name="P12"><text:span text:style-name="T5">AvalonMMBus</text:span></text:p>
            </draw:text-box>
          </draw:frame>
        </draw:g>
        <draw:g>
          <draw:rect draw:style-name="gr3" draw:text-style-name="P3" draw:layer="layout" svg:width="0.5cm" svg:height="0.5cm" svg:x="-2cm" svg:y="41.026cm">
            <text:p/>
          </draw:rect>
          <draw:frame draw:style-name="gr39" draw:text-style-name="P5" draw:layer="layout" svg:width="3.122cm" svg:height="0.725cm" svg:x="-1.556cm" svg:y="40.894cm">
            <draw:text-box>
              <text:p text:style-name="P4"><text:span text:style-name="T3">write : Bool</text:span></text:p>
            </draw:text-box>
          </draw:frame>
        </draw:g>
        <draw:line draw:style-name="gr15" draw:text-style-name="P3" draw:layer="layout" svg:x1="2.862cm" svg:y1="42.43cm" svg:x2="3.75cm" svg:y2="41.884cm">
          <text:p/>
        </draw:line>
        <draw:g>
          <draw:rect draw:style-name="gr3" draw:text-style-name="P3" draw:layer="layout" svg:width="0.5cm" svg:height="0.5cm" svg:x="-2cm" svg:y="42.057cm">
            <text:p/>
          </draw:rect>
          <draw:frame draw:style-name="gr68" draw:text-style-name="P5" draw:layer="layout" svg:width="4.418cm" svg:height="0.725cm" svg:x="-1.556cm" svg:y="41.925cm">
            <draw:text-box>
              <text:p text:style-name="P4"><text:span text:style-name="T3">address : Uint(4 bits)</text:span></text:p>
            </draw:text-box>
          </draw:frame>
        </draw:g>
        <draw:g>
          <draw:rect draw:style-name="gr3" draw:text-style-name="P3" draw:layer="layout" svg:width="0.5cm" svg:height="0.5cm" svg:x="-2cm" svg:y="42.562cm">
            <text:p/>
          </draw:rect>
          <draw:frame draw:style-name="gr69" draw:text-style-name="P5" draw:layer="layout" svg:width="4.816cm" svg:height="0.725cm" svg:x="-1.556cm" svg:y="42.43cm">
            <draw:text-box>
              <text:p text:style-name="P4"><text:span text:style-name="T3">writedata : Bits(32 bits)</text:span></text:p>
            </draw:text-box>
          </draw:frame>
        </draw:g>
        <draw:g>
          <draw:rect draw:style-name="gr17" draw:text-style-name="P3" draw:layer="layout" svg:width="0.5cm" svg:height="0.5cm" svg:x="-2cm" svg:y="43.081cm">
            <text:p/>
          </draw:rect>
          <draw:frame draw:style-name="gr70" draw:text-style-name="P5" draw:layer="layout" svg:width="4.257cm" svg:height="0.725cm" svg:x="-1.556cm" svg:y="42.949cm">
            <draw:text-box>
              <text:p text:style-name="P4"><text:span text:style-name="T3">readdatavalid : Bool</text:span></text:p>
            </draw:text-box>
          </draw:frame>
        </draw:g>
        <draw:g>
          <draw:rect draw:style-name="gr17" draw:text-style-name="P3" draw:layer="layout" svg:width="0.5cm" svg:height="0.5cm" svg:x="-2.013cm" svg:y="43.581cm">
            <text:p/>
          </draw:rect>
          <draw:frame draw:style-name="gr71" draw:text-style-name="P5" draw:layer="layout" svg:width="4.778cm" svg:height="0.725cm" svg:x="-1.569cm" svg:y="43.449cm">
            <draw:text-box>
              <text:p text:style-name="P4"><text:span text:style-name="T3">readdata : Bits(32 bits)</text:span></text:p>
            </draw:text-box>
          </draw:frame>
        </draw:g>
        <draw:g>
          <draw:rect draw:style-name="gr3" draw:text-style-name="P3" draw:layer="layout" svg:width="0.5cm" svg:height="0.5cm" svg:x="2.427cm" svg:y="34.746cm">
            <text:p/>
          </draw:rect>
          <draw:frame draw:style-name="gr72" draw:text-style-name="P5" draw:layer="layout" svg:width="5.421cm" svg:height="0.725cm" svg:x="2.871cm" svg:y="34.614cm">
            <draw:text-box>
              <text:p text:style-name="P4"><text:span text:style-name="T3">clockDivider : Uint(20 bits)</text:span></text:p>
            </draw:text-box>
          </draw:frame>
        </draw:g>
        <draw:rect draw:style-name="gr51" draw:text-style-name="P3" draw:layer="layout" svg:width="7.5cm" svg:height="1cm" svg:x="5.7cm" svg:y="-11.25cm">
          <text:p text:style-name="P3">BusSlaveFactory</text:p>
        </draw:rect>
        <draw:rect draw:style-name="gr51" draw:text-style-name="P3" draw:layer="layout" svg:width="7.5cm" svg:height="1cm" svg:x="5.7cm" svg:y="-9cm">
          <text:p text:style-name="P3">BusSlaveFactoryDelayed</text:p>
        </draw:rect>
        <draw:rect draw:style-name="gr73" draw:text-style-name="P3" draw:layer="layout" svg:width="7.5cm" svg:height="1cm" svg:x="2.807cm" svg:y="-5.749cm">
          <text:p text:style-name="P3">AvalonMMSlaveFactory</text:p>
        </draw:rect>
        <draw:line draw:style-name="gr52" draw:text-style-name="P3" draw:layer="layout" svg:x1="9.5cm" svg:y1="-9cm" svg:x2="9.5cm" svg:y2="-10.25cm">
          <text:p/>
        </draw:line>
        <draw:line draw:style-name="gr52" draw:text-style-name="P3" draw:layer="layout" svg:x1="7.995cm" svg:y1="-7.154cm" svg:x2="7.995cm" svg:y2="-8cm">
          <text:p/>
        </draw:line>
        <draw:rect draw:style-name="gr45" draw:text-style-name="P3" draw:layer="layout" svg:width="2cm" svg:height="1cm" svg:x="-12.15cm" svg:y="30.7cm">
          <text:p text:style-name="P3">Bits</text:p>
        </draw:rect>
        <draw:rect draw:style-name="gr73" draw:text-style-name="P3" draw:layer="layout" svg:width="7.5cm" svg:height="1cm" svg:x="1.032cm" svg:y="-7.154cm">
          <text:p text:style-name="P3">Apb3SlaveFactory</text:p>
        </draw:rect>
        <draw:rect draw:style-name="gr51" draw:text-style-name="P3" draw:layer="layout" svg:width="7.5cm" svg:height="1cm" draw:transform="rotate (1.5707963267946) translate (19.25cm -5cm)">
          <text:p text:style-name="P3">BusSlaveFactoryElement</text:p>
        </draw:rect>
        <draw:rect draw:style-name="gr73" draw:text-style-name="P3" draw:layer="layout" svg:width="9cm" svg:height="1cm" svg:x="21.75cm" svg:y="-10.5cm">
          <text:p text:style-name="P3">BusSlaveFactoryWrite</text:p>
        </draw:rect>
        <draw:rect draw:style-name="gr73" draw:text-style-name="P3" draw:layer="layout" svg:width="9cm" svg:height="1cm" svg:x="21.75cm" svg:y="-9.25cm">
          <text:p text:style-name="P3">BusSlaveFactoryOnRead</text:p>
        </draw:rect>
        <draw:rect draw:style-name="gr73" draw:text-style-name="P3" draw:layer="layout" svg:width="9cm" svg:height="1cm" svg:x="21.75cm" svg:y="-8cm">
          <text:p text:style-name="P3">BusSlaveFactoryRead</text:p>
        </draw:rect>
        <draw:rect draw:style-name="gr73" draw:text-style-name="P3" draw:layer="layout" svg:width="9cm" svg:height="1cm" svg:x="21.75cm" svg:y="-6.75cm">
          <text:p text:style-name="P3">BusSlaveFactoryNonStopWrite</text:p>
        </draw:rect>
        <draw:rect draw:style-name="gr73" draw:text-style-name="P3" draw:layer="layout" svg:width="9cm" svg:height="1cm" svg:x="21.75cm" svg:y="-11.75cm">
          <text:p text:style-name="P3">BusSlaveFactoryRead</text:p>
        </draw:rect>
        <draw:line draw:style-name="gr74" draw:text-style-name="P3" draw:layer="layout" svg:x1="13.2cm" svg:y1="-8.5cm" svg:x2="19.25cm" svg:y2="-8.5cm">
          <text:p/>
        </draw:line>
        <draw:frame draw:style-name="gr44" draw:layer="layout" svg:width="3.918cm" svg:height="0.963cm" svg:x="14.5cm" svg:y="-9.5cm">
          <draw:text-box>
            <text:p>Usage</text:p>
          </draw:text-box>
        </draw:frame>
        <draw:line draw:style-name="gr52" draw:text-style-name="P3" draw:layer="layout" svg:x1="21.75cm" svg:y1="-6.25cm" svg:x2="20.25cm" svg:y2="-6.25cm">
          <text:p/>
        </draw:line>
        <draw:line draw:style-name="gr52" draw:text-style-name="P3" draw:layer="layout" svg:x1="21.75cm" svg:y1="-7.5cm" svg:x2="20.25cm" svg:y2="-7.5cm">
          <text:p/>
        </draw:line>
        <draw:line draw:style-name="gr52" draw:text-style-name="P3" draw:layer="layout" svg:x1="21.75cm" svg:y1="-8.75cm" svg:x2="20.25cm" svg:y2="-8.75cm">
          <text:p/>
        </draw:line>
        <draw:line draw:style-name="gr52" draw:text-style-name="P3" draw:layer="layout" svg:x1="21.75cm" svg:y1="-10cm" svg:x2="20.25cm" svg:y2="-10cm">
          <text:p/>
        </draw:line>
        <draw:line draw:style-name="gr52" draw:text-style-name="P3" draw:layer="layout" svg:x1="21.75cm" svg:y1="-11.25cm" svg:x2="20.25cm" svg:y2="-11.25cm">
          <text:p/>
        </draw:line>
        <draw:rect draw:style-name="gr1" draw:text-style-name="P2" draw:layer="layout" svg:width="3.75cm" svg:height="1cm" svg:x="-14.016cm" svg:y="33.918cm">
          <text:p text:style-name="P1"><text:span text:style-name="T1">UartCtrl</text:span></text:p>
        </draw:rect>
        <draw:rect draw:style-name="gr2" draw:text-style-name="P3" draw:layer="layout" svg:width="3.75cm" svg:height="2cm" svg:x="-14.016cm" svg:y="34.918cm">
          <text:p/>
        </draw:rect>
        <draw:g xml:id="id62" draw:id="id62">
          <draw:rect draw:style-name="gr3" draw:text-style-name="P3" draw:layer="layout" svg:width="0.5cm" svg:height="0.5cm" svg:x="-14.224cm" svg:y="35.3cm">
            <text:p/>
          </draw:rect>
          <draw:frame draw:style-name="gr5" draw:text-style-name="P5" draw:layer="layout" svg:width="2.471cm" svg:height="0.725cm" svg:x="-13.724cm" svg:y="35.168cm">
            <draw:text-box>
              <text:p text:style-name="P4"><text:span text:style-name="T3">config</text:span></text:p>
            </draw:text-box>
          </draw:frame>
        </draw:g>
        <draw:g xml:id="id63" draw:id="id63">
          <draw:rect draw:style-name="gr3" draw:text-style-name="P3" draw:layer="layout" svg:width="0.5cm" svg:height="0.5cm" svg:x="-14.237cm" svg:y="36cm">
            <text:p/>
          </draw:rect>
          <draw:frame draw:style-name="gr5" draw:text-style-name="P5" draw:layer="layout" svg:width="2.471cm" svg:height="0.725cm" svg:x="-13.737cm" svg:y="35.868cm">
            <draw:text-box>
              <text:p text:style-name="P4"><text:span text:style-name="T3">write</text:span></text:p>
            </draw:text-box>
          </draw:frame>
        </draw:g>
        <draw:g xml:id="id65" draw:id="id65">
          <draw:rect draw:style-name="gr3" draw:text-style-name="P3" draw:layer="layout" svg:width="0.5cm" svg:height="0.5cm" svg:x="-10.516cm" svg:y="36cm">
            <text:p/>
          </draw:rect>
          <draw:frame draw:style-name="gr4" draw:text-style-name="P5" draw:layer="layout" svg:width="2.246cm" svg:height="0.725cm" svg:x="-12.676cm" svg:y="35.868cm">
            <draw:text-box>
              <text:p text:style-name="P4"><text:span text:style-name="T3">read</text:span></text:p>
            </draw:text-box>
          </draw:frame>
        </draw:g>
        <draw:g xml:id="id61" draw:id="id61">
          <draw:rect draw:style-name="gr3" draw:text-style-name="P3" draw:layer="layout" svg:width="0.5cm" svg:height="0.5cm" svg:x="-10.516cm" svg:y="35.3cm">
            <text:p/>
          </draw:rect>
          <draw:frame draw:style-name="gr4" draw:text-style-name="P5" draw:layer="layout" svg:width="2.246cm" svg:height="0.725cm" svg:x="-12.676cm" svg:y="35.168cm">
            <draw:text-box>
              <text:p text:style-name="P4"><text:span text:style-name="T3">uart</text:span></text:p>
            </draw:text-box>
          </draw:frame>
        </draw:g>
        <draw:connector draw:style-name="gr8" draw:text-style-name="P3" draw:layer="layout" svg:x1="-9.016cm" svg:y1="35.53cm" svg:x2="-10.016cm" svg:y2="35.53cm" draw:end-shape="id61" draw:end-glue-point="1" svg:d="M-9016 35530h-1000">
          <text:p/>
        </draw:connector>
        <draw:connector draw:style-name="gr8" draw:text-style-name="P3" draw:layer="layout" draw:line-skew="-0.383cm" svg:x1="-14.224cm" svg:y1="35.53cm" svg:x2="-15.516cm" svg:y2="39.675cm" draw:start-shape="id62" draw:start-glue-point="3" svg:d="M-14224 35530h-1292v4145">
          <text:p/>
        </draw:connector>
        <draw:connector draw:style-name="gr8" draw:text-style-name="P3" draw:layer="layout" draw:line-skew="-0.05cm" svg:x1="-14.237cm" svg:y1="36.23cm" svg:x2="-14.863cm" svg:y2="39.693cm" draw:start-shape="id63" draw:start-glue-point="3" svg:d="M-14237 36230h-626v3463">
          <text:p/>
        </draw:connector>
        <draw:rect draw:style-name="gr2" draw:text-style-name="P3" xml:id="id66" draw:id="id66" draw:layer="layout" svg:width="0.25cm" svg:height="1cm" draw:transform="rotate (1.5707963267946) translate (-9.958cm 38.418cm)">
          <text:p/>
        </draw:rect>
        <draw:rect draw:style-name="gr2" draw:text-style-name="P3" draw:layer="layout" svg:width="0.25cm" svg:height="1cm" draw:transform="rotate (1.5707963267946) translate (-9.958cm 38.168cm)">
          <text:p/>
        </draw:rect>
        <draw:rect draw:style-name="gr2" draw:text-style-name="P3" draw:layer="layout" svg:width="0.25cm" svg:height="1cm" draw:transform="rotate (1.5707963267946) translate (-9.958cm 37.918cm)">
          <text:p/>
        </draw:rect>
        <draw:rect draw:style-name="gr2" draw:text-style-name="P3" xml:id="id64" draw:id="id64" draw:layer="layout" svg:width="0.25cm" svg:height="1cm" draw:transform="rotate (1.5707963267946) translate (-9.958cm 37.668cm)">
          <text:p/>
        </draw:rect>
        <draw:connector draw:style-name="gr31" draw:text-style-name="P3" draw:layer="layout" svg:x1="-9.458cm" svg:y1="37.418cm" svg:x2="-10.016cm" svg:y2="36.23cm" draw:start-shape="id64" draw:start-glue-point="1" draw:end-shape="id65" draw:end-glue-point="1" svg:d="M-9458 37418v-1188h-558">
          <text:p/>
        </draw:connector>
        <draw:connector draw:style-name="gr8" draw:text-style-name="P3" draw:layer="layout" svg:x1="-15.958cm" svg:y1="40.293cm" svg:x2="-17.122cm" svg:y2="40.212cm" svg:d="M-15958 40293h-318v-81h-846">
          <text:p/>
        </draw:connector>
        <draw:custom-shape draw:style-name="gr32" draw:text-style-name="P11" draw:layer="layout" svg:width="8.25cm" svg:height="2.45cm" svg:x="-16.532cm" svg:y="39.21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9.445cm" svg:y1="39.553cm" svg:x2="-9.458cm" svg:y2="38.418cm" draw:end-shape="id66" draw:end-glue-point="3" svg:d="M-9445 39553v-297h-13v-838">
          <text:p/>
        </draw:connector>
        <draw:g>
          <draw:rect draw:style-name="gr2" draw:text-style-name="P13" draw:layer="layout" svg:width="0.5cm" svg:height="0.75cm" draw:transform="rotate (1.5707963267946) translate (-15.131cm 38.691cm)">
            <text:p/>
          </draw:rect>
          <draw:custom-shape draw:style-name="gr40" draw:text-style-name="P13" draw:layer="layout" svg:width="0.187cm" svg:height="0.25cm" svg:x="-14.662cm" svg:y="38.4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8.108cm" svg:y="35.228cm">
          <text:p text:style-name="P1"><text:span text:style-name="T1">UartCtrl</text:span></text:p>
        </draw:rect>
        <draw:rect draw:style-name="gr2" draw:text-style-name="P3" draw:layer="layout" svg:width="3.75cm" svg:height="2cm" svg:x="8.108cm" svg:y="36.228cm">
          <text:p/>
        </draw:rect>
        <draw:g xml:id="id68" draw:id="id68">
          <draw:rect draw:style-name="gr3" draw:text-style-name="P3" draw:layer="layout" svg:width="0.5cm" svg:height="0.5cm" svg:x="7.9cm" svg:y="36.61cm">
            <text:p/>
          </draw:rect>
          <draw:frame draw:style-name="gr5" draw:text-style-name="P5" draw:layer="layout" svg:width="2.471cm" svg:height="0.725cm" svg:x="8.4cm" svg:y="36.478cm">
            <draw:text-box>
              <text:p text:style-name="P4"><text:span text:style-name="T3">config</text:span></text:p>
            </draw:text-box>
          </draw:frame>
        </draw:g>
        <draw:g xml:id="id69" draw:id="id69">
          <draw:rect draw:style-name="gr3" draw:text-style-name="P3" draw:layer="layout" svg:width="0.5cm" svg:height="0.5cm" svg:x="7.887cm" svg:y="37.31cm">
            <text:p/>
          </draw:rect>
          <draw:frame draw:style-name="gr5" draw:text-style-name="P5" draw:layer="layout" svg:width="2.471cm" svg:height="0.725cm" svg:x="8.387cm" svg:y="37.178cm">
            <draw:text-box>
              <text:p text:style-name="P4"><text:span text:style-name="T3">write</text:span></text:p>
            </draw:text-box>
          </draw:frame>
        </draw:g>
        <draw:g xml:id="id71" draw:id="id71">
          <draw:rect draw:style-name="gr3" draw:text-style-name="P3" draw:layer="layout" svg:width="0.5cm" svg:height="0.5cm" svg:x="11.608cm" svg:y="37.31cm">
            <text:p/>
          </draw:rect>
          <draw:frame draw:style-name="gr4" draw:text-style-name="P5" draw:layer="layout" svg:width="2.246cm" svg:height="0.725cm" svg:x="9.448cm" svg:y="37.178cm">
            <draw:text-box>
              <text:p text:style-name="P4"><text:span text:style-name="T3">read</text:span></text:p>
            </draw:text-box>
          </draw:frame>
        </draw:g>
        <draw:g xml:id="id67" draw:id="id67">
          <draw:rect draw:style-name="gr3" draw:text-style-name="P3" draw:layer="layout" svg:width="0.5cm" svg:height="0.5cm" svg:x="11.608cm" svg:y="36.61cm">
            <text:p/>
          </draw:rect>
          <draw:frame draw:style-name="gr4" draw:text-style-name="P5" draw:layer="layout" svg:width="2.246cm" svg:height="0.725cm" svg:x="9.448cm" svg:y="36.478cm">
            <draw:text-box>
              <text:p text:style-name="P4"><text:span text:style-name="T3">uart</text:span></text:p>
            </draw:text-box>
          </draw:frame>
        </draw:g>
        <draw:connector draw:style-name="gr8" draw:text-style-name="P3" draw:layer="layout" svg:x1="13.108cm" svg:y1="36.84cm" svg:x2="12.108cm" svg:y2="36.84cm" draw:end-shape="id67" draw:end-glue-point="1" svg:d="M13108 36840h-1000">
          <text:p/>
        </draw:connector>
        <draw:connector draw:style-name="gr8" draw:text-style-name="P3" draw:layer="layout" draw:line-skew="-0.383cm" svg:x1="7.9cm" svg:y1="36.84cm" svg:x2="6.608cm" svg:y2="40.985cm" draw:start-shape="id68" draw:start-glue-point="3" svg:d="M7900 36840h-1292v4145">
          <text:p/>
        </draw:connector>
        <draw:connector draw:style-name="gr8" draw:text-style-name="P3" draw:layer="layout" draw:line-skew="-0.05cm" svg:x1="7.887cm" svg:y1="37.54cm" svg:x2="7.261cm" svg:y2="41.003cm" draw:start-shape="id69" draw:start-glue-point="3" svg:d="M7887 37540h-626v3463">
          <text:p/>
        </draw:connector>
        <draw:rect draw:style-name="gr2" draw:text-style-name="P3" xml:id="id72" draw:id="id72" draw:layer="layout" svg:width="0.25cm" svg:height="1cm" draw:transform="rotate (1.5707963267946) translate (12.166cm 39.728cm)">
          <text:p/>
        </draw:rect>
        <draw:rect draw:style-name="gr2" draw:text-style-name="P3" draw:layer="layout" svg:width="0.25cm" svg:height="1cm" draw:transform="rotate (1.5707963267946) translate (12.166cm 39.478cm)">
          <text:p/>
        </draw:rect>
        <draw:rect draw:style-name="gr2" draw:text-style-name="P3" draw:layer="layout" svg:width="0.25cm" svg:height="1cm" draw:transform="rotate (1.5707963267946) translate (12.166cm 39.228cm)">
          <text:p/>
        </draw:rect>
        <draw:rect draw:style-name="gr2" draw:text-style-name="P3" xml:id="id70" draw:id="id70" draw:layer="layout" svg:width="0.25cm" svg:height="1cm" draw:transform="rotate (1.5707963267946) translate (12.166cm 38.978cm)">
          <text:p/>
        </draw:rect>
        <draw:connector draw:style-name="gr31" draw:text-style-name="P3" draw:layer="layout" svg:x1="12.666cm" svg:y1="38.728cm" svg:x2="12.108cm" svg:y2="37.54cm" draw:start-shape="id70" draw:start-glue-point="1" draw:end-shape="id71" draw:end-glue-point="1" svg:d="M12666 38728v-1188h-558">
          <text:p/>
        </draw:connector>
        <draw:connector draw:style-name="gr8" draw:text-style-name="P3" draw:layer="layout" svg:x1="6.166cm" svg:y1="41.603cm" svg:x2="5.002cm" svg:y2="41.522cm" svg:d="M6166 41603h-318v-81h-846">
          <text:p/>
        </draw:connector>
        <draw:custom-shape draw:style-name="gr32" draw:text-style-name="P11" draw:layer="layout" svg:width="8.25cm" svg:height="2.45cm" svg:x="5.592cm" svg:y="40.52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79cm" svg:y1="40.863cm" svg:x2="12.666cm" svg:y2="39.728cm" draw:end-shape="id72" draw:end-glue-point="3" svg:d="M12679 40863v-297h-13v-838">
          <text:p/>
        </draw:connector>
        <draw:line draw:style-name="gr15" draw:text-style-name="P3" draw:layer="layout" svg:x1="13.342cm" svg:y1="37.978cm" svg:x2="12.666cm" svg:y2="37.978cm">
          <text:p/>
        </draw:line>
        <draw:line draw:style-name="gr15" draw:text-style-name="P3" draw:layer="layout" svg:x1="7.261cm" svg:y1="38.1cm" svg:x2="5.874cm" svg:y2="38.1cm">
          <text:p/>
        </draw:line>
        <draw:line draw:style-name="gr15" draw:text-style-name="P3" draw:layer="layout" svg:x1="5.986cm" svg:y1="35.827cm" svg:x2="6.608cm" svg:y2="36.84cm">
          <text:p/>
        </draw:line>
        <draw:line draw:style-name="gr15" draw:text-style-name="P3" draw:layer="layout" svg:x1="12.676cm" svg:y1="39.978cm" svg:x2="13.916cm" svg:y2="40.478cm">
          <text:p/>
        </draw:line>
        <draw:g>
          <draw:rect draw:style-name="gr2" draw:text-style-name="P13" draw:layer="layout" svg:width="0.5cm" svg:height="0.75cm" draw:transform="rotate (1.5707963267946) translate (6.993cm 40.001cm)">
            <text:p/>
          </draw:rect>
          <draw:custom-shape draw:style-name="gr40" draw:text-style-name="P13" draw:layer="layout" svg:width="0.187cm" svg:height="0.25cm" svg:x="7.462cm" svg:y="39.7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7.268cm" svg:y1="40.267cm" svg:x2="6cm" svg:y2="40cm">
          <text:p/>
        </draw:line>
        <draw:g>
          <draw:rect draw:style-name="gr3" draw:text-style-name="P3" draw:layer="layout" svg:width="0.5cm" svg:height="0.5cm" svg:x="-17.622cm" svg:y="39.932cm">
            <text:p/>
          </draw:rect>
          <draw:frame draw:style-name="gr75" draw:text-style-name="P5" draw:layer="layout" svg:width="15.302cm" svg:height="0.725cm" svg:x="-32.838cm" svg:y="39.8cm">
            <draw:text-box>
              <text:p text:style-name="P4"><text:span text:style-name="T3">Avalon</text:span></text:p>
            </draw:text-box>
          </draw:frame>
        </draw:g>
        <draw:g>
          <draw:rect draw:style-name="gr3" draw:text-style-name="P3" draw:layer="layout" svg:width="0.5cm" svg:height="0.5cm" svg:x="-9.085cm" svg:y="35.287cm">
            <text:p/>
          </draw:rect>
          <draw:frame draw:style-name="gr5" draw:text-style-name="P5" draw:layer="layout" svg:width="2.471cm" svg:height="0.725cm" svg:x="-8.585cm" svg:y="35.155cm">
            <draw:text-box>
              <text:p text:style-name="P4"><text:span text:style-name="T3">uart</text:span></text:p>
            </draw:text-box>
          </draw:frame>
        </draw:g>
        <draw:rect draw:style-name="gr73" draw:text-style-name="P3" draw:layer="layout" svg:width="7.5cm" svg:height="1cm" svg:x="4.418cm" svg:y="-4.318cm">
          <text:p text:style-name="P3">AxiLite4SlaveFactory</text:p>
        </draw:rect>
        <draw:line draw:style-name="gr52" draw:text-style-name="P3" draw:layer="layout" svg:x1="9.525cm" svg:y1="-5.749cm" svg:x2="9.526cm" svg:y2="-8cm">
          <text:p/>
        </draw:line>
        <draw:line draw:style-name="gr52" draw:text-style-name="P3" draw:layer="layout" svg:x1="11.159cm" svg:y1="-4.318cm" svg:x2="11.16cm" svg:y2="-8cm">
          <text:p/>
        </draw:line>
      </draw:page>
      <draw:page draw:name="page2" draw:style-name="dp1" draw:master-page-name="Standard">
        <draw:line draw:style-name="gr76" draw:text-style-name="P3" draw:layer="layout" svg:x1="23.018cm" svg:y1="8.366cm" svg:x2="23.018cm" svg:y2="4.512cm">
          <text:p/>
        </draw:line>
        <draw:custom-shape draw:style-name="gr46" draw:text-style-name="P3" xml:id="id78" draw:id="id78" draw:layer="layout" svg:width="1.103cm" svg:height="1.031cm" svg:x="4.407cm" svg:y="2.526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xml:id="id77" draw:id="id77" draw:layer="layout" svg:width="0.25cm" svg:height="0.25cm" svg:x="6.028cm" svg:y="3.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74" draw:id="id74">
          <draw:rect draw:style-name="gr3" draw:text-style-name="P3" draw:layer="layout" svg:width="0.5cm" svg:height="0.5cm" svg:x="4.5cm" svg:y="1.281cm">
            <text:p/>
          </draw:rect>
          <draw:frame draw:style-name="gr29" draw:text-style-name="P5" draw:layer="layout" svg:width="2.369cm" svg:height="0.725cm" svg:x="4.944cm" svg:y="1.131cm">
            <draw:text-box>
              <text:p text:style-name="P4"><text:span text:style-name="T3">result</text:span></text:p>
            </draw:text-box>
          </draw:frame>
        </draw:g>
        <draw:connector draw:style-name="gr8" draw:text-style-name="P3" draw:layer="layout" svg:x1="3.66cm" svg:y1="1.491cm" svg:x2="4.5cm" svg:y2="1.493cm" draw:start-shape="id73" draw:start-glue-point="1" draw:end-shape="id74" draw:end-glue-point="3" svg:d="M3660 1491h420v2h420">
          <text:p/>
        </draw:connector>
        <draw:g>
          <draw:rect draw:style-name="gr3" draw:text-style-name="P3" draw:layer="layout" svg:width="0.5cm" svg:height="0.5cm" svg:x="4.701cm" svg:y="-0.42cm">
            <text:p/>
          </draw:rect>
          <draw:frame draw:style-name="gr4" draw:text-style-name="P5" draw:layer="layout" svg:width="2.246cm" svg:height="0.725cm" svg:x="2.541cm" svg:y="-0.552cm">
            <draw:text-box>
              <text:p text:style-name="P4"><text:span text:style-name="T3">payload</text:span></text:p>
            </draw:text-box>
          </draw:frame>
        </draw:g>
        <draw:g xml:id="id73" draw:id="id73">
          <draw:rect draw:style-name="gr3" draw:text-style-name="P3" draw:layer="layout" svg:width="0.5cm" svg:height="0.5cm" svg:x="3.16cm" svg:y="1.261cm">
            <text:p/>
          </draw:rect>
          <draw:frame draw:style-name="gr4" draw:text-style-name="P5" draw:layer="layout" svg:width="2.246cm" svg:height="0.725cm" svg:x="1cm" svg:y="1.129cm">
            <draw:text-box>
              <text:p text:style-name="P4"><text:span text:style-name="T3">a</text:span></text:p>
            </draw:text-box>
          </draw:frame>
        </draw:g>
        <draw:g xml:id="id79" draw:id="id79">
          <draw:rect draw:style-name="gr3" draw:text-style-name="P3" draw:layer="layout" svg:width="0.5cm" svg:height="0.5cm" svg:x="7.937cm" svg:y="3.559cm">
            <text:p/>
          </draw:rect>
          <draw:frame draw:style-name="gr29" draw:text-style-name="P5" draw:layer="layout" svg:width="2.369cm" svg:height="0.725cm" svg:x="8.381cm" svg:y="3.409cm">
            <draw:text-box>
              <text:p text:style-name="P4"><text:span text:style-name="T3">result</text:span></text:p>
            </draw:text-box>
          </draw:frame>
        </draw:g>
        <draw:g xml:id="id75" draw:id="id75">
          <draw:rect draw:style-name="gr3" draw:text-style-name="P3" draw:layer="layout" svg:width="0.5cm" svg:height="0.5cm" svg:x="3.359cm" svg:y="2.509cm">
            <text:p/>
          </draw:rect>
          <draw:frame draw:style-name="gr4" draw:text-style-name="P5" draw:layer="layout" svg:width="2.246cm" svg:height="0.725cm" svg:x="1.199cm" svg:y="2.377cm">
            <draw:text-box>
              <text:p text:style-name="P4"><text:span text:style-name="T3">a</text:span></text:p>
            </draw:text-box>
          </draw:frame>
        </draw:g>
        <draw:path draw:style-name="gr57" draw:text-style-name="P3" draw:layer="layout" svg:width="1.079cm" svg:height="1.03cm" svg:x="6.15cm" svg:y="3.268cm" svg:viewBox="0 0 1080 1031" svg:d="M540 0c270 0 540 257 540 515s-270 516-540 516c-180 0-360 0-540 0 99-169 213-214 213-516-10-303-134-327-213-515 180 0 360 0 540 0z">
          <text:p/>
        </draw:path>
        <draw:connector draw:style-name="gr8" draw:text-style-name="P3" draw:layer="layout" svg:x1="3.859cm" svg:y1="2.739cm" svg:x2="4.43cm" svg:y2="2.734cm" draw:start-shape="id75" draw:start-glue-point="1" svg:d="M3859 2739h549v-5h22">
          <text:p/>
        </draw:connector>
        <draw:g xml:id="id76" draw:id="id76">
          <draw:rect draw:style-name="gr3" draw:text-style-name="P3" draw:layer="layout" svg:width="0.5cm" svg:height="0.5cm" svg:x="3.359cm" svg:y="3.141cm">
            <text:p/>
          </draw:rect>
          <draw:frame draw:style-name="gr4" draw:text-style-name="P5" draw:layer="layout" svg:width="2.246cm" svg:height="0.725cm" svg:x="1.199cm" svg:y="3.009cm">
            <draw:text-box>
              <text:p text:style-name="P4"><text:span text:style-name="T3">b</text:span></text:p>
            </draw:text-box>
          </draw:frame>
        </draw:g>
        <draw:connector draw:style-name="gr8" draw:text-style-name="P3" draw:layer="layout" svg:x1="3.859cm" svg:y1="3.371cm" svg:x2="4.43cm" svg:y2="3.393cm" draw:start-shape="id76" draw:start-glue-point="1" svg:d="M3859 3371h549v22h22">
          <text:p/>
        </draw:connector>
        <draw:g>
          <draw:rect draw:style-name="gr3" draw:text-style-name="P3" draw:layer="layout" svg:width="0.5cm" svg:height="0.5cm" svg:x="3.359cm" svg:y="3.774cm">
            <text:p/>
          </draw:rect>
          <draw:frame draw:style-name="gr4" draw:text-style-name="P5" draw:layer="layout" svg:width="2.246cm" svg:height="0.725cm" svg:x="1.199cm" svg:y="3.642cm">
            <draw:text-box>
              <text:p text:style-name="P4"><text:span text:style-name="T3">c</text:span></text:p>
            </draw:text-box>
          </draw:frame>
        </draw:g>
        <draw:connector draw:style-name="gr8" draw:text-style-name="P3" draw:layer="layout" svg:x1="3.859cm" svg:y1="4.026cm" svg:x2="6.028cm" svg:y2="4.023cm" draw:end-shape="id77" draw:end-glue-point="6" svg:d="M3859 4026h821v-3h1348">
          <text:p/>
        </draw:connector>
        <draw:connector draw:style-name="gr8" draw:text-style-name="P3" draw:layer="layout" draw:line-skew="-0.423cm" svg:x1="5.51cm" svg:y1="3.042cm" svg:x2="6.294cm" svg:y2="3.484cm" draw:start-shape="id78" draw:start-glue-point="7" svg:d="M5510 3042h240v442h544">
          <text:p/>
        </draw:connector>
        <draw:connector draw:style-name="gr8" draw:text-style-name="P3" draw:layer="layout" svg:x1="7.23cm" svg:y1="3.783cm" svg:x2="7.937cm" svg:y2="3.771cm" draw:end-shape="id79" svg:d="M7230 3783h90v-12h617">
          <text:p/>
        </draw:connector>
        <draw:g xml:id="id80" draw:id="id80">
          <draw:rect draw:style-name="gr3" draw:text-style-name="P3" draw:layer="layout" svg:width="0.5cm" svg:height="0.5cm" svg:x="7.788cm" svg:y="6.5cm">
            <text:p/>
          </draw:rect>
          <draw:frame draw:style-name="gr29" draw:text-style-name="P5" draw:layer="layout" svg:width="2.369cm" svg:height="0.725cm" svg:x="8.332cm" svg:y="6.35cm">
            <draw:text-box>
              <text:p text:style-name="P4"><text:span text:style-name="T3">result</text:span></text:p>
            </draw:text-box>
          </draw:frame>
        </draw:g>
        <draw:g>
          <draw:rect draw:style-name="gr3" draw:text-style-name="P3" draw:layer="layout" svg:width="0.5cm" svg:height="0.5cm" svg:x="5.03cm" svg:y="6.736cm">
            <text:p/>
          </draw:rect>
          <draw:frame draw:style-name="gr4" draw:text-style-name="P5" draw:layer="layout" svg:width="2.246cm" svg:height="0.725cm" svg:x="2.87cm" svg:y="6.604cm">
            <draw:text-box>
              <text:p text:style-name="P4"><text:span text:style-name="T3">a</text:span></text:p>
            </draw:text-box>
          </draw:frame>
        </draw:g>
        <draw:path draw:style-name="gr57" draw:text-style-name="P3" draw:layer="layout" svg:width="1.079cm" svg:height="1.03cm" svg:x="6.101cm" svg:y="6.209cm" svg:viewBox="0 0 1080 1031" svg:d="M540 0c270 0 540 257 540 515s-270 516-540 516c-180 0-360 0-540 0 99-169 213-214 213-516-10-303-134-327-213-515 180 0 360 0 540 0z">
          <text:p/>
        </draw:path>
        <draw:connector draw:style-name="gr8" draw:text-style-name="P3" draw:layer="layout" svg:x1="5.571cm" svg:y1="6.956cm" svg:x2="6.262cm" svg:y2="6.965cm" svg:d="M5571 6956h346v9h345">
          <text:p/>
        </draw:connector>
        <draw:connector draw:style-name="gr8" draw:text-style-name="P3" draw:layer="layout" svg:x1="7.181cm" svg:y1="6.724cm" svg:x2="7.788cm" svg:y2="6.712cm" draw:end-shape="id80" svg:d="M7181 6724h40v-12h567">
          <text:p/>
        </draw:connector>
        <draw:connector draw:style-name="gr8" draw:text-style-name="P3" draw:layer="layout" svg:x1="5.771cm" svg:y1="6.608cm" svg:x2="6.25cm" svg:y2="6.604cm" svg:d="M5771 6608h240v-4h239">
          <text:p/>
        </draw:connector>
        <draw:connector draw:style-name="gr8" draw:text-style-name="P3" draw:layer="layout" svg:x1="5.772cm" svg:y1="6.608cm" svg:x2="5.771cm" svg:y2="5.861cm" svg:d="M5772 6608v-373h-1v-374">
          <text:p/>
        </draw:connector>
        <draw:connector draw:style-name="gr8" draw:text-style-name="P3" draw:layer="layout" svg:x1="7.397cm" svg:y1="5.861cm" svg:x2="5.772cm" svg:y2="5.862cm" svg:d="M7397 5861h-812v1h-813">
          <text:p/>
        </draw:connector>
        <draw:connector draw:style-name="gr8" draw:text-style-name="P3" draw:layer="layout" svg:x1="7.398cm" svg:y1="5.862cm" svg:x2="7.397cm" svg:y2="6.72cm" svg:d="M7398 5862v429h-1v429">
          <text:p/>
        </draw:connector>
        <draw:custom-shape draw:style-name="gr46" draw:text-style-name="P3" xml:id="id84" draw:id="id84" draw:layer="layout" svg:width="1.103cm" svg:height="1.031cm" svg:x="4.458cm" svg:y="8.751cm">
          <text:p/>
          <draw:enhanced-geometry svg:viewBox="0 0 21600 21600" draw:glue-points="10800 0 0 10800 10800 21600 21600 10800" draw:text-areas="0 3100 18500 18500" draw:type="flowchart-delay" draw:enhanced-path="M 10800 0 X 21600 10800 10800 21600 L 0 21600 0 0 Z N"/>
        </draw:custom-shape>
        <draw:g xml:id="id85" draw:id="id85">
          <draw:rect draw:style-name="gr3" draw:text-style-name="P3" draw:layer="layout" svg:width="0.5cm" svg:height="0.5cm" svg:x="7.988cm" svg:y="9.784cm">
            <text:p/>
          </draw:rect>
          <draw:frame draw:style-name="gr29" draw:text-style-name="P5" draw:layer="layout" svg:width="2.369cm" svg:height="0.725cm" svg:x="8.432cm" svg:y="9.634cm">
            <draw:text-box>
              <text:p text:style-name="P4"><text:span text:style-name="T3">result</text:span></text:p>
            </draw:text-box>
          </draw:frame>
        </draw:g>
        <draw:g xml:id="id81" draw:id="id81">
          <draw:rect draw:style-name="gr3" draw:text-style-name="P3" draw:layer="layout" svg:width="0.5cm" svg:height="0.5cm" svg:x="3.41cm" svg:y="8.734cm">
            <text:p/>
          </draw:rect>
          <draw:frame draw:style-name="gr4" draw:text-style-name="P5" draw:layer="layout" svg:width="2.246cm" svg:height="0.725cm" svg:x="1.25cm" svg:y="8.602cm">
            <draw:text-box>
              <text:p text:style-name="P4"><text:span text:style-name="T3">a</text:span></text:p>
            </draw:text-box>
          </draw:frame>
        </draw:g>
        <draw:connector draw:style-name="gr8" draw:text-style-name="P3" draw:layer="layout" svg:x1="3.91cm" svg:y1="8.964cm" svg:x2="4.481cm" svg:y2="8.959cm" draw:start-shape="id81" draw:start-glue-point="1" svg:d="M3910 8964h549v-5h22">
          <text:p/>
        </draw:connector>
        <draw:g xml:id="id82" draw:id="id82">
          <draw:rect draw:style-name="gr3" draw:text-style-name="P3" draw:layer="layout" svg:width="0.5cm" svg:height="0.5cm" svg:x="3.41cm" svg:y="9.366cm">
            <text:p/>
          </draw:rect>
          <draw:frame draw:style-name="gr4" draw:text-style-name="P5" draw:layer="layout" svg:width="2.246cm" svg:height="0.725cm" svg:x="1.25cm" svg:y="9.234cm">
            <draw:text-box>
              <text:p text:style-name="P4"><text:span text:style-name="T3">b</text:span></text:p>
            </draw:text-box>
          </draw:frame>
        </draw:g>
        <draw:connector draw:style-name="gr8" draw:text-style-name="P3" draw:layer="layout" svg:x1="3.91cm" svg:y1="9.596cm" svg:x2="4.481cm" svg:y2="9.618cm" draw:start-shape="id82" draw:start-glue-point="1" svg:d="M3910 9596h549v22h22">
          <text:p/>
        </draw:connector>
        <draw:g>
          <draw:rect draw:style-name="gr3" draw:text-style-name="P3" draw:layer="layout" svg:width="0.5cm" svg:height="0.5cm" svg:x="3.41cm" svg:y="9.999cm">
            <text:p/>
          </draw:rect>
          <draw:frame draw:style-name="gr4" draw:text-style-name="P5" draw:layer="layout" svg:width="2.246cm" svg:height="0.725cm" svg:x="1.25cm" svg:y="9.867cm">
            <draw:text-box>
              <text:p text:style-name="P4"><text:span text:style-name="T3">c</text:span></text:p>
            </draw:text-box>
          </draw:frame>
        </draw:g>
        <draw:connector draw:style-name="gr8" draw:text-style-name="P3" draw:layer="layout" svg:x1="3.91cm" svg:y1="10.251cm" svg:x2="4.5cm" svg:y2="10.244cm" draw:end-shape="id83" svg:d="M3910 10251h25v-7h565">
          <text:p/>
        </draw:connector>
        <draw:connector draw:style-name="gr8" draw:text-style-name="P3" draw:layer="layout" draw:line-skew="-0.423cm" svg:x1="5.561cm" svg:y1="9.267cm" svg:x2="6.345cm" svg:y2="9.709cm" draw:start-shape="id84" draw:start-glue-point="7" svg:d="M5561 9267h240v442h544">
          <text:p/>
        </draw:connector>
        <draw:connector draw:style-name="gr8" draw:text-style-name="P3" draw:layer="layout" svg:x1="7.281cm" svg:y1="10.008cm" svg:x2="7.988cm" svg:y2="9.996cm" draw:end-shape="id85" svg:d="M7281 10008h90v-12h617">
          <text:p/>
        </draw:connector>
        <draw:path draw:style-name="gr57" draw:text-style-name="P3" draw:layer="layout" svg:width="1.079cm" svg:height="1.03cm" svg:x="6.234cm" svg:y="9.483cm" svg:viewBox="0 0 1080 1031" svg:d="M540 0c270 0 540 257 540 515s-270 516-540 516c-180 0-360 0-540 0 99-169 213-214 213-516-10-303-134-327-213-515 180 0 360 0 540 0z">
          <text:p/>
        </draw:path>
        <draw:frame draw:style-name="gr29" draw:text-style-name="P5" draw:layer="layout" svg:width="2.369cm" svg:height="0.725cm" svg:x="5.301cm" svg:y="8.354cm">
          <draw:text-box>
            <text:p text:style-name="P4"><text:span text:style-name="T3">a_and_b</text:span></text:p>
          </draw:text-box>
        </draw:frame>
        <draw:frame draw:style-name="gr29" draw:text-style-name="P5" draw:layer="layout" svg:width="2.369cm" svg:height="0.725cm" svg:x="4.881cm" svg:y="10.126cm">
          <draw:text-box>
            <text:p><text:span text:style-name="T3">not_c </text:span></text:p>
          </draw:text-box>
        </draw:frame>
        <draw:path draw:style-name="gr77" draw:text-style-name="P13" draw:layer="layout" svg:width="0.88cm" svg:height="0.75cm" svg:x="1.249cm" svg:y="7.354cm" svg:viewBox="0 0 881 751" svg:d="M631 375l-631 376v-751zM756 250c71 0 125 54 125 125s-54 125-125 125-125-54-125-125 54-125 125-125z">
          <text:p/>
        </draw:path>
        <draw:path draw:style-name="gr77" draw:text-style-name="P13" xml:id="id83" draw:id="id83" draw:layer="layout" svg:width="0.659cm" svg:height="0.559cm" svg:x="4.5cm" svg:y="9.964cm" svg:viewBox="0 0 660 560" svg:d="M473 280l-473 280v-560zM566 186c54 0 94 41 94 94s-40 93-94 93c-53 0-93-40-93-93s40-94 93-94z">
          <text:p/>
        </draw:path>
        <draw:connector draw:style-name="gr8" draw:text-style-name="P3" draw:layer="layout" svg:x1="5.16cm" svg:y1="10.251cm" svg:x2="6.41cm" svg:y2="10.258cm" svg:d="M5160 10251h625v7h625">
          <text:p/>
        </draw:connector>
        <draw:g>
          <draw:g>
            <draw:rect draw:style-name="gr2" draw:text-style-name="P3" draw:layer="layout" svg:width="1cm" svg:height="1.747cm" svg:x="5.675cm" svg:y="23.364cm">
              <text:p/>
            </draw:rect>
            <draw:custom-shape draw:style-name="gr40" draw:text-style-name="P13" draw:layer="layout" svg:width="0.3cm" svg:height="0.3cm" draw:transform="rotate (-1.57079632679579) translate (5.975cm 2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5.518cm" svg:y="23.386cm">
            <draw:text-box>
              <text:p text:style-name="P4"><text:span text:style-name="T3">D</text:span></text:p>
            </draw:text-box>
          </draw:frame>
          <draw:frame draw:style-name="gr79" draw:text-style-name="P5" draw:layer="layout" svg:width="0.832cm" svg:height="0.725cm" svg:x="6.019cm" svg:y="23.387cm">
            <draw:text-box>
              <text:p text:style-name="P4"><text:span text:style-name="T3">Q</text:span></text:p>
            </draw:text-box>
          </draw:frame>
        </draw:g>
        <draw:frame draw:style-name="gr80" draw:text-style-name="P5" draw:layer="layout" svg:width="2.64cm" svg:height="0.725cm" svg:x="4.873cm" svg:y="22.639cm">
          <draw:text-box>
            <text:p text:style-name="P4"><text:span text:style-name="T3">myRegister</text:span></text:p>
          </draw:text-box>
        </draw:frame>
        <draw:frame draw:style-name="gr81" draw:text-style-name="P5" draw:layer="layout" svg:width="1.349cm" svg:height="0.725cm" svg:x="-12.162cm" svg:y="-2.578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1.988cm" svg:y="-1.85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1.688cm -0.7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2.145cm" svg:y="-1.832cm">
              <draw:text-box>
                <text:p text:style-name="P4"><text:span text:style-name="T3">D</text:span></text:p>
              </draw:text-box>
            </draw:frame>
            <draw:frame draw:style-name="gr79" draw:text-style-name="P5" draw:layer="layout" svg:width="0.832cm" svg:height="0.725cm" svg:x="-11.644cm" svg:y="-1.831cm">
              <draw:text-box>
                <text:p text:style-name="P4"><text:span text:style-name="T3">Q</text:span></text:p>
              </draw:text-box>
            </draw:frame>
          </draw:g>
          <draw:frame draw:style-name="gr82" draw:text-style-name="P18" draw:layer="layout" svg:width="1.205cm" svg:height="0.725cm" svg:x="-12.088cm" svg:y="-0.653cm">
            <draw:text-box>
              <text:p text:style-name="P4"><text:span text:style-name="T9">CLR</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5.539cm" svg:y="26.65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5.839cm 27.7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5.382cm" svg:y="26.673cm">
              <draw:text-box>
                <text:p text:style-name="P4"><text:span text:style-name="T3">D</text:span></text:p>
              </draw:text-box>
            </draw:frame>
            <draw:frame draw:style-name="gr79" draw:text-style-name="P5" draw:layer="layout" svg:width="0.832cm" svg:height="0.725cm" svg:x="5.883cm" svg:y="26.674cm">
              <draw:text-box>
                <text:p text:style-name="P4"><text:span text:style-name="T3">Q</text:span></text:p>
              </draw:text-box>
            </draw:frame>
          </draw:g>
          <draw:frame draw:style-name="gr82" draw:text-style-name="P18" draw:layer="layout" svg:width="1.205cm" svg:height="0.725cm" svg:x="5.439cm" svg:y="27.852cm">
            <draw:text-box>
              <text:p text:style-name="P4"><text:span text:style-name="T9">CLR</text:span></text:p>
            </draw:text-box>
          </draw:frame>
        </draw:g>
        <draw:frame draw:style-name="gr81" draw:text-style-name="P5" draw:layer="layout" svg:width="1.349cm" svg:height="0.725cm" svg:x="-9.911cm" svg:y="-2.541cm">
          <draw:text-box>
            <text:p text:style-name="P4"><text:span text:style-name="T3">reg3</text:span></text:p>
          </draw:text-box>
        </draw:frame>
        <draw:g>
          <draw:g>
            <draw:rect draw:style-name="gr2" draw:text-style-name="P3" draw:layer="layout" svg:width="1cm" svg:height="1.747cm" svg:x="-7.192cm" svg:y="-1.832cm">
              <text:p/>
            </draw:rect>
            <draw:custom-shape draw:style-name="gr40" draw:text-style-name="P13" draw:layer="layout" svg:width="0.3cm" svg:height="0.3cm" draw:transform="rotate (-1.57079632679579) translate (-6.892cm -0.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7.349cm" svg:y="-1.81cm">
            <draw:text-box>
              <text:p text:style-name="P4"><text:span text:style-name="T3">D</text:span></text:p>
            </draw:text-box>
          </draw:frame>
          <draw:frame draw:style-name="gr79" draw:text-style-name="P5" draw:layer="layout" svg:width="0.832cm" svg:height="0.725cm" svg:x="-6.848cm" svg:y="-1.809cm">
            <draw:text-box>
              <text:p text:style-name="P4"><text:span text:style-name="T3">Q</text:span></text:p>
            </draw:text-box>
          </draw:frame>
        </draw:g>
        <draw:frame draw:style-name="gr81" draw:text-style-name="P5" draw:layer="layout" svg:width="1.349cm" svg:height="0.725cm" svg:x="-7.349cm" svg:y="-2.557cm">
          <draw:text-box>
            <text:p text:style-name="P4"><text:span text:style-name="T3">reg4</text:span></text:p>
          </draw:text-box>
        </draw:frame>
        <draw:g>
          <draw:g>
            <draw:rect draw:style-name="gr2" draw:text-style-name="P3" draw:layer="layout" svg:width="1cm" svg:height="1.747cm" svg:x="-7.191cm" svg:y="-1.831cm">
              <text:p/>
            </draw:rect>
            <draw:custom-shape draw:style-name="gr40" draw:text-style-name="P13" draw:layer="layout" svg:width="0.3cm" svg:height="0.3cm" draw:transform="rotate (-1.57079632679579) translate (-6.891cm -0.6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7.348cm" svg:y="-1.809cm">
            <draw:text-box>
              <text:p text:style-name="P4"><text:span text:style-name="T3">D</text:span></text:p>
            </draw:text-box>
          </draw:frame>
          <draw:frame draw:style-name="gr79" draw:text-style-name="P5" draw:layer="layout" svg:width="0.832cm" svg:height="0.725cm" svg:x="-6.847cm" svg:y="-1.808cm">
            <draw:text-box>
              <text:p text:style-name="P4"><text:span text:style-name="T3">Q</text:span></text:p>
            </draw:text-box>
          </draw:frame>
        </draw:g>
        <draw:line draw:style-name="gr76" draw:text-style-name="P3" draw:layer="layout" svg:x1="-9.235cm" svg:y1="-0.09cm" svg:x2="-9.235cm" svg:y2="0.439cm">
          <text:p/>
        </draw:line>
        <draw:frame draw:style-name="gr83" draw:text-style-name="P5" draw:layer="layout" svg:width="1.446cm" svg:height="0.725cm" svg:x="-9.987cm" svg:y="0.376cm">
          <draw:text-box>
            <text:p text:style-name="P4"><text:span text:style-name="T3">reset</text:span></text:p>
          </draw:text-box>
        </draw:frame>
        <draw:line draw:style-name="gr76" draw:text-style-name="P3" draw:layer="layout" svg:x1="-11.486cm" svg:y1="-0.109cm" svg:x2="-11.486cm" svg:y2="0.42cm">
          <text:p/>
        </draw:line>
        <draw:frame draw:style-name="gr83" draw:text-style-name="P5" draw:layer="layout" svg:width="1.446cm" svg:height="0.725cm" svg:x="-12.238cm" svg:y="0.357cm">
          <draw:text-box>
            <text:p text:style-name="P4"><text:span text:style-name="T3">reset</text:span></text:p>
          </draw:text-box>
        </draw:frame>
        <draw:frame draw:style-name="gr84" draw:text-style-name="P5" draw:layer="layout" svg:width="1.281cm" svg:height="0.725cm" svg:x="-13.269cm" svg:y="-0.932cm">
          <draw:text-box>
            <text:p text:style-name="P4"><text:span text:style-name="T3">clk</text:span></text:p>
          </draw:text-box>
        </draw:frame>
        <draw:line draw:style-name="gr76" draw:text-style-name="P3" draw:layer="layout" svg:x1="-12.269cm" svg:y1="-0.586cm" svg:x2="-11.988cm" svg:y2="-0.586cm">
          <text:p/>
        </draw:line>
        <draw:frame draw:style-name="gr84" draw:text-style-name="P5" draw:layer="layout" svg:width="1.281cm" svg:height="0.725cm" svg:x="4.394cm" svg:y="24.386cm">
          <draw:text-box>
            <text:p text:style-name="P4"><text:span text:style-name="T3">clk</text:span></text:p>
          </draw:text-box>
        </draw:frame>
        <draw:line draw:style-name="gr76" draw:text-style-name="P3" draw:layer="layout" svg:x1="5.394cm" svg:y1="24.732cm" svg:x2="5.675cm" svg:y2="24.732cm">
          <text:p/>
        </draw:line>
        <draw:frame draw:style-name="gr84" draw:text-style-name="P5" draw:layer="layout" svg:width="1.281cm" svg:height="0.725cm" svg:x="-11.065cm" svg:y="-0.95cm">
          <draw:text-box>
            <text:p text:style-name="P4"><text:span text:style-name="T3">clk</text:span></text:p>
          </draw:text-box>
        </draw:frame>
        <draw:line draw:style-name="gr76" draw:text-style-name="P3" draw:layer="layout" svg:x1="-10.065cm" svg:y1="-0.604cm" svg:x2="-9.784cm" svg:y2="-0.604cm">
          <text:p/>
        </draw:line>
        <draw:frame draw:style-name="gr84" draw:text-style-name="P5" draw:layer="layout" svg:width="1.281cm" svg:height="0.725cm" svg:x="-8.472cm" svg:y="-0.825cm">
          <draw:text-box>
            <text:p text:style-name="P4"><text:span text:style-name="T3">clk</text:span></text:p>
          </draw:text-box>
        </draw:frame>
        <draw:line draw:style-name="gr76" draw:text-style-name="P3" draw:layer="layout" svg:x1="-7.472cm" svg:y1="-0.479cm" svg:x2="-7.191cm" svg:y2="-0.479cm">
          <text:p/>
        </draw:line>
        <draw:line draw:style-name="gr76" draw:text-style-name="P3" draw:layer="layout" svg:x1="-7.551cm" svg:y1="-1.435cm" svg:x2="-7.191cm" svg:y2="-1.435cm">
          <text:p/>
        </draw:line>
        <draw:frame draw:style-name="gr85" draw:text-style-name="P5" draw:layer="layout" svg:width="5.091cm" svg:height="0.725cm" svg:x="5.399cm" svg:y="16.377cm">
          <draw:text-box>
            <text:p text:style-name="P4"><text:span text:style-name="T3">myCoreClockedRegister</text:span></text:p>
          </draw:text-box>
        </draw:frame>
        <draw:line draw:style-name="gr76" draw:text-style-name="P3" draw:layer="layout" svg:x1="7.147cm" svg:y1="18.47cm" svg:x2="7.428cm" svg:y2="18.47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464cm" svg:y="17.203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764cm 18.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7.307cm" svg:y="17.225cm">
              <draw:text-box>
                <text:p text:style-name="P4"><text:span text:style-name="T3">D</text:span></text:p>
              </draw:text-box>
            </draw:frame>
            <draw:frame draw:style-name="gr79" draw:text-style-name="P5" draw:layer="layout" svg:width="0.832cm" svg:height="0.725cm" svg:x="7.808cm" svg:y="17.226cm">
              <draw:text-box>
                <text:p text:style-name="P4"><text:span text:style-name="T3">Q</text:span></text:p>
              </draw:text-box>
            </draw:frame>
          </draw:g>
          <draw:frame draw:style-name="gr82" draw:text-style-name="P18" draw:layer="layout" svg:width="1.205cm" svg:height="0.725cm" svg:x="7.364cm" svg:y="18.404cm">
            <draw:text-box>
              <text:p text:style-name="P4"><text:span text:style-name="T9">CLR</text:span></text:p>
            </draw:text-box>
          </draw:frame>
        </draw:g>
        <draw:line draw:style-name="gr76" draw:text-style-name="P3" draw:layer="layout" svg:x1="7.967cm" svg:y1="18.95cm" svg:x2="7.967cm" svg:y2="19.479cm">
          <text:p/>
        </draw:line>
        <draw:g>
          <draw:rect draw:style-name="gr3" draw:text-style-name="P3" draw:layer="layout" svg:width="0.5cm" svg:height="0.5cm" svg:x="-8.051cm" svg:y="-1.705cm">
            <text:p/>
          </draw:rect>
          <draw:frame draw:style-name="gr4" draw:text-style-name="P5" draw:layer="layout" svg:width="2.246cm" svg:height="0.725cm" svg:x="-10.211cm" svg:y="-1.837cm">
            <draw:text-box>
              <text:p text:style-name="P4"><text:span text:style-name="T3">a</text:span></text:p>
            </draw:text-box>
          </draw:frame>
        </draw:g>
        <draw:g>
          <draw:rect draw:style-name="gr3" draw:text-style-name="P3" draw:layer="layout" svg:width="0.5cm" svg:height="0.5cm" svg:x="6.647cm" svg:y="18.214cm">
            <text:p/>
          </draw:rect>
          <draw:frame draw:style-name="gr86" draw:text-style-name="P5" draw:layer="layout" svg:width="1.937cm" svg:height="0.725cm" svg:x="4.796cm" svg:y="18.082cm">
            <draw:text-box>
              <text:p text:style-name="P4"><text:span text:style-name="T3">coreClk</text:span></text:p>
            </draw:text-box>
          </draw:frame>
        </draw:g>
        <draw:g>
          <draw:rect draw:style-name="gr3" draw:text-style-name="P3" draw:layer="layout" svg:width="0.5cm" svg:height="0.5cm" svg:x="7.219cm" svg:y="19.261cm">
            <text:p/>
          </draw:rect>
          <draw:frame draw:style-name="gr87" draw:text-style-name="P5" draw:layer="layout" svg:width="2.437cm" svg:height="0.725cm" svg:x="4.868cm" svg:y="19.129cm">
            <draw:text-box>
              <text:p text:style-name="P4"><text:span text:style-name="T3">coreReset</text:span></text:p>
            </draw:text-box>
          </draw:frame>
        </draw:g>
        <draw:line draw:style-name="gr76" draw:text-style-name="P3" draw:layer="layout" svg:x1="7.719cm" svg:y1="19.476cm" svg:x2="7.967cm" svg:y2="19.48cm">
          <text:p/>
        </draw:line>
        <draw:frame draw:style-name="gr88" draw:text-style-name="P5" draw:layer="layout" svg:width="1.425cm" svg:height="0.725cm" svg:x="3.738cm" svg:y="20.987cm">
          <draw:text-box>
            <text:p text:style-name="P4"><text:span text:style-name="T3">cond</text:span></text:p>
          </draw:text-box>
        </draw:frame>
        <draw:frame draw:style-name="gr89" draw:text-style-name="P5" draw:layer="layout" svg:width="2.242cm" svg:height="0.725cm" svg:x="5.498cm" svg:y="20.975cm">
          <draw:text-box>
            <text:p text:style-name="P4"><text:span text:style-name="T3">mySignal</text:span></text:p>
          </draw:text-box>
        </draw:frame>
        <draw:polygon draw:style-name="gr77" draw:text-style-name="P13" draw:layer="layout" svg:width="0.63cm" svg:height="0.75cm" svg:x="0.369cm" svg:y="8.602cm" svg:viewBox="0 0 631 751" draw:points="631,375 0,751 0,0">
          <text:p/>
        </draw:polygon>
        <draw:connector draw:style-name="gr8" draw:text-style-name="P3" draw:layer="layout" svg:x1="4.77cm" svg:y1="22.918cm" svg:x2="5.675cm" svg:y2="23.739cm" draw:start-shape="id86" draw:start-glue-point="2" svg:d="M4770 22918v681h905v140">
          <text:p/>
        </draw:connector>
        <draw:path draw:style-name="gr90" draw:text-style-name="P13" xml:id="id86" draw:id="id86" draw:layer="layout" svg:width="0.749cm" svg:height="0.749cm" svg:x="4.395cm" svg:y="22.168cm" svg:viewBox="0 0 750 750" svg:d="M375 0c213 0 375 162 375 375s-162 375-375 375-375-162-375-375 162-375 375-375z">
          <text:p text:style-name="P13">+</text:p>
        </draw:path>
        <draw:connector draw:style-name="gr8" draw:text-style-name="P3" draw:layer="layout" svg:x1="5.145cm" svg:y1="22.543cm" svg:x2="7.433cm" svg:y2="22.533cm" draw:start-shape="id86" draw:start-glue-point="1" svg:d="M5145 22543h1414v-10h874">
          <text:p/>
        </draw:connector>
        <draw:connector draw:style-name="gr8" draw:text-style-name="P3" draw:layer="layout" svg:x1="7.433cm" svg:y1="23.783cm" svg:x2="7.433cm" svg:y2="22.534cm" svg:d="M7433 23783v-1249">
          <text:p/>
        </draw:connector>
        <draw:line draw:style-name="gr76" draw:text-style-name="P3" draw:layer="layout" svg:x1="6.675cm" svg:y1="23.783cm" svg:x2="7.433cm" svg:y2="23.783cm">
          <text:p/>
        </draw:line>
        <draw:connector draw:style-name="gr8" draw:text-style-name="P3" draw:layer="layout" svg:x1="3.928cm" svg:y1="22.542cm" svg:x2="4.395cm" svg:y2="22.545cm" svg:d="M3928 22542h234v3h233">
          <text:p/>
        </draw:connector>
        <draw:frame draw:style-name="gr84" draw:text-style-name="P5" draw:layer="layout" svg:width="1.281cm" svg:height="0.725cm" svg:x="3.074cm" svg:y="22.168cm">
          <draw:text-box>
            <text:p text:style-name="P4"><text:span text:style-name="T3">1</text:span></text:p>
          </draw:text-box>
        </draw:frame>
        <draw:frame draw:style-name="gr91" draw:text-style-name="P5" draw:layer="layout" svg:width="4.617cm" svg:height="0.725cm" svg:x="3.792cm" svg:y="25.926cm">
          <draw:text-box>
            <text:p text:style-name="P4"><text:span text:style-name="T3">myRegisterWithReset</text:span></text:p>
          </draw:text-box>
        </draw:frame>
        <draw:frame draw:style-name="gr84" draw:text-style-name="P5" draw:layer="layout" svg:width="1.281cm" svg:height="0.725cm" svg:x="4.301cm" svg:y="27.53cm">
          <draw:text-box>
            <text:p text:style-name="P4"><text:span text:style-name="T3">clk</text:span></text:p>
          </draw:text-box>
        </draw:frame>
        <draw:line draw:style-name="gr76" draw:text-style-name="P3" draw:layer="layout" svg:x1="5.265cm" svg:y1="27.876cm" svg:x2="5.546cm" svg:y2="27.876cm">
          <text:p/>
        </draw:line>
        <draw:path draw:style-name="gr90" draw:text-style-name="P13" draw:layer="layout" svg:width="0.749cm" svg:height="0.749cm" svg:x="3.361cm" svg:y="25.5cm" svg:viewBox="0 0 750 750" svg:d="M375 0c213 0 375 162 375 375s-162 375-375 375-375-162-375-375 162-375 375-375z">
          <text:p text:style-name="P13">+</text:p>
        </draw:path>
        <draw:line draw:style-name="gr76" draw:text-style-name="P3" draw:layer="layout" svg:x1="6.582cm" svg:y1="27.012cm" svg:x2="8.409cm" svg:y2="27.012cm">
          <text:p/>
        </draw:line>
        <draw:connector draw:style-name="gr8" draw:text-style-name="P3" draw:layer="layout" svg:x1="2.934cm" svg:y1="25.814cm" svg:x2="3.401cm" svg:y2="25.817cm" svg:d="M2934 25814h234v3h233">
          <text:p/>
        </draw:connector>
        <draw:frame draw:style-name="gr84" draw:text-style-name="P5" draw:layer="layout" svg:width="1.281cm" svg:height="0.725cm" svg:x="2.08cm" svg:y="25.44cm">
          <draw:text-box>
            <text:p text:style-name="P4"><text:span text:style-name="T3">1</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737cm" svg:y="-1.857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437cm -0.7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9.894cm" svg:y="-1.835cm">
              <draw:text-box>
                <text:p text:style-name="P4"><text:span text:style-name="T3">D</text:span></text:p>
              </draw:text-box>
            </draw:frame>
            <draw:frame draw:style-name="gr79" draw:text-style-name="P5" draw:layer="layout" svg:width="0.832cm" svg:height="0.725cm" svg:x="-9.393cm" svg:y="-1.834cm">
              <draw:text-box>
                <text:p text:style-name="P4"><text:span text:style-name="T3">Q</text:span></text:p>
              </draw:text-box>
            </draw:frame>
          </draw:g>
          <draw:frame draw:style-name="gr82" draw:text-style-name="P18" draw:layer="layout" svg:width="1.205cm" svg:height="0.725cm" svg:x="-9.837cm" svg:y="-0.656cm">
            <draw:text-box>
              <text:p text:style-name="P4"><text:span text:style-name="T9">CLR</text:span></text:p>
            </draw:text-box>
          </draw:frame>
        </draw:g>
        <draw:line draw:style-name="gr76" draw:text-style-name="P3" draw:layer="layout" svg:x1="6.05cm" svg:y1="28.398cm" svg:x2="6.05cm" svg:y2="28.927cm">
          <text:p/>
        </draw:line>
        <draw:frame draw:style-name="gr83" draw:text-style-name="P5" draw:layer="layout" svg:width="1.446cm" svg:height="0.725cm" svg:x="5.298cm" svg:y="28.864cm">
          <draw:text-box>
            <text:p text:style-name="P4"><text:span text:style-name="T3">reset</text:span></text:p>
          </draw:text-box>
        </draw:frame>
        <draw:line draw:style-name="gr76" draw:text-style-name="P3" draw:layer="layout" svg:x1="7.229cm" svg:y1="27.212cm" svg:x2="7.41cm" svg:y2="26.851cm">
          <text:p/>
        </draw:line>
        <draw:frame draw:style-name="gr84" draw:text-style-name="P5" draw:layer="layout" svg:width="1.281cm" svg:height="0.725cm" svg:x="6.639cm" svg:y="27.127cm">
          <draw:text-box>
            <text:p text:style-name="P4"><text:span text:style-name="T3">4</text:span></text:p>
          </draw:text-box>
        </draw:frame>
        <draw:line draw:style-name="gr76" draw:text-style-name="P3" draw:layer="layout" svg:x1="7.015cm" svg:y1="23.948cm" svg:x2="7.196cm" svg:y2="23.587cm">
          <text:p/>
        </draw:line>
        <draw:frame draw:style-name="gr84" draw:text-style-name="P5" draw:layer="layout" svg:width="1.281cm" svg:height="0.725cm" svg:x="6.425cm" svg:y="23.863cm">
          <draw:text-box>
            <text:p text:style-name="P4"><text:span text:style-name="T3">4</text:span></text:p>
          </draw:text-box>
        </draw:frame>
        <draw:frame draw:style-name="gr92" draw:text-style-name="P5" draw:layer="layout" svg:width="0.786cm" svg:height="0.725cm" svg:x="5.509cm" svg:y="23.89cm">
          <draw:text-box>
            <text:p text:style-name="P4"><text:span text:style-name="T3">E</text:span></text:p>
          </draw:text-box>
        </draw:frame>
        <draw:frame draw:style-name="gr88" draw:text-style-name="P5" draw:layer="layout" svg:width="1.425cm" svg:height="0.725cm" svg:x="4.113cm" svg:y="23.89cm">
          <draw:text-box>
            <text:p text:style-name="P4"><text:span text:style-name="T3">cond</text:span></text:p>
          </draw:text-box>
        </draw:frame>
        <draw:line draw:style-name="gr76" draw:text-style-name="P3" draw:layer="layout" svg:x1="5.385cm" svg:y1="24.236cm" svg:x2="5.666cm" svg:y2="24.236cm">
          <text:p/>
        </draw:line>
        <draw:frame draw:style-name="gr92" draw:text-style-name="P5" draw:layer="layout" svg:width="0.786cm" svg:height="0.725cm" svg:x="5.367cm" svg:y="27.127cm">
          <draw:text-box>
            <text:p text:style-name="P4"><text:span text:style-name="T3">E</text:span></text:p>
          </draw:text-box>
        </draw:frame>
        <draw:frame draw:style-name="gr88" draw:text-style-name="P5" draw:layer="layout" svg:width="1.425cm" svg:height="0.725cm" svg:x="3.971cm" svg:y="27.127cm">
          <draw:text-box>
            <text:p text:style-name="P4"><text:span text:style-name="T3">cond</text:span></text:p>
          </draw:text-box>
        </draw:frame>
        <draw:line draw:style-name="gr76" draw:text-style-name="P3" draw:layer="layout" svg:x1="5.243cm" svg:y1="27.473cm" svg:x2="5.524cm" svg:y2="27.473cm">
          <text:p/>
        </draw:line>
        <draw:line draw:style-name="gr76" draw:text-style-name="P3" draw:layer="layout" svg:x1="8.409cm" svg:y1="25.926cm" svg:x2="8.41cm" svg:y2="27.012cm">
          <text:p/>
        </draw:line>
        <draw:line draw:style-name="gr76" draw:text-style-name="P3" draw:layer="layout" svg:x1="8.41cm" svg:y1="25.926cm" svg:x2="4.111cm" svg:y2="25.875cm">
          <text:p/>
        </draw:line>
        <draw:line draw:style-name="gr76" draw:text-style-name="P3" draw:layer="layout" svg:x1="5.539cm" svg:y1="27.012cm" svg:x2="3.728cm" svg:y2="27.012cm">
          <text:p/>
        </draw:line>
        <draw:line draw:style-name="gr76" draw:text-style-name="P3" draw:layer="layout" svg:x1="3.736cm" svg:y1="26.25cm" svg:x2="3.729cm" svg:y2="27.012cm">
          <text:p/>
        </draw:line>
        <draw:line draw:style-name="gr76" draw:text-style-name="P3" draw:layer="layout" svg:x1="5.036cm" svg:y1="21.365cm" svg:x2="5.598cm" svg:y2="21.365cm">
          <text:p/>
        </draw:line>
        <draw:rect draw:style-name="gr1" draw:text-style-name="P2" draw:layer="layout" svg:width="6.865cm" svg:height="1cm" svg:x="11.985cm" svg:y="19.388cm">
          <text:p text:style-name="P1"><text:span text:style-name="T1">TopComponent</text:span></text:p>
        </draw:rect>
        <draw:rect draw:style-name="gr2" draw:text-style-name="P3" draw:layer="layout" svg:width="6.865cm" svg:height="3.935cm" svg:x="11.985cm" svg:y="20.388cm">
          <text:p/>
        </draw:rect>
        <draw:rect draw:style-name="gr1" draw:text-style-name="P2" draw:layer="layout" svg:width="5.492cm" svg:height="1cm" svg:x="12.649cm" svg:y="20.984cm">
          <text:p text:style-name="P1"><text:span text:style-name="T1">sub : SubComponent</text:span></text:p>
        </draw:rect>
        <draw:rect draw:style-name="gr2" draw:text-style-name="P3" draw:layer="layout" svg:width="5.491cm" svg:height="1.817cm" svg:x="12.649cm" svg:y="21.984cm">
          <text:p/>
        </draw:rect>
        <draw:g>
          <draw:rect draw:style-name="gr3" draw:text-style-name="P3" draw:layer="layout" svg:width="0.5cm" svg:height="0.5cm" svg:x="12.416cm" svg:y="22.376cm">
            <text:p/>
          </draw:rect>
          <draw:frame draw:style-name="gr29" draw:text-style-name="P5" draw:layer="layout" svg:width="2.369cm" svg:height="0.725cm" svg:x="12.86cm" svg:y="22.226cm">
            <draw:text-box>
              <text:p text:style-name="P4"><text:span text:style-name="T3">condA</text:span></text:p>
            </draw:text-box>
          </draw:frame>
        </draw:g>
        <draw:g>
          <draw:rect draw:style-name="gr3" draw:text-style-name="P3" draw:layer="layout" svg:width="0.5cm" svg:height="0.5cm" svg:x="17.851cm" svg:y="22.393cm">
            <text:p/>
          </draw:rect>
          <draw:frame draw:style-name="gr4" draw:text-style-name="P5" draw:layer="layout" svg:width="2.246cm" svg:height="0.725cm" svg:x="15.691cm" svg:y="22.261cm">
            <draw:text-box>
              <text:p text:style-name="P4"><text:span text:style-name="T3">result</text:span></text:p>
            </draw:text-box>
          </draw:frame>
        </draw:g>
        <draw:g>
          <draw:rect draw:style-name="gr3" draw:text-style-name="P3" draw:layer="layout" svg:width="0.5cm" svg:height="0.5cm" svg:x="12.403cm" svg:y="23.027cm">
            <text:p/>
          </draw:rect>
          <draw:frame draw:style-name="gr29" draw:text-style-name="P5" draw:layer="layout" svg:width="2.369cm" svg:height="0.725cm" svg:x="12.847cm" svg:y="22.877cm">
            <draw:text-box>
              <text:p text:style-name="P4"><text:span text:style-name="T3">condB</text:span></text:p>
            </draw:text-box>
          </draw:frame>
        </draw:g>
        <draw:rect draw:style-name="gr1" draw:text-style-name="P2" draw:layer="layout" svg:width="9.721cm" svg:height="1cm" svg:x="10.659cm" svg:y="25.029cm">
          <text:p text:style-name="P1"><text:span text:style-name="T1">TopLevel</text:span></text:p>
        </draw:rect>
        <draw:rect draw:style-name="gr2" draw:text-style-name="P3" draw:layer="layout" svg:width="9.721cm" svg:height="3.935cm" svg:x="10.659cm" svg:y="26.029cm">
          <text:p/>
        </draw:rect>
        <draw:rect draw:style-name="gr1" draw:text-style-name="P2" draw:layer="layout" svg:width="5.492cm" svg:height="1cm" svg:x="11.865cm" svg:y="26.625cm">
          <text:p text:style-name="P1"><text:span text:style-name="T1">sub : SubComponent</text:span></text:p>
        </draw:rect>
        <draw:rect draw:style-name="gr2" draw:text-style-name="P3" draw:layer="layout" svg:width="5.491cm" svg:height="1.297cm" svg:x="11.865cm" svg:y="27.625cm">
          <text:p/>
        </draw:rect>
        <draw:g>
          <draw:rect draw:style-name="gr3" draw:text-style-name="P3" draw:layer="layout" svg:width="0.5cm" svg:height="0.5cm" svg:x="11.632cm" svg:y="28.017cm">
            <text:p/>
          </draw:rect>
          <draw:frame draw:style-name="gr29" draw:text-style-name="P5" draw:layer="layout" svg:width="2.369cm" svg:height="0.725cm" svg:x="12.076cm" svg:y="27.867cm">
            <draw:text-box>
              <text:p text:style-name="P4"><text:span text:style-name="T3">input</text:span></text:p>
            </draw:text-box>
          </draw:frame>
        </draw:g>
        <draw:g>
          <draw:rect draw:style-name="gr3" draw:text-style-name="P3" draw:layer="layout" svg:width="0.5cm" svg:height="0.5cm" svg:x="17.067cm" svg:y="28.034cm">
            <text:p/>
          </draw:rect>
          <draw:frame draw:style-name="gr4" draw:text-style-name="P5" draw:layer="layout" svg:width="2.246cm" svg:height="0.725cm" svg:x="14.907cm" svg:y="27.902cm">
            <draw:text-box>
              <text:p text:style-name="P4"><text:span text:style-name="T3">result</text:span></text:p>
            </draw:text-box>
          </draw:frame>
        </draw:g>
        <draw:g>
          <draw:rect draw:style-name="gr3" draw:text-style-name="P3" draw:layer="layout" svg:width="0.5cm" svg:height="0.5cm" svg:x="10.418cm" svg:y="28.033cm">
            <text:p/>
          </draw:rect>
          <draw:frame draw:style-name="gr4" draw:text-style-name="P5" draw:layer="layout" svg:width="2.246cm" svg:height="0.725cm" svg:x="8.258cm" svg:y="27.901cm">
            <draw:text-box>
              <text:p text:style-name="P4"><text:span text:style-name="T3">a</text:span></text:p>
            </draw:text-box>
          </draw:frame>
        </draw:g>
        <draw:g>
          <draw:rect draw:style-name="gr3" draw:text-style-name="P3" draw:layer="layout" svg:width="0.5cm" svg:height="0.5cm" svg:x="10.418cm" svg:y="29.159cm">
            <text:p/>
          </draw:rect>
          <draw:frame draw:style-name="gr4" draw:text-style-name="P5" draw:layer="layout" svg:width="2.246cm" svg:height="0.725cm" svg:x="8.258cm" svg:y="29.027cm">
            <draw:text-box>
              <text:p text:style-name="P4"><text:span text:style-name="T3">b</text:span></text:p>
            </draw:text-box>
          </draw:frame>
        </draw:g>
        <draw:line draw:style-name="gr76" draw:text-style-name="P3" draw:layer="layout" svg:x1="10.918cm" svg:y1="28.257cm" svg:x2="11.632cm" svg:y2="28.257cm">
          <text:p/>
        </draw:line>
        <draw:path draw:style-name="gr57" draw:text-style-name="P3" draw:layer="layout" svg:width="1.079cm" svg:height="1.03cm" svg:x="18.378cm" svg:y="28.582cm" svg:viewBox="0 0 1080 1031" svg:d="M540 0c270 0 540 257 540 515s-270 516-540 516c-180 0-360 0-540 0 99-169 213-214 213-516-10-303-134-327-213-515 180 0 360 0 540 0z">
          <text:p/>
        </draw:path>
        <draw:line draw:style-name="gr76" draw:text-style-name="P3" draw:layer="layout" svg:x1="10.918cm" svg:y1="29.415cm" svg:x2="18.5cm" svg:y2="29.4cm">
          <text:p/>
        </draw:line>
        <draw:line draw:style-name="gr76" draw:text-style-name="P3" draw:layer="layout" svg:x1="17.567cm" svg:y1="28.231cm" svg:x2="17.947cm" svg:y2="28.231cm">
          <text:p/>
        </draw:line>
        <draw:line draw:style-name="gr76" draw:text-style-name="P3" draw:layer="layout" svg:x1="17.947cm" svg:y1="28.809cm" svg:x2="17.947cm" svg:y2="28.231cm">
          <text:p/>
        </draw:line>
        <draw:line draw:style-name="gr76" draw:text-style-name="P3" draw:layer="layout" svg:x1="17.947cm" svg:y1="28.809cm" svg:x2="18.5cm" svg:y2="28.809cm">
          <text:p/>
        </draw:line>
        <draw:g>
          <draw:rect draw:style-name="gr3" draw:text-style-name="P3" draw:layer="layout" svg:width="0.5cm" svg:height="0.5cm" svg:x="20.108cm" svg:y="28.867cm">
            <text:p/>
          </draw:rect>
          <draw:frame draw:style-name="gr29" draw:text-style-name="P5" draw:layer="layout" svg:width="2.369cm" svg:height="0.725cm" svg:x="20.552cm" svg:y="28.717cm">
            <draw:text-box>
              <text:p text:style-name="P4"><text:span text:style-name="T3">result</text:span></text:p>
            </draw:text-box>
          </draw:frame>
        </draw:g>
        <draw:line draw:style-name="gr76" draw:text-style-name="P3" draw:layer="layout" svg:x1="20.108cm" svg:y1="29.08cm" svg:x2="19.5cm" svg:y2="29.08cm">
          <text:p/>
        </draw:line>
        <draw:g>
          <draw:rect draw:style-name="gr3" draw:text-style-name="P3" draw:layer="layout" svg:width="0.5cm" svg:height="0.5cm" svg:x="17.131cm" svg:y="33.049cm">
            <text:p/>
          </draw:rect>
          <draw:frame draw:style-name="gr29" draw:text-style-name="P5" draw:layer="layout" svg:width="2.369cm" svg:height="0.725cm" svg:x="17.575cm" svg:y="32.899cm">
            <draw:text-box>
              <text:p text:style-name="P4"><text:span text:style-name="T3">result</text:span></text:p>
            </draw:text-box>
          </draw:frame>
        </draw:g>
        <draw:g>
          <draw:rect draw:style-name="gr3" draw:text-style-name="P3" draw:layer="layout" svg:width="0.5cm" svg:height="0.5cm" svg:x="12.374cm" svg:y="32.724cm">
            <text:p/>
          </draw:rect>
          <draw:frame draw:style-name="gr4" draw:text-style-name="P5" draw:layer="layout" svg:width="2.246cm" svg:height="0.725cm" svg:x="10.214cm" svg:y="32.592cm">
            <draw:text-box>
              <text:p text:style-name="P4"><text:span text:style-name="T3">conds_0</text:span></text:p>
            </draw:text-box>
          </draw:frame>
        </draw:g>
        <draw:g>
          <draw:rect draw:style-name="gr3" draw:text-style-name="P3" draw:layer="layout" svg:width="0.5cm" svg:height="0.5cm" svg:x="12.374cm" svg:y="33.356cm">
            <text:p/>
          </draw:rect>
          <draw:frame draw:style-name="gr4" draw:text-style-name="P5" draw:layer="layout" svg:width="2.246cm" svg:height="0.725cm" svg:x="10.214cm" svg:y="33.224cm">
            <draw:text-box>
              <text:p text:style-name="P4"><text:span text:style-name="T3">conds_1</text:span></text:p>
            </draw:text-box>
          </draw:frame>
        </draw:g>
        <draw:line draw:style-name="gr76" draw:text-style-name="P3" draw:layer="layout" svg:x1="12.874cm" svg:y1="32.969cm" svg:x2="13.966cm" svg:y2="32.969cm">
          <text:p/>
        </draw:line>
        <draw:line draw:style-name="gr76" draw:text-style-name="P3" draw:layer="layout" svg:x1="12.874cm" svg:y1="33.603cm" svg:x2="13.966cm" svg:y2="33.603cm">
          <text:p/>
        </draw:line>
        <draw:line draw:style-name="gr76" draw:text-style-name="P3" draw:layer="layout" svg:x1="16.039cm" svg:y1="33.294cm" svg:x2="17.131cm" svg:y2="33.294cm">
          <text:p/>
        </draw:line>
        <draw:custom-shape draw:style-name="gr41" draw:text-style-name="P11" draw:layer="layout" svg:width="2.55cm" svg:height="1.7cm" svg:x="13.672cm" svg:y="32.5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9.585cm" svg:y="38.263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5.963cm" svg:y="38.068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13.122cm" svg:y1="39.212cm" svg:x2="15.963cm" svg:y2="39.212cm">
          <text:p/>
        </draw:line>
        <draw:frame draw:style-name="gr93" draw:text-style-name="P5" draw:layer="layout" svg:width="3.072cm" svg:height="0.725cm" svg:x="13.05cm" svg:y="38.487cm">
          <draw:text-box>
            <text:p text:style-name="P4"><text:span text:style-name="T3">logicArea.flag</text:span></text:p>
          </draw:text-box>
        </draw:frame>
        <draw:rect draw:style-name="gr1" draw:text-style-name="P2" draw:layer="layout" svg:width="11.91cm" svg:height="1cm" svg:x="-4.31cm" svg:y="36.199cm">
          <text:p text:style-name="P1"><text:span text:style-name="T1">TopLevel</text:span></text:p>
        </draw:rect>
        <draw:rect draw:style-name="gr2" draw:text-style-name="P3" draw:layer="layout" svg:width="11.91cm" svg:height="3.935cm" svg:x="-4.31cm" svg:y="37.199cm">
          <text:p/>
        </draw:rect>
        <draw:custom-shape draw:style-name="gr32" draw:text-style-name="P19" draw:layer="layout" svg:width="3.537cm" svg:height="2.287cm" svg:x="-3.504cm" svg:y="38.216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874cm" svg:y="38.02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0.033cm" svg:y1="39.165cm" svg:x2="2.874cm" svg:y2="39.165cm">
          <text:p/>
        </draw:line>
        <draw:frame draw:style-name="gr93" draw:text-style-name="P5" draw:layer="layout" svg:width="3.072cm" svg:height="0.725cm" svg:x="-0.039cm" svg:y="38.44cm">
          <draw:text-box>
            <text:p text:style-name="P4"><text:span text:style-name="T3">logicArea.flag</text:span></text:p>
          </draw:text-box>
        </draw:frame>
        <draw:line draw:style-name="gr76" draw:text-style-name="P3" draw:layer="layout" svg:x1="22.461cm" svg:y1="37.071cm" svg:x2="22.462cm" svg:y2="39.99cm">
          <text:p/>
        </draw:line>
        <draw:frame draw:style-name="gr93" draw:text-style-name="P5" draw:layer="layout" svg:width="3.072cm" svg:height="0.725cm" svg:x="22.462cm" svg:y="38.401cm">
          <draw:text-box>
            <text:p text:style-name="P4"><text:span text:style-name="T3">logicArea.flag</text:span></text:p>
          </draw:text-box>
        </draw:frame>
        <draw:custom-shape draw:style-name="gr32" draw:text-style-name="P19" draw:layer="layout" svg:width="3.537cm" svg:height="2.287cm" svg:x="20.75cm" svg:y="35.651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0.707cm" svg:y="39.60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19.095cm" svg:y="5.001cm">
            <text:p/>
          </draw:rect>
          <draw:frame draw:style-name="gr29" draw:text-style-name="P5" draw:layer="layout" svg:width="2.369cm" svg:height="0.725cm" svg:x="19.539cm" svg:y="4.851cm">
            <draw:text-box>
              <text:p text:style-name="P4"><text:span text:style-name="T3">result</text:span></text:p>
            </draw:text-box>
          </draw:frame>
        </draw:g>
        <draw:g>
          <draw:rect draw:style-name="gr3" draw:text-style-name="P3" draw:layer="layout" svg:width="0.5cm" svg:height="0.5cm" svg:x="15.312cm" svg:y="2.677cm">
            <text:p/>
          </draw:rect>
          <draw:frame draw:style-name="gr4" draw:text-style-name="P5" draw:layer="layout" svg:width="2.246cm" svg:height="0.725cm" svg:x="13.152cm" svg:y="2.545cm">
            <draw:text-box>
              <text:p text:style-name="P4"><text:span text:style-name="T3">sel</text:span></text:p>
            </draw:text-box>
          </draw:frame>
        </draw:g>
        <draw:g>
          <draw:rect draw:style-name="gr3" draw:text-style-name="P3" draw:layer="layout" svg:width="0.5cm" svg:height="0.5cm" svg:x="15.312cm" svg:y="4.009cm">
            <text:p/>
          </draw:rect>
          <draw:frame draw:style-name="gr94" draw:text-style-name="P5" draw:layer="layout" svg:width="2.462cm" svg:height="0.725cm" svg:x="12.936cm" svg:y="3.877cm">
            <draw:text-box>
              <text:p text:style-name="P4"><text:span text:style-name="T3">sources_0</text:span></text:p>
            </draw:text-box>
          </draw:frame>
        </draw:g>
        <draw:line draw:style-name="gr76" draw:text-style-name="P3" draw:layer="layout" svg:x1="15.812cm" svg:y1="2.922cm" svg:x2="17.492cm" svg:y2="2.922cm">
          <text:p/>
        </draw:line>
        <draw:line draw:style-name="gr76" draw:text-style-name="P3" draw:layer="layout" svg:x1="15.812cm" svg:y1="4.256cm" svg:x2="16.904cm" svg:y2="4.256cm">
          <text:p/>
        </draw:line>
        <draw:line draw:style-name="gr76" draw:text-style-name="P3" draw:layer="layout" svg:x1="18.003cm" svg:y1="5.246cm" svg:x2="19.095cm" svg:y2="5.246cm">
          <text:p/>
        </draw:line>
        <draw:g>
          <draw:rect draw:style-name="gr3" draw:text-style-name="P3" draw:layer="layout" svg:width="0.5cm" svg:height="0.5cm" svg:x="15.312cm" svg:y="4.734cm">
            <text:p/>
          </draw:rect>
          <draw:frame draw:style-name="gr94" draw:text-style-name="P5" draw:layer="layout" svg:width="2.462cm" svg:height="0.725cm" svg:x="12.936cm" svg:y="4.602cm">
            <draw:text-box>
              <text:p text:style-name="P4"><text:span text:style-name="T3">sources_1</text:span></text:p>
            </draw:text-box>
          </draw:frame>
        </draw:g>
        <draw:line draw:style-name="gr76" draw:text-style-name="P3" draw:layer="layout" svg:x1="15.812cm" svg:y1="4.981cm" svg:x2="16.904cm" svg:y2="4.981cm">
          <text:p/>
        </draw:line>
        <draw:g>
          <draw:rect draw:style-name="gr3" draw:text-style-name="P3" draw:layer="layout" svg:width="0.5cm" svg:height="0.5cm" svg:x="15.298cm" svg:y="6.209cm">
            <text:p/>
          </draw:rect>
          <draw:frame draw:style-name="gr95" draw:text-style-name="P5" draw:layer="layout" svg:width="2.53cm" svg:height="0.725cm" svg:x="12.854cm" svg:y="6.077cm">
            <draw:text-box>
              <text:p text:style-name="P4"><text:span text:style-name="T3">sources_N</text:span></text:p>
            </draw:text-box>
          </draw:frame>
        </draw:g>
        <draw:line draw:style-name="gr76" draw:text-style-name="P3" draw:layer="layout" svg:x1="15.798cm" svg:y1="6.456cm" svg:x2="16.89cm" svg:y2="6.456cm">
          <text:p/>
        </draw:line>
        <draw:path draw:style-name="gr77" draw:text-style-name="P13" draw:layer="layout" svg:width="0.199cm" svg:height="0.199cm" svg:x="15.45cm" svg:y="5.427cm" svg:viewBox="0 0 200 200" svg:d="M100 0c57 0 100 43 100 100s-43 100-100 100-100-43-100-100 43-100 100-100z">
          <text:p/>
        </draw:path>
        <draw:path draw:style-name="gr77" draw:text-style-name="P13" draw:layer="layout" svg:width="0.199cm" svg:height="0.199cm" svg:x="15.45cm" svg:y="5.827cm" svg:viewBox="0 0 200 200" svg:d="M100 0c57 0 100 43 100 100s-43 100-100 100-100-43-100-100 43-100 100-100z">
          <text:p/>
        </draw:path>
        <draw:custom-shape draw:style-name="gr96" draw:text-style-name="P3" draw:layer="layout" svg:width="3.2cm" svg:height="1.099cm" draw:transform="rotate (1.5707963267946) translate (16.904cm 6.82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7.492cm" svg:y1="4.041cm" svg:x2="17.492cm" svg:y2="2.922cm">
          <text:p/>
        </draw:line>
        <draw:g>
          <draw:rect draw:style-name="gr3" draw:text-style-name="P3" draw:layer="layout" svg:width="0.5cm" svg:height="0.5cm" svg:x="15.99cm" svg:y="8.154cm">
            <text:p/>
          </draw:rect>
          <draw:frame draw:style-name="gr97" draw:text-style-name="P5" draw:layer="layout" svg:width="2.504cm" svg:height="0.725cm" svg:x="13.572cm" svg:y="8.022cm">
            <draw:text-box>
              <text:p text:style-name="P4"><text:span text:style-name="T3">sources(0)</text:span></text:p>
            </draw:text-box>
          </draw:frame>
        </draw:g>
        <draw:line draw:style-name="gr76" draw:text-style-name="P3" draw:layer="layout" svg:x1="19.876cm" svg:y1="11.364cm" svg:x2="20.268cm" svg:y2="11.365cm">
          <text:p/>
        </draw:line>
        <draw:g>
          <draw:rect draw:style-name="gr3" draw:text-style-name="P3" draw:layer="layout" svg:width="0.5cm" svg:height="0.5cm" svg:x="15.99cm" svg:y="9.604cm">
            <text:p/>
          </draw:rect>
          <draw:frame draw:style-name="gr97" draw:text-style-name="P5" draw:layer="layout" svg:width="2.504cm" svg:height="0.725cm" svg:x="13.572cm" svg:y="9.472cm">
            <draw:text-box>
              <text:p text:style-name="P4"><text:span text:style-name="T3">sources(2)</text:span></text:p>
            </draw:text-box>
          </draw:frame>
        </draw:g>
        <draw:line draw:style-name="gr76" draw:text-style-name="P3" draw:layer="layout" svg:x1="16.49cm" svg:y1="9.851cm" svg:x2="17.632cm" svg:y2="9.851cm">
          <text:p/>
        </draw:line>
        <draw:g>
          <draw:rect draw:style-name="gr3" draw:text-style-name="P3" draw:layer="layout" svg:width="0.5cm" svg:height="0.5cm" svg:x="15.976cm" svg:y="11.079cm">
            <text:p/>
          </draw:rect>
          <draw:frame draw:style-name="gr95" draw:text-style-name="P5" draw:layer="layout" svg:width="2.53cm" svg:height="0.725cm" svg:x="13.532cm" svg:y="10.947cm">
            <draw:text-box>
              <text:p text:style-name="P4"><text:span text:style-name="T3">sources(n)</text:span></text:p>
            </draw:text-box>
          </draw:frame>
        </draw:g>
        <draw:path draw:style-name="gr77" draw:text-style-name="P13" draw:layer="layout" svg:width="0.199cm" svg:height="0.199cm" svg:x="16.128cm" svg:y="10.297cm" svg:viewBox="0 0 200 200" svg:d="M100 0c57 0 100 43 100 100s-43 100-100 100-100-43-100-100 43-100 100-100z">
          <text:p/>
        </draw:path>
        <draw:path draw:style-name="gr77" draw:text-style-name="P13" draw:layer="layout" svg:width="0.199cm" svg:height="0.199cm" svg:x="16.128cm" svg:y="10.697cm" svg:viewBox="0 0 200 200" svg:d="M100 0c57 0 100 43 100 100s-43 100-100 100-100-43-100-100 43-100 100-100z">
          <text:p/>
        </draw:path>
        <draw:g>
          <draw:rect draw:style-name="gr3" draw:text-style-name="P3" draw:layer="layout" svg:width="0.5cm" svg:height="0.5cm" svg:x="20.268cm" svg:y="11.12cm">
            <text:p/>
          </draw:rect>
          <draw:frame draw:style-name="gr29" draw:text-style-name="P5" draw:layer="layout" svg:width="2.369cm" svg:height="0.725cm" svg:x="20.712cm" svg:y="10.97cm">
            <draw:text-box>
              <text:p text:style-name="P4"><text:span text:style-name="T3">result</text:span></text:p>
            </draw:text-box>
          </draw:frame>
        </draw:g>
        <draw:line draw:style-name="gr76" draw:text-style-name="P3" draw:layer="layout" svg:x1="16.49cm" svg:y1="8.393cm" svg:x2="17.242cm" svg:y2="8.384cm">
          <text:p/>
        </draw:line>
        <draw:line draw:style-name="gr76" draw:text-style-name="P3" draw:layer="layout" svg:x1="19.876cm" svg:y1="11.365cm" svg:x2="20.268cm" svg:y2="11.364cm">
          <text:p/>
        </draw:line>
        <draw:line draw:style-name="gr76" draw:text-style-name="P3" draw:layer="layout" svg:x1="16.476cm" svg:y1="11.327cm" svg:x2="19.103cm" svg:y2="11.327cm">
          <text:p/>
        </draw:line>
        <draw:path draw:style-name="gr77" draw:text-style-name="P13" draw:layer="layout" svg:width="0.199cm" svg:height="0.199cm" svg:x="16.128cm" svg:y="10.298cm" svg:viewBox="0 0 200 200" svg:d="M100 0c57 0 100 43 100 100s-43 100-100 100-100-43-100-100 43-100 100-100z">
          <text:p/>
        </draw:path>
        <draw:path draw:style-name="gr77" draw:text-style-name="P13" draw:layer="layout" svg:width="0.199cm" svg:height="0.199cm" svg:x="16.128cm" svg:y="10.698cm" svg:viewBox="0 0 200 200" svg:d="M100 0c57 0 100 43 100 100s-43 100-100 100-100-43-100-100 43-100 100-100z">
          <text:p/>
        </draw:path>
        <draw:path draw:style-name="gr90" draw:text-style-name="P13" draw:layer="layout" svg:width="0.749cm" svg:height="0.749cm" svg:x="16.882cm" svg:y="8.751cm" svg:viewBox="0 0 750 750" svg:d="M375 0c213 0 375 162 375 375s-162 375-375 375-375-162-375-375 162-375 375-375z">
          <text:p text:style-name="P13">+</text:p>
        </draw:path>
        <draw:line draw:style-name="gr76" draw:text-style-name="P3" draw:layer="layout" svg:x1="17.257cm" svg:y1="8.751cm" svg:x2="17.242cm" svg:y2="8.384cm">
          <text:p/>
        </draw:line>
        <draw:g>
          <draw:rect draw:style-name="gr3" draw:text-style-name="P3" draw:layer="layout" svg:width="0.5cm" svg:height="0.5cm" svg:x="15.984cm" svg:y="8.878cm">
            <text:p/>
          </draw:rect>
          <draw:frame draw:style-name="gr97" draw:text-style-name="P5" draw:layer="layout" svg:width="2.504cm" svg:height="0.725cm" svg:x="13.566cm" svg:y="8.746cm">
            <draw:text-box>
              <text:p text:style-name="P4"><text:span text:style-name="T3">sources(1)</text:span></text:p>
            </draw:text-box>
          </draw:frame>
        </draw:g>
        <draw:line draw:style-name="gr76" draw:text-style-name="P3" draw:layer="layout" svg:x1="16.484cm" svg:y1="9.125cm" svg:x2="16.876cm" svg:y2="9.125cm">
          <text:p/>
        </draw:line>
        <draw:path draw:style-name="gr90" draw:text-style-name="P13" draw:layer="layout" svg:width="0.749cm" svg:height="0.749cm" svg:x="17.632cm" svg:y="9.501cm" svg:viewBox="0 0 750 750" svg:d="M375 0c213 0 375 162 375 375s-162 375-375 375-375-162-375-375 162-375 375-375z">
          <text:p text:style-name="P13">+</text:p>
        </draw:path>
        <draw:line draw:style-name="gr76" draw:text-style-name="P3" draw:layer="layout" svg:x1="17.632cm" svg:y1="9.126cm" svg:x2="17.999cm" svg:y2="9.126cm">
          <text:p/>
        </draw:line>
        <draw:line draw:style-name="gr76" draw:text-style-name="P3" draw:layer="layout" svg:x1="18.007cm" svg:y1="9.501cm" svg:x2="18cm" svg:y2="9.126cm">
          <text:p/>
        </draw:line>
        <draw:path draw:style-name="gr90" draw:text-style-name="P13" draw:layer="layout" svg:width="0.749cm" svg:height="0.749cm" svg:x="19.103cm" svg:y="10.987cm" svg:viewBox="0 0 750 750" svg:d="M375 0c213 0 375 162 375 375s-162 375-375 375-375-162-375-375 162-375 375-375z">
          <text:p text:style-name="P13">+</text:p>
        </draw:path>
        <draw:line draw:style-name="gr76" draw:text-style-name="P3" draw:layer="layout" svg:x1="18.42cm" svg:y1="9.875cm" svg:x2="18.787cm" svg:y2="9.875cm">
          <text:p/>
        </draw:line>
        <draw:line draw:style-name="gr76" draw:text-style-name="P3" draw:layer="layout" svg:x1="18.795cm" svg:y1="10.25cm" svg:x2="18.788cm" svg:y2="9.875cm">
          <text:p/>
        </draw:line>
        <draw:line draw:style-name="gr76" draw:text-style-name="P3" draw:layer="layout" svg:x1="19.086cm" svg:y1="10.61cm" svg:x2="19.453cm" svg:y2="10.61cm">
          <text:p/>
        </draw:line>
        <draw:line draw:style-name="gr76" draw:text-style-name="P3" draw:layer="layout" svg:x1="19.461cm" svg:y1="10.985cm" svg:x2="19.454cm" svg:y2="10.61cm">
          <text:p/>
        </draw:line>
        <draw:path draw:style-name="gr77" draw:text-style-name="P13" draw:layer="layout" svg:width="0.199cm" svg:height="0.199cm" svg:x="18.328cm" svg:y="10.298cm" svg:viewBox="0 0 200 200" svg:d="M100 0c57 0 100 43 100 100s-43 100-100 100-100-43-100-100 43-100 100-100z">
          <text:p/>
        </draw:path>
        <draw:path draw:style-name="gr77" draw:text-style-name="P13" draw:layer="layout" svg:width="0.199cm" svg:height="0.199cm" svg:x="18.728cm" svg:y="10.698cm" svg:viewBox="0 0 200 200" svg:d="M100 0c57 0 100 43 100 100s-43 100-100 100-100-43-100-100 43-100 100-100z">
          <text:p/>
        </draw:path>
        <draw:g xml:id="id91" draw:id="id91">
          <draw:rect draw:style-name="gr3" draw:text-style-name="P3" draw:layer="layout" svg:width="0.5cm" svg:height="0.436cm" svg:x="1.311cm" svg:y="-9.54cm">
            <text:p/>
          </draw:rect>
          <draw:frame draw:style-name="gr4" draw:text-style-name="P5" draw:layer="layout" svg:width="2.246cm" svg:height="0.725cm" svg:x="-0.849cm" svg:y="-9.701cm">
            <draw:text-box>
              <text:p text:style-name="P4"><text:span text:style-name="T3">valid</text:span></text:p>
            </draw:text-box>
          </draw:frame>
        </draw:g>
        <draw:g xml:id="id89" draw:id="id89">
          <draw:rect draw:style-name="gr3" draw:text-style-name="P3" draw:layer="layout" svg:width="0.5cm" svg:height="0.5cm" svg:x="1.311cm" svg:y="-8.12cm">
            <text:p/>
          </draw:rect>
          <draw:frame draw:style-name="gr4" draw:text-style-name="P5" draw:layer="layout" svg:width="2.246cm" svg:height="0.725cm" svg:x="-0.849cm" svg:y="-8.252cm">
            <draw:text-box>
              <text:p text:style-name="P4"><text:span text:style-name="T3">payload</text:span></text:p>
            </draw:text-box>
          </draw:frame>
        </draw:g>
        <draw:g xml:id="id88" draw:id="id88">
          <draw:rect draw:style-name="gr17" draw:text-style-name="P3" draw:layer="layout" svg:width="0.5cm" svg:height="0.5cm" svg:x="3.411cm" svg:y="-8.845cm">
            <text:p/>
          </draw:rect>
          <draw:frame draw:style-name="gr29" draw:text-style-name="P5" draw:layer="layout" svg:width="2.369cm" svg:height="0.725cm" svg:x="3.855cm" svg:y="-8.977cm">
            <draw:text-box>
              <text:p text:style-name="P4"><text:span text:style-name="T3">ready</text:span></text:p>
            </draw:text-box>
          </draw:frame>
        </draw:g>
        <draw:g xml:id="id87" draw:id="id87">
          <draw:rect draw:style-name="gr17" draw:text-style-name="P3" draw:layer="layout" svg:width="0.5cm" svg:height="0.5cm" svg:x="1.311cm" svg:y="-8.85cm">
            <text:p/>
          </draw:rect>
          <draw:frame draw:style-name="gr4" draw:text-style-name="P5" draw:layer="layout" svg:width="2.246cm" svg:height="0.725cm" svg:x="-0.849cm" svg:y="-8.982cm">
            <draw:text-box>
              <text:p text:style-name="P4"><text:span text:style-name="T3">ready</text:span></text:p>
            </draw:text-box>
          </draw:frame>
        </draw:g>
        <draw:g xml:id="id90" draw:id="id90">
          <draw:rect draw:style-name="gr3" draw:text-style-name="P3" draw:layer="layout" svg:width="0.5cm" svg:height="0.5cm" svg:x="3.41cm" svg:y="-8.115cm">
            <text:p/>
          </draw:rect>
          <draw:frame draw:style-name="gr29" draw:text-style-name="P5" draw:layer="layout" svg:width="2.369cm" svg:height="0.725cm" svg:x="3.854cm" svg:y="-8.247cm">
            <draw:text-box>
              <text:p text:style-name="P4"><text:span text:style-name="T3">payload</text:span></text:p>
            </draw:text-box>
          </draw:frame>
        </draw:g>
        <draw:g xml:id="id92" draw:id="id92">
          <draw:rect draw:style-name="gr3" draw:text-style-name="P3" draw:layer="layout" svg:width="0.5cm" svg:height="0.5cm" svg:x="3.402cm" svg:y="-9.575cm">
            <text:p/>
          </draw:rect>
          <draw:frame draw:style-name="gr29" draw:text-style-name="P5" draw:layer="layout" svg:width="2.369cm" svg:height="0.725cm" svg:x="3.846cm" svg:y="-9.707cm">
            <draw:text-box>
              <text:p text:style-name="P4"><text:span text:style-name="T3">valid</text:span></text:p>
            </draw:text-box>
          </draw:frame>
        </draw:g>
        <draw:connector draw:style-name="gr8" draw:text-style-name="P3" draw:layer="layout" svg:x1="1.811cm" svg:y1="-8.62cm" svg:x2="3.411cm" svg:y2="-8.615cm" draw:start-shape="id87" draw:start-glue-point="1" draw:end-shape="id88" draw:end-glue-point="3" svg:d="M1811-8620h800v5h800">
          <text:p/>
        </draw:connector>
        <draw:connector draw:style-name="gr8" draw:text-style-name="P3" draw:layer="layout" svg:x1="1.811cm" svg:y1="-7.89cm" svg:x2="3.41cm" svg:y2="-7.885cm" draw:start-shape="id89" draw:start-glue-point="1" draw:end-shape="id90" draw:end-glue-point="3" svg:d="M1811-7890h800v5h799">
          <text:p/>
        </draw:connector>
        <draw:connector draw:style-name="gr8" draw:text-style-name="P3" draw:layer="layout" svg:x1="1.811cm" svg:y1="-9.339cm" svg:x2="3.402cm" svg:y2="-9.345cm" draw:start-shape="id91" draw:start-glue-point="1" draw:end-shape="id92" draw:end-glue-point="3" svg:d="M1811-9339h796v-6h795">
          <text:p/>
        </draw:connector>
        <draw:frame draw:style-name="gr53" draw:layer="layout" svg:width="2.441cm" svg:height="0.963cm" svg:x="0.365cm" svg:y="-10.782cm">
          <draw:text-box>
            <text:p>Master</text:p>
          </draw:text-box>
        </draw:frame>
        <draw:frame draw:style-name="gr44" draw:layer="layout" svg:width="3.918cm" svg:height="0.963cm" svg:x="2.653cm" svg:y="-10.736cm">
          <draw:text-box>
            <text:p>Slave</text:p>
          </draw:text-box>
        </draw:frame>
        <draw:g xml:id="id95" draw:id="id95">
          <draw:rect draw:style-name="gr3" draw:text-style-name="P3" draw:layer="layout" svg:width="0.5cm" svg:height="0.436cm" svg:x="1.311cm" svg:y="-13.608cm">
            <text:p/>
          </draw:rect>
          <draw:frame draw:style-name="gr4" draw:text-style-name="P5" draw:layer="layout" svg:width="2.246cm" svg:height="0.725cm" svg:x="-0.849cm" svg:y="-13.769cm">
            <draw:text-box>
              <text:p text:style-name="P4"><text:span text:style-name="T3">valid</text:span></text:p>
            </draw:text-box>
          </draw:frame>
        </draw:g>
        <draw:g xml:id="id93" draw:id="id93">
          <draw:rect draw:style-name="gr3" draw:text-style-name="P3" draw:layer="layout" svg:width="0.5cm" svg:height="0.5cm" svg:x="1.311cm" svg:y="-12.888cm">
            <text:p/>
          </draw:rect>
          <draw:frame draw:style-name="gr4" draw:text-style-name="P5" draw:layer="layout" svg:width="2.246cm" svg:height="0.725cm" svg:x="-0.849cm" svg:y="-13.02cm">
            <draw:text-box>
              <text:p text:style-name="P4"><text:span text:style-name="T3">payload</text:span></text:p>
            </draw:text-box>
          </draw:frame>
        </draw:g>
        <draw:g xml:id="id94" draw:id="id94">
          <draw:rect draw:style-name="gr3" draw:text-style-name="P3" draw:layer="layout" svg:width="0.5cm" svg:height="0.5cm" svg:x="3.41cm" svg:y="-12.883cm">
            <text:p/>
          </draw:rect>
          <draw:frame draw:style-name="gr29" draw:text-style-name="P5" draw:layer="layout" svg:width="2.369cm" svg:height="0.725cm" svg:x="3.854cm" svg:y="-13.015cm">
            <draw:text-box>
              <text:p text:style-name="P4"><text:span text:style-name="T3">payload</text:span></text:p>
            </draw:text-box>
          </draw:frame>
        </draw:g>
        <draw:g xml:id="id96" draw:id="id96">
          <draw:rect draw:style-name="gr3" draw:text-style-name="P3" draw:layer="layout" svg:width="0.5cm" svg:height="0.5cm" svg:x="3.402cm" svg:y="-13.643cm">
            <text:p/>
          </draw:rect>
          <draw:frame draw:style-name="gr29" draw:text-style-name="P5" draw:layer="layout" svg:width="2.369cm" svg:height="0.725cm" svg:x="3.846cm" svg:y="-13.775cm">
            <draw:text-box>
              <text:p text:style-name="P4"><text:span text:style-name="T3">valid</text:span></text:p>
            </draw:text-box>
          </draw:frame>
        </draw:g>
        <draw:connector draw:style-name="gr8" draw:text-style-name="P3" draw:layer="layout" svg:x1="1.811cm" svg:y1="-12.658cm" svg:x2="3.41cm" svg:y2="-12.653cm" draw:start-shape="id93" draw:start-glue-point="1" draw:end-shape="id94" draw:end-glue-point="3" svg:d="M1811-12658h800v5h799">
          <text:p/>
        </draw:connector>
        <draw:connector draw:style-name="gr8" draw:text-style-name="P3" draw:layer="layout" svg:x1="1.811cm" svg:y1="-13.407cm" svg:x2="3.402cm" svg:y2="-13.413cm" draw:start-shape="id95" draw:start-glue-point="1" draw:end-shape="id96" draw:end-glue-point="3" svg:d="M1811-13407h796v-6h795">
          <text:p/>
        </draw:connector>
        <draw:frame draw:style-name="gr53" draw:layer="layout" svg:width="2.441cm" svg:height="0.963cm" svg:x="0.365cm" svg:y="-14.85cm">
          <draw:text-box>
            <text:p>Master</text:p>
          </draw:text-box>
        </draw:frame>
        <draw:frame draw:style-name="gr44" draw:layer="layout" svg:width="3.918cm" svg:height="0.963cm" svg:x="2.653cm" svg:y="-14.804cm">
          <draw:text-box>
            <text:p>Slave</text:p>
          </draw:text-box>
        </draw:frame>
        <draw:rect draw:style-name="gr1" draw:text-style-name="P2" draw:layer="layout" svg:width="5cm" svg:height="1cm" svg:x="22.746cm" svg:y="18.601cm">
          <text:p text:style-name="P1"><text:span text:style-name="T1">Fifo</text:span></text:p>
        </draw:rect>
        <draw:rect draw:style-name="gr2" draw:text-style-name="P3" draw:layer="layout" svg:width="5cm" svg:height="1.233cm" svg:x="22.746cm" svg:y="19.618cm">
          <text:p/>
        </draw:rect>
        <draw:g>
          <draw:rect draw:style-name="gr3" draw:text-style-name="P3" draw:layer="layout" svg:width="0.5cm" svg:height="0.5cm" svg:x="22.525cm" svg:y="20.008cm">
            <text:p/>
          </draw:rect>
          <draw:frame draw:style-name="gr5" draw:text-style-name="P5" draw:layer="layout" svg:width="2.471cm" svg:height="0.725cm" svg:x="23.025cm" svg:y="19.876cm">
            <draw:text-box>
              <text:p text:style-name="P4"><text:span text:style-name="T3">push</text:span></text:p>
            </draw:text-box>
          </draw:frame>
        </draw:g>
        <draw:g>
          <draw:rect draw:style-name="gr3" draw:text-style-name="P3" draw:layer="layout" svg:width="0.5cm" svg:height="0.5cm" svg:x="27.506cm" svg:y="20.008cm">
            <text:p/>
          </draw:rect>
          <draw:frame draw:style-name="gr4" draw:text-style-name="P5" draw:layer="layout" svg:width="2.246cm" svg:height="0.725cm" svg:x="25.346cm" svg:y="19.876cm">
            <draw:text-box>
              <text:p text:style-name="P4"><text:span text:style-name="T3">pop</text:span></text:p>
            </draw:text-box>
          </draw:frame>
        </draw:g>
        <draw:rect draw:style-name="gr1" draw:text-style-name="P2" draw:layer="layout" svg:width="5cm" svg:height="1cm" svg:x="22.765cm" svg:y="21.601cm">
          <text:p text:style-name="P1"><text:span text:style-name="T1">Arbiter</text:span></text:p>
        </draw:rect>
        <draw:rect draw:style-name="gr2" draw:text-style-name="P3" draw:layer="layout" svg:width="5cm" svg:height="3.25cm" svg:x="22.765cm" svg:y="22.601cm">
          <text:p/>
        </draw:rect>
        <draw:g>
          <draw:rect draw:style-name="gr3" draw:text-style-name="P3" draw:layer="layout" svg:width="0.5cm" svg:height="0.5cm" svg:x="22.531cm" svg:y="23.168cm">
            <text:p/>
          </draw:rect>
          <draw:frame draw:style-name="gr98" draw:text-style-name="P5" draw:layer="layout" svg:width="2.504cm" svg:height="0.725cm" svg:x="23.031cm" svg:y="23.036cm">
            <draw:text-box>
              <text:p text:style-name="P4"><text:span text:style-name="T3">sources(0)</text:span></text:p>
            </draw:text-box>
          </draw:frame>
        </draw:g>
        <draw:g>
          <draw:rect draw:style-name="gr3" draw:text-style-name="P3" draw:layer="layout" svg:width="0.5cm" svg:height="0.5cm" svg:x="27.525cm" svg:y="23.108cm">
            <text:p/>
          </draw:rect>
          <draw:frame draw:style-name="gr4" draw:text-style-name="P5" draw:layer="layout" svg:width="2.246cm" svg:height="0.725cm" svg:x="25.365cm" svg:y="22.976cm">
            <draw:text-box>
              <text:p text:style-name="P4"><text:span text:style-name="T3">sink</text:span></text:p>
            </draw:text-box>
          </draw:frame>
        </draw:g>
        <draw:g>
          <draw:rect draw:style-name="gr3" draw:text-style-name="P3" draw:layer="layout" svg:width="0.5cm" svg:height="0.5cm" svg:x="22.531cm" svg:y="23.758cm">
            <text:p/>
          </draw:rect>
          <draw:frame draw:style-name="gr98" draw:text-style-name="P5" draw:layer="layout" svg:width="2.504cm" svg:height="0.725cm" svg:x="23.031cm" svg:y="23.626cm">
            <draw:text-box>
              <text:p text:style-name="P4"><text:span text:style-name="T3">sources(1)</text:span></text:p>
            </draw:text-box>
          </draw:frame>
        </draw:g>
        <draw:g>
          <draw:rect draw:style-name="gr3" draw:text-style-name="P3" draw:layer="layout" svg:width="0.5cm" svg:height="0.5cm" svg:x="22.531cm" svg:y="25.008cm">
            <text:p/>
          </draw:rect>
          <draw:frame draw:style-name="gr99" draw:text-style-name="P5" draw:layer="layout" svg:width="2.53cm" svg:height="0.725cm" svg:x="23.031cm" svg:y="24.876cm">
            <draw:text-box>
              <text:p text:style-name="P4"><text:span text:style-name="T3">sources(n)</text:span></text:p>
            </draw:text-box>
          </draw:frame>
        </draw:g>
        <draw:g>
          <draw:rect draw:style-name="gr3" draw:text-style-name="P3" draw:layer="layout" svg:width="0.5cm" svg:height="0.5cm" svg:x="24.458cm" svg:y="13.432cm">
            <text:p/>
          </draw:rect>
          <draw:frame draw:style-name="gr94" draw:text-style-name="P5" draw:layer="layout" svg:width="2.462cm" svg:height="0.725cm" svg:x="22.082cm" svg:y="13.3cm">
            <draw:text-box>
              <text:p text:style-name="P4"><text:span text:style-name="T3">sources_0</text:span></text:p>
            </draw:text-box>
          </draw:frame>
        </draw:g>
        <draw:g>
          <draw:rect draw:style-name="gr3" draw:text-style-name="P3" draw:layer="layout" svg:width="0.5cm" svg:height="0.5cm" svg:x="24.458cm" svg:y="14.157cm">
            <text:p/>
          </draw:rect>
          <draw:frame draw:style-name="gr94" draw:text-style-name="P5" draw:layer="layout" svg:width="2.462cm" svg:height="0.725cm" svg:x="22.082cm" svg:y="14.025cm">
            <draw:text-box>
              <text:p text:style-name="P4"><text:span text:style-name="T3">sources_1</text:span></text:p>
            </draw:text-box>
          </draw:frame>
        </draw:g>
        <draw:g>
          <draw:rect draw:style-name="gr3" draw:text-style-name="P3" draw:layer="layout" svg:width="0.5cm" svg:height="0.5cm" svg:x="24.444cm" svg:y="15.632cm">
            <text:p/>
          </draw:rect>
          <draw:frame draw:style-name="gr95" draw:text-style-name="P5" draw:layer="layout" svg:width="2.53cm" svg:height="0.725cm" svg:x="22cm" svg:y="15.5cm">
            <draw:text-box>
              <text:p text:style-name="P4"><text:span text:style-name="T3">sources_N</text:span></text:p>
            </draw:text-box>
          </draw:frame>
        </draw:g>
        <draw:path draw:style-name="gr77" draw:text-style-name="P13" draw:layer="layout" svg:width="0.199cm" svg:height="0.199cm" svg:x="24.596cm" svg:y="14.85cm" svg:viewBox="0 0 200 200" svg:d="M100 0c57 0 100 43 100 100s-43 100-100 100-100-43-100-100 43-100 100-100z">
          <text:p/>
        </draw:path>
        <draw:path draw:style-name="gr77" draw:text-style-name="P13" draw:layer="layout" svg:width="0.199cm" svg:height="0.199cm" svg:x="24.596cm" svg:y="15.25cm" svg:viewBox="0 0 200 200" svg:d="M100 0c57 0 100 43 100 100s-43 100-100 100-100-43-100-100 43-100 100-100z">
          <text:p/>
        </draw:path>
        <draw:path draw:style-name="gr77" draw:text-style-name="P13" draw:layer="layout" svg:width="0.199cm" svg:height="0.199cm" svg:x="24.096cm" svg:y="24.35cm" svg:viewBox="0 0 200 200" svg:d="M100 0c57 0 100 43 100 100s-43 100-100 100-100-43-100-100 43-100 100-100z">
          <text:p/>
        </draw:path>
        <draw:path draw:style-name="gr77" draw:text-style-name="P13" draw:layer="layout" svg:width="0.199cm" svg:height="0.199cm" svg:x="24.096cm" svg:y="24.75cm" svg:viewBox="0 0 200 200" svg:d="M100 0c57 0 100 43 100 100s-43 100-100 100-100-43-100-100 43-100 100-100z">
          <text:p/>
        </draw:path>
        <draw:path draw:style-name="gr100" draw:text-style-name="P13" draw:layer="layout" svg:width="0.749cm" svg:height="0.749cm" svg:x="-17.821cm" svg:y="24.601cm" svg:viewBox="0 0 750 750" svg:d="M375 0c213 0 375 162 375 375s-162 375-375 375-375-162-375-375 162-375 375-375z">
          <text:p/>
        </draw:path>
        <draw:path draw:style-name="gr90" draw:text-style-name="P20" draw:layer="layout" svg:width="1.894cm" svg:height="1.894cm" svg:x="-18.366cm" svg:y="26.778cm" svg:viewBox="0 0 1895 1895" svg:d="M947 0c538 0 948 409 948 947s-410 948-948 948-947-410-947-948 409-947 947-947z">
          <text:p text:style-name="P13"><text:span text:style-name="T11">stateA</text:span></text:p>
        </draw:path>
        <draw:path draw:style-name="gr90" draw:text-style-name="P20" draw:layer="layout" svg:width="1.894cm" svg:height="1.894cm" svg:x="-18.359cm" svg:y="30.101cm" svg:viewBox="0 0 1895 1895" svg:d="M947 0c538 0 948 409 948 947s-410 948-948 948-947-410-947-948 409-947 947-947z">
          <text:p text:style-name="P13"><text:span text:style-name="T11">stateB</text:span></text:p>
        </draw:path>
        <draw:path draw:style-name="gr90" draw:text-style-name="P20" draw:layer="layout" svg:width="1.894cm" svg:height="1.894cm" svg:x="-18.368cm" svg:y="33.456cm" svg:viewBox="0 0 1895 1895" svg:d="M947 0c538 0 948 409 948 947s-410 948-948 948-947-410-947-948 409-947 947-947z">
          <text:p text:style-name="P13"><text:span text:style-name="T11">stateC</text:span></text:p>
        </draw:path>
        <draw:line draw:style-name="gr50" draw:text-style-name="P3" draw:layer="layout" svg:x1="-17.446cm" svg:y1="25.351cm" svg:x2="-17.446cm" svg:y2="26.778cm">
          <text:p/>
        </draw:line>
        <draw:line draw:style-name="gr50" draw:text-style-name="P3" draw:layer="layout" svg:x1="-17.419cm" svg:y1="28.673cm" svg:x2="-17.419cm" svg:y2="30.1cm">
          <text:p/>
        </draw:line>
        <draw:line draw:style-name="gr50" draw:text-style-name="P3" draw:layer="layout" svg:x1="-17.411cm" svg:y1="31.996cm" svg:x2="-17.411cm" svg:y2="33.423cm">
          <text:p/>
        </draw:line>
        <draw:line draw:style-name="gr50" draw:text-style-name="P3" draw:layer="layout" svg:x1="-19.48cm" svg:y1="27.725cm" svg:x2="-18.366cm" svg:y2="27.725cm">
          <text:p/>
        </draw:line>
        <draw:line draw:style-name="gr101" draw:text-style-name="P3" draw:layer="layout" svg:x1="-19.5cm" svg:y1="27.725cm" svg:x2="-19.5cm" svg:y2="34.403cm">
          <text:p/>
        </draw:line>
        <draw:line draw:style-name="gr101" draw:text-style-name="P3" draw:layer="layout" svg:x1="-18.368cm" svg:y1="34.403cm" svg:x2="-19.5cm" svg:y2="34.403cm">
          <text:p/>
        </draw:line>
        <draw:frame draw:style-name="gr102" draw:text-style-name="P21" draw:layer="layout" svg:width="3.8cm" svg:height="0.839cm" svg:x="-17.3cm" svg:y="32.101cm">
          <draw:text-box>
            <text:p text:style-name="P4"><text:span text:style-name="T11">counter === 4</text:span></text:p>
          </draw:text-box>
        </draw:frame>
        <draw:line draw:style-name="gr50" draw:text-style-name="P3" draw:layer="layout" svg:x1="-15.5cm" svg:y1="30.601cm" svg:x2="-16.632cm" svg:y2="30.601cm">
          <text:p/>
        </draw:line>
        <draw:line draw:style-name="gr101" draw:text-style-name="P3" draw:layer="layout" svg:x1="-15.5cm" svg:y1="31.351cm" svg:x2="-16.464cm" svg:y2="31.351cm">
          <text:p/>
        </draw:line>
        <draw:line draw:style-name="gr101" draw:text-style-name="P3" draw:layer="layout" svg:x1="-15.5cm" svg:y1="30.601cm" svg:x2="-15.5cm" svg:y2="31.351cm">
          <text:p/>
        </draw:line>
        <draw:rect draw:style-name="gr103" draw:text-style-name="P22" draw:layer="layout" svg:width="6cm" svg:height="5cm" svg:x="-15.5cm" svg:y="24.851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4" draw:text-style-name="P3" draw:layer="layout" svg:x1="-15.5cm" svg:y1="29.351cm" svg:x2="-17.25cm" svg:y2="30.601cm">
          <text:p/>
        </draw:line>
        <draw:rect draw:style-name="gr45" draw:text-style-name="P3" draw:layer="layout" svg:width="2.5cm" svg:height="1.233cm" svg:x="-17.7cm" svg:y="11.184cm">
          <text:p text:style-name="P3">*.scala</text:p>
        </draw:rect>
        <draw:line draw:style-name="gr50" draw:text-style-name="P3" draw:layer="layout" svg:x1="-16.5cm" svg:y1="12.417cm" svg:x2="-16.5cm" svg:y2="13.417cm">
          <text:p/>
        </draw:line>
        <draw:rect draw:style-name="gr45" draw:text-style-name="P3" draw:layer="layout" svg:width="5cm" svg:height="1.233cm" svg:x="-17cm" svg:y="16.401cm">
          <text:p text:style-name="P3">*.vhd / *.v</text:p>
        </draw:rect>
        <draw:line draw:style-name="gr50" draw:text-style-name="P3" draw:layer="layout" svg:x1="-16.55cm" svg:y1="17.634cm" svg:x2="-16.55cm" svg:y2="18.634cm">
          <text:p/>
        </draw:line>
        <draw:line draw:style-name="gr50" draw:text-style-name="P3" draw:layer="layout" svg:x1="-16.5cm" svg:y1="15.367cm" svg:x2="-16.5cm" svg:y2="16.467cm">
          <text:p/>
        </draw:line>
        <draw:custom-shape draw:style-name="gr32" draw:text-style-name="P19" draw:layer="layout" svg:width="3.75cm" svg:height="2.25cm" svg:x="-14.5cm" svg:y="18.551cm">
          <text:p text:style-name="P1"><text:span text:style-name="T10">Synthesi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45cm" svg:y="18.551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12.55cm" svg:y1="17.634cm" svg:x2="-12.55cm" svg:y2="18.634cm">
          <text:p/>
        </draw:line>
        <draw:rect draw:style-name="gr45" draw:text-style-name="P3" draw:layer="layout" svg:width="4.5cm" svg:height="1.233cm" svg:x="-14.7cm" svg:y="11.201cm">
          <text:p text:style-name="P3">*.vhd / *.v <text:s/>(IP)</text:p>
        </draw:rect>
        <draw:line draw:style-name="gr50" draw:text-style-name="P3" draw:layer="layout" svg:x1="-12.5cm" svg:y1="12.434cm" svg:x2="-12.5cm" svg:y2="16.401cm">
          <text:p/>
        </draw:line>
        <draw:custom-shape draw:style-name="gr32" draw:text-style-name="P19" draw:layer="layout" svg:width="3.75cm" svg:height="2.116cm" svg:x="-18.45cm" svg:y="13.251cm">
          <text:p text:style-name="P1"><text:span text:style-name="T10">Gener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14.197cm" svg:y="-1.828cm">
              <text:p/>
            </draw:rect>
            <draw:custom-shape draw:style-name="gr40" draw:text-style-name="P13" draw:layer="layout" svg:width="0.3cm" svg:height="0.3cm" draw:transform="rotate (-1.57079632679579) translate (-13.897cm -0.6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354cm" svg:y="-1.806cm">
            <draw:text-box>
              <text:p text:style-name="P4"><text:span text:style-name="T3">D</text:span></text:p>
            </draw:text-box>
          </draw:frame>
          <draw:frame draw:style-name="gr79" draw:text-style-name="P5" draw:layer="layout" svg:width="0.832cm" svg:height="0.725cm" svg:x="-13.853cm" svg:y="-1.805cm">
            <draw:text-box>
              <text:p text:style-name="P4"><text:span text:style-name="T3">Q</text:span></text:p>
            </draw:text-box>
          </draw:frame>
        </draw:g>
        <draw:frame draw:style-name="gr81" draw:text-style-name="P5" draw:layer="layout" svg:width="1.349cm" svg:height="0.725cm" svg:x="-14.354cm" svg:y="-2.553cm">
          <draw:text-box>
            <text:p text:style-name="P4"><text:span text:style-name="T3">reg1</text:span></text:p>
          </draw:text-box>
        </draw:frame>
        <draw:g>
          <draw:g>
            <draw:rect draw:style-name="gr2" draw:text-style-name="P3" draw:layer="layout" svg:width="1cm" svg:height="1.747cm" svg:x="-14.196cm" svg:y="-1.827cm">
              <text:p/>
            </draw:rect>
            <draw:custom-shape draw:style-name="gr40" draw:text-style-name="P13" draw:layer="layout" svg:width="0.3cm" svg:height="0.3cm" draw:transform="rotate (-1.57079632679579) translate (-13.896cm -0.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353cm" svg:y="-1.805cm">
            <draw:text-box>
              <text:p text:style-name="P4"><text:span text:style-name="T3">D</text:span></text:p>
            </draw:text-box>
          </draw:frame>
          <draw:frame draw:style-name="gr79" draw:text-style-name="P5" draw:layer="layout" svg:width="0.832cm" svg:height="0.725cm" svg:x="-13.852cm" svg:y="-1.804cm">
            <draw:text-box>
              <text:p text:style-name="P4"><text:span text:style-name="T3">Q</text:span></text:p>
            </draw:text-box>
          </draw:frame>
        </draw:g>
        <draw:frame draw:style-name="gr84" draw:text-style-name="P5" draw:layer="layout" svg:width="1.281cm" svg:height="0.725cm" svg:x="-15.477cm" svg:y="-0.821cm">
          <draw:text-box>
            <text:p text:style-name="P4"><text:span text:style-name="T3">clk</text:span></text:p>
          </draw:text-box>
        </draw:frame>
        <draw:line draw:style-name="gr76" draw:text-style-name="P3" draw:layer="layout" svg:x1="-14.477cm" svg:y1="-0.475cm" svg:x2="-14.196cm" svg:y2="-0.475cm">
          <text:p/>
        </draw:line>
        <draw:line draw:style-name="gr76" draw:text-style-name="P3" draw:layer="layout" svg:x1="-14.556cm" svg:y1="-1.431cm" svg:x2="-14.196cm" svg:y2="-1.431cm">
          <text:p/>
        </draw:line>
        <draw:frame draw:style-name="gr81" draw:text-style-name="P5" draw:layer="layout" svg:width="1.349cm" svg:height="0.725cm" svg:x="-17.143cm" svg:y="3.351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6.969cm" svg:y="4.07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6.669cm 5.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126cm" svg:y="4.097cm">
              <draw:text-box>
                <text:p text:style-name="P4"><text:span text:style-name="T3">D</text:span></text:p>
              </draw:text-box>
            </draw:frame>
            <draw:frame draw:style-name="gr79" draw:text-style-name="P5" draw:layer="layout" svg:width="0.832cm" svg:height="0.725cm" svg:x="-16.625cm" svg:y="4.098cm">
              <draw:text-box>
                <text:p text:style-name="P4"><text:span text:style-name="T3">Q</text:span></text:p>
              </draw:text-box>
            </draw:frame>
          </draw:g>
          <draw:frame draw:style-name="gr82" draw:text-style-name="P18" draw:layer="layout" svg:width="1.205cm" svg:height="0.725cm" svg:x="-17.069cm" svg:y="5.276cm">
            <draw:text-box>
              <text:p text:style-name="P4"><text:span text:style-name="T9">CLR</text:span></text:p>
            </draw:text-box>
          </draw:frame>
        </draw:g>
        <draw:g>
          <draw:g>
            <draw:rect draw:style-name="gr2" draw:text-style-name="P3" draw:layer="layout" svg:width="1cm" svg:height="1.747cm" svg:x="-16.981cm" svg:y="8.103cm">
              <text:p/>
            </draw:rect>
            <draw:custom-shape draw:style-name="gr40" draw:text-style-name="P13" draw:layer="layout" svg:width="0.3cm" svg:height="0.3cm" draw:transform="rotate (-1.57079632679579) translate (-16.681cm 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138cm" svg:y="8.125cm">
            <draw:text-box>
              <text:p text:style-name="P4"><text:span text:style-name="T3">D</text:span></text:p>
            </draw:text-box>
          </draw:frame>
          <draw:frame draw:style-name="gr79" draw:text-style-name="P5" draw:layer="layout" svg:width="0.832cm" svg:height="0.725cm" svg:x="-16.637cm" svg:y="8.126cm">
            <draw:text-box>
              <text:p text:style-name="P4"><text:span text:style-name="T3">Q</text:span></text:p>
            </draw:text-box>
          </draw:frame>
        </draw:g>
        <draw:frame draw:style-name="gr81" draw:text-style-name="P5" draw:layer="layout" svg:width="1.349cm" svg:height="0.725cm" svg:x="-17.138cm" svg:y="7.378cm">
          <draw:text-box>
            <text:p text:style-name="P4"><text:span text:style-name="T3">reg3</text:span></text:p>
          </draw:text-box>
        </draw:frame>
        <draw:g>
          <draw:g>
            <draw:rect draw:style-name="gr2" draw:text-style-name="P3" draw:layer="layout" svg:width="1cm" svg:height="1.747cm" svg:x="-16.98cm" svg:y="8.104cm">
              <text:p/>
            </draw:rect>
            <draw:custom-shape draw:style-name="gr40" draw:text-style-name="P13" draw:layer="layout" svg:width="0.3cm" svg:height="0.3cm" draw:transform="rotate (-1.57079632679579) translate (-16.68cm 9.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137cm" svg:y="8.126cm">
            <draw:text-box>
              <text:p text:style-name="P4"><text:span text:style-name="T3">D</text:span></text:p>
            </draw:text-box>
          </draw:frame>
          <draw:frame draw:style-name="gr79" draw:text-style-name="P5" draw:layer="layout" svg:width="0.832cm" svg:height="0.725cm" svg:x="-16.636cm" svg:y="8.127cm">
            <draw:text-box>
              <text:p text:style-name="P4"><text:span text:style-name="T3">Q</text:span></text:p>
            </draw:text-box>
          </draw:frame>
        </draw:g>
        <draw:line draw:style-name="gr76" draw:text-style-name="P3" draw:layer="layout" svg:x1="-16.467cm" svg:y1="5.82cm" svg:x2="-16.467cm" svg:y2="6.349cm">
          <text:p/>
        </draw:line>
        <draw:frame draw:style-name="gr83" draw:text-style-name="P5" draw:layer="layout" svg:width="1.446cm" svg:height="0.725cm" svg:x="-17.219cm" svg:y="6.286cm">
          <draw:text-box>
            <text:p text:style-name="P4"><text:span text:style-name="T3">reset</text:span></text:p>
          </draw:text-box>
        </draw:frame>
        <draw:frame draw:style-name="gr84" draw:text-style-name="P5" draw:layer="layout" svg:width="1.281cm" svg:height="0.725cm" svg:x="-18.25cm" svg:y="4.997cm">
          <draw:text-box>
            <text:p text:style-name="P4"><text:span text:style-name="T3">clk</text:span></text:p>
          </draw:text-box>
        </draw:frame>
        <draw:line draw:style-name="gr76" draw:text-style-name="P3" draw:layer="layout" svg:x1="-17.25cm" svg:y1="5.343cm" svg:x2="-16.969cm" svg:y2="5.343cm">
          <text:p/>
        </draw:line>
        <draw:frame draw:style-name="gr84" draw:text-style-name="P5" draw:layer="layout" svg:width="1.281cm" svg:height="0.725cm" svg:x="-18.261cm" svg:y="9.11cm">
          <draw:text-box>
            <text:p text:style-name="P4"><text:span text:style-name="T3">clk</text:span></text:p>
          </draw:text-box>
        </draw:frame>
        <draw:line draw:style-name="gr76" draw:text-style-name="P3" draw:layer="layout" svg:x1="-17.261cm" svg:y1="9.456cm" svg:x2="-16.98cm" svg:y2="9.456cm">
          <text:p/>
        </draw:line>
        <draw:line draw:style-name="gr76" draw:text-style-name="P3" draw:layer="layout" svg:x1="-17.34cm" svg:y1="8.5cm" svg:x2="-16.98cm" svg:y2="8.5cm">
          <text:p/>
        </draw:line>
        <draw:g>
          <draw:rect draw:style-name="gr3" draw:text-style-name="P3" draw:layer="layout" svg:width="0.5cm" svg:height="0.5cm" svg:x="-18.84cm" svg:y="8.23cm">
            <text:p/>
          </draw:rect>
          <draw:frame draw:style-name="gr4" draw:text-style-name="P5" draw:layer="layout" svg:width="2.246cm" svg:height="0.725cm" svg:x="-21cm" svg:y="8.098cm">
            <draw:text-box>
              <text:p text:style-name="P4"><text:span text:style-name="T3">a</text:span></text:p>
            </draw:text-box>
          </draw:frame>
        </draw:g>
        <draw:g>
          <draw:g>
            <draw:rect draw:style-name="gr2" draw:text-style-name="P3" draw:layer="layout" svg:width="1cm" svg:height="1.747cm" svg:x="-16.942cm" svg:y="0.853cm">
              <text:p/>
            </draw:rect>
            <draw:custom-shape draw:style-name="gr40" draw:text-style-name="P13" draw:layer="layout" svg:width="0.3cm" svg:height="0.3cm" draw:transform="rotate (-1.57079632679579) translate (-16.642cm 2.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099cm" svg:y="0.875cm">
            <draw:text-box>
              <text:p text:style-name="P4"><text:span text:style-name="T3">D</text:span></text:p>
            </draw:text-box>
          </draw:frame>
          <draw:frame draw:style-name="gr79" draw:text-style-name="P5" draw:layer="layout" svg:width="0.832cm" svg:height="0.725cm" svg:x="-16.598cm" svg:y="0.876cm">
            <draw:text-box>
              <text:p text:style-name="P4"><text:span text:style-name="T3">Q</text:span></text:p>
            </draw:text-box>
          </draw:frame>
        </draw:g>
        <draw:frame draw:style-name="gr81" draw:text-style-name="P5" draw:layer="layout" svg:width="1.349cm" svg:height="0.725cm" svg:x="-17.099cm" svg:y="0.128cm">
          <draw:text-box>
            <text:p text:style-name="P4"><text:span text:style-name="T3">reg1</text:span></text:p>
          </draw:text-box>
        </draw:frame>
        <draw:g>
          <draw:g>
            <draw:rect draw:style-name="gr2" draw:text-style-name="P3" draw:layer="layout" svg:width="1cm" svg:height="1.747cm" svg:x="-16.941cm" svg:y="0.854cm">
              <text:p/>
            </draw:rect>
            <draw:custom-shape draw:style-name="gr40" draw:text-style-name="P13" draw:layer="layout" svg:width="0.3cm" svg:height="0.3cm" draw:transform="rotate (-1.57079632679579) translate (-16.641cm 2.0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098cm" svg:y="0.876cm">
            <draw:text-box>
              <text:p text:style-name="P4"><text:span text:style-name="T3">D</text:span></text:p>
            </draw:text-box>
          </draw:frame>
          <draw:frame draw:style-name="gr79" draw:text-style-name="P5" draw:layer="layout" svg:width="0.832cm" svg:height="0.725cm" svg:x="-16.597cm" svg:y="0.877cm">
            <draw:text-box>
              <text:p text:style-name="P4"><text:span text:style-name="T3">Q</text:span></text:p>
            </draw:text-box>
          </draw:frame>
        </draw:g>
        <draw:frame draw:style-name="gr84" draw:text-style-name="P5" draw:layer="layout" svg:width="1.281cm" svg:height="0.725cm" svg:x="-18.222cm" svg:y="1.86cm">
          <draw:text-box>
            <text:p text:style-name="P4"><text:span text:style-name="T3">clk</text:span></text:p>
          </draw:text-box>
        </draw:frame>
        <draw:line draw:style-name="gr76" draw:text-style-name="P3" draw:layer="layout" svg:x1="-17.222cm" svg:y1="2.206cm" svg:x2="-16.941cm" svg:y2="2.206cm">
          <text:p/>
        </draw:line>
        <draw:path draw:style-name="gr77" draw:text-style-name="P13" draw:layer="layout" svg:width="0.659cm" svg:height="0.559cm" svg:x="-18cm" svg:y="8.22cm" svg:viewBox="0 0 660 560" svg:d="M473 280l-473 280v-560zM566 186c54 0 94 41 94 94s-40 93-94 93c-53 0-93-40-93-93s40-94 93-94z">
          <text:p/>
        </draw:path>
        <draw:line draw:style-name="gr76" draw:text-style-name="P3" draw:layer="layout" svg:x1="-18.36cm" svg:y1="8.495cm" svg:x2="-18cm" svg:y2="8.495cm">
          <text:p/>
        </draw:line>
        <draw:frame draw:style-name="gr105" draw:text-style-name="P21" draw:layer="layout" svg:width="0.68cm" svg:height="0.839cm" svg:x="-0.75cm" svg:y="10.46cm">
          <draw:text-box>
            <text:p><text:span text:style-name="T11">r</text:span></text:p>
          </draw:text-box>
        </draw:frame>
        <draw:path draw:style-name="gr90" draw:text-style-name="P13" draw:layer="layout" svg:width="0.749cm" svg:height="0.749cm" svg:x="2cm" svg:y="12.049cm" svg:viewBox="0 0 750 750" svg:d="M375 0c213 0 375 162 375 375s-162 375-375 375-375-162-375-375 162-375 375-375z">
          <text:p text:style-name="P13">+</text:p>
        </draw:path>
        <draw:path draw:style-name="gr106" draw:text-style-name="P13" draw:layer="layout" svg:width="0.749cm" svg:height="0.749cm" svg:x="0.25cm" svg:y="11.049cm" svg:viewBox="0 0 750 750" svg:d="M375 0c213 0 375 162 375 375s-162 375-375 375-375-162-375-375 162-375 375-375z">
          <text:p text:style-name="P13">x</text:p>
        </draw:path>
        <draw:frame draw:style-name="gr107" draw:text-style-name="P21" draw:layer="layout" svg:width="1.243cm" svg:height="0.839cm" svg:x="-1.313cm" svg:y="11.46cm">
          <draw:text-box>
            <text:p><text:span text:style-name="T11">0.3</text:span></text:p>
          </draw:text-box>
        </draw:frame>
        <draw:line draw:style-name="gr76" draw:text-style-name="P3" draw:layer="layout" svg:x1="1cm" svg:y1="11.424cm" svg:x2="2.047cm" svg:y2="12.208cm">
          <text:p/>
        </draw:line>
        <draw:line draw:style-name="gr76" draw:text-style-name="P3" draw:layer="layout" svg:x1="-0.202cm" svg:y1="11.831cm" svg:x2="0.298cm" svg:y2="11.549cm">
          <text:p/>
        </draw:line>
        <draw:line draw:style-name="gr76" draw:text-style-name="P3" draw:layer="layout" svg:x1="-0.202cm" svg:y1="10.892cm" svg:x2="0.298cm" svg:y2="11.167cm">
          <text:p/>
        </draw:line>
        <draw:frame draw:style-name="gr108" draw:text-style-name="P21" draw:layer="layout" svg:width="0.798cm" svg:height="0.839cm" svg:x="-0.775cm" svg:y="12.313cm">
          <draw:text-box>
            <text:p><text:span text:style-name="T11">g</text:span></text:p>
          </draw:text-box>
        </draw:frame>
        <draw:path draw:style-name="gr106" draw:text-style-name="P13" draw:layer="layout" svg:width="0.749cm" svg:height="0.749cm" svg:x="0.225cm" svg:y="12.902cm" svg:viewBox="0 0 750 750" svg:d="M375 0c213 0 375 162 375 375s-162 375-375 375-375-162-375-375 162-375 375-375z">
          <text:p text:style-name="P13">x</text:p>
        </draw:path>
        <draw:frame draw:style-name="gr107" draw:text-style-name="P21" draw:layer="layout" svg:width="1.243cm" svg:height="0.839cm" svg:x="-1.338cm" svg:y="13.313cm">
          <draw:text-box>
            <text:p><text:span text:style-name="T11">0.4</text:span></text:p>
          </draw:text-box>
        </draw:frame>
        <draw:line draw:style-name="gr76" draw:text-style-name="P3" draw:layer="layout" svg:x1="0.975cm" svg:y1="13.277cm" svg:x2="2.108cm" svg:y2="12.641cm">
          <text:p/>
        </draw:line>
        <draw:line draw:style-name="gr76" draw:text-style-name="P3" draw:layer="layout" svg:x1="-0.227cm" svg:y1="13.684cm" svg:x2="0.273cm" svg:y2="13.402cm">
          <text:p/>
        </draw:line>
        <draw:line draw:style-name="gr76" draw:text-style-name="P3" draw:layer="layout" svg:x1="-0.227cm" svg:y1="12.745cm" svg:x2="0.273cm" svg:y2="13.02cm">
          <text:p/>
        </draw:line>
        <draw:frame draw:style-name="gr108" draw:text-style-name="P21" draw:layer="layout" svg:width="0.798cm" svg:height="0.839cm" svg:x="1.026cm" svg:y="13.309cm">
          <draw:text-box>
            <text:p><text:span text:style-name="T11">b</text:span></text:p>
          </draw:text-box>
        </draw:frame>
        <draw:path draw:style-name="gr106" draw:text-style-name="P13" draw:layer="layout" svg:width="0.749cm" svg:height="0.749cm" svg:x="2.026cm" svg:y="13.898cm" svg:viewBox="0 0 750 750" svg:d="M375 0c213 0 375 162 375 375s-162 375-375 375-375-162-375-375 162-375 375-375z">
          <text:p text:style-name="P13">x</text:p>
        </draw:path>
        <draw:frame draw:style-name="gr107" draw:text-style-name="P21" draw:layer="layout" svg:width="1.243cm" svg:height="0.839cm" svg:x="0.463cm" svg:y="14.309cm">
          <draw:text-box>
            <text:p><text:span text:style-name="T11">0.3</text:span></text:p>
          </draw:text-box>
        </draw:frame>
        <draw:line draw:style-name="gr76" draw:text-style-name="P3" draw:layer="layout" svg:x1="1.574cm" svg:y1="14.68cm" svg:x2="2.074cm" svg:y2="14.398cm">
          <text:p/>
        </draw:line>
        <draw:line draw:style-name="gr76" draw:text-style-name="P3" draw:layer="layout" svg:x1="1.574cm" svg:y1="13.741cm" svg:x2="2.074cm" svg:y2="14.016cm">
          <text:p/>
        </draw:line>
        <draw:path draw:style-name="gr90" draw:text-style-name="P13" draw:layer="layout" svg:width="0.749cm" svg:height="0.749cm" svg:x="3.776cm" svg:y="13.05cm" svg:viewBox="0 0 750 750" svg:d="M375 0c213 0 375 162 375 375s-162 375-375 375-375-162-375-375 162-375 375-375z">
          <text:p text:style-name="P13">+</text:p>
        </draw:path>
        <draw:line draw:style-name="gr76" draw:text-style-name="P3" draw:layer="layout" svg:x1="2.776cm" svg:y1="12.425cm" svg:x2="3.823cm" svg:y2="13.209cm">
          <text:p/>
        </draw:line>
        <draw:line draw:style-name="gr76" draw:text-style-name="P3" draw:layer="layout" svg:x1="2.751cm" svg:y1="14.278cm" svg:x2="3.884cm" svg:y2="13.642cm">
          <text:p/>
        </draw:line>
        <draw:line draw:style-name="gr76" draw:text-style-name="P3" draw:layer="layout" svg:x1="4.526cm" svg:y1="13.425cm" svg:x2="5.124cm" svg:y2="13.425cm">
          <text:p/>
        </draw:line>
        <draw:frame draw:style-name="gr109" draw:text-style-name="P21" draw:layer="layout" svg:width="1.531cm" svg:height="0.839cm" svg:x="5.067cm" svg:y="13.013cm">
          <draw:text-box>
            <text:p><text:span text:style-name="T11">gray</text:span></text:p>
          </draw:text-box>
        </draw:frame>
        <draw:path draw:style-name="gr90" draw:text-style-name="P20" draw:layer="layout" svg:width="1.894cm" svg:height="1.894cm" svg:x="-1.346cm" svg:y="28.614cm" svg:viewBox="0 0 1895 1895" svg:d="M947 0c538 0 948 409 948 947s-410 948-948 948-947-410-947-948 409-947 947-947z">
          <text:p text:style-name="P13"><text:span text:style-name="T11">stateB</text:span></text:p>
        </draw:path>
        <draw:path draw:style-name="gr110" draw:text-style-name="P20" draw:layer="layout" svg:width="1.894cm" svg:height="1.894cm" svg:x="-1.355cm" svg:y="31.969cm" svg:viewBox="0 0 1895 1895" svg:d="M947 0c538 0 948 409 948 947s-410 948-948 948-947-410-947-948 409-947 947-947z">
          <text:p text:style-name="P13"><text:span text:style-name="T11">stateC</text:span></text:p>
        </draw:path>
        <draw:line draw:style-name="gr50" draw:text-style-name="P3" draw:layer="layout" svg:x1="-0.398cm" svg:y1="30.509cm" svg:x2="-0.398cm" svg:y2="31.936cm">
          <text:p/>
        </draw:line>
        <draw:frame draw:style-name="gr102" draw:text-style-name="P21" draw:layer="layout" svg:width="3.8cm" svg:height="0.839cm" svg:x="-0.287cm" svg:y="30.614cm">
          <draw:text-box>
            <text:p text:style-name="P4"><text:span text:style-name="T11">counter === 4</text:span></text:p>
          </draw:text-box>
        </draw:frame>
        <draw:line draw:style-name="gr50" draw:text-style-name="P3" draw:layer="layout" svg:x1="1.513cm" svg:y1="29.114cm" svg:x2="0.381cm" svg:y2="29.114cm">
          <text:p/>
        </draw:line>
        <draw:line draw:style-name="gr101" draw:text-style-name="P3" draw:layer="layout" svg:x1="1.513cm" svg:y1="29.864cm" svg:x2="0.549cm" svg:y2="29.864cm">
          <text:p/>
        </draw:line>
        <draw:line draw:style-name="gr101" draw:text-style-name="P3" draw:layer="layout" svg:x1="1.513cm" svg:y1="29.114cm" svg:x2="1.513cm" svg:y2="29.864cm">
          <text:p/>
        </draw:line>
        <draw:rect draw:style-name="gr103" draw:text-style-name="P22" draw:layer="layout" svg:width="6cm" svg:height="5cm" svg:x="-8.348cm" svg:y="28.707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4" draw:text-style-name="P3" draw:layer="layout" svg:x1="-2.348cm" svg:y1="30.608cm" svg:x2="-0.4cm" svg:y2="30.056cm">
          <text:p/>
        </draw:line>
        <draw:rect draw:style-name="gr45" draw:text-style-name="P14" draw:layer="layout" svg:width="0.5cm" svg:height="0.5cm" svg:x="28.392cm" svg:y="-1.149cm">
          <text:p text:style-name="P3"><text:span text:style-name="T3">1</text:span></text:p>
        </draw:rect>
        <draw:rect draw:style-name="gr45" draw:text-style-name="P14" draw:layer="layout" svg:width="0.5cm" svg:height="0.5cm" svg:x="28.392cm" svg:y="-0.649cm">
          <text:p text:style-name="P3"><text:span text:style-name="T3">2</text:span></text:p>
        </draw:rect>
        <draw:rect draw:style-name="gr45" draw:text-style-name="P14" draw:layer="layout" svg:width="0.5cm" svg:height="0.5cm" svg:x="28.392cm" svg:y="-0.149cm">
          <text:p text:style-name="P3"><text:span text:style-name="T3">3</text:span></text:p>
        </draw:rect>
        <draw:rect draw:style-name="gr45" draw:text-style-name="P14" draw:layer="layout" svg:width="0.5cm" svg:height="0.5cm" svg:x="28.392cm" svg:y="0.351cm">
          <text:p text:style-name="P3"><text:span text:style-name="T3">4</text:span></text:p>
        </draw:rect>
        <draw:rect draw:style-name="gr45" draw:text-style-name="P14" draw:layer="layout" svg:width="0.5cm" svg:height="0.5cm" svg:x="30.542cm" svg:y="-1.149cm">
          <text:p text:style-name="P3"><text:span text:style-name="T3">2</text:span></text:p>
        </draw:rect>
        <draw:rect draw:style-name="gr45" draw:text-style-name="P14" draw:layer="layout" svg:width="0.5cm" svg:height="0.5cm" svg:x="30.542cm" svg:y="-0.649cm">
          <text:p text:style-name="P3"><text:span text:style-name="T3">4</text:span></text:p>
        </draw:rect>
        <draw:rect draw:style-name="gr45" draw:text-style-name="P14" draw:layer="layout" svg:width="0.5cm" svg:height="0.5cm" svg:x="30.542cm" svg:y="-0.149cm">
          <text:p text:style-name="P3"><text:span text:style-name="T3">6</text:span></text:p>
        </draw:rect>
        <draw:rect draw:style-name="gr45" draw:text-style-name="P14" draw:layer="layout" svg:width="0.5cm" svg:height="0.5cm" svg:x="30.542cm" svg:y="0.351cm">
          <text:p text:style-name="P3"><text:span text:style-name="T3">8</text:span></text:p>
        </draw:rect>
        <draw:custom-shape draw:style-name="gr46" draw:text-style-name="P3" draw:layer="layout" svg:width="0.75cm" svg:height="0.75cm" svg:x="29.392cm" svg:y="-0.549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28.142cm" svg:y="-2.149cm">
          <draw:text-box>
            <text:p>map(x*2)</text:p>
          </draw:text-box>
        </draw:frame>
        <draw:rect draw:style-name="gr45" draw:text-style-name="P14" xml:id="id101" draw:id="id101" draw:layer="layout" svg:width="0.5cm" svg:height="0.5cm" svg:x="32.142cm" svg:y="-1.149cm">
          <text:p text:style-name="P3"><text:span text:style-name="T3">1</text:span></text:p>
        </draw:rect>
        <draw:rect draw:style-name="gr45" draw:text-style-name="P14" xml:id="id98" draw:id="id98" draw:layer="layout" svg:width="0.5cm" svg:height="0.5cm" svg:x="32.142cm" svg:y="-0.649cm">
          <text:p text:style-name="P3"><text:span text:style-name="T3">2</text:span></text:p>
        </draw:rect>
        <draw:rect draw:style-name="gr45" draw:text-style-name="P14" xml:id="id102" draw:id="id102" draw:layer="layout" svg:width="0.5cm" svg:height="0.5cm" svg:x="32.142cm" svg:y="-0.149cm">
          <text:p text:style-name="P3"><text:span text:style-name="T3">3</text:span></text:p>
        </draw:rect>
        <draw:rect draw:style-name="gr45" draw:text-style-name="P14" xml:id="id103" draw:id="id103" draw:layer="layout" svg:width="0.5cm" svg:height="0.5cm" svg:x="32.142cm" svg:y="0.351cm">
          <text:p text:style-name="P3"><text:span text:style-name="T3">4</text:span></text:p>
        </draw:rect>
        <draw:frame draw:style-name="gr48" draw:layer="layout" svg:width="3.855cm" svg:height="0.963cm" svg:x="32.895cm" svg:y="-2.149cm">
          <draw:text-box>
            <text:p>reduce(x+y)</text:p>
          </draw:text-box>
        </draw:frame>
        <draw:rect draw:style-name="gr45" draw:text-style-name="P14" xml:id="id97" draw:id="id97" draw:layer="layout" svg:width="0.5cm" svg:height="0.5cm" svg:x="33.642cm" svg:y="-0.899cm">
          <text:p text:style-name="P3"><text:span text:style-name="T3">3</text:span></text:p>
        </draw:rect>
        <draw:rect draw:style-name="gr45" draw:text-style-name="P14" xml:id="id99" draw:id="id99" draw:layer="layout" svg:width="0.5cm" svg:height="0.5cm" svg:x="34.892cm" svg:y="-0.349cm">
          <text:p text:style-name="P3"><text:span text:style-name="T3">6</text:span></text:p>
        </draw:rect>
        <draw:rect draw:style-name="gr45" draw:text-style-name="P14" xml:id="id100" draw:id="id100" draw:layer="layout" svg:width="0.5cm" svg:height="0.5cm" svg:x="36.142cm" svg:y="0.151cm">
          <text:p text:style-name="P3"><text:span text:style-name="T3">10</text:span></text:p>
        </draw:rect>
        <draw:connector draw:style-name="gr49" draw:text-style-name="P3" draw:layer="layout" svg:x1="33.642cm" svg:y1="-0.649cm" svg:x2="32.642cm" svg:y2="-0.399cm" draw:start-shape="id97" draw:start-glue-point="3" draw:end-shape="id98" draw:end-glue-point="1" svg:d="M33642-649h-500v250h-500">
          <text:p/>
        </draw:connector>
        <draw:connector draw:style-name="gr49" draw:text-style-name="P3" draw:layer="layout" draw:line-skew="-0.125cm" svg:x1="34.892cm" svg:y1="-0.099cm" svg:x2="34.142cm" svg:y2="-0.649cm" draw:start-shape="id99" draw:start-glue-point="3" draw:end-shape="id97" draw:end-glue-point="1" svg:d="M34892-99h-500v-550h-250">
          <text:p/>
        </draw:connector>
        <draw:connector draw:style-name="gr49" draw:text-style-name="P3" draw:layer="layout" draw:line-skew="-0.125cm" svg:x1="36.142cm" svg:y1="0.401cm" svg:x2="35.392cm" svg:y2="-0.099cm" draw:start-shape="id100" draw:start-glue-point="3" draw:end-shape="id99" draw:end-glue-point="1" svg:d="M36142 401h-500v-500h-250">
          <text:p/>
        </draw:connector>
        <draw:connector draw:style-name="gr49" draw:text-style-name="P3" draw:layer="layout" svg:x1="33.642cm" svg:y1="-0.649cm" svg:x2="32.642cm" svg:y2="-0.899cm" draw:start-shape="id97" draw:start-glue-point="3" draw:end-shape="id101" draw:end-glue-point="1" svg:d="M33642-649h-500v-250h-500">
          <text:p/>
        </draw:connector>
        <draw:connector draw:style-name="gr49" draw:text-style-name="P3" draw:layer="layout" draw:line-skew="0.625cm" svg:x1="34.892cm" svg:y1="-0.099cm" svg:x2="32.642cm" svg:y2="0.101cm" draw:start-shape="id99" draw:start-glue-point="3" draw:end-shape="id102" draw:end-glue-point="1" svg:d="M34892-99h-500v200h-1750">
          <text:p/>
        </draw:connector>
        <draw:connector draw:style-name="gr49" draw:text-style-name="P3" draw:layer="layout" draw:line-skew="1.25cm" svg:x1="36.142cm" svg:y1="0.401cm" svg:x2="32.642cm" svg:y2="0.601cm" draw:start-shape="id100" draw:start-glue-point="3" draw:end-shape="id103" draw:end-glue-point="1" svg:d="M36142 401h-500v200h-3000">
          <text:p/>
        </draw:connector>
        <draw:g>
          <draw:frame draw:style-name="gr111" draw:text-style-name="P5" draw:layer="layout" svg:width="2.979cm" svg:height="0.725cm" svg:x="25.376cm" svg:y="4.192cm">
            <draw:text-box>
              <text:p text:style-name="P4"><text:span text:style-name="T3">addresses(0)</text:span></text:p>
            </draw:text-box>
          </draw:frame>
        </draw:g>
        <draw:frame draw:style-name="gr111" draw:text-style-name="P5" draw:layer="layout" svg:width="2.979cm" svg:height="0.725cm" svg:x="25.376cm" svg:y="6.542cm">
          <draw:text-box>
            <text:p text:style-name="P4"><text:span text:style-name="T3">addresses(2)</text:span></text:p>
          </draw:text-box>
        </draw:frame>
        <draw:frame draw:style-name="gr112" draw:text-style-name="P5" draw:layer="layout" svg:width="3.046cm" svg:height="0.725cm" svg:x="25.295cm" svg:y="7.718cm">
          <draw:text-box>
            <text:p text:style-name="P4"><text:span text:style-name="T3">addresses(N)</text:span></text:p>
          </draw:text-box>
        </draw:frame>
        <draw:path draw:style-name="gr77" draw:text-style-name="P13" draw:layer="layout" svg:width="0.199cm" svg:height="0.199cm" svg:x="27.016cm" svg:y="7.167cm" svg:viewBox="0 0 200 200" svg:d="M100 0c57 0 100 43 100 100s-43 100-100 100-100-43-100-100 43-100 100-100z">
          <text:p/>
        </draw:path>
        <draw:path draw:style-name="gr77" draw:text-style-name="P13" draw:layer="layout" svg:width="0.199cm" svg:height="0.199cm" svg:x="27.016cm" svg:y="7.567cm" svg:viewBox="0 0 200 200" svg:d="M100 0c57 0 100 43 100 100s-43 100-100 100-100-43-100-100 43-100 100-100z">
          <text:p/>
        </draw:path>
        <draw:frame draw:style-name="gr111" draw:text-style-name="P5" draw:layer="layout" svg:width="2.979cm" svg:height="0.725cm" svg:x="25.37cm" svg:y="5.316cm">
          <draw:text-box>
            <text:p text:style-name="P4"><text:span text:style-name="T3">addresses(1)</text:span></text:p>
          </draw:text-box>
        </draw:frame>
        <draw:line draw:style-name="gr76" draw:text-style-name="P3" draw:layer="layout" svg:x1="28.162cm" svg:y1="5.695cm" svg:x2="29.155cm" svg:y2="5.695cm">
          <text:p/>
        </draw:line>
        <draw:path draw:style-name="gr90" draw:text-style-name="P13" draw:layer="layout" svg:width="0.749cm" svg:height="0.749cm" svg:x="29.131cm" svg:y="5.532cm" svg:viewBox="0 0 750 750" svg:d="M375 0c213 0 375 162 375 375s-162 375-375 375-375-162-375-375 162-375 375-375z">
          <text:p text:style-name="P13">=</text:p>
        </draw:path>
        <draw:g>
          <draw:frame draw:style-name="gr113" draw:text-style-name="P5" draw:layer="layout" svg:width="1.211cm" svg:height="0.725cm" svg:x="27.914cm" svg:y="4.517cm">
            <draw:text-box>
              <text:p text:style-name="P4"><text:span text:style-name="T3">key</text:span></text:p>
            </draw:text-box>
          </draw:frame>
        </draw:g>
        <draw:line draw:style-name="gr76" draw:text-style-name="P3" draw:layer="layout" svg:x1="28.162cm" svg:y1="6.889cm" svg:x2="29.155cm" svg:y2="6.889cm">
          <text:p/>
        </draw:line>
        <draw:path draw:style-name="gr90" draw:text-style-name="P13" draw:layer="layout" svg:width="0.749cm" svg:height="0.749cm" svg:x="29.131cm" svg:y="6.726cm" svg:viewBox="0 0 750 750" svg:d="M375 0c213 0 375 162 375 375s-162 375-375 375-375-162-375-375 162-375 375-375z">
          <text:p text:style-name="P13">=</text:p>
        </draw:path>
        <draw:line draw:style-name="gr76" draw:text-style-name="P3" draw:layer="layout" svg:x1="28.155cm" svg:y1="4.529cm" svg:x2="29.148cm" svg:y2="4.529cm">
          <text:p/>
        </draw:line>
        <draw:path draw:style-name="gr90" draw:text-style-name="P13" draw:layer="layout" svg:width="0.749cm" svg:height="0.749cm" svg:x="29.125cm" svg:y="4.366cm" svg:viewBox="0 0 750 750" svg:d="M375 0c213 0 375 162 375 375s-162 375-375 375-375-162-375-375 162-375 375-375z">
          <text:p text:style-name="P13">=</text:p>
        </draw:path>
        <draw:line draw:style-name="gr76" draw:text-style-name="P3" draw:layer="layout" svg:x1="28.162cm" svg:y1="8.103cm" svg:x2="29.155cm" svg:y2="8.103cm">
          <text:p/>
        </draw:line>
        <draw:path draw:style-name="gr90" draw:text-style-name="P13" draw:layer="layout" svg:width="0.749cm" svg:height="0.749cm" svg:x="29.131cm" svg:y="7.94cm" svg:viewBox="0 0 750 750" svg:d="M375 0c213 0 375 162 375 375s-162 375-375 375-375-162-375-375 162-375 375-375z">
          <text:p text:style-name="P13">=</text:p>
        </draw:path>
        <draw:path draw:style-name="gr57" draw:text-style-name="P3" draw:layer="layout" svg:width="1.079cm" svg:height="1.03cm" svg:x="32.711cm" svg:y="5.109cm" svg:viewBox="0 0 1080 1031" svg:d="M540 0c270 0 540 257 540 515s-270 516-540 516c-180 0-360 0-540 0 99-169 213-214 213-516-10-303-134-327-213-515 180 0 360 0 540 0z">
          <text:p/>
        </draw:path>
        <draw:line draw:style-name="gr76" draw:text-style-name="P3" draw:layer="layout" svg:x1="32.081cm" svg:y1="5.907cm" svg:x2="32.881cm" svg:y2="5.907cm">
          <text:p/>
        </draw:line>
        <draw:line draw:style-name="gr76" draw:text-style-name="P3" draw:layer="layout" svg:x1="32.075cm" svg:y1="4.741cm" svg:x2="32.404cm" svg:y2="4.741cm">
          <text:p/>
        </draw:line>
        <draw:line draw:style-name="gr76" draw:text-style-name="P3" draw:layer="layout" svg:x1="32.405cm" svg:y1="5.279cm" svg:x2="32.404cm" svg:y2="4.741cm">
          <text:p/>
        </draw:line>
        <draw:line draw:style-name="gr76" draw:text-style-name="P3" draw:layer="layout" svg:x1="32.406cm" svg:y1="5.279cm" svg:x2="32.835cm" svg:y2="5.279cm">
          <text:p/>
        </draw:line>
        <draw:path draw:style-name="gr57" draw:text-style-name="P3" draw:layer="layout" svg:width="1.079cm" svg:height="1.03cm" svg:x="34.428cm" svg:y="6.293cm" svg:viewBox="0 0 1080 1031" svg:d="M540 0c270 0 540 257 540 515s-270 516-540 516c-180 0-360 0-540 0 99-169 213-214 213-516-10-303-134-327-213-515 180 0 360 0 540 0z">
          <text:p/>
        </draw:path>
        <draw:line draw:style-name="gr76" draw:text-style-name="P3" draw:layer="layout" svg:x1="32.081cm" svg:y1="7.101cm" svg:x2="34.598cm" svg:y2="7.091cm">
          <text:p/>
        </draw:line>
        <draw:line draw:style-name="gr76" draw:text-style-name="P3" draw:layer="layout" svg:x1="33.792cm" svg:y1="5.625cm" svg:x2="34.121cm" svg:y2="5.625cm">
          <text:p/>
        </draw:line>
        <draw:line draw:style-name="gr76" draw:text-style-name="P3" draw:layer="layout" svg:x1="34.123cm" svg:y1="6.463cm" svg:x2="34.121cm" svg:y2="5.625cm">
          <text:p/>
        </draw:line>
        <draw:line draw:style-name="gr76" draw:text-style-name="P3" draw:layer="layout" svg:x1="34.123cm" svg:y1="6.463cm" svg:x2="34.552cm" svg:y2="6.463cm">
          <text:p/>
        </draw:line>
        <draw:path draw:style-name="gr57" draw:text-style-name="P3" draw:layer="layout" svg:width="1.079cm" svg:height="1.03cm" svg:x="36.144cm" svg:y="7.498cm" svg:viewBox="0 0 1080 1031" svg:d="M540 0c270 0 540 257 540 515s-270 516-540 516c-180 0-360 0-540 0 99-169 213-214 213-516-10-303-134-327-213-515 180 0 360 0 540 0z">
          <text:p/>
        </draw:path>
        <draw:line draw:style-name="gr76" draw:text-style-name="P3" draw:layer="layout" svg:x1="32.081cm" svg:y1="8.296cm" svg:x2="36.314cm" svg:y2="8.296cm">
          <text:p/>
        </draw:line>
        <draw:line draw:style-name="gr76" draw:text-style-name="P3" draw:layer="layout" svg:x1="35.508cm" svg:y1="6.808cm" svg:x2="35.837cm" svg:y2="6.808cm">
          <text:p/>
        </draw:line>
        <draw:line draw:style-name="gr76" draw:text-style-name="P3" draw:layer="layout" svg:x1="35.839cm" svg:y1="7.668cm" svg:x2="35.837cm" svg:y2="6.808cm">
          <text:p/>
        </draw:line>
        <draw:line draw:style-name="gr76" draw:text-style-name="P3" draw:layer="layout" svg:x1="35.839cm" svg:y1="7.668cm" svg:x2="36.268cm" svg:y2="7.668cm">
          <text:p/>
        </draw:line>
        <draw:line draw:style-name="gr76" draw:text-style-name="P3" draw:layer="layout" svg:x1="29.887cm" svg:y1="5.907cm" svg:x2="30.687cm" svg:y2="5.907cm">
          <text:p/>
        </draw:line>
        <draw:line draw:style-name="gr76" draw:text-style-name="P3" draw:layer="layout" svg:x1="29.887cm" svg:y1="7.101cm" svg:x2="30.687cm" svg:y2="7.101cm">
          <text:p/>
        </draw:line>
        <draw:line draw:style-name="gr76" draw:text-style-name="P3" draw:layer="layout" svg:x1="29.881cm" svg:y1="4.741cm" svg:x2="30.681cm" svg:y2="4.741cm">
          <text:p/>
        </draw:line>
        <draw:line draw:style-name="gr76" draw:text-style-name="P3" draw:layer="layout" svg:x1="29.887cm" svg:y1="8.315cm" svg:x2="30.687cm" svg:y2="8.315cm">
          <text:p/>
        </draw:line>
        <draw:line draw:style-name="gr76" draw:text-style-name="P3" draw:layer="layout" svg:x1="28.914cm" svg:y1="6.095cm" svg:x2="29.155cm" svg:y2="6.095cm">
          <text:p/>
        </draw:line>
        <draw:line draw:style-name="gr76" draw:text-style-name="P3" draw:layer="layout" svg:x1="28.914cm" svg:y1="7.289cm" svg:x2="29.155cm" svg:y2="7.289cm">
          <text:p/>
        </draw:line>
        <draw:line draw:style-name="gr76" draw:text-style-name="P3" draw:layer="layout" svg:x1="28.912cm" svg:y1="4.929cm" svg:x2="29.153cm" svg:y2="4.929cm">
          <text:p/>
        </draw:line>
        <draw:line draw:style-name="gr76" draw:text-style-name="P3" draw:layer="layout" svg:x1="28.914cm" svg:y1="8.503cm" svg:x2="29.155cm" svg:y2="8.503cm">
          <text:p/>
        </draw:line>
        <draw:g>
          <draw:frame draw:style-name="gr113" draw:text-style-name="P5" draw:layer="layout" svg:width="1.211cm" svg:height="0.725cm" svg:x="27.896cm" svg:y="5.695cm">
            <draw:text-box>
              <text:p text:style-name="P4"><text:span text:style-name="T3">key</text:span></text:p>
            </draw:text-box>
          </draw:frame>
        </draw:g>
        <draw:g>
          <draw:frame draw:style-name="gr113" draw:text-style-name="P5" draw:layer="layout" svg:width="1.211cm" svg:height="0.725cm" svg:x="27.92cm" svg:y="6.889cm">
            <draw:text-box>
              <text:p text:style-name="P4"><text:span text:style-name="T3">key</text:span></text:p>
            </draw:text-box>
          </draw:frame>
        </draw:g>
        <draw:g>
          <draw:frame draw:style-name="gr113" draw:text-style-name="P5" draw:layer="layout" svg:width="1.211cm" svg:height="0.725cm" svg:x="27.92cm" svg:y="8.103cm">
            <draw:text-box>
              <text:p text:style-name="P4"><text:span text:style-name="T3">key</text:span></text:p>
            </draw:text-box>
          </draw:frame>
        </draw:g>
        <draw:g>
          <draw:frame draw:style-name="gr94" draw:text-style-name="P5" draw:layer="layout" svg:width="2.462cm" svg:height="0.725cm" svg:x="29.757cm" svg:y="4.398cm">
            <draw:text-box>
              <text:p text:style-name="P4"><text:span text:style-name="T3">hits(0)</text:span></text:p>
            </draw:text-box>
          </draw:frame>
        </draw:g>
        <draw:frame draw:style-name="gr94" draw:text-style-name="P5" draw:layer="layout" svg:width="2.462cm" svg:height="0.725cm" svg:x="29.757cm" svg:y="6.748cm">
          <draw:text-box>
            <text:p text:style-name="P4"><text:span text:style-name="T3">hits(2)</text:span></text:p>
          </draw:text-box>
        </draw:frame>
        <draw:frame draw:style-name="gr95" draw:text-style-name="P5" draw:layer="layout" svg:width="2.53cm" svg:height="0.725cm" svg:x="29.775cm" svg:y="7.924cm">
          <draw:text-box>
            <text:p text:style-name="P4"><text:span text:style-name="T3">hits(N)</text:span></text:p>
          </draw:text-box>
        </draw:frame>
        <draw:frame draw:style-name="gr94" draw:text-style-name="P5" draw:layer="layout" svg:width="2.462cm" svg:height="0.725cm" svg:x="29.751cm" svg:y="5.522cm">
          <draw:text-box>
            <text:p text:style-name="P4"><text:span text:style-name="T3">hits(1)</text:span></text:p>
          </draw:text-box>
        </draw:frame>
        <draw:line draw:style-name="gr76" draw:text-style-name="P3" draw:layer="layout" svg:x1="37.224cm" svg:y1="8.013cm" svg:x2="37.553cm" svg:y2="8.013cm">
          <text:p/>
        </draw:line>
        <draw:g>
          <draw:frame draw:style-name="gr113" draw:text-style-name="P5" draw:layer="layout" svg:width="1.211cm" svg:height="0.725cm" svg:x="37.221cm" svg:y="7.648cm">
            <draw:text-box>
              <text:p text:style-name="P4"><text:span text:style-name="T3">hit</text:span></text:p>
            </draw:text-box>
          </draw:frame>
        </draw:g>
        <draw:g>
          <draw:g>
            <draw:rect draw:style-name="gr2" draw:text-style-name="P3" draw:layer="layout" svg:width="1cm" svg:height="1.747cm" svg:x="15.019cm" svg:y="-10.096cm">
              <text:p/>
            </draw:rect>
            <draw:custom-shape draw:style-name="gr40" draw:text-style-name="P13" draw:layer="layout" svg:width="0.3cm" svg:height="0.3cm" draw:transform="rotate (-1.57079632679579) translate (15.319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862cm" svg:y="-10.074cm">
            <draw:text-box>
              <text:p text:style-name="P4"><text:span text:style-name="T3">D</text:span></text:p>
            </draw:text-box>
          </draw:frame>
          <draw:frame draw:style-name="gr79" draw:text-style-name="P5" draw:layer="layout" svg:width="0.832cm" svg:height="0.725cm" svg:x="15.363cm" svg:y="-10.073cm">
            <draw:text-box>
              <text:p text:style-name="P4"><text:span text:style-name="T3">Q</text:span></text:p>
            </draw:text-box>
          </draw:frame>
        </draw:g>
        <draw:g>
          <draw:g>
            <draw:rect draw:style-name="gr2" draw:text-style-name="P3" draw:layer="layout" svg:width="1cm" svg:height="1.747cm" svg:x="15.02cm" svg:y="-10.095cm">
              <text:p/>
            </draw:rect>
            <draw:custom-shape draw:style-name="gr40" draw:text-style-name="P13" draw:layer="layout" svg:width="0.3cm" svg:height="0.3cm" draw:transform="rotate (-1.57079632679579) translate (15.32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863cm" svg:y="-10.073cm">
            <draw:text-box>
              <text:p text:style-name="P4"><text:span text:style-name="T3">D</text:span></text:p>
            </draw:text-box>
          </draw:frame>
          <draw:frame draw:style-name="gr79" draw:text-style-name="P5" draw:layer="layout" svg:width="0.832cm" svg:height="0.725cm" svg:x="15.364cm" svg:y="-10.072cm">
            <draw:text-box>
              <text:p text:style-name="P4"><text:span text:style-name="T3">Q</text:span></text:p>
            </draw:text-box>
          </draw:frame>
        </draw:g>
        <draw:frame draw:style-name="gr84" draw:text-style-name="P5" draw:layer="layout" svg:width="1.281cm" svg:height="0.725cm" svg:x="13.739cm" svg:y="-9.089cm">
          <draw:text-box>
            <text:p text:style-name="P4"><text:span text:style-name="T3">clk</text:span></text:p>
          </draw:text-box>
        </draw:frame>
        <draw:line draw:style-name="gr76" draw:text-style-name="P3" draw:layer="layout" svg:x1="14.739cm" svg:y1="-8.743cm" svg:x2="15.02cm" svg:y2="-8.743cm">
          <text:p/>
        </draw:line>
        <draw:line draw:style-name="gr76" draw:text-style-name="P3" draw:layer="layout" svg:x1="13.909cm" svg:y1="-9.699cm" svg:x2="15.02cm" svg:y2="-9.699cm">
          <text:p/>
        </draw:line>
        <draw:g>
          <draw:g>
            <draw:rect draw:style-name="gr2" draw:text-style-name="P3" draw:layer="layout" svg:width="1cm" svg:height="1.747cm" svg:x="18.62cm" svg:y="-10.096cm">
              <text:p/>
            </draw:rect>
            <draw:custom-shape draw:style-name="gr40" draw:text-style-name="P13" draw:layer="layout" svg:width="0.3cm" svg:height="0.3cm" draw:transform="rotate (-1.57079632679579) translate (18.92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463cm" svg:y="-10.074cm">
            <draw:text-box>
              <text:p text:style-name="P4"><text:span text:style-name="T3">D</text:span></text:p>
            </draw:text-box>
          </draw:frame>
          <draw:frame draw:style-name="gr79" draw:text-style-name="P5" draw:layer="layout" svg:width="0.832cm" svg:height="0.725cm" svg:x="18.964cm" svg:y="-10.073cm">
            <draw:text-box>
              <text:p text:style-name="P4"><text:span text:style-name="T3">Q</text:span></text:p>
            </draw:text-box>
          </draw:frame>
        </draw:g>
        <draw:g>
          <draw:g>
            <draw:rect draw:style-name="gr2" draw:text-style-name="P3" draw:layer="layout" svg:width="1cm" svg:height="1.747cm" svg:x="18.621cm" svg:y="-10.095cm">
              <text:p/>
            </draw:rect>
            <draw:custom-shape draw:style-name="gr40" draw:text-style-name="P13" draw:layer="layout" svg:width="0.3cm" svg:height="0.3cm" draw:transform="rotate (-1.57079632679579) translate (18.92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464cm" svg:y="-10.073cm">
            <draw:text-box>
              <text:p text:style-name="P4"><text:span text:style-name="T3">D</text:span></text:p>
            </draw:text-box>
          </draw:frame>
          <draw:frame draw:style-name="gr79" draw:text-style-name="P5" draw:layer="layout" svg:width="0.832cm" svg:height="0.725cm" svg:x="18.965cm" svg:y="-10.072cm">
            <draw:text-box>
              <text:p text:style-name="P4"><text:span text:style-name="T3">Q</text:span></text:p>
            </draw:text-box>
          </draw:frame>
        </draw:g>
        <draw:frame draw:style-name="gr84" draw:text-style-name="P5" draw:layer="layout" svg:width="1.281cm" svg:height="0.725cm" svg:x="17.34cm" svg:y="-9.089cm">
          <draw:text-box>
            <text:p text:style-name="P4"><text:span text:style-name="T3">clk</text:span></text:p>
          </draw:text-box>
        </draw:frame>
        <draw:line draw:style-name="gr76" draw:text-style-name="P3" draw:layer="layout" svg:x1="18.34cm" svg:y1="-8.743cm" svg:x2="18.621cm" svg:y2="-8.743cm">
          <text:p/>
        </draw:line>
        <draw:line draw:style-name="gr76" draw:text-style-name="P3" draw:layer="layout" svg:x1="18.084cm" svg:y1="-9.699cm" svg:x2="18.621cm" svg:y2="-9.699cm">
          <text:p/>
        </draw:line>
        <draw:line draw:style-name="gr76" draw:text-style-name="P3" draw:layer="layout" svg:x1="16.061cm" svg:y1="-9.699cm" svg:x2="16.596cm" svg:y2="-9.699cm">
          <text:p/>
        </draw:line>
        <draw:custom-shape draw:style-name="gr32" draw:text-style-name="P19" draw:layer="layout" svg:width="1.488cm" svg:height="0.94cm" svg:x="16.596cm" svg:y="-10.187cm">
          <text:p text:style-name="P19"/>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77" draw:text-style-name="P13" draw:layer="layout" svg:width="0.199cm" svg:height="0.199cm" svg:x="20.784cm" svg:y="-9.795cm" svg:viewBox="0 0 200 200" svg:d="M100 0c57 0 100 43 100 100s-43 100-100 100-100-43-100-100 43-100 100-100z">
          <text:p/>
        </draw:path>
        <draw:path draw:style-name="gr77" draw:text-style-name="P13" draw:layer="layout" svg:width="0.199cm" svg:height="0.199cm" svg:x="20.311cm" svg:y="-9.791cm" svg:viewBox="0 0 200 200" svg:d="M100 0c57 0 100 43 100 100s-43 100-100 100-100-43-100-100 43-100 100-100z">
          <text:p/>
        </draw:path>
        <draw:path draw:style-name="gr77" draw:text-style-name="P13" draw:layer="layout" svg:width="0.199cm" svg:height="0.199cm" svg:x="21.245cm" svg:y="-9.793cm" svg:viewBox="0 0 200 200" svg:d="M100 0c57 0 100 43 100 100s-43 100-100 100-100-43-100-100 43-100 100-100z">
          <text:p/>
        </draw:path>
        <draw:line draw:style-name="gr76" draw:text-style-name="P3" draw:layer="layout" svg:x1="19.585cm" svg:y1="-9.699cm" svg:x2="20.122cm" svg:y2="-9.699cm">
          <text:p/>
        </draw:line>
        <draw:g>
          <draw:g>
            <draw:rect draw:style-name="gr2" draw:text-style-name="P3" draw:layer="layout" svg:width="1cm" svg:height="1.747cm" svg:x="22.14cm" svg:y="-10.096cm">
              <text:p/>
            </draw:rect>
            <draw:custom-shape draw:style-name="gr40" draw:text-style-name="P13" draw:layer="layout" svg:width="0.3cm" svg:height="0.3cm" draw:transform="rotate (-1.57079632679579) translate (22.4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1.983cm" svg:y="-10.074cm">
            <draw:text-box>
              <text:p text:style-name="P4"><text:span text:style-name="T3">D</text:span></text:p>
            </draw:text-box>
          </draw:frame>
          <draw:frame draw:style-name="gr79" draw:text-style-name="P5" draw:layer="layout" svg:width="0.832cm" svg:height="0.725cm" svg:x="22.484cm" svg:y="-10.073cm">
            <draw:text-box>
              <text:p text:style-name="P4"><text:span text:style-name="T3">Q</text:span></text:p>
            </draw:text-box>
          </draw:frame>
        </draw:g>
        <draw:g>
          <draw:g>
            <draw:rect draw:style-name="gr2" draw:text-style-name="P3" draw:layer="layout" svg:width="1cm" svg:height="1.747cm" svg:x="22.141cm" svg:y="-10.095cm">
              <text:p/>
            </draw:rect>
            <draw:custom-shape draw:style-name="gr40" draw:text-style-name="P13" draw:layer="layout" svg:width="0.3cm" svg:height="0.3cm" draw:transform="rotate (-1.57079632679579) translate (22.4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1.984cm" svg:y="-10.073cm">
            <draw:text-box>
              <text:p text:style-name="P4"><text:span text:style-name="T3">D</text:span></text:p>
            </draw:text-box>
          </draw:frame>
          <draw:frame draw:style-name="gr79" draw:text-style-name="P5" draw:layer="layout" svg:width="0.832cm" svg:height="0.725cm" svg:x="22.485cm" svg:y="-10.072cm">
            <draw:text-box>
              <text:p text:style-name="P4"><text:span text:style-name="T3">Q</text:span></text:p>
            </draw:text-box>
          </draw:frame>
        </draw:g>
        <draw:frame draw:style-name="gr84" draw:text-style-name="P5" draw:layer="layout" svg:width="1.281cm" svg:height="0.725cm" svg:x="20.86cm" svg:y="-9.089cm">
          <draw:text-box>
            <text:p text:style-name="P4"><text:span text:style-name="T3">clk</text:span></text:p>
          </draw:text-box>
        </draw:frame>
        <draw:line draw:style-name="gr76" draw:text-style-name="P3" draw:layer="layout" svg:x1="21.86cm" svg:y1="-8.743cm" svg:x2="22.141cm" svg:y2="-8.743cm">
          <text:p/>
        </draw:line>
        <draw:line draw:style-name="gr76" draw:text-style-name="P3" draw:layer="layout" svg:x1="21.604cm" svg:y1="-9.699cm" svg:x2="22.141cm" svg:y2="-9.699cm">
          <text:p/>
        </draw:line>
        <draw:line draw:style-name="gr76" draw:text-style-name="P3" draw:layer="layout" svg:x1="23.105cm" svg:y1="-9.699cm" svg:x2="23.642cm" svg:y2="-9.699cm">
          <text:p/>
        </draw:line>
        <draw:g>
          <draw:custom-shape draw:style-name="gr19" draw:text-style-name="P3" draw:layer="layout" svg:width="0.358cm" svg:height="3.699cm" draw:transform="rotate (-1.57079632679579) translate (22.696cm -10.654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114" draw:text-style-name="P24" draw:layer="layout" svg:width="4.541cm" svg:height="0.839cm" svg:x="18.507cm" svg:y="-11.54cm">
          <draw:text-box>
            <text:p text:style-name="P23"><text:span text:style-name="T12">Unknown latency</text:span></text:p>
          </draw:text-box>
        </draw:frame>
        <draw:frame draw:style-name="gr115" draw:text-style-name="P5" draw:layer="layout" svg:width="1.345cm" svg:height="0.725cm" svg:x="12.525cm" svg:y="-8.074cm">
          <draw:text-box>
            <text:p text:style-name="P4"><text:span text:style-name="T3">a</text:span></text:p>
          </draw:text-box>
        </draw:frame>
        <draw:frame draw:style-name="gr115" draw:text-style-name="P5" draw:layer="layout" svg:width="1.539cm" svg:height="0.725cm" svg:x="25.336cm" svg:y="-7.688cm">
          <draw:text-box>
            <text:p text:style-name="P4"><text:span text:style-name="T3">result</text:span></text:p>
          </draw:text-box>
        </draw:frame>
        <draw:path draw:style-name="gr90" draw:text-style-name="P13" draw:layer="layout" svg:width="0.749cm" svg:height="0.749cm" svg:x="24.025cm" svg:y="-7.715cm" svg:viewBox="0 0 750 750" svg:d="M375 0c213 0 375 162 375 375s-162 375-375 375-375-162-375-375 162-375 375-375z">
          <text:p text:style-name="P13">+</text:p>
        </draw:path>
        <draw:frame draw:style-name="gr115" draw:text-style-name="P5" draw:layer="layout" svg:width="1.345cm" svg:height="0.725cm" svg:x="12.516cm" svg:y="-7.566cm">
          <draw:text-box>
            <text:p text:style-name="P4"><text:span text:style-name="T3">b</text:span></text:p>
          </draw:text-box>
        </draw:frame>
        <draw:rect draw:style-name="gr1" draw:text-style-name="P2" draw:layer="layout" svg:width="3.912cm" svg:height="1cm" svg:x="17.087cm" svg:y="-7.877cm">
          <text:p text:style-name="P1"><text:span text:style-name="T1">ShiftRegister</text:span></text:p>
        </draw:rect>
        <draw:rect draw:style-name="gr2" draw:text-style-name="P3" draw:layer="layout" svg:width="3.912cm" svg:height="1.233cm" svg:x="17.087cm" svg:y="-6.86cm">
          <text:p/>
        </draw:rect>
        <draw:g>
          <draw:rect draw:style-name="gr3" draw:text-style-name="P3" draw:layer="layout" svg:width="0.5cm" svg:height="0.5cm" svg:x="16.866cm" svg:y="-6.47cm">
            <text:p/>
          </draw:rect>
          <draw:frame draw:style-name="gr5" draw:text-style-name="P5" draw:layer="layout" svg:width="2.471cm" svg:height="0.725cm" svg:x="17.366cm" svg:y="-6.602cm">
            <draw:text-box>
              <text:p text:style-name="P4"><text:span text:style-name="T3">input</text:span></text:p>
            </draw:text-box>
          </draw:frame>
        </draw:g>
        <draw:g>
          <draw:rect draw:style-name="gr3" draw:text-style-name="P3" draw:layer="layout" svg:width="0.5cm" svg:height="0.5cm" svg:x="20.747cm" svg:y="-6.47cm">
            <text:p/>
          </draw:rect>
          <draw:frame draw:style-name="gr4" draw:text-style-name="P5" draw:layer="layout" svg:width="2.246cm" svg:height="0.725cm" svg:x="18.587cm" svg:y="-6.602cm">
            <draw:text-box>
              <text:p text:style-name="P4"><text:span text:style-name="T3">output</text:span></text:p>
            </draw:text-box>
          </draw:frame>
        </draw:g>
        <draw:line draw:style-name="gr76" draw:text-style-name="P3" draw:layer="layout" svg:x1="13.912cm" svg:y1="-6.214cm" svg:x2="16.866cm" svg:y2="-6.214cm">
          <text:p/>
        </draw:line>
        <draw:line draw:style-name="gr76" draw:text-style-name="P3" draw:layer="layout" svg:x1="21.232cm" svg:y1="-6.214cm" svg:x2="23.609cm" svg:y2="-6.209cm">
          <text:p/>
        </draw:line>
        <draw:line draw:style-name="gr76" draw:text-style-name="P3" draw:layer="layout" svg:x1="24.775cm" svg:y1="-7.34cm" svg:x2="25.312cm" svg:y2="-7.34cm">
          <text:p/>
        </draw:line>
        <draw:line draw:style-name="gr76" draw:text-style-name="P3" draw:layer="layout" svg:x1="23.643cm" svg:y1="-7.575cm" svg:x2="23.643cm" svg:y2="-9.699cm">
          <text:p/>
        </draw:line>
        <draw:line draw:style-name="gr76" draw:text-style-name="P3" draw:layer="layout" svg:x1="23.62cm" svg:y1="-7.099cm" svg:x2="23.61cm" svg:y2="-6.208cm">
          <text:p/>
        </draw:line>
        <draw:line draw:style-name="gr76" draw:text-style-name="P3" draw:layer="layout" svg:x1="23.62cm" svg:y1="-7.098cm" svg:x2="24.098cm" svg:y2="-7.099cm">
          <text:p/>
        </draw:line>
        <draw:line draw:style-name="gr76" draw:text-style-name="P3" draw:layer="layout" svg:x1="23.643cm" svg:y1="-7.575cm" svg:x2="24.087cm" svg:y2="-7.566cm">
          <text:p/>
        </draw:line>
        <draw:line draw:style-name="gr76" draw:text-style-name="P3" draw:layer="layout" svg:x1="13.375cm" svg:y1="-7.661cm" svg:x2="13.91cm" svg:y2="-7.661cm">
          <text:p/>
        </draw:line>
        <draw:line draw:style-name="gr76" draw:text-style-name="P3" draw:layer="layout" svg:x1="13.91cm" svg:y1="-9.699cm" svg:x2="13.91cm" svg:y2="-7.661cm">
          <text:p/>
        </draw:line>
        <draw:line draw:style-name="gr76" draw:text-style-name="P3" draw:layer="layout" svg:x1="13.376cm" svg:y1="-7.161cm" svg:x2="13.911cm" svg:y2="-7.161cm">
          <text:p/>
        </draw:line>
        <draw:line draw:style-name="gr76" draw:text-style-name="P3" draw:layer="layout" svg:x1="13.912cm" svg:y1="-6.214cm" svg:x2="13.912cm" svg:y2="-7.161cm">
          <text:p/>
        </draw:line>
        <draw:frame draw:style-name="gr115" draw:text-style-name="P5" draw:layer="layout" svg:width="2.293cm" svg:height="0.725cm" svg:x="21.223cm" svg:y="-6.939cm">
          <draw:text-box>
            <text:p text:style-name="P4"><text:span text:style-name="T3">bDelayed</text:span></text:p>
          </draw:text-box>
        </draw:frame>
        <draw:frame draw:style-name="gr115" draw:text-style-name="P5" draw:layer="layout" svg:width="2.788cm" svg:height="0.725cm" svg:x="23.073cm" svg:y="-10.424cm">
          <draw:text-box>
            <text:p text:style-name="P4"><text:span text:style-name="T3">aCalcResult</text:span></text:p>
          </draw:text-box>
        </draw:frame>
      </draw:page>
      <draw:page draw:name="page3" draw:style-name="dp1" draw:master-page-name="Standard">
        <draw:rect draw:style-name="gr1" draw:text-style-name="P2" draw:layer="layout" svg:width="3.75cm" svg:height="1cm" svg:x="21.577cm" svg:y="-10.259cm">
          <text:p text:style-name="P1"><text:span text:style-name="T1">UartCtrl</text:span></text:p>
        </draw:rect>
        <draw:rect draw:style-name="gr2" draw:text-style-name="P3" draw:layer="layout" svg:width="3.75cm" svg:height="2cm" svg:x="21.577cm" svg:y="-9.259cm">
          <text:p/>
        </draw:rect>
        <draw:g xml:id="id106" draw:id="id106">
          <draw:rect draw:style-name="gr3" draw:text-style-name="P3" draw:layer="layout" svg:width="0.5cm" svg:height="0.5cm" svg:x="21.369cm" svg:y="-8.877cm">
            <text:p/>
          </draw:rect>
          <draw:frame draw:style-name="gr5" draw:text-style-name="P5" draw:layer="layout" svg:width="2.471cm" svg:height="0.725cm" svg:x="21.869cm" svg:y="-9.009cm">
            <draw:text-box>
              <text:p text:style-name="P4"><text:span text:style-name="T3">config</text:span></text:p>
            </draw:text-box>
          </draw:frame>
        </draw:g>
        <draw:g xml:id="id107" draw:id="id107">
          <draw:rect draw:style-name="gr3" draw:text-style-name="P3" draw:layer="layout" svg:width="0.5cm" svg:height="0.5cm" svg:x="21.356cm" svg:y="-8.177cm">
            <text:p/>
          </draw:rect>
          <draw:frame draw:style-name="gr5" draw:text-style-name="P5" draw:layer="layout" svg:width="2.471cm" svg:height="0.725cm" svg:x="21.856cm" svg:y="-8.309cm">
            <draw:text-box>
              <text:p text:style-name="P4"><text:span text:style-name="T3">write</text:span></text:p>
            </draw:text-box>
          </draw:frame>
        </draw:g>
        <draw:g xml:id="id109" draw:id="id109">
          <draw:rect draw:style-name="gr3" draw:text-style-name="P3" draw:layer="layout" svg:width="0.5cm" svg:height="0.5cm" svg:x="25.077cm" svg:y="-8.177cm">
            <text:p/>
          </draw:rect>
          <draw:frame draw:style-name="gr4" draw:text-style-name="P5" draw:layer="layout" svg:width="2.246cm" svg:height="0.725cm" svg:x="22.917cm" svg:y="-8.309cm">
            <draw:text-box>
              <text:p text:style-name="P4"><text:span text:style-name="T3">read</text:span></text:p>
            </draw:text-box>
          </draw:frame>
        </draw:g>
        <draw:g xml:id="id105" draw:id="id105">
          <draw:rect draw:style-name="gr3" draw:text-style-name="P3" draw:layer="layout" svg:width="0.5cm" svg:height="0.5cm" svg:x="25.077cm" svg:y="-8.877cm">
            <text:p/>
          </draw:rect>
          <draw:frame draw:style-name="gr4" draw:text-style-name="P5" draw:layer="layout" svg:width="2.246cm" svg:height="0.725cm" svg:x="22.917cm" svg:y="-9.009cm">
            <draw:text-box>
              <text:p text:style-name="P4"><text:span text:style-name="T3">uart</text:span></text:p>
            </draw:text-box>
          </draw:frame>
        </draw:g>
        <draw:connector draw:style-name="gr8" draw:text-style-name="P3" draw:layer="layout" svg:x1="26.577cm" svg:y1="-8.647cm" svg:x2="25.577cm" svg:y2="-8.647cm" draw:start-shape="id104" draw:start-glue-point="3" draw:end-shape="id105" draw:end-glue-point="1" svg:d="M26577-8647h-1000">
          <text:p/>
        </draw:connector>
        <draw:g xml:id="id104" draw:id="id104">
          <draw:rect draw:style-name="gr3" draw:text-style-name="P3" draw:layer="layout" svg:width="0.5cm" svg:height="0.5cm" svg:x="26.577cm" svg:y="-8.877cm">
            <text:p/>
          </draw:rect>
          <draw:frame draw:style-name="gr5" draw:text-style-name="P5" draw:layer="layout" svg:width="2.471cm" svg:height="0.725cm" svg:x="27.077cm" svg:y="-9.009cm">
            <draw:text-box>
              <text:p text:style-name="P4"><text:span text:style-name="T3">uart</text:span></text:p>
            </draw:text-box>
          </draw:frame>
        </draw:g>
        <draw:g xml:id="id110" draw:id="id110">
          <draw:rect draw:style-name="gr3" draw:text-style-name="P3" draw:layer="layout" svg:width="0.5cm" svg:height="0.5cm" svg:x="17.971cm" svg:y="-4.195cm">
            <text:p/>
          </draw:rect>
          <draw:frame draw:style-name="gr4" draw:text-style-name="P5" draw:layer="layout" svg:width="2.246cm" svg:height="0.725cm" svg:x="15.811cm" svg:y="-4.327cm">
            <draw:text-box>
              <text:p text:style-name="P4"><text:span text:style-name="T3">bus</text:span></text:p>
            </draw:text-box>
          </draw:frame>
        </draw:g>
        <draw:connector draw:style-name="gr8" draw:text-style-name="P3" draw:layer="layout" draw:line-skew="-0.383cm" svg:x1="21.369cm" svg:y1="-8.647cm" svg:x2="20.077cm" svg:y2="-4.502cm" draw:start-shape="id106" draw:start-glue-point="3" svg:d="M21369-8647h-1292v4145">
          <text:p/>
        </draw:connector>
        <draw:connector draw:style-name="gr8" draw:text-style-name="P3" draw:layer="layout" draw:line-skew="-0.05cm" svg:x1="21.356cm" svg:y1="-7.947cm" svg:x2="20.73cm" svg:y2="-4.484cm" draw:start-shape="id107" draw:start-glue-point="3" svg:d="M21356-7947h-626v3463">
          <text:p/>
        </draw:connector>
        <draw:rect draw:style-name="gr2" draw:text-style-name="P3" xml:id="id111" draw:id="id111" draw:layer="layout" svg:width="0.25cm" svg:height="1cm" draw:transform="rotate (1.5707963267946) translate (25.635cm -5.759cm)">
          <text:p/>
        </draw:rect>
        <draw:rect draw:style-name="gr2" draw:text-style-name="P3" draw:layer="layout" svg:width="0.25cm" svg:height="1cm" draw:transform="rotate (1.5707963267946) translate (25.635cm -6.009cm)">
          <text:p/>
        </draw:rect>
        <draw:rect draw:style-name="gr2" draw:text-style-name="P3" draw:layer="layout" svg:width="0.25cm" svg:height="1cm" draw:transform="rotate (1.5707963267946) translate (25.635cm -6.259cm)">
          <text:p/>
        </draw:rect>
        <draw:rect draw:style-name="gr2" draw:text-style-name="P3" xml:id="id108" draw:id="id108" draw:layer="layout" svg:width="0.25cm" svg:height="1cm" draw:transform="rotate (1.5707963267946) translate (25.635cm -6.509cm)">
          <text:p/>
        </draw:rect>
        <draw:connector draw:style-name="gr31" draw:text-style-name="P3" draw:layer="layout" svg:x1="26.135cm" svg:y1="-6.759cm" svg:x2="25.577cm" svg:y2="-7.947cm" draw:start-shape="id108" draw:start-glue-point="1" draw:end-shape="id109" draw:end-glue-point="1" svg:d="M26135-6759v-1188h-558">
          <text:p/>
        </draw:connector>
        <draw:connector draw:style-name="gr8" draw:text-style-name="P3" draw:layer="layout" svg:x1="19.635cm" svg:y1="-3.884cm" svg:x2="18.471cm" svg:y2="-3.965cm" draw:end-shape="id110" draw:end-glue-point="1" svg:d="M19635-3884h-318v-81h-846">
          <text:p/>
        </draw:connector>
        <draw:connector draw:style-name="gr31" draw:text-style-name="P3" draw:layer="layout" svg:x1="26.148cm" svg:y1="-4.624cm" svg:x2="26.135cm" svg:y2="-5.759cm" draw:end-shape="id111" draw:end-glue-point="3" svg:d="M26148-4624v-296h-13v-839">
          <text:p/>
        </draw:connector>
        <draw:g>
          <draw:rect draw:style-name="gr3" draw:text-style-name="P3" draw:layer="layout" svg:width="0.5cm" svg:height="0.5cm" svg:x="15.894cm" svg:y="-8.104cm">
            <text:p/>
          </draw:rect>
          <draw:frame draw:style-name="gr16" draw:text-style-name="P5" draw:layer="layout" svg:width="2.576cm" svg:height="0.725cm" svg:x="16.338cm" svg:y="-8.236cm">
            <draw:text-box>
              <text:p text:style-name="P4"><text:span text:style-name="T3">valid : Bool</text:span></text:p>
            </draw:text-box>
          </draw:frame>
        </draw:g>
        <draw:g>
          <draw:rect draw:style-name="gr17" draw:text-style-name="P3" draw:layer="layout" svg:width="0.5cm" svg:height="0.5cm" svg:x="15.894cm" svg:y="-7.579cm">
            <text:p/>
          </draw:rect>
          <draw:frame draw:style-name="gr18" draw:text-style-name="P5" draw:layer="layout" svg:width="2.767cm" svg:height="0.725cm" svg:x="16.338cm" svg:y="-7.711cm">
            <draw:text-box>
              <text:p text:style-name="P4"><text:span text:style-name="T3">ready : Bool</text:span></text:p>
            </draw:text-box>
          </draw:frame>
        </draw:g>
        <draw:g>
          <draw:rect draw:style-name="gr3" draw:text-style-name="P3" draw:layer="layout" svg:width="0.5cm" svg:height="0.5cm" svg:x="15.894cm" svg:y="-6.953cm">
            <text:p/>
          </draw:rect>
          <draw:frame draw:style-name="gr62" draw:text-style-name="P5" draw:layer="layout" svg:width="3.69cm" svg:height="0.725cm" svg:x="16.338cm" svg:y="-7.085cm">
            <draw:text-box>
              <text:p text:style-name="P4"><text:span text:style-name="T3">data : Bits(8 bits)</text:span></text:p>
            </draw:text-box>
          </draw:frame>
        </draw:g>
        <draw:g>
          <draw:rect draw:style-name="gr3" draw:text-style-name="P3" draw:layer="layout" svg:width="0.5cm" svg:height="0.5cm" svg:x="30.389cm" svg:y="-7.978cm">
            <text:p/>
          </draw:rect>
          <draw:frame draw:style-name="gr16" draw:text-style-name="P5" draw:layer="layout" svg:width="2.576cm" svg:height="0.725cm" svg:x="30.833cm" svg:y="-8.11cm">
            <draw:text-box>
              <text:p text:style-name="P4"><text:span text:style-name="T3">valid : Bool</text:span></text:p>
            </draw:text-box>
          </draw:frame>
        </draw:g>
        <draw:g>
          <draw:rect draw:style-name="gr3" draw:text-style-name="P3" draw:layer="layout" svg:width="0.5cm" svg:height="0.5cm" svg:x="30.389cm" svg:y="-7.352cm">
            <text:p/>
          </draw:rect>
          <draw:frame draw:style-name="gr62" draw:text-style-name="P5" draw:layer="layout" svg:width="3.69cm" svg:height="0.725cm" svg:x="30.833cm" svg:y="-7.484cm">
            <draw:text-box>
              <text:p text:style-name="P4"><text:span text:style-name="T3">data : Bits(8 bits)</text:span></text:p>
            </draw:text-box>
          </draw:frame>
        </draw:g>
        <draw:g>
          <draw:custom-shape draw:style-name="gr19" draw:text-style-name="P3" draw:layer="layout" svg:width="0.266cm" svg:height="1.5cm" svg:x="15.443cm" svg:y="-7.9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739cm" svg:y="-7.783cm">
            <draw:text-box>
              <text:p><text:span text:style-name="T4">Stream Bits(8 bit)</text:span></text:p>
            </draw:text-box>
          </draw:frame>
        </draw:g>
        <draw:g>
          <draw:custom-shape draw:style-name="gr19" draw:text-style-name="P3" draw:layer="layout" svg:width="0.267cm" svg:height="1.119cm" svg:x="30.044cm" svg:y="-7.97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7.978cm">
            <draw:text-box>
              <text:p><text:span text:style-name="T4">Flow Bits(8 bit)</text:span></text:p>
            </draw:text-box>
          </draw:frame>
        </draw:g>
        <draw:line draw:style-name="gr15" draw:text-style-name="P3" draw:layer="layout" svg:x1="26.811cm" svg:y1="-7.509cm" svg:x2="26.135cm" svg:y2="-7.509cm">
          <text:p/>
        </draw:line>
        <draw:line draw:style-name="gr15" draw:text-style-name="P3" draw:layer="layout" svg:x1="20.73cm" svg:y1="-7.387cm" svg:x2="19.343cm" svg:y2="-7.387cm">
          <text:p/>
        </draw:line>
        <draw:g>
          <draw:rect draw:style-name="gr3" draw:text-style-name="P3" draw:layer="layout" svg:width="0.5cm" svg:height="0.5cm" svg:x="30.389cm" svg:y="-9.596cm">
            <text:p/>
          </draw:rect>
          <draw:frame draw:style-name="gr16" draw:text-style-name="P5" draw:layer="layout" svg:width="2.576cm" svg:height="0.725cm" svg:x="30.833cm" svg:y="-9.728cm">
            <draw:text-box>
              <text:p text:style-name="P4"><text:span text:style-name="T3">tx : Bool</text:span></text:p>
            </draw:text-box>
          </draw:frame>
        </draw:g>
        <draw:g>
          <draw:rect draw:style-name="gr17" draw:text-style-name="P3" draw:layer="layout" svg:width="0.5cm" svg:height="0.5cm" svg:x="30.389cm" svg:y="-8.97cm">
            <text:p/>
          </draw:rect>
          <draw:frame draw:style-name="gr29" draw:text-style-name="P5" draw:layer="layout" svg:width="2.369cm" svg:height="0.725cm" svg:x="30.833cm" svg:y="-9.102cm">
            <draw:text-box>
              <text:p text:style-name="P4"><text:span text:style-name="T3">rx : Bool</text:span></text:p>
            </draw:text-box>
          </draw:frame>
        </draw:g>
        <draw:g>
          <draw:custom-shape draw:style-name="gr19" draw:text-style-name="P3" draw:layer="layout" svg:width="0.267cm" svg:height="1.119cm" svg:x="30.044cm" svg:y="-9.58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9.596cm">
            <draw:text-box>
              <text:p><text:span text:style-name="T4">Uart</text:span></text:p>
            </draw:text-box>
          </draw:frame>
        </draw:g>
        <draw:line draw:style-name="gr15" draw:text-style-name="P3" draw:layer="layout" svg:x1="28.962cm" svg:y1="-9.009cm" svg:x2="28.212cm" svg:y2="-8.515cm">
          <text:p/>
        </draw:line>
        <draw:g>
          <draw:rect draw:style-name="gr3" draw:text-style-name="P3" draw:layer="layout" svg:width="0.5cm" svg:height="0.5cm" svg:x="15.889cm" svg:y="-10.223cm">
            <text:p/>
          </draw:rect>
          <draw:frame draw:style-name="gr63" draw:text-style-name="P5" draw:layer="layout" svg:width="5.036cm" svg:height="0.725cm" svg:x="16.333cm" svg:y="-10.355cm">
            <draw:text-box>
              <text:p text:style-name="P4"><text:span text:style-name="T3">dataLength : Uint(3 bits)</text:span></text:p>
            </draw:text-box>
          </draw:frame>
        </draw:g>
        <draw:g>
          <draw:rect draw:style-name="gr3" draw:text-style-name="P3" draw:layer="layout" svg:width="0.5cm" svg:height="0.5cm" svg:x="15.889cm" svg:y="-9.195cm">
            <text:p/>
          </draw:rect>
          <draw:frame draw:style-name="gr37" draw:text-style-name="P5" draw:layer="layout" svg:width="2.775cm" svg:height="0.725cm" svg:x="16.333cm" svg:y="-9.327cm">
            <draw:text-box>
              <text:p text:style-name="P4"><text:span text:style-name="T3">stop : Enum</text:span></text:p>
            </draw:text-box>
          </draw:frame>
        </draw:g>
        <draw:g>
          <draw:custom-shape draw:style-name="gr19" draw:text-style-name="P3" draw:layer="layout" svg:width="0.266cm" svg:height="2.134cm" svg:x="15.438cm" svg:y="-10.73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331cm" svg:y="-10.494cm">
            <draw:text-box>
              <text:p text:style-name="P12"><text:span text:style-name="T5">UartCtrlConfig</text:span></text:p>
            </draw:text-box>
          </draw:frame>
        </draw:g>
        <draw:g>
          <draw:rect draw:style-name="gr3" draw:text-style-name="P3" draw:layer="layout" svg:width="0.5cm" svg:height="0.5cm" svg:x="15.889cm" svg:y="-9.714cm">
            <text:p/>
          </draw:rect>
          <draw:frame draw:style-name="gr39" draw:text-style-name="P5" draw:layer="layout" svg:width="3.122cm" svg:height="0.725cm" svg:x="16.333cm" svg:y="-9.846cm">
            <draw:text-box>
              <text:p text:style-name="P4"><text:span text:style-name="T3">parity : Enum</text:span></text:p>
            </draw:text-box>
          </draw:frame>
        </draw:g>
        <draw:line draw:style-name="gr15" draw:text-style-name="P3" draw:layer="layout" svg:x1="19.455cm" svg:y1="-9.66cm" svg:x2="20.077cm" svg:y2="-8.647cm">
          <text:p/>
        </draw:line>
        <draw:g>
          <draw:rect draw:style-name="gr3" draw:text-style-name="P3" draw:layer="layout" svg:width="0.5cm" svg:height="0.5cm" svg:x="31.54cm" svg:y="-5.877cm">
            <text:p/>
          </draw:rect>
          <draw:frame draw:style-name="gr16" draw:text-style-name="P5" draw:layer="layout" svg:width="2.576cm" svg:height="0.725cm" svg:x="31.984cm" svg:y="-6.009cm">
            <draw:text-box>
              <text:p text:style-name="P4"><text:span text:style-name="T3">valid : Bool</text:span></text:p>
            </draw:text-box>
          </draw:frame>
        </draw:g>
        <draw:g>
          <draw:rect draw:style-name="gr17" draw:text-style-name="P3" draw:layer="layout" svg:width="0.5cm" svg:height="0.5cm" svg:x="31.54cm" svg:y="-5.352cm">
            <text:p/>
          </draw:rect>
          <draw:frame draw:style-name="gr18" draw:text-style-name="P5" draw:layer="layout" svg:width="2.767cm" svg:height="0.725cm" svg:x="31.984cm" svg:y="-5.484cm">
            <draw:text-box>
              <text:p text:style-name="P4"><text:span text:style-name="T3">ready : Bool</text:span></text:p>
            </draw:text-box>
          </draw:frame>
        </draw:g>
        <draw:g>
          <draw:rect draw:style-name="gr3" draw:text-style-name="P3" draw:layer="layout" svg:width="0.5cm" svg:height="0.5cm" svg:x="31.54cm" svg:y="-4.726cm">
            <text:p/>
          </draw:rect>
          <draw:frame draw:style-name="gr65" draw:text-style-name="P5" draw:layer="layout" svg:width="4.346cm" svg:height="0.725cm" svg:x="31.984cm" svg:y="-4.858cm">
            <draw:text-box>
              <text:p text:style-name="P4"><text:span text:style-name="T3">payload : Bits(8 bits)</text:span></text:p>
            </draw:text-box>
          </draw:frame>
        </draw:g>
        <draw:g>
          <draw:custom-shape draw:style-name="gr19" draw:text-style-name="P3" draw:layer="layout" svg:width="0.266cm" svg:height="1.5cm" svg:x="31.089cm" svg:y="-5.72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27.385cm" svg:y="-5.556cm">
            <draw:text-box>
              <text:p><text:span text:style-name="T4">Stream Bits(8 bit)</text:span></text:p>
            </draw:text-box>
          </draw:frame>
        </draw:g>
        <draw:line draw:style-name="gr15" draw:text-style-name="P3" draw:layer="layout" svg:x1="26.145cm" svg:y1="-5.509cm" svg:x2="27.385cm" svg:y2="-5.009cm">
          <text:p/>
        </draw:line>
        <draw:g>
          <draw:rect draw:style-name="gr2" draw:text-style-name="P13" draw:layer="layout" svg:width="0.5cm" svg:height="0.75cm" draw:transform="rotate (1.5707963267946) translate (20.462cm -5.486cm)">
            <text:p/>
          </draw:rect>
          <draw:custom-shape draw:style-name="gr40" draw:text-style-name="P13" draw:layer="layout" svg:width="0.187cm" svg:height="0.25cm" svg:x="20.931cm" svg:y="-5.7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867cm" svg:y="-6.104cm">
            <text:p/>
          </draw:rect>
          <draw:frame draw:style-name="gr16" draw:text-style-name="P5" draw:layer="layout" svg:width="2.576cm" svg:height="0.725cm" svg:x="15.311cm" svg:y="-6.236cm">
            <draw:text-box>
              <text:p text:style-name="P4"><text:span text:style-name="T3">valid : Bool</text:span></text:p>
            </draw:text-box>
          </draw:frame>
        </draw:g>
        <draw:g>
          <draw:rect draw:style-name="gr3" draw:text-style-name="P3" draw:layer="layout" svg:width="0.5cm" svg:height="0.5cm" svg:x="14.867cm" svg:y="-5.546cm">
            <text:p/>
          </draw:rect>
          <draw:frame draw:style-name="gr65" draw:text-style-name="P5" draw:layer="layout" svg:width="4.346cm" svg:height="0.725cm" svg:x="15.311cm" svg:y="-5.678cm">
            <draw:text-box>
              <text:p text:style-name="P4"><text:span text:style-name="T3">payload : Bits(8 bits)</text:span></text:p>
            </draw:text-box>
          </draw:frame>
        </draw:g>
        <draw:g>
          <draw:custom-shape draw:style-name="gr19" draw:text-style-name="P3" draw:layer="layout" svg:width="0.266cm" svg:height="0.907cm" svg:x="14.416cm" svg:y="-6.0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10.712cm" svg:y="-5.997cm">
            <draw:text-box>
              <text:p><text:span text:style-name="T4">Flow Bits(8 bit)</text:span></text:p>
            </draw:text-box>
          </draw:frame>
        </draw:g>
        <draw:g>
          <draw:rect draw:style-name="gr3" draw:text-style-name="P3" draw:layer="layout" svg:width="0.5cm" svg:height="0.5cm" svg:x="14.211cm" svg:y="-2.758cm">
            <text:p/>
          </draw:rect>
          <draw:frame draw:style-name="gr116" draw:text-style-name="P5" draw:layer="layout" svg:width="3.669cm" svg:height="0.725cm" svg:x="14.655cm" svg:y="-2.89cm">
            <draw:text-box>
              <text:p text:style-name="P4"><text:span text:style-name="T3">PENABLE : Bool</text:span></text:p>
            </draw:text-box>
          </draw:frame>
        </draw:g>
        <draw:g>
          <draw:custom-shape draw:style-name="gr19" draw:text-style-name="P3" draw:layer="layout" svg:width="0.266cm" svg:height="2.75cm" svg:x="13.694cm" svg:y="-3.053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10.536cm" svg:y="-2.741cm">
            <draw:text-box>
              <text:p text:style-name="P12"><text:span text:style-name="T5">AMBA-APB3</text:span></text:p>
            </draw:text-box>
          </draw:frame>
        </draw:g>
        <draw:g>
          <draw:rect draw:style-name="gr3" draw:text-style-name="P3" draw:layer="layout" svg:width="0.5cm" svg:height="0.5cm" svg:x="14.211cm" svg:y="-3.277cm">
            <text:p/>
          </draw:rect>
          <draw:frame draw:style-name="gr39" draw:text-style-name="P5" draw:layer="layout" svg:width="3.122cm" svg:height="0.725cm" svg:x="14.655cm" svg:y="-3.409cm">
            <draw:text-box>
              <text:p text:style-name="P4"><text:span text:style-name="T3">PSEL : Bool</text:span></text:p>
            </draw:text-box>
          </draw:frame>
        </draw:g>
        <draw:line draw:style-name="gr15" draw:text-style-name="P3" draw:layer="layout" svg:x1="16.277cm" svg:y1="-3.409cm" svg:x2="16.965cm" svg:y2="-3.955cm">
          <text:p/>
        </draw:line>
        <draw:g>
          <draw:rect draw:style-name="gr3" draw:text-style-name="P3" draw:layer="layout" svg:width="0.5cm" svg:height="0.5cm" svg:x="14.211cm" svg:y="-2.246cm">
            <text:p/>
          </draw:rect>
          <draw:frame draw:style-name="gr68" draw:text-style-name="P5" draw:layer="layout" svg:width="4.418cm" svg:height="0.725cm" svg:x="14.655cm" svg:y="-2.378cm">
            <draw:text-box>
              <text:p text:style-name="P4"><text:span text:style-name="T3">PADDR : Uint(4 bits)</text:span></text:p>
            </draw:text-box>
          </draw:frame>
        </draw:g>
        <draw:g>
          <draw:rect draw:style-name="gr3" draw:text-style-name="P3" draw:layer="layout" svg:width="0.5cm" svg:height="0.5cm" svg:x="14.211cm" svg:y="-1.741cm">
            <text:p/>
          </draw:rect>
          <draw:frame draw:style-name="gr117" draw:text-style-name="P5" draw:layer="layout" svg:width="4.85cm" svg:height="0.725cm" svg:x="14.655cm" svg:y="-1.873cm">
            <draw:text-box>
              <text:p text:style-name="P4"><text:span text:style-name="T3">PWDATA : Bits(32 bits)</text:span></text:p>
            </draw:text-box>
          </draw:frame>
        </draw:g>
        <draw:g>
          <draw:rect draw:style-name="gr17" draw:text-style-name="P3" draw:layer="layout" svg:width="0.5cm" svg:height="0.5cm" svg:x="14.211cm" svg:y="-0.717cm">
            <text:p/>
          </draw:rect>
          <draw:frame draw:style-name="gr70" draw:text-style-name="P5" draw:layer="layout" svg:width="4.257cm" svg:height="0.725cm" svg:x="14.655cm" svg:y="-0.849cm">
            <draw:text-box>
              <text:p text:style-name="P4"><text:span text:style-name="T3">PREADY : Bool</text:span></text:p>
            </draw:text-box>
          </draw:frame>
        </draw:g>
        <draw:g>
          <draw:rect draw:style-name="gr17" draw:text-style-name="P3" draw:layer="layout" svg:width="0.5cm" svg:height="0.5cm" svg:x="14.213cm" svg:y="-1.222cm">
            <text:p/>
          </draw:rect>
          <draw:frame draw:style-name="gr71" draw:text-style-name="P5" draw:layer="layout" svg:width="4.778cm" svg:height="0.725cm" svg:x="14.657cm" svg:y="-1.354cm">
            <draw:text-box>
              <text:p text:style-name="P4"><text:span text:style-name="T3">PRDATA : Bits(32 bits)</text:span></text:p>
            </draw:text-box>
          </draw:frame>
        </draw:g>
        <draw:g>
          <draw:rect draw:style-name="gr3" draw:text-style-name="P3" draw:layer="layout" svg:width="0.5cm" svg:height="0.5cm" svg:x="15.889cm" svg:y="-10.74cm">
            <text:p/>
          </draw:rect>
          <draw:frame draw:style-name="gr72" draw:text-style-name="P5" draw:layer="layout" svg:width="5.421cm" svg:height="0.725cm" svg:x="16.333cm" svg:y="-10.872cm">
            <draw:text-box>
              <text:p text:style-name="P4"><text:span text:style-name="T3">clockDivider : Uint(20 bits)</text:span></text:p>
            </draw:text-box>
          </draw:frame>
        </draw:g>
        <draw:rect draw:style-name="gr1" draw:text-style-name="P2" draw:layer="layout" svg:width="3.75cm" svg:height="1cm" svg:x="-0.554cm" svg:y="-11.568cm">
          <text:p text:style-name="P1"><text:span text:style-name="T1">UartCtrl</text:span></text:p>
        </draw:rect>
        <draw:rect draw:style-name="gr2" draw:text-style-name="P3" draw:layer="layout" svg:width="3.75cm" svg:height="2cm" svg:x="-0.554cm" svg:y="-10.568cm">
          <text:p/>
        </draw:rect>
        <draw:g xml:id="id113" draw:id="id113">
          <draw:rect draw:style-name="gr3" draw:text-style-name="P3" draw:layer="layout" svg:width="0.5cm" svg:height="0.5cm" svg:x="-0.762cm" svg:y="-10.186cm">
            <text:p/>
          </draw:rect>
          <draw:frame draw:style-name="gr5" draw:text-style-name="P5" draw:layer="layout" svg:width="2.471cm" svg:height="0.725cm" svg:x="-0.262cm" svg:y="-10.318cm">
            <draw:text-box>
              <text:p text:style-name="P4"><text:span text:style-name="T3">config</text:span></text:p>
            </draw:text-box>
          </draw:frame>
        </draw:g>
        <draw:g xml:id="id114" draw:id="id114">
          <draw:rect draw:style-name="gr3" draw:text-style-name="P3" draw:layer="layout" svg:width="0.5cm" svg:height="0.5cm" svg:x="-0.775cm" svg:y="-9.486cm">
            <text:p/>
          </draw:rect>
          <draw:frame draw:style-name="gr5" draw:text-style-name="P5" draw:layer="layout" svg:width="2.471cm" svg:height="0.725cm" svg:x="-0.275cm" svg:y="-9.618cm">
            <draw:text-box>
              <text:p text:style-name="P4"><text:span text:style-name="T3">write</text:span></text:p>
            </draw:text-box>
          </draw:frame>
        </draw:g>
        <draw:g xml:id="id116" draw:id="id116">
          <draw:rect draw:style-name="gr3" draw:text-style-name="P3" draw:layer="layout" svg:width="0.5cm" svg:height="0.5cm" svg:x="2.946cm" svg:y="-9.486cm">
            <text:p/>
          </draw:rect>
          <draw:frame draw:style-name="gr4" draw:text-style-name="P5" draw:layer="layout" svg:width="2.246cm" svg:height="0.725cm" svg:x="0.786cm" svg:y="-9.618cm">
            <draw:text-box>
              <text:p text:style-name="P4"><text:span text:style-name="T3">read</text:span></text:p>
            </draw:text-box>
          </draw:frame>
        </draw:g>
        <draw:g xml:id="id112" draw:id="id112">
          <draw:rect draw:style-name="gr3" draw:text-style-name="P3" draw:layer="layout" svg:width="0.5cm" svg:height="0.5cm" svg:x="2.946cm" svg:y="-10.186cm">
            <text:p/>
          </draw:rect>
          <draw:frame draw:style-name="gr4" draw:text-style-name="P5" draw:layer="layout" svg:width="2.246cm" svg:height="0.725cm" svg:x="0.786cm" svg:y="-10.318cm">
            <draw:text-box>
              <text:p text:style-name="P4"><text:span text:style-name="T3">uart</text:span></text:p>
            </draw:text-box>
          </draw:frame>
        </draw:g>
        <draw:connector draw:style-name="gr8" draw:text-style-name="P3" draw:layer="layout" svg:x1="4.446cm" svg:y1="-9.956cm" svg:x2="3.446cm" svg:y2="-9.956cm" draw:end-shape="id112" draw:end-glue-point="1" svg:d="M4446-9956h-1000">
          <text:p/>
        </draw:connector>
        <draw:connector draw:style-name="gr8" draw:text-style-name="P3" draw:layer="layout" draw:line-skew="-0.383cm" svg:x1="-0.762cm" svg:y1="-9.956cm" svg:x2="-2.054cm" svg:y2="-5.811cm" draw:start-shape="id113" draw:start-glue-point="3" svg:d="M-762-9956h-1292v4145">
          <text:p/>
        </draw:connector>
        <draw:connector draw:style-name="gr8" draw:text-style-name="P3" draw:layer="layout" draw:line-skew="-0.05cm" svg:x1="-0.775cm" svg:y1="-9.256cm" svg:x2="-1.401cm" svg:y2="-5.793cm" draw:start-shape="id114" draw:start-glue-point="3" svg:d="M-775-9256h-626v3463">
          <text:p/>
        </draw:connector>
        <draw:rect draw:style-name="gr2" draw:text-style-name="P3" xml:id="id117" draw:id="id117" draw:layer="layout" svg:width="0.25cm" svg:height="1cm" draw:transform="rotate (1.5707963267946) translate (3.504cm -7.068cm)">
          <text:p/>
        </draw:rect>
        <draw:rect draw:style-name="gr2" draw:text-style-name="P3" draw:layer="layout" svg:width="0.25cm" svg:height="1cm" draw:transform="rotate (1.5707963267946) translate (3.504cm -7.318cm)">
          <text:p/>
        </draw:rect>
        <draw:rect draw:style-name="gr2" draw:text-style-name="P3" draw:layer="layout" svg:width="0.25cm" svg:height="1cm" draw:transform="rotate (1.5707963267946) translate (3.504cm -7.568cm)">
          <text:p/>
        </draw:rect>
        <draw:rect draw:style-name="gr2" draw:text-style-name="P3" xml:id="id115" draw:id="id115" draw:layer="layout" svg:width="0.25cm" svg:height="1cm" draw:transform="rotate (1.5707963267946) translate (3.504cm -7.818cm)">
          <text:p/>
        </draw:rect>
        <draw:connector draw:style-name="gr31" draw:text-style-name="P3" draw:layer="layout" svg:x1="4.004cm" svg:y1="-8.068cm" svg:x2="3.446cm" svg:y2="-9.256cm" draw:start-shape="id115" draw:start-glue-point="1" draw:end-shape="id116" draw:end-glue-point="1" svg:d="M4004-8068v-1188h-558">
          <text:p/>
        </draw:connector>
        <draw:connector draw:style-name="gr8" draw:text-style-name="P3" draw:layer="layout" svg:x1="-2.496cm" svg:y1="-4.993cm" svg:x2="-3.66cm" svg:y2="-5.074cm" svg:d="M-2496-4993h-318v-81h-846">
          <text:p/>
        </draw:connector>
        <draw:custom-shape draw:style-name="gr32" draw:text-style-name="P11" draw:layer="layout" svg:width="8.25cm" svg:height="2.45cm" svg:x="-3.07cm" svg:y="-6.26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4.017cm" svg:y1="-5.933cm" svg:x2="4.004cm" svg:y2="-7.068cm" draw:end-shape="id117" draw:end-glue-point="3" svg:d="M4017-5933v-296h-13v-839">
          <text:p/>
        </draw:connector>
        <draw:g>
          <draw:rect draw:style-name="gr2" draw:text-style-name="P13" draw:layer="layout" svg:width="0.5cm" svg:height="0.75cm" draw:transform="rotate (1.5707963267946) translate (-1.669cm -6.795cm)">
            <text:p/>
          </draw:rect>
          <draw:custom-shape draw:style-name="gr40" draw:text-style-name="P13" draw:layer="layout" svg:width="0.187cm" svg:height="0.25cm" svg:x="-1.2cm" svg:y="-7.0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21.57cm" svg:y="-10.258cm">
          <text:p text:style-name="P1"><text:span text:style-name="T1">UartCtrl</text:span></text:p>
        </draw:rect>
        <draw:rect draw:style-name="gr2" draw:text-style-name="P3" draw:layer="layout" svg:width="3.75cm" svg:height="2cm" svg:x="21.57cm" svg:y="-9.258cm">
          <text:p/>
        </draw:rect>
        <draw:g xml:id="id119" draw:id="id119">
          <draw:rect draw:style-name="gr3" draw:text-style-name="P3" draw:layer="layout" svg:width="0.5cm" svg:height="0.5cm" svg:x="21.362cm" svg:y="-8.876cm">
            <text:p/>
          </draw:rect>
          <draw:frame draw:style-name="gr5" draw:text-style-name="P5" draw:layer="layout" svg:width="2.471cm" svg:height="0.725cm" svg:x="21.862cm" svg:y="-9.008cm">
            <draw:text-box>
              <text:p text:style-name="P4"><text:span text:style-name="T3">config</text:span></text:p>
            </draw:text-box>
          </draw:frame>
        </draw:g>
        <draw:g xml:id="id120" draw:id="id120">
          <draw:rect draw:style-name="gr3" draw:text-style-name="P3" draw:layer="layout" svg:width="0.5cm" svg:height="0.5cm" svg:x="21.349cm" svg:y="-8.176cm">
            <text:p/>
          </draw:rect>
          <draw:frame draw:style-name="gr5" draw:text-style-name="P5" draw:layer="layout" svg:width="2.471cm" svg:height="0.725cm" svg:x="21.849cm" svg:y="-8.308cm">
            <draw:text-box>
              <text:p text:style-name="P4"><text:span text:style-name="T3">write</text:span></text:p>
            </draw:text-box>
          </draw:frame>
        </draw:g>
        <draw:g xml:id="id122" draw:id="id122">
          <draw:rect draw:style-name="gr3" draw:text-style-name="P3" draw:layer="layout" svg:width="0.5cm" svg:height="0.5cm" svg:x="25.07cm" svg:y="-8.176cm">
            <text:p/>
          </draw:rect>
          <draw:frame draw:style-name="gr4" draw:text-style-name="P5" draw:layer="layout" svg:width="2.246cm" svg:height="0.725cm" svg:x="22.91cm" svg:y="-8.308cm">
            <draw:text-box>
              <text:p text:style-name="P4"><text:span text:style-name="T3">read</text:span></text:p>
            </draw:text-box>
          </draw:frame>
        </draw:g>
        <draw:g xml:id="id118" draw:id="id118">
          <draw:rect draw:style-name="gr3" draw:text-style-name="P3" draw:layer="layout" svg:width="0.5cm" svg:height="0.5cm" svg:x="25.07cm" svg:y="-8.876cm">
            <text:p/>
          </draw:rect>
          <draw:frame draw:style-name="gr4" draw:text-style-name="P5" draw:layer="layout" svg:width="2.246cm" svg:height="0.725cm" svg:x="22.91cm" svg:y="-9.008cm">
            <draw:text-box>
              <text:p text:style-name="P4"><text:span text:style-name="T3">uart</text:span></text:p>
            </draw:text-box>
          </draw:frame>
        </draw:g>
        <draw:connector draw:style-name="gr8" draw:text-style-name="P3" draw:layer="layout" svg:x1="26.57cm" svg:y1="-8.646cm" svg:x2="25.57cm" svg:y2="-8.646cm" draw:end-shape="id118" draw:end-glue-point="1" svg:d="M26570-8646h-1000">
          <text:p/>
        </draw:connector>
        <draw:connector draw:style-name="gr8" draw:text-style-name="P3" draw:layer="layout" draw:line-skew="-0.383cm" svg:x1="21.362cm" svg:y1="-8.646cm" svg:x2="20.07cm" svg:y2="-4.501cm" draw:start-shape="id119" draw:start-glue-point="3" svg:d="M21362-8646h-1292v4145">
          <text:p/>
        </draw:connector>
        <draw:connector draw:style-name="gr8" draw:text-style-name="P3" draw:layer="layout" draw:line-skew="-0.05cm" svg:x1="21.349cm" svg:y1="-7.946cm" svg:x2="20.723cm" svg:y2="-4.483cm" draw:start-shape="id120" draw:start-glue-point="3" svg:d="M21349-7946h-626v3463">
          <text:p/>
        </draw:connector>
        <draw:rect draw:style-name="gr2" draw:text-style-name="P3" xml:id="id123" draw:id="id123" draw:layer="layout" svg:width="0.25cm" svg:height="1cm" draw:transform="rotate (1.5707963267946) translate (25.628cm -5.758cm)">
          <text:p/>
        </draw:rect>
        <draw:rect draw:style-name="gr2" draw:text-style-name="P3" draw:layer="layout" svg:width="0.25cm" svg:height="1cm" draw:transform="rotate (1.5707963267946) translate (25.628cm -6.008cm)">
          <text:p/>
        </draw:rect>
        <draw:rect draw:style-name="gr2" draw:text-style-name="P3" draw:layer="layout" svg:width="0.25cm" svg:height="1cm" draw:transform="rotate (1.5707963267946) translate (25.628cm -6.258cm)">
          <text:p/>
        </draw:rect>
        <draw:rect draw:style-name="gr2" draw:text-style-name="P3" xml:id="id121" draw:id="id121" draw:layer="layout" svg:width="0.25cm" svg:height="1cm" draw:transform="rotate (1.5707963267946) translate (25.628cm -6.508cm)">
          <text:p/>
        </draw:rect>
        <draw:connector draw:style-name="gr31" draw:text-style-name="P3" draw:layer="layout" svg:x1="26.128cm" svg:y1="-6.758cm" svg:x2="25.57cm" svg:y2="-7.946cm" draw:start-shape="id121" draw:start-glue-point="1" draw:end-shape="id122" draw:end-glue-point="1" svg:d="M26128-6758v-1188h-558">
          <text:p/>
        </draw:connector>
        <draw:connector draw:style-name="gr8" draw:text-style-name="P3" draw:layer="layout" svg:x1="19.628cm" svg:y1="-3.883cm" svg:x2="18.464cm" svg:y2="-3.964cm" svg:d="M19628-3883h-318v-81h-846">
          <text:p/>
        </draw:connector>
        <draw:connector draw:style-name="gr31" draw:text-style-name="P3" draw:layer="layout" svg:x1="26.141cm" svg:y1="-4.623cm" svg:x2="26.128cm" svg:y2="-5.758cm" draw:end-shape="id123" draw:end-glue-point="3" svg:d="M26141-4623v-296h-13v-839">
          <text:p/>
        </draw:connector>
        <draw:line draw:style-name="gr15" draw:text-style-name="P3" draw:layer="layout" svg:x1="26.804cm" svg:y1="-7.508cm" svg:x2="26.128cm" svg:y2="-7.508cm">
          <text:p/>
        </draw:line>
        <draw:line draw:style-name="gr15" draw:text-style-name="P3" draw:layer="layout" svg:x1="20.723cm" svg:y1="-7.386cm" svg:x2="19.336cm" svg:y2="-7.386cm">
          <text:p/>
        </draw:line>
        <draw:line draw:style-name="gr15" draw:text-style-name="P3" draw:layer="layout" svg:x1="19.448cm" svg:y1="-9.659cm" svg:x2="20.07cm" svg:y2="-8.646cm">
          <text:p/>
        </draw:line>
        <draw:line draw:style-name="gr15" draw:text-style-name="P3" draw:layer="layout" svg:x1="26.138cm" svg:y1="-5.508cm" svg:x2="27.378cm" svg:y2="-5.008cm">
          <text:p/>
        </draw:line>
        <draw:g>
          <draw:rect draw:style-name="gr2" draw:text-style-name="P13" draw:layer="layout" svg:width="0.5cm" svg:height="0.75cm" draw:transform="rotate (1.5707963267946) translate (20.455cm -5.485cm)">
            <text:p/>
          </draw:rect>
          <draw:custom-shape draw:style-name="gr40" draw:text-style-name="P13" draw:layer="layout" svg:width="0.187cm" svg:height="0.25cm" svg:x="20.924cm" svg:y="-5.7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20.73cm" svg:y1="-5.219cm" svg:x2="19.462cm" svg:y2="-5.486cm">
          <text:p/>
        </draw:line>
        <draw:g>
          <draw:rect draw:style-name="gr3" draw:text-style-name="P3" draw:layer="layout" svg:width="0.5cm" svg:height="0.5cm" svg:x="-4.16cm" svg:y="-5.354cm">
            <text:p/>
          </draw:rect>
          <draw:frame draw:style-name="gr75" draw:text-style-name="P5" draw:layer="layout" svg:width="15.302cm" svg:height="0.725cm" svg:x="-19.376cm" svg:y="-5.486cm">
            <draw:text-box>
              <text:p text:style-name="P4"><text:span text:style-name="T3">AMBA-APB3</text:span></text:p>
            </draw:text-box>
          </draw:frame>
        </draw:g>
        <draw:g>
          <draw:rect draw:style-name="gr3" draw:text-style-name="P3" draw:layer="layout" svg:width="0.5cm" svg:height="0.5cm" svg:x="4.377cm" svg:y="-10.199cm">
            <text:p/>
          </draw:rect>
          <draw:frame draw:style-name="gr5" draw:text-style-name="P5" draw:layer="layout" svg:width="2.471cm" svg:height="0.725cm" svg:x="4.877cm" svg:y="-10.331cm">
            <draw:text-box>
              <text:p text:style-name="P4"><text:span text:style-name="T3">uart</text:span></text:p>
            </draw:text-box>
          </draw:frame>
        </draw:g>
        <draw:rect draw:style-name="gr1" draw:text-style-name="P2" draw:layer="layout" svg:width="3.75cm" svg:height="1cm" svg:x="-0.747cm" svg:y="-1.902cm">
          <text:p text:style-name="P1"><text:span text:style-name="T1">UartCtrl</text:span></text:p>
        </draw:rect>
        <draw:rect draw:style-name="gr2" draw:text-style-name="P3" draw:layer="layout" svg:width="3.75cm" svg:height="2cm" svg:x="-0.747cm" svg:y="-0.902cm">
          <text:p/>
        </draw:rect>
        <draw:g xml:id="id125" draw:id="id125">
          <draw:rect draw:style-name="gr3" draw:text-style-name="P3" draw:layer="layout" svg:width="0.5cm" svg:height="0.5cm" svg:x="-0.955cm" svg:y="-0.52cm">
            <text:p/>
          </draw:rect>
          <draw:frame draw:style-name="gr5" draw:text-style-name="P5" draw:layer="layout" svg:width="2.471cm" svg:height="0.725cm" svg:x="-0.455cm" svg:y="-0.652cm">
            <draw:text-box>
              <text:p text:style-name="P4"><text:span text:style-name="T3">config</text:span></text:p>
            </draw:text-box>
          </draw:frame>
        </draw:g>
        <draw:g xml:id="id126" draw:id="id126">
          <draw:rect draw:style-name="gr3" draw:text-style-name="P3" draw:layer="layout" svg:width="0.5cm" svg:height="0.5cm" svg:x="-0.968cm" svg:y="0.18cm">
            <text:p/>
          </draw:rect>
          <draw:frame draw:style-name="gr5" draw:text-style-name="P5" draw:layer="layout" svg:width="2.471cm" svg:height="0.725cm" svg:x="-0.468cm" svg:y="0.048cm">
            <draw:text-box>
              <text:p text:style-name="P4"><text:span text:style-name="T3">write</text:span></text:p>
            </draw:text-box>
          </draw:frame>
        </draw:g>
        <draw:g xml:id="id127" draw:id="id127">
          <draw:rect draw:style-name="gr3" draw:text-style-name="P3" draw:layer="layout" svg:width="0.5cm" svg:height="0.5cm" svg:x="2.753cm" svg:y="0.18cm">
            <text:p/>
          </draw:rect>
          <draw:frame draw:style-name="gr4" draw:text-style-name="P5" draw:layer="layout" svg:width="2.246cm" svg:height="0.725cm" svg:x="0.593cm" svg:y="0.048cm">
            <draw:text-box>
              <text:p text:style-name="P4"><text:span text:style-name="T3">read</text:span></text:p>
            </draw:text-box>
          </draw:frame>
        </draw:g>
        <draw:g xml:id="id124" draw:id="id124">
          <draw:rect draw:style-name="gr3" draw:text-style-name="P3" draw:layer="layout" svg:width="0.5cm" svg:height="0.5cm" svg:x="2.753cm" svg:y="-0.52cm">
            <text:p/>
          </draw:rect>
          <draw:frame draw:style-name="gr4" draw:text-style-name="P5" draw:layer="layout" svg:width="2.246cm" svg:height="0.725cm" svg:x="0.593cm" svg:y="-0.652cm">
            <draw:text-box>
              <text:p text:style-name="P4"><text:span text:style-name="T3">uart</text:span></text:p>
            </draw:text-box>
          </draw:frame>
        </draw:g>
        <draw:connector draw:style-name="gr8" draw:text-style-name="P3" draw:layer="layout" svg:x1="4.253cm" svg:y1="-0.29cm" svg:x2="3.253cm" svg:y2="-0.29cm" draw:end-shape="id124" draw:end-glue-point="1" svg:d="M4253-290h-1000">
          <text:p/>
        </draw:connector>
        <draw:connector draw:style-name="gr8" draw:text-style-name="P3" draw:layer="layout" draw:line-skew="-0.383cm" svg:x1="-0.955cm" svg:y1="-0.29cm" svg:x2="-2.247cm" svg:y2="3.855cm" draw:start-shape="id125" draw:start-glue-point="3" svg:d="M-955-290h-1292v4145">
          <text:p/>
        </draw:connector>
        <draw:connector draw:style-name="gr8" draw:text-style-name="P3" draw:layer="layout" draw:line-skew="-0.05cm" svg:x1="-0.968cm" svg:y1="0.41cm" svg:x2="-1.594cm" svg:y2="3.873cm" draw:start-shape="id126" draw:start-glue-point="3" svg:d="M-968 410h-626v3463">
          <text:p/>
        </draw:connector>
        <draw:connector draw:style-name="gr31" draw:text-style-name="P3" draw:layer="layout" svg:x1="3.793cm" svg:y1="2.056cm" svg:x2="3.253cm" svg:y2="0.41cm" draw:end-shape="id127" draw:end-glue-point="1" svg:d="M3793 2056h-6v-1646h-534">
          <text:p/>
        </draw:connector>
        <draw:connector draw:style-name="gr8" draw:text-style-name="P3" draw:layer="layout" svg:x1="-2.689cm" svg:y1="3.898cm" svg:x2="-3.853cm" svg:y2="3.817cm" svg:d="M-2689 3898h-318v-81h-846">
          <text:p/>
        </draw:connector>
        <draw:custom-shape draw:style-name="gr32" draw:text-style-name="P25" draw:layer="layout" svg:width="8.25cm" svg:height="3.606cm" svg:x="-3.263cm" svg:y="1.898cm">
          <text:p text:style-name="P1"><text:span text:style-name="T13">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353cm" svg:y="3.537cm">
            <text:p/>
          </draw:rect>
          <draw:frame draw:style-name="gr118" draw:text-style-name="P5" draw:layer="layout" svg:width="2.891cm" svg:height="0.725cm" svg:x="-7.158cm" svg:y="3.405cm">
            <draw:text-box>
              <text:p text:style-name="P4"><text:span text:style-name="T3">bus</text:span></text:p>
            </draw:text-box>
          </draw:frame>
        </draw:g>
        <draw:g>
          <draw:rect draw:style-name="gr3" draw:text-style-name="P3" draw:layer="layout" svg:width="0.5cm" svg:height="0.5cm" svg:x="4.184cm" svg:y="-0.533cm">
            <text:p/>
          </draw:rect>
          <draw:frame draw:style-name="gr5" draw:text-style-name="P5" draw:layer="layout" svg:width="2.471cm" svg:height="0.725cm" svg:x="4.684cm" svg:y="-0.665cm">
            <draw:text-box>
              <text:p text:style-name="P4"><text:span text:style-name="T3">uart</text:span></text:p>
            </draw:text-box>
          </draw:frame>
        </draw:g>
        <draw:custom-shape draw:style-name="gr32" draw:text-style-name="P11" draw:layer="layout" svg:width="8.25cm" svg:height="2.45cm" svg:x="19.061cm" svg:y="-4.859cm">
          <text:p text:style-name="P1"><text:span text:style-name="T1">bus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3.75cm" svg:height="1cm" svg:x="21.693cm" svg:y="3.711cm">
          <text:p text:style-name="P1"><text:span text:style-name="T1">UartCtrl</text:span></text:p>
        </draw:rect>
        <draw:rect draw:style-name="gr2" draw:text-style-name="P3" draw:layer="layout" svg:width="3.75cm" svg:height="2cm" svg:x="21.693cm" svg:y="4.711cm">
          <text:p/>
        </draw:rect>
        <draw:g xml:id="id130" draw:id="id130">
          <draw:rect draw:style-name="gr3" draw:text-style-name="P3" draw:layer="layout" svg:width="0.5cm" svg:height="0.5cm" svg:x="21.485cm" svg:y="5.093cm">
            <text:p/>
          </draw:rect>
          <draw:frame draw:style-name="gr5" draw:text-style-name="P5" draw:layer="layout" svg:width="2.471cm" svg:height="0.725cm" svg:x="21.985cm" svg:y="4.961cm">
            <draw:text-box>
              <text:p text:style-name="P4"><text:span text:style-name="T3">config</text:span></text:p>
            </draw:text-box>
          </draw:frame>
        </draw:g>
        <draw:g xml:id="id131" draw:id="id131">
          <draw:rect draw:style-name="gr3" draw:text-style-name="P3" draw:layer="layout" svg:width="0.5cm" svg:height="0.5cm" svg:x="21.472cm" svg:y="5.793cm">
            <text:p/>
          </draw:rect>
          <draw:frame draw:style-name="gr5" draw:text-style-name="P5" draw:layer="layout" svg:width="2.471cm" svg:height="0.725cm" svg:x="21.972cm" svg:y="5.661cm">
            <draw:text-box>
              <text:p text:style-name="P4"><text:span text:style-name="T3">write</text:span></text:p>
            </draw:text-box>
          </draw:frame>
        </draw:g>
        <draw:g xml:id="id132" draw:id="id132">
          <draw:rect draw:style-name="gr3" draw:text-style-name="P3" draw:layer="layout" svg:width="0.5cm" svg:height="0.5cm" svg:x="25.193cm" svg:y="5.793cm">
            <text:p/>
          </draw:rect>
          <draw:frame draw:style-name="gr4" draw:text-style-name="P5" draw:layer="layout" svg:width="2.246cm" svg:height="0.725cm" svg:x="23.033cm" svg:y="5.661cm">
            <draw:text-box>
              <text:p text:style-name="P4"><text:span text:style-name="T3">read</text:span></text:p>
            </draw:text-box>
          </draw:frame>
        </draw:g>
        <draw:g xml:id="id129" draw:id="id129">
          <draw:rect draw:style-name="gr3" draw:text-style-name="P3" draw:layer="layout" svg:width="0.5cm" svg:height="0.5cm" svg:x="25.193cm" svg:y="5.093cm">
            <text:p/>
          </draw:rect>
          <draw:frame draw:style-name="gr4" draw:text-style-name="P5" draw:layer="layout" svg:width="2.246cm" svg:height="0.725cm" svg:x="23.033cm" svg:y="4.961cm">
            <draw:text-box>
              <text:p text:style-name="P4"><text:span text:style-name="T3">uart</text:span></text:p>
            </draw:text-box>
          </draw:frame>
        </draw:g>
        <draw:connector draw:style-name="gr8" draw:text-style-name="P3" draw:layer="layout" svg:x1="26.693cm" svg:y1="5.323cm" svg:x2="25.693cm" svg:y2="5.323cm" draw:start-shape="id128" draw:start-glue-point="3" draw:end-shape="id129" draw:end-glue-point="1" svg:d="M26693 5323h-1000">
          <text:p/>
        </draw:connector>
        <draw:g xml:id="id128" draw:id="id128">
          <draw:rect draw:style-name="gr3" draw:text-style-name="P3" draw:layer="layout" svg:width="0.5cm" svg:height="0.5cm" svg:x="26.693cm" svg:y="5.093cm">
            <text:p/>
          </draw:rect>
          <draw:frame draw:style-name="gr5" draw:text-style-name="P5" draw:layer="layout" svg:width="2.471cm" svg:height="0.725cm" svg:x="27.193cm" svg:y="4.961cm">
            <draw:text-box>
              <text:p text:style-name="P4"><text:span text:style-name="T3">uart</text:span></text:p>
            </draw:text-box>
          </draw:frame>
        </draw:g>
        <draw:g xml:id="id133" draw:id="id133">
          <draw:rect draw:style-name="gr3" draw:text-style-name="P3" draw:layer="layout" svg:width="0.5cm" svg:height="0.5cm" svg:x="18.187cm" svg:y="8.375cm">
            <text:p/>
          </draw:rect>
          <draw:frame draw:style-name="gr4" draw:text-style-name="P5" draw:layer="layout" svg:width="2.246cm" svg:height="0.725cm" svg:x="16.027cm" svg:y="8.243cm">
            <draw:text-box>
              <text:p text:style-name="P4"><text:span text:style-name="T3">bus</text:span></text:p>
            </draw:text-box>
          </draw:frame>
        </draw:g>
        <draw:connector draw:style-name="gr8" draw:text-style-name="P3" draw:layer="layout" draw:line-skew="-0.383cm" svg:x1="21.485cm" svg:y1="5.323cm" svg:x2="20.193cm" svg:y2="9.468cm" draw:start-shape="id130" draw:start-glue-point="3" svg:d="M21485 5323h-1292v4145">
          <text:p/>
        </draw:connector>
        <draw:connector draw:style-name="gr8" draw:text-style-name="P3" draw:layer="layout" draw:line-skew="-0.05cm" svg:x1="21.472cm" svg:y1="6.023cm" svg:x2="20.846cm" svg:y2="9.486cm" draw:start-shape="id131" draw:start-glue-point="3" svg:d="M21472 6023h-626v3463">
          <text:p/>
        </draw:connector>
        <draw:connector draw:style-name="gr31" draw:text-style-name="P3" draw:layer="layout" svg:x1="26.231cm" svg:y1="7.664cm" svg:x2="25.693cm" svg:y2="6.023cm" draw:end-shape="id132" draw:end-glue-point="1" svg:d="M26231 7664h-5v-1641h-533">
          <text:p/>
        </draw:connector>
        <draw:connector draw:style-name="gr8" draw:text-style-name="P3" draw:layer="layout" svg:x1="19.851cm" svg:y1="8.686cm" svg:x2="18.687cm" svg:y2="8.605cm" draw:end-shape="id133" draw:end-glue-point="1" svg:d="M19851 8686h-318v-81h-846">
          <text:p/>
        </draw:connector>
        <draw:g>
          <draw:rect draw:style-name="gr3" draw:text-style-name="P3" draw:layer="layout" svg:width="0.5cm" svg:height="0.5cm" svg:x="16.01cm" svg:y="5.866cm">
            <text:p/>
          </draw:rect>
          <draw:frame draw:style-name="gr16" draw:text-style-name="P5" draw:layer="layout" svg:width="2.576cm" svg:height="0.725cm" svg:x="16.454cm" svg:y="5.734cm">
            <draw:text-box>
              <text:p text:style-name="P4"><text:span text:style-name="T3">valid : Bool</text:span></text:p>
            </draw:text-box>
          </draw:frame>
        </draw:g>
        <draw:g>
          <draw:rect draw:style-name="gr17" draw:text-style-name="P3" draw:layer="layout" svg:width="0.5cm" svg:height="0.5cm" svg:x="16.01cm" svg:y="6.391cm">
            <text:p/>
          </draw:rect>
          <draw:frame draw:style-name="gr18" draw:text-style-name="P5" draw:layer="layout" svg:width="2.767cm" svg:height="0.725cm" svg:x="16.454cm" svg:y="6.259cm">
            <draw:text-box>
              <text:p text:style-name="P4"><text:span text:style-name="T3">ready : Bool</text:span></text:p>
            </draw:text-box>
          </draw:frame>
        </draw:g>
        <draw:g>
          <draw:rect draw:style-name="gr3" draw:text-style-name="P3" draw:layer="layout" svg:width="0.5cm" svg:height="0.5cm" svg:x="16.01cm" svg:y="7.017cm">
            <text:p/>
          </draw:rect>
          <draw:frame draw:style-name="gr62" draw:text-style-name="P5" draw:layer="layout" svg:width="3.69cm" svg:height="0.725cm" svg:x="16.454cm" svg:y="6.885cm">
            <draw:text-box>
              <text:p text:style-name="P4"><text:span text:style-name="T3">data : Bits(8 bits)</text:span></text:p>
            </draw:text-box>
          </draw:frame>
        </draw:g>
        <draw:g>
          <draw:rect draw:style-name="gr3" draw:text-style-name="P3" draw:layer="layout" svg:width="0.5cm" svg:height="0.5cm" svg:x="30.505cm" svg:y="6.192cm">
            <text:p/>
          </draw:rect>
          <draw:frame draw:style-name="gr16" draw:text-style-name="P5" draw:layer="layout" svg:width="2.576cm" svg:height="0.725cm" svg:x="30.949cm" svg:y="6.06cm">
            <draw:text-box>
              <text:p text:style-name="P4"><text:span text:style-name="T3">valid : Bool</text:span></text:p>
            </draw:text-box>
          </draw:frame>
        </draw:g>
        <draw:g>
          <draw:rect draw:style-name="gr3" draw:text-style-name="P3" draw:layer="layout" svg:width="0.5cm" svg:height="0.5cm" svg:x="30.505cm" svg:y="6.818cm">
            <text:p/>
          </draw:rect>
          <draw:frame draw:style-name="gr62" draw:text-style-name="P5" draw:layer="layout" svg:width="3.69cm" svg:height="0.725cm" svg:x="30.949cm" svg:y="6.686cm">
            <draw:text-box>
              <text:p text:style-name="P4"><text:span text:style-name="T3">data : Bits(8 bits)</text:span></text:p>
            </draw:text-box>
          </draw:frame>
        </draw:g>
        <draw:g>
          <draw:custom-shape draw:style-name="gr19" draw:text-style-name="P3" draw:layer="layout" svg:width="0.266cm" svg:height="1.5cm" svg:x="15.559cm" svg:y="6.01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855cm" svg:y="6.187cm">
            <draw:text-box>
              <text:p><text:span text:style-name="T4">Stream Bits(8 bit)</text:span></text:p>
            </draw:text-box>
          </draw:frame>
        </draw:g>
        <draw:g>
          <draw:custom-shape draw:style-name="gr19" draw:text-style-name="P3" draw:layer="layout" svg:width="0.267cm" svg:height="1.119cm" svg:x="30.16cm" svg:y="6.1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6.192cm">
            <draw:text-box>
              <text:p><text:span text:style-name="T4">Flow Bits(8 bit)</text:span></text:p>
            </draw:text-box>
          </draw:frame>
        </draw:g>
        <draw:line draw:style-name="gr15" draw:text-style-name="P3" draw:layer="layout" svg:x1="26.927cm" svg:y1="6.661cm" svg:x2="26.251cm" svg:y2="6.661cm">
          <text:p/>
        </draw:line>
        <draw:line draw:style-name="gr15" draw:text-style-name="P3" draw:layer="layout" svg:x1="20.846cm" svg:y1="6.583cm" svg:x2="19.459cm" svg:y2="6.583cm">
          <text:p/>
        </draw:line>
        <draw:g>
          <draw:rect draw:style-name="gr3" draw:text-style-name="P3" draw:layer="layout" svg:width="0.5cm" svg:height="0.5cm" svg:x="30.505cm" svg:y="4.374cm">
            <text:p/>
          </draw:rect>
          <draw:frame draw:style-name="gr16" draw:text-style-name="P5" draw:layer="layout" svg:width="2.576cm" svg:height="0.725cm" svg:x="30.949cm" svg:y="4.242cm">
            <draw:text-box>
              <text:p text:style-name="P4"><text:span text:style-name="T3">tx : Bool</text:span></text:p>
            </draw:text-box>
          </draw:frame>
        </draw:g>
        <draw:g>
          <draw:rect draw:style-name="gr17" draw:text-style-name="P3" draw:layer="layout" svg:width="0.5cm" svg:height="0.5cm" svg:x="30.505cm" svg:y="5cm">
            <text:p/>
          </draw:rect>
          <draw:frame draw:style-name="gr29" draw:text-style-name="P5" draw:layer="layout" svg:width="2.369cm" svg:height="0.725cm" svg:x="30.949cm" svg:y="4.868cm">
            <draw:text-box>
              <text:p text:style-name="P4"><text:span text:style-name="T3">rx : Bool</text:span></text:p>
            </draw:text-box>
          </draw:frame>
        </draw:g>
        <draw:g>
          <draw:custom-shape draw:style-name="gr19" draw:text-style-name="P3" draw:layer="layout" svg:width="0.267cm" svg:height="1.119cm" svg:x="30.16cm" svg:y="4.381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4.374cm">
            <draw:text-box>
              <text:p><text:span text:style-name="T4">Uart</text:span></text:p>
            </draw:text-box>
          </draw:frame>
        </draw:g>
        <draw:line draw:style-name="gr15" draw:text-style-name="P3" draw:layer="layout" svg:x1="29.078cm" svg:y1="4.961cm" svg:x2="28.328cm" svg:y2="5.455cm">
          <text:p/>
        </draw:line>
        <draw:g>
          <draw:rect draw:style-name="gr3" draw:text-style-name="P3" draw:layer="layout" svg:width="0.5cm" svg:height="0.5cm" svg:x="16.005cm" svg:y="3.747cm">
            <text:p/>
          </draw:rect>
          <draw:frame draw:style-name="gr63" draw:text-style-name="P5" draw:layer="layout" svg:width="5.036cm" svg:height="0.725cm" svg:x="16.449cm" svg:y="3.615cm">
            <draw:text-box>
              <text:p text:style-name="P4"><text:span text:style-name="T3">dataLength : Uint(3 bits)</text:span></text:p>
            </draw:text-box>
          </draw:frame>
        </draw:g>
        <draw:g>
          <draw:rect draw:style-name="gr3" draw:text-style-name="P3" draw:layer="layout" svg:width="0.5cm" svg:height="0.5cm" svg:x="16.005cm" svg:y="4.775cm">
            <text:p/>
          </draw:rect>
          <draw:frame draw:style-name="gr37" draw:text-style-name="P5" draw:layer="layout" svg:width="2.775cm" svg:height="0.725cm" svg:x="16.449cm" svg:y="4.643cm">
            <draw:text-box>
              <text:p text:style-name="P4"><text:span text:style-name="T3">stop : Enum</text:span></text:p>
            </draw:text-box>
          </draw:frame>
        </draw:g>
        <draw:g>
          <draw:custom-shape draw:style-name="gr19" draw:text-style-name="P3" draw:layer="layout" svg:width="0.266cm" svg:height="2.134cm" svg:x="15.554cm" svg:y="3.2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447cm" svg:y="3.476cm">
            <draw:text-box>
              <text:p text:style-name="P12"><text:span text:style-name="T5">UartCtrlConfig</text:span></text:p>
            </draw:text-box>
          </draw:frame>
        </draw:g>
        <draw:g>
          <draw:rect draw:style-name="gr3" draw:text-style-name="P3" draw:layer="layout" svg:width="0.5cm" svg:height="0.5cm" svg:x="16.005cm" svg:y="4.256cm">
            <text:p/>
          </draw:rect>
          <draw:frame draw:style-name="gr39" draw:text-style-name="P5" draw:layer="layout" svg:width="3.122cm" svg:height="0.725cm" svg:x="16.449cm" svg:y="4.124cm">
            <draw:text-box>
              <text:p text:style-name="P4"><text:span text:style-name="T3">parity : Enum</text:span></text:p>
            </draw:text-box>
          </draw:frame>
        </draw:g>
        <draw:line draw:style-name="gr15" draw:text-style-name="P3" draw:layer="layout" svg:x1="19.571cm" svg:y1="4.31cm" svg:x2="20.193cm" svg:y2="5.323cm">
          <text:p/>
        </draw:line>
        <draw:g>
          <draw:rect draw:style-name="gr3" draw:text-style-name="P3" draw:layer="layout" svg:width="0.5cm" svg:height="0.5cm" svg:x="14.427cm" svg:y="9.812cm">
            <text:p/>
          </draw:rect>
          <draw:frame draw:style-name="gr116" draw:text-style-name="P5" draw:layer="layout" svg:width="3.669cm" svg:height="0.725cm" svg:x="14.871cm" svg:y="9.68cm">
            <draw:text-box>
              <text:p text:style-name="P4"><text:span text:style-name="T3">PENABLE : Bool</text:span></text:p>
            </draw:text-box>
          </draw:frame>
        </draw:g>
        <draw:g>
          <draw:custom-shape draw:style-name="gr19" draw:text-style-name="P3" draw:layer="layout" svg:width="0.266cm" svg:height="3.278cm" svg:x="13.986cm" svg:y="9.441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9" draw:text-style-name="P17" draw:layer="layout" svg:width="3.237cm" svg:height="2.376cm" svg:x="10.828cm" svg:y="9.813cm">
            <draw:text-box>
              <text:p text:style-name="P12"><text:span text:style-name="T5">AMBA-APB3</text:span></text:p>
            </draw:text-box>
          </draw:frame>
        </draw:g>
        <draw:g>
          <draw:rect draw:style-name="gr3" draw:text-style-name="P3" draw:layer="layout" svg:width="0.5cm" svg:height="0.5cm" svg:x="14.427cm" svg:y="9.293cm">
            <text:p/>
          </draw:rect>
          <draw:frame draw:style-name="gr39" draw:text-style-name="P5" draw:layer="layout" svg:width="3.122cm" svg:height="0.725cm" svg:x="14.871cm" svg:y="9.161cm">
            <draw:text-box>
              <text:p text:style-name="P4"><text:span text:style-name="T3">PSEL : Bool</text:span></text:p>
            </draw:text-box>
          </draw:frame>
        </draw:g>
        <draw:line draw:style-name="gr15" draw:text-style-name="P3" draw:layer="layout" svg:x1="16.493cm" svg:y1="9.161cm" svg:x2="17.181cm" svg:y2="8.615cm">
          <text:p/>
        </draw:line>
        <draw:g>
          <draw:rect draw:style-name="gr3" draw:text-style-name="P3" draw:layer="layout" svg:width="0.5cm" svg:height="0.5cm" svg:x="14.427cm" svg:y="10.843cm">
            <text:p/>
          </draw:rect>
          <draw:frame draw:style-name="gr68" draw:text-style-name="P5" draw:layer="layout" svg:width="4.418cm" svg:height="0.725cm" svg:x="14.871cm" svg:y="10.711cm">
            <draw:text-box>
              <text:p text:style-name="P4"><text:span text:style-name="T3">PADDR : Uint(4 bits)</text:span></text:p>
            </draw:text-box>
          </draw:frame>
        </draw:g>
        <draw:g>
          <draw:rect draw:style-name="gr3" draw:text-style-name="P3" draw:layer="layout" svg:width="0.5cm" svg:height="0.5cm" svg:x="14.427cm" svg:y="11.348cm">
            <text:p/>
          </draw:rect>
          <draw:frame draw:style-name="gr117" draw:text-style-name="P5" draw:layer="layout" svg:width="4.85cm" svg:height="0.725cm" svg:x="14.871cm" svg:y="11.216cm">
            <draw:text-box>
              <text:p text:style-name="P4"><text:span text:style-name="T3">PWDATA : Bits(32 bits)</text:span></text:p>
            </draw:text-box>
          </draw:frame>
        </draw:g>
        <draw:g>
          <draw:rect draw:style-name="gr17" draw:text-style-name="P3" draw:layer="layout" svg:width="0.5cm" svg:height="0.5cm" svg:x="14.427cm" svg:y="12.372cm">
            <text:p/>
          </draw:rect>
          <draw:frame draw:style-name="gr70" draw:text-style-name="P5" draw:layer="layout" svg:width="4.257cm" svg:height="0.725cm" svg:x="14.871cm" svg:y="12.24cm">
            <draw:text-box>
              <text:p text:style-name="P4"><text:span text:style-name="T3">PREADY : Bool</text:span></text:p>
            </draw:text-box>
          </draw:frame>
        </draw:g>
        <draw:g>
          <draw:rect draw:style-name="gr17" draw:text-style-name="P3" draw:layer="layout" svg:width="0.5cm" svg:height="0.5cm" svg:x="14.429cm" svg:y="11.867cm">
            <text:p/>
          </draw:rect>
          <draw:frame draw:style-name="gr71" draw:text-style-name="P5" draw:layer="layout" svg:width="4.778cm" svg:height="0.725cm" svg:x="14.873cm" svg:y="11.735cm">
            <draw:text-box>
              <text:p text:style-name="P4"><text:span text:style-name="T3">PRDATA : Bits(32 bits)</text:span></text:p>
            </draw:text-box>
          </draw:frame>
        </draw:g>
        <draw:g>
          <draw:rect draw:style-name="gr3" draw:text-style-name="P3" draw:layer="layout" svg:width="0.5cm" svg:height="0.5cm" svg:x="16.005cm" svg:y="3.23cm">
            <text:p/>
          </draw:rect>
          <draw:frame draw:style-name="gr72" draw:text-style-name="P5" draw:layer="layout" svg:width="5.421cm" svg:height="0.725cm" svg:x="16.449cm" svg:y="3.098cm">
            <draw:text-box>
              <text:p text:style-name="P4"><text:span text:style-name="T3">clockDivider : Uint(20 bits)</text:span></text:p>
            </draw:text-box>
          </draw:frame>
        </draw:g>
        <draw:rect draw:style-name="gr1" draw:text-style-name="P2" draw:layer="layout" svg:width="3.75cm" svg:height="1cm" svg:x="21.686cm" svg:y="3.712cm">
          <text:p text:style-name="P1"><text:span text:style-name="T1">UartCtrl</text:span></text:p>
        </draw:rect>
        <draw:rect draw:style-name="gr2" draw:text-style-name="P3" draw:layer="layout" svg:width="3.75cm" svg:height="2cm" svg:x="21.686cm" svg:y="4.712cm">
          <text:p/>
        </draw:rect>
        <draw:g xml:id="id135" draw:id="id135">
          <draw:rect draw:style-name="gr3" draw:text-style-name="P3" draw:layer="layout" svg:width="0.5cm" svg:height="0.5cm" svg:x="21.478cm" svg:y="5.094cm">
            <text:p/>
          </draw:rect>
          <draw:frame draw:style-name="gr5" draw:text-style-name="P5" draw:layer="layout" svg:width="2.471cm" svg:height="0.725cm" svg:x="21.978cm" svg:y="4.962cm">
            <draw:text-box>
              <text:p text:style-name="P4"><text:span text:style-name="T3">config</text:span></text:p>
            </draw:text-box>
          </draw:frame>
        </draw:g>
        <draw:g xml:id="id136" draw:id="id136">
          <draw:rect draw:style-name="gr3" draw:text-style-name="P3" draw:layer="layout" svg:width="0.5cm" svg:height="0.5cm" svg:x="21.465cm" svg:y="5.794cm">
            <text:p/>
          </draw:rect>
          <draw:frame draw:style-name="gr5" draw:text-style-name="P5" draw:layer="layout" svg:width="2.471cm" svg:height="0.725cm" svg:x="21.965cm" svg:y="5.662cm">
            <draw:text-box>
              <text:p text:style-name="P4"><text:span text:style-name="T3">write</text:span></text:p>
            </draw:text-box>
          </draw:frame>
        </draw:g>
        <draw:g>
          <draw:rect draw:style-name="gr3" draw:text-style-name="P3" draw:layer="layout" svg:width="0.5cm" svg:height="0.5cm" svg:x="25.186cm" svg:y="5.794cm">
            <text:p/>
          </draw:rect>
          <draw:frame draw:style-name="gr4" draw:text-style-name="P5" draw:layer="layout" svg:width="2.246cm" svg:height="0.725cm" svg:x="23.026cm" svg:y="5.662cm">
            <draw:text-box>
              <text:p text:style-name="P4"><text:span text:style-name="T3">read</text:span></text:p>
            </draw:text-box>
          </draw:frame>
        </draw:g>
        <draw:g xml:id="id134" draw:id="id134">
          <draw:rect draw:style-name="gr3" draw:text-style-name="P3" draw:layer="layout" svg:width="0.5cm" svg:height="0.5cm" svg:x="25.186cm" svg:y="5.094cm">
            <text:p/>
          </draw:rect>
          <draw:frame draw:style-name="gr4" draw:text-style-name="P5" draw:layer="layout" svg:width="2.246cm" svg:height="0.725cm" svg:x="23.026cm" svg:y="4.962cm">
            <draw:text-box>
              <text:p text:style-name="P4"><text:span text:style-name="T3">uart</text:span></text:p>
            </draw:text-box>
          </draw:frame>
        </draw:g>
        <draw:connector draw:style-name="gr8" draw:text-style-name="P3" draw:layer="layout" svg:x1="26.686cm" svg:y1="5.324cm" svg:x2="25.686cm" svg:y2="5.324cm" draw:end-shape="id134" draw:end-glue-point="1" svg:d="M26686 5324h-1000">
          <text:p/>
        </draw:connector>
        <draw:connector draw:style-name="gr8" draw:text-style-name="P3" draw:layer="layout" draw:line-skew="-0.383cm" svg:x1="21.478cm" svg:y1="5.324cm" svg:x2="20.186cm" svg:y2="9.469cm" draw:start-shape="id135" draw:start-glue-point="3" svg:d="M21478 5324h-1292v4145">
          <text:p/>
        </draw:connector>
        <draw:connector draw:style-name="gr8" draw:text-style-name="P3" draw:layer="layout" draw:line-skew="-0.05cm" svg:x1="21.465cm" svg:y1="6.024cm" svg:x2="20.839cm" svg:y2="9.487cm" draw:start-shape="id136" draw:start-glue-point="3" svg:d="M21465 6024h-626v3463">
          <text:p/>
        </draw:connector>
        <draw:connector draw:style-name="gr8" draw:text-style-name="P3" draw:layer="layout" svg:x1="19.844cm" svg:y1="8.687cm" svg:x2="18.68cm" svg:y2="8.606cm" svg:d="M19844 8687h-318v-81h-846">
          <text:p/>
        </draw:connector>
        <draw:line draw:style-name="gr15" draw:text-style-name="P3" draw:layer="layout" svg:x1="26.92cm" svg:y1="6.662cm" svg:x2="26.244cm" svg:y2="6.662cm">
          <text:p/>
        </draw:line>
        <draw:line draw:style-name="gr15" draw:text-style-name="P3" draw:layer="layout" svg:x1="20.839cm" svg:y1="6.584cm" svg:x2="19.452cm" svg:y2="6.584cm">
          <text:p/>
        </draw:line>
        <draw:line draw:style-name="gr15" draw:text-style-name="P3" draw:layer="layout" svg:x1="19.564cm" svg:y1="4.311cm" svg:x2="20.186cm" svg:y2="5.324cm">
          <text:p/>
        </draw:line>
        <draw:custom-shape draw:style-name="gr32" draw:text-style-name="P11" draw:layer="layout" svg:width="8.25cm" svg:height="3.185cm" svg:x="19.132cm" svg:y="7.489cm">
          <text:p text:style-name="P1"><text:span text:style-name="T1">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51" draw:text-style-name="P3" draw:layer="layout" svg:width="5.247cm" svg:height="1cm" svg:x="-1.952cm" svg:y="7.196cm">
          <text:p text:style-name="P3">BusSlaveFactory</text:p>
        </draw:rect>
        <draw:rect draw:style-name="gr73" draw:text-style-name="P3" draw:layer="layout" svg:width="7.5cm" svg:height="1cm" svg:x="-3.026cm" svg:y="10.497cm">
          <text:p text:style-name="P3">AvalonMMSlaveFactory</text:p>
        </draw:rect>
        <draw:line draw:style-name="gr52" draw:text-style-name="P3" draw:layer="layout" svg:x1="-0.457cm" svg:y1="9.092cm" svg:x2="-0.457cm" svg:y2="8.246cm">
          <text:p/>
        </draw:line>
        <draw:rect draw:style-name="gr73" draw:text-style-name="P3" draw:layer="layout" svg:width="7.5cm" svg:height="1cm" svg:x="-7.62cm" svg:y="9.092cm">
          <text:p text:style-name="P3">Apb3SlaveFactory</text:p>
        </draw:rect>
        <draw:rect draw:style-name="gr73" draw:text-style-name="P3" draw:layer="layout" svg:width="7.5cm" svg:height="1cm" svg:x="1.448cm" svg:y="9.121cm">
          <text:p text:style-name="P3">AxiLite4SlaveFactory</text:p>
        </draw:rect>
        <draw:line draw:style-name="gr52" draw:text-style-name="P3" draw:layer="layout" svg:x1="0.673cm" svg:y1="10.497cm" svg:x2="0.674cm" svg:y2="8.246cm">
          <text:p/>
        </draw:line>
        <draw:line draw:style-name="gr52" draw:text-style-name="P3" draw:layer="layout" svg:x1="1.815cm" svg:y1="9.121cm" svg:x2="1.815cm" svg:y2="8.275cm">
          <text:p/>
        </draw:line>
        <draw:g>
          <draw:rect draw:style-name="gr3" draw:text-style-name="P3" draw:layer="layout" svg:width="0.5cm" svg:height="0.5cm" svg:x="-4.981cm" svg:y="18.202cm">
            <text:p/>
          </draw:rect>
          <draw:frame draw:style-name="gr120" draw:text-style-name="P5" draw:layer="layout" svg:width="3.207cm" svg:height="0.725cm" svg:x="-8.102cm" svg:y="18.07cm">
            <draw:text-box>
              <text:p text:style-name="P4"><text:span text:style-name="T3">bus.PSEL <text:s text:c="6"/></text:span></text:p>
            </draw:text-box>
          </draw:frame>
        </draw:g>
        <draw:g>
          <draw:rect draw:style-name="gr3" draw:text-style-name="P3" draw:layer="layout" svg:width="0.5cm" svg:height="0.5cm" svg:x="-4.981cm" svg:y="18.834cm">
            <text:p/>
          </draw:rect>
          <draw:frame draw:style-name="gr121" draw:text-style-name="P5" draw:layer="layout" svg:width="3.266cm" svg:height="0.725cm" svg:x="-8.161cm" svg:y="18.702cm">
            <draw:text-box>
              <text:p text:style-name="P4"><text:span text:style-name="T3">bus.PENABLE</text:span></text:p>
            </draw:text-box>
          </draw:frame>
        </draw:g>
        <draw:g>
          <draw:rect draw:style-name="gr3" draw:text-style-name="P3" draw:layer="layout" svg:width="0.5cm" svg:height="0.5cm" svg:x="-4.978cm" svg:y="19.453cm">
            <text:p/>
          </draw:rect>
          <draw:frame draw:style-name="gr122" draw:text-style-name="P5" draw:layer="layout" svg:width="3.216cm" svg:height="0.725cm" svg:x="-8.108cm" svg:y="19.321cm">
            <draw:text-box>
              <text:p text:style-name="P4"><text:span text:style-name="T3">bus.PWRITE <text:s/></text:span></text:p>
            </draw:text-box>
          </draw:frame>
        </draw:g>
        <draw:connector draw:style-name="gr8" draw:text-style-name="P3" draw:layer="layout" svg:x1="-2.834cm" svg:y1="19.032cm" svg:x2="-2.263cm" svg:y2="19.054cm" svg:d="M-2834 19032h549v22h22">
          <text:p/>
        </draw:connector>
        <draw:frame draw:style-name="gr123" draw:text-style-name="P5" draw:layer="layout" svg:width="1.975cm" svg:height="0.725cm" svg:x="-2.349cm" svg:y="18.657cm">
          <draw:text-box>
            <text:p text:style-name="P4"><text:span text:style-name="T3">doWrite</text:span></text:p>
          </draw:text-box>
        </draw:frame>
        <draw:g>
          <draw:rect draw:style-name="gr3" draw:text-style-name="P3" draw:layer="layout" svg:width="0.5cm" svg:height="0.5cm" svg:x="-4.995cm" svg:y="20.46cm">
            <text:p/>
          </draw:rect>
          <draw:frame draw:style-name="gr120" draw:text-style-name="P5" draw:layer="layout" svg:width="3.207cm" svg:height="0.725cm" svg:x="-8.116cm" svg:y="20.328cm">
            <draw:text-box>
              <text:p text:style-name="P4"><text:span text:style-name="T3">bus.PSEL <text:s text:c="6"/></text:span></text:p>
            </draw:text-box>
          </draw:frame>
        </draw:g>
        <draw:g>
          <draw:rect draw:style-name="gr3" draw:text-style-name="P3" draw:layer="layout" svg:width="0.5cm" svg:height="0.5cm" svg:x="-4.995cm" svg:y="21.092cm">
            <text:p/>
          </draw:rect>
          <draw:frame draw:style-name="gr121" draw:text-style-name="P5" draw:layer="layout" svg:width="3.266cm" svg:height="0.725cm" svg:x="-8.175cm" svg:y="20.96cm">
            <draw:text-box>
              <text:p text:style-name="P4"><text:span text:style-name="T3">bus.PENABLE</text:span></text:p>
            </draw:text-box>
          </draw:frame>
        </draw:g>
        <draw:g>
          <draw:rect draw:style-name="gr3" draw:text-style-name="P3" draw:layer="layout" svg:width="0.5cm" svg:height="0.5cm" svg:x="-4.992cm" svg:y="21.711cm">
            <text:p/>
          </draw:rect>
          <draw:frame draw:style-name="gr122" draw:text-style-name="P5" draw:layer="layout" svg:width="3.216cm" svg:height="0.725cm" svg:x="-8.122cm" svg:y="21.579cm">
            <draw:text-box>
              <text:p text:style-name="P4"><text:span text:style-name="T3">bus.PWRITE <text:s/></text:span></text:p>
            </draw:text-box>
          </draw:frame>
        </draw:g>
        <draw:connector draw:style-name="gr8" draw:text-style-name="P3" draw:layer="layout" svg:x1="-2.848cm" svg:y1="21.29cm" svg:x2="-2.277cm" svg:y2="21.312cm" svg:d="M-2848 21290h549v22h22">
          <text:p/>
        </draw:connector>
        <draw:frame draw:style-name="gr124" draw:text-style-name="P5" draw:layer="layout" svg:width="1.992cm" svg:height="0.725cm" svg:x="-2.372cm" svg:y="20.915cm">
          <draw:text-box>
            <text:p text:style-name="P4"><text:span text:style-name="T3">doRead</text:span></text:p>
          </draw:text-box>
        </draw:frame>
        <draw:line draw:style-name="gr76" draw:text-style-name="P3" draw:layer="layout" svg:x1="3.839cm" svg:y1="16.136cm" svg:x2="4.832cm" svg:y2="16.136cm">
          <text:p/>
        </draw:line>
        <draw:path draw:style-name="gr90" draw:text-style-name="P13" draw:layer="layout" svg:width="0.749cm" svg:height="0.749cm" svg:x="4.808cm" svg:y="15.973cm" svg:viewBox="0 0 750 750" svg:d="M375 0c213 0 375 162 375 375s-162 375-375 375-375-162-375-375 162-375 375-375z">
          <text:p text:style-name="P13">=</text:p>
        </draw:path>
        <draw:line draw:style-name="gr76" draw:text-style-name="P3" draw:layer="layout" svg:x1="4.591cm" svg:y1="16.536cm" svg:x2="4.832cm" svg:y2="16.536cm">
          <text:p/>
        </draw:line>
        <draw:g>
          <draw:frame draw:style-name="gr113" draw:text-style-name="P5" draw:layer="layout" svg:width="1.211cm" svg:height="0.725cm" svg:x="3.569cm" svg:y="16.178cm">
            <draw:text-box>
              <text:p text:style-name="P4"><text:span text:style-name="T3">0</text:span></text:p>
            </draw:text-box>
          </draw:frame>
        </draw:g>
        <draw:custom-shape draw:style-name="gr46" draw:text-style-name="P3" draw:layer="layout" svg:width="1.103cm" svg:height="1.031cm" svg:x="6.745cm" svg:y="14.949cm">
          <text:p/>
          <draw:enhanced-geometry svg:viewBox="0 0 21600 21600" draw:glue-points="10800 0 0 10800 10800 21600 21600 10800" draw:text-areas="0 3100 18500 18500" draw:type="flowchart-delay" draw:enhanced-path="M 10800 0 X 21600 10800 10800 21600 L 0 21600 0 0 Z N"/>
        </draw:custom-shape>
        <draw:frame draw:style-name="gr123" draw:text-style-name="P5" draw:layer="layout" svg:width="1.975cm" svg:height="0.725cm" svg:x="4.38cm" svg:y="14.806cm">
          <draw:text-box>
            <text:p text:style-name="P4"><text:span text:style-name="T3">doWrite</text:span></text:p>
          </draw:text-box>
        </draw:frame>
        <draw:connector draw:style-name="gr8" draw:text-style-name="P3" draw:layer="layout" svg:x1="6.174cm" svg:y1="15.161cm" svg:x2="6.745cm" svg:y2="15.183cm" svg:d="M6174 15161h549v22h22">
          <text:p/>
        </draw:connector>
        <draw:g>
          <draw:rect draw:style-name="gr3" draw:text-style-name="P3" draw:layer="layout" svg:width="0.5cm" svg:height="0.5cm" svg:x="3.314cm" svg:y="15.916cm">
            <text:p/>
          </draw:rect>
          <draw:frame draw:style-name="gr125" draw:text-style-name="P5" draw:layer="layout" svg:width="2.758cm" svg:height="0.725cm" svg:x="0.642cm" svg:y="15.784cm">
            <draw:text-box>
              <text:p text:style-name="P4"><text:span text:style-name="T3">bus.PADDR</text:span></text:p>
            </draw:text-box>
          </draw:frame>
        </draw:g>
        <draw:g>
          <draw:g>
            <draw:rect draw:style-name="gr2" draw:text-style-name="P3" draw:layer="layout" svg:width="1cm" svg:height="1.747cm" svg:x="16.715cm" svg:y="15.413cm">
              <text:p/>
            </draw:rect>
            <draw:custom-shape draw:style-name="gr40" draw:text-style-name="P13" draw:layer="layout" svg:width="0.3cm" svg:height="0.3cm" draw:transform="rotate (-1.57079632679579) translate (17.015cm 16.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6.558cm" svg:y="15.435cm">
            <draw:text-box>
              <text:p text:style-name="P4"><text:span text:style-name="T3">D</text:span></text:p>
            </draw:text-box>
          </draw:frame>
          <draw:frame draw:style-name="gr79" draw:text-style-name="P5" draw:layer="layout" svg:width="0.832cm" svg:height="0.725cm" svg:x="17.059cm" svg:y="15.436cm">
            <draw:text-box>
              <text:p text:style-name="P4"><text:span text:style-name="T3">Q</text:span></text:p>
            </draw:text-box>
          </draw:frame>
        </draw:g>
        <draw:frame draw:style-name="gr84" draw:text-style-name="P5" draw:layer="layout" svg:width="1.281cm" svg:height="0.725cm" svg:x="15.434cm" svg:y="16.435cm">
          <draw:text-box>
            <text:p text:style-name="P4"><text:span text:style-name="T3">clk</text:span></text:p>
          </draw:text-box>
        </draw:frame>
        <draw:line draw:style-name="gr76" draw:text-style-name="P3" draw:layer="layout" svg:x1="16.434cm" svg:y1="16.781cm" svg:x2="16.715cm" svg:y2="16.781cm">
          <text:p/>
        </draw:line>
        <draw:line draw:style-name="gr76" draw:text-style-name="P3" draw:layer="layout" svg:x1="17.715cm" svg:y1="15.832cm" svg:x2="19.138cm" svg:y2="15.832cm">
          <text:p/>
        </draw:line>
        <draw:line draw:style-name="gr76" draw:text-style-name="P3" draw:layer="layout" svg:x1="18.055cm" svg:y1="15.997cm" svg:x2="18.236cm" svg:y2="15.636cm">
          <text:p/>
        </draw:line>
        <draw:frame draw:style-name="gr84" draw:text-style-name="P5" draw:layer="layout" svg:width="1.281cm" svg:height="0.725cm" svg:x="17.495cm" svg:y="15.027cm">
          <draw:text-box>
            <text:p text:style-name="P4"><text:span text:style-name="T3">20</text:span></text:p>
          </draw:text-box>
        </draw:frame>
        <draw:frame draw:style-name="gr92" draw:text-style-name="P5" draw:layer="layout" svg:width="0.786cm" svg:height="0.725cm" svg:x="16.549cm" svg:y="15.939cm">
          <draw:text-box>
            <text:p text:style-name="P4"><text:span text:style-name="T3">E</text:span></text:p>
          </draw:text-box>
        </draw:frame>
        <draw:line draw:style-name="gr76" draw:text-style-name="P3" draw:layer="layout" svg:x1="16.425cm" svg:y1="16.285cm" svg:x2="16.706cm" svg:y2="16.285cm">
          <text:p/>
        </draw:line>
        <draw:line draw:style-name="gr76" draw:text-style-name="P3" draw:layer="layout" svg:x1="6.179cm" svg:y1="15.774cm" svg:x2="6.745cm" svg:y2="15.774cm">
          <text:p/>
        </draw:line>
        <draw:line draw:style-name="gr76" draw:text-style-name="P3" draw:layer="layout" svg:x1="6.179cm" svg:y1="15.774cm" svg:x2="6.179cm" svg:y2="16.348cm">
          <text:p/>
        </draw:line>
        <draw:line draw:style-name="gr76" draw:text-style-name="P3" draw:layer="layout" svg:x1="5.558cm" svg:y1="16.348cm" svg:x2="6.179cm" svg:y2="16.348cm">
          <text:p/>
        </draw:line>
        <draw:custom-shape draw:style-name="gr46" draw:text-style-name="P3" draw:layer="layout" svg:width="1.103cm" svg:height="1.031cm" svg:x="6.745cm" svg:y="16.749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74cm" svg:y1="16.961cm" svg:x2="6.745cm" svg:y2="16.983cm" svg:d="M6174 16961h549v22h22">
          <text:p/>
        </draw:connector>
        <draw:line draw:style-name="gr76" draw:text-style-name="P3" draw:layer="layout" svg:x1="6.179cm" svg:y1="17.574cm" svg:x2="6.745cm" svg:y2="17.574cm">
          <text:p/>
        </draw:line>
        <draw:line draw:style-name="gr76" draw:text-style-name="P3" draw:layer="layout" svg:x1="6.179cm" svg:y1="16.374cm" svg:x2="6.179cm" svg:y2="16.948cm">
          <text:p/>
        </draw:line>
        <draw:frame draw:style-name="gr124" draw:text-style-name="P5" draw:layer="layout" svg:width="1.992cm" svg:height="0.725cm" svg:x="4.387cm" svg:y="17.183cm">
          <draw:text-box>
            <text:p text:style-name="P4"><text:span text:style-name="T3">doRead</text:span></text:p>
          </draw:text-box>
        </draw:frame>
        <draw:line draw:style-name="gr76" draw:text-style-name="P3" draw:layer="layout" svg:x1="7.848cm" svg:y1="17.269cm" svg:x2="8.414cm" svg:y2="17.269cm">
          <text:p/>
        </draw:line>
        <draw:line draw:style-name="gr76" draw:text-style-name="P3" draw:layer="layout" svg:x1="7.848cm" svg:y1="15.457cm" svg:x2="8.414cm" svg:y2="15.457cm">
          <text:p/>
        </draw:line>
        <draw:frame draw:style-name="gr126" draw:text-style-name="P5" draw:layer="layout" svg:width="2.229cm" svg:height="0.725cm" svg:x="8.281cm" svg:y="16.913cm">
          <draw:text-box>
            <text:p text:style-name="P4"><text:span text:style-name="T3">doRead0</text:span></text:p>
          </draw:text-box>
        </draw:frame>
        <draw:frame draw:style-name="gr127" draw:text-style-name="P5" draw:layer="layout" svg:width="2.212cm" svg:height="0.725cm" svg:x="8.29cm" svg:y="15.072cm">
          <draw:text-box>
            <text:p text:style-name="P4"><text:span text:style-name="T3">doWrite0</text:span></text:p>
          </draw:text-box>
        </draw:frame>
        <draw:frame draw:style-name="gr127" draw:text-style-name="P5" draw:layer="layout" svg:width="2.212cm" svg:height="0.725cm" svg:x="14.373cm" svg:y="15.939cm">
          <draw:text-box>
            <text:p text:style-name="P4"><text:span text:style-name="T3">doWrite0</text:span></text:p>
          </draw:text-box>
        </draw:frame>
        <draw:line draw:style-name="gr76" draw:text-style-name="P3" draw:layer="layout" svg:x1="15.946cm" svg:y1="15.785cm" svg:x2="16.707cm" svg:y2="15.785cm">
          <text:p/>
        </draw:line>
        <draw:frame draw:style-name="gr128" draw:text-style-name="P5" draw:layer="layout" svg:width="5.988cm" svg:height="0.725cm" svg:x="19.138cm" svg:y="15.45cm">
          <draw:text-box>
            <text:p text:style-name="P4"><text:span text:style-name="T3">uartCtrl.io.config.clockDivider</text:span></text:p>
          </draw:text-box>
        </draw:frame>
        <draw:line draw:style-name="gr76" draw:text-style-name="P3" draw:layer="layout" svg:x1="16.281cm" svg:y1="15.972cm" svg:x2="16.462cm" svg:y2="15.611cm">
          <text:p/>
        </draw:line>
        <draw:frame draw:style-name="gr84" draw:text-style-name="P5" draw:layer="layout" svg:width="1.281cm" svg:height="0.725cm" svg:x="15.721cm" svg:y="15.002cm">
          <draw:text-box>
            <text:p text:style-name="P4"><text:span text:style-name="T3">20</text:span></text:p>
          </draw:text-box>
        </draw:frame>
        <draw:g>
          <draw:rect draw:style-name="gr3" draw:text-style-name="P3" draw:layer="layout" svg:width="0.5cm" svg:height="0.5cm" svg:x="15.538cm" svg:y="15.546cm">
            <text:p/>
          </draw:rect>
          <draw:frame draw:style-name="gr129" draw:text-style-name="P5" draw:layer="layout" svg:width="3.084cm" svg:height="0.725cm" svg:x="12.54cm" svg:y="15.414cm">
            <draw:text-box>
              <text:p text:style-name="P4"><text:span text:style-name="T3">bus.PWDATA</text:span></text:p>
            </draw:text-box>
          </draw:frame>
        </draw:g>
        <draw:custom-shape draw:style-name="gr96" draw:text-style-name="P3" draw:layer="layout" svg:width="1.443cm" svg:height="0.421cm" draw:transform="rotate (1.5707963267946) translate (19.148cm 17.6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9.369cm" svg:y1="17.926cm" svg:x2="19.369cm" svg:y2="17.471cm">
          <text:p/>
        </draw:line>
        <draw:g>
          <draw:rect draw:style-name="gr3" draw:text-style-name="P3" draw:layer="layout" svg:width="0.5cm" svg:height="0.5cm" svg:x="20.519cm" svg:y="16.736cm">
            <text:p/>
          </draw:rect>
          <draw:frame draw:style-name="gr130" draw:text-style-name="P5" draw:layer="layout" svg:width="2.97cm" svg:height="0.725cm" svg:x="20.963cm" svg:y="16.586cm">
            <draw:text-box>
              <text:p text:style-name="P4"><text:span text:style-name="T3">bus.PRDATA</text:span></text:p>
            </draw:text-box>
          </draw:frame>
        </draw:g>
        <draw:line draw:style-name="gr76" draw:text-style-name="P3" draw:layer="layout" svg:x1="19.569cm" svg:y1="16.968cm" svg:x2="19.926cm" svg:y2="16.968cm">
          <text:p/>
        </draw:line>
        <draw:frame draw:style-name="gr126" draw:text-style-name="P5" draw:layer="layout" svg:width="2.229cm" svg:height="0.725cm" svg:x="18.353cm" svg:y="17.915cm">
          <draw:text-box>
            <text:p text:style-name="P4"><text:span text:style-name="T3">doRead0</text:span></text:p>
          </draw:text-box>
        </draw:frame>
        <draw:line draw:style-name="gr76" draw:text-style-name="P3" draw:layer="layout" svg:x1="18.574cm" svg:y1="16.611cm" svg:x2="19.138cm" svg:y2="16.611cm">
          <text:p/>
        </draw:line>
        <draw:line draw:style-name="gr76" draw:text-style-name="P3" draw:layer="layout" svg:x1="18.574cm" svg:y1="16.611cm" svg:x2="18.574cm" svg:y2="15.832cm">
          <text:p/>
        </draw:line>
        <draw:line draw:style-name="gr76" draw:text-style-name="P3" draw:layer="layout" svg:x1="18.584cm" svg:y1="17.287cm" svg:x2="19.148cm" svg:y2="17.287cm">
          <text:p/>
        </draw:line>
        <draw:frame draw:style-name="gr131" draw:text-style-name="P26" draw:layer="layout" svg:width="0.858cm" svg:height="0.738cm" svg:x="17.89cm" svg:y="16.812cm">
          <draw:text-box>
            <text:p text:style-name="P4"><text:span text:style-name="T14">...</text:span></text:p>
          </draw:text-box>
        </draw:frame>
        <draw:frame draw:style-name="gr131" draw:text-style-name="P26" draw:layer="layout" svg:width="0.858cm" svg:height="0.738cm" svg:x="19.783cm" svg:y="16.495cm">
          <draw:text-box>
            <text:p text:style-name="P4"><text:span text:style-name="T14">...</text:span></text:p>
          </draw:text-box>
        </draw:frame>
        <draw:custom-shape draw:style-name="gr46" draw:text-style-name="P3" draw:layer="layout" svg:width="1.103cm" svg:height="1.031cm" svg:x="-3.883cm" svg:y="18.52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6" draw:text-style-name="P3" draw:layer="layout" svg:width="1.103cm" svg:height="1.031cm" svg:x="-3.883cm" svg:y="20.761cm">
          <text:p/>
          <draw:enhanced-geometry svg:viewBox="0 0 21600 21600" draw:glue-points="10800 0 0 10800 10800 21600 21600 10800" draw:text-areas="0 3100 18500 18500" draw:type="flowchart-delay" draw:enhanced-path="M 10800 0 X 21600 10800 10800 21600 L 0 21600 0 0 Z N"/>
        </draw:custom-shape>
        <draw:line draw:style-name="gr76" draw:text-style-name="P3" draw:layer="layout" svg:x1="-4.481cm" svg:y1="18.45cm" svg:x2="-4.2cm" svg:y2="18.45cm">
          <text:p/>
        </draw:line>
        <draw:line draw:style-name="gr76" draw:text-style-name="P3" draw:layer="layout" svg:x1="-4.48cm" svg:y1="19.083cm" svg:x2="-3.883cm" svg:y2="19.083cm">
          <text:p/>
        </draw:line>
        <draw:line draw:style-name="gr76" draw:text-style-name="P3" draw:layer="layout" svg:x1="-4.444cm" svg:y1="19.745cm" svg:x2="-4.163cm" svg:y2="19.745cm">
          <text:p/>
        </draw:line>
        <draw:line draw:style-name="gr76" draw:text-style-name="P3" draw:layer="layout" svg:x1="-4.164cm" svg:y1="19.374cm" svg:x2="-3.883cm" svg:y2="19.374cm">
          <text:p/>
        </draw:line>
        <draw:line draw:style-name="gr76" draw:text-style-name="P3" draw:layer="layout" svg:x1="-4.164cm" svg:y1="18.769cm" svg:x2="-3.883cm" svg:y2="18.769cm">
          <text:p/>
        </draw:line>
        <draw:line draw:style-name="gr76" draw:text-style-name="P3" draw:layer="layout" svg:x1="-4.163cm" svg:y1="19.374cm" svg:x2="-4.163cm" svg:y2="19.745cm">
          <text:p/>
        </draw:line>
        <draw:line draw:style-name="gr76" draw:text-style-name="P3" draw:layer="layout" svg:x1="-4.164cm" svg:y1="18.45cm" svg:x2="-4.164cm" svg:y2="18.769cm">
          <text:p/>
        </draw:line>
        <draw:line draw:style-name="gr76" draw:text-style-name="P3" draw:layer="layout" svg:x1="-4.493cm" svg:y1="20.675cm" svg:x2="-4.212cm" svg:y2="20.675cm">
          <text:p/>
        </draw:line>
        <draw:line draw:style-name="gr76" draw:text-style-name="P3" draw:layer="layout" svg:x1="-4.492cm" svg:y1="21.308cm" svg:x2="-3.895cm" svg:y2="21.308cm">
          <text:p/>
        </draw:line>
        <draw:line draw:style-name="gr76" draw:text-style-name="P3" draw:layer="layout" svg:x1="-4.456cm" svg:y1="21.97cm" svg:x2="-4.175cm" svg:y2="21.97cm">
          <text:p/>
        </draw:line>
        <draw:line draw:style-name="gr76" draw:text-style-name="P3" draw:layer="layout" svg:x1="-4.176cm" svg:y1="21.599cm" svg:x2="-3.895cm" svg:y2="21.599cm">
          <text:p/>
        </draw:line>
        <draw:line draw:style-name="gr76" draw:text-style-name="P3" draw:layer="layout" svg:x1="-4.176cm" svg:y1="20.994cm" svg:x2="-3.895cm" svg:y2="20.994cm">
          <text:p/>
        </draw:line>
        <draw:line draw:style-name="gr76" draw:text-style-name="P3" draw:layer="layout" svg:x1="-4.175cm" svg:y1="21.599cm" svg:x2="-4.175cm" svg:y2="21.97cm">
          <text:p/>
        </draw:line>
        <draw:line draw:style-name="gr76" draw:text-style-name="P3" draw:layer="layout" svg:x1="-4.176cm" svg:y1="20.675cm" svg:x2="-4.176cm" svg:y2="20.994cm">
          <text:p/>
        </draw:line>
        <draw:custom-shape draw:style-name="gr56" draw:text-style-name="P3" draw:layer="layout" svg:width="0.25cm" svg:height="0.25cm" svg:x="-4.121cm" svg:y="21.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6" draw:text-style-name="P3" draw:layer="layout" svg:x1="3.823cm" svg:y1="19.872cm" svg:x2="4.816cm" svg:y2="19.872cm">
          <text:p/>
        </draw:line>
        <draw:path draw:style-name="gr90" draw:text-style-name="P13" draw:layer="layout" svg:width="0.749cm" svg:height="0.749cm" svg:x="4.792cm" svg:y="19.709cm" svg:viewBox="0 0 750 750" svg:d="M375 0c213 0 375 162 375 375s-162 375-375 375-375-162-375-375 162-375 375-375z">
          <text:p text:style-name="P13">=</text:p>
        </draw:path>
        <draw:line draw:style-name="gr76" draw:text-style-name="P3" draw:layer="layout" svg:x1="4.575cm" svg:y1="20.272cm" svg:x2="4.816cm" svg:y2="20.272cm">
          <text:p/>
        </draw:line>
        <draw:g>
          <draw:frame draw:style-name="gr113" draw:text-style-name="P5" draw:layer="layout" svg:width="1.211cm" svg:height="0.725cm" svg:x="3.553cm" svg:y="19.914cm">
            <draw:text-box>
              <text:p text:style-name="P4"><text:span text:style-name="T3">4</text:span></text:p>
            </draw:text-box>
          </draw:frame>
        </draw:g>
        <draw:custom-shape draw:style-name="gr46" draw:text-style-name="P3" draw:layer="layout" svg:width="1.103cm" svg:height="1.031cm" svg:x="6.729cm" svg:y="18.685cm">
          <text:p/>
          <draw:enhanced-geometry svg:viewBox="0 0 21600 21600" draw:glue-points="10800 0 0 10800 10800 21600 21600 10800" draw:text-areas="0 3100 18500 18500" draw:type="flowchart-delay" draw:enhanced-path="M 10800 0 X 21600 10800 10800 21600 L 0 21600 0 0 Z N"/>
        </draw:custom-shape>
        <draw:frame draw:style-name="gr123" draw:text-style-name="P5" draw:layer="layout" svg:width="1.975cm" svg:height="0.725cm" svg:x="4.364cm" svg:y="18.542cm">
          <draw:text-box>
            <text:p text:style-name="P4"><text:span text:style-name="T3">doWrite</text:span></text:p>
          </draw:text-box>
        </draw:frame>
        <draw:connector draw:style-name="gr8" draw:text-style-name="P3" draw:layer="layout" svg:x1="6.158cm" svg:y1="18.897cm" svg:x2="6.729cm" svg:y2="18.919cm" svg:d="M6158 18897h549v22h22">
          <text:p/>
        </draw:connector>
        <draw:g>
          <draw:rect draw:style-name="gr3" draw:text-style-name="P3" draw:layer="layout" svg:width="0.5cm" svg:height="0.5cm" svg:x="3.298cm" svg:y="19.652cm">
            <text:p/>
          </draw:rect>
          <draw:frame draw:style-name="gr125" draw:text-style-name="P5" draw:layer="layout" svg:width="2.758cm" svg:height="0.725cm" svg:x="0.626cm" svg:y="19.52cm">
            <draw:text-box>
              <text:p text:style-name="P4"><text:span text:style-name="T3">bus.PADDR</text:span></text:p>
            </draw:text-box>
          </draw:frame>
        </draw:g>
        <draw:line draw:style-name="gr76" draw:text-style-name="P3" draw:layer="layout" svg:x1="6.163cm" svg:y1="19.51cm" svg:x2="6.729cm" svg:y2="19.51cm">
          <text:p/>
        </draw:line>
        <draw:line draw:style-name="gr76" draw:text-style-name="P3" draw:layer="layout" svg:x1="6.163cm" svg:y1="19.51cm" svg:x2="6.163cm" svg:y2="20.084cm">
          <text:p/>
        </draw:line>
        <draw:line draw:style-name="gr76" draw:text-style-name="P3" draw:layer="layout" svg:x1="5.542cm" svg:y1="20.084cm" svg:x2="6.163cm" svg:y2="20.084cm">
          <text:p/>
        </draw:line>
        <draw:custom-shape draw:style-name="gr46" draw:text-style-name="P3" draw:layer="layout" svg:width="1.103cm" svg:height="1.031cm" svg:x="6.729cm" svg:y="20.485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58cm" svg:y1="20.697cm" svg:x2="6.729cm" svg:y2="20.719cm" svg:d="M6158 20697h549v22h22">
          <text:p/>
        </draw:connector>
        <draw:line draw:style-name="gr76" draw:text-style-name="P3" draw:layer="layout" svg:x1="6.163cm" svg:y1="21.31cm" svg:x2="6.729cm" svg:y2="21.31cm">
          <text:p/>
        </draw:line>
        <draw:line draw:style-name="gr76" draw:text-style-name="P3" draw:layer="layout" svg:x1="6.163cm" svg:y1="20.11cm" svg:x2="6.163cm" svg:y2="20.684cm">
          <text:p/>
        </draw:line>
        <draw:frame draw:style-name="gr124" draw:text-style-name="P5" draw:layer="layout" svg:width="1.992cm" svg:height="0.725cm" svg:x="4.371cm" svg:y="20.919cm">
          <draw:text-box>
            <text:p text:style-name="P4"><text:span text:style-name="T3">doRead</text:span></text:p>
          </draw:text-box>
        </draw:frame>
        <draw:line draw:style-name="gr76" draw:text-style-name="P3" draw:layer="layout" svg:x1="7.832cm" svg:y1="21.005cm" svg:x2="8.398cm" svg:y2="21.005cm">
          <text:p/>
        </draw:line>
        <draw:line draw:style-name="gr76" draw:text-style-name="P3" draw:layer="layout" svg:x1="7.832cm" svg:y1="19.193cm" svg:x2="8.398cm" svg:y2="19.193cm">
          <text:p/>
        </draw:line>
        <draw:frame draw:style-name="gr126" draw:text-style-name="P5" draw:layer="layout" svg:width="2.229cm" svg:height="0.725cm" svg:x="8.265cm" svg:y="20.649cm">
          <draw:text-box>
            <text:p text:style-name="P4"><text:span text:style-name="T3">doRead4</text:span></text:p>
          </draw:text-box>
        </draw:frame>
        <draw:frame draw:style-name="gr127" draw:text-style-name="P5" draw:layer="layout" svg:width="2.212cm" svg:height="0.725cm" svg:x="8.274cm" svg:y="18.808cm">
          <draw:text-box>
            <text:p text:style-name="P4"><text:span text:style-name="T3">doWrite4</text:span></text:p>
          </draw:text-box>
        </draw:frame>
        <draw:g>
          <draw:g>
            <draw:rect draw:style-name="gr2" draw:text-style-name="P3" draw:layer="layout" svg:width="1cm" svg:height="1.747cm" svg:x="16.715cm" svg:y="19.959cm">
              <text:p/>
            </draw:rect>
            <draw:custom-shape draw:style-name="gr40" draw:text-style-name="P13" draw:layer="layout" svg:width="0.3cm" svg:height="0.3cm" draw:transform="rotate (-1.57079632679579) translate (17.015cm 21.1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6.558cm" svg:y="19.981cm">
            <draw:text-box>
              <text:p text:style-name="P4"><text:span text:style-name="T3">D</text:span></text:p>
            </draw:text-box>
          </draw:frame>
          <draw:frame draw:style-name="gr79" draw:text-style-name="P5" draw:layer="layout" svg:width="0.832cm" svg:height="0.725cm" svg:x="17.059cm" svg:y="19.982cm">
            <draw:text-box>
              <text:p text:style-name="P4"><text:span text:style-name="T3">Q</text:span></text:p>
            </draw:text-box>
          </draw:frame>
        </draw:g>
        <draw:frame draw:style-name="gr84" draw:text-style-name="P5" draw:layer="layout" svg:width="1.281cm" svg:height="0.725cm" svg:x="15.434cm" svg:y="20.981cm">
          <draw:text-box>
            <text:p text:style-name="P4"><text:span text:style-name="T3">clk</text:span></text:p>
          </draw:text-box>
        </draw:frame>
        <draw:line draw:style-name="gr76" draw:text-style-name="P3" draw:layer="layout" svg:x1="16.434cm" svg:y1="21.327cm" svg:x2="16.715cm" svg:y2="21.327cm">
          <text:p/>
        </draw:line>
        <draw:line draw:style-name="gr76" draw:text-style-name="P3" draw:layer="layout" svg:x1="17.715cm" svg:y1="20.378cm" svg:x2="19.138cm" svg:y2="20.378cm">
          <text:p/>
        </draw:line>
        <draw:line draw:style-name="gr76" draw:text-style-name="P3" draw:layer="layout" svg:x1="18.055cm" svg:y1="20.543cm" svg:x2="18.236cm" svg:y2="20.182cm">
          <text:p/>
        </draw:line>
        <draw:frame draw:style-name="gr84" draw:text-style-name="P5" draw:layer="layout" svg:width="1.281cm" svg:height="0.725cm" svg:x="17.495cm" svg:y="19.573cm">
          <draw:text-box>
            <text:p text:style-name="P4"><text:span text:style-name="T3">6</text:span></text:p>
          </draw:text-box>
        </draw:frame>
        <draw:frame draw:style-name="gr92" draw:text-style-name="P5" draw:layer="layout" svg:width="0.786cm" svg:height="0.725cm" svg:x="16.549cm" svg:y="20.485cm">
          <draw:text-box>
            <text:p text:style-name="P4"><text:span text:style-name="T3">E</text:span></text:p>
          </draw:text-box>
        </draw:frame>
        <draw:line draw:style-name="gr76" draw:text-style-name="P3" draw:layer="layout" svg:x1="16.425cm" svg:y1="20.831cm" svg:x2="16.706cm" svg:y2="20.831cm">
          <text:p/>
        </draw:line>
        <draw:frame draw:style-name="gr127" draw:text-style-name="P5" draw:layer="layout" svg:width="2.212cm" svg:height="0.725cm" svg:x="14.373cm" svg:y="20.485cm">
          <draw:text-box>
            <text:p text:style-name="P4"><text:span text:style-name="T3">doWrite4</text:span></text:p>
          </draw:text-box>
        </draw:frame>
        <draw:line draw:style-name="gr76" draw:text-style-name="P3" draw:layer="layout" svg:x1="15.946cm" svg:y1="20.331cm" svg:x2="16.707cm" svg:y2="20.331cm">
          <text:p/>
        </draw:line>
        <draw:frame draw:style-name="gr132" draw:text-style-name="P5" draw:layer="layout" svg:width="4.803cm" svg:height="0.725cm" svg:x="19.131cm" svg:y="19.996cm">
          <draw:text-box>
            <text:p text:style-name="P4"><text:span text:style-name="T3">uartCtrl.io.config.frame</text:span></text:p>
          </draw:text-box>
        </draw:frame>
        <draw:line draw:style-name="gr76" draw:text-style-name="P3" draw:layer="layout" svg:x1="16.281cm" svg:y1="20.518cm" svg:x2="16.462cm" svg:y2="20.157cm">
          <text:p/>
        </draw:line>
        <draw:frame draw:style-name="gr84" draw:text-style-name="P5" draw:layer="layout" svg:width="1.281cm" svg:height="0.725cm" svg:x="15.721cm" svg:y="19.548cm">
          <draw:text-box>
            <text:p text:style-name="P4"><text:span text:style-name="T3">6</text:span></text:p>
          </draw:text-box>
        </draw:frame>
        <draw:g>
          <draw:rect draw:style-name="gr3" draw:text-style-name="P3" draw:layer="layout" svg:width="0.5cm" svg:height="0.5cm" svg:x="15.538cm" svg:y="20.092cm">
            <text:p/>
          </draw:rect>
          <draw:frame draw:style-name="gr129" draw:text-style-name="P5" draw:layer="layout" svg:width="3.084cm" svg:height="0.725cm" svg:x="12.54cm" svg:y="19.96cm">
            <draw:text-box>
              <text:p text:style-name="P4"><text:span text:style-name="T3">bus.PWDATA</text:span></text:p>
            </draw:text-box>
          </draw:frame>
        </draw:g>
        <draw:custom-shape draw:style-name="gr96" draw:text-style-name="P3" draw:layer="layout" svg:width="1.443cm" svg:height="0.421cm" draw:transform="rotate (1.5707963267946) translate (19.148cm 22.21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9.369cm" svg:y1="22.472cm" svg:x2="19.369cm" svg:y2="22.017cm">
          <text:p/>
        </draw:line>
        <draw:g>
          <draw:rect draw:style-name="gr3" draw:text-style-name="P3" draw:layer="layout" svg:width="0.5cm" svg:height="0.5cm" svg:x="20.519cm" svg:y="21.282cm">
            <text:p/>
          </draw:rect>
          <draw:frame draw:style-name="gr130" draw:text-style-name="P5" draw:layer="layout" svg:width="2.97cm" svg:height="0.725cm" svg:x="20.963cm" svg:y="21.132cm">
            <draw:text-box>
              <text:p text:style-name="P4"><text:span text:style-name="T3">bus.PRDATA</text:span></text:p>
            </draw:text-box>
          </draw:frame>
        </draw:g>
        <draw:line draw:style-name="gr76" draw:text-style-name="P3" draw:layer="layout" svg:x1="19.569cm" svg:y1="21.514cm" svg:x2="19.926cm" svg:y2="21.514cm">
          <text:p/>
        </draw:line>
        <draw:frame draw:style-name="gr126" draw:text-style-name="P5" draw:layer="layout" svg:width="2.229cm" svg:height="0.725cm" svg:x="18.353cm" svg:y="22.461cm">
          <draw:text-box>
            <text:p text:style-name="P4"><text:span text:style-name="T3">doRead4</text:span></text:p>
          </draw:text-box>
        </draw:frame>
        <draw:line draw:style-name="gr76" draw:text-style-name="P3" draw:layer="layout" svg:x1="18.574cm" svg:y1="21.157cm" svg:x2="19.138cm" svg:y2="21.157cm">
          <text:p/>
        </draw:line>
        <draw:line draw:style-name="gr76" draw:text-style-name="P3" draw:layer="layout" svg:x1="18.574cm" svg:y1="21.157cm" svg:x2="18.574cm" svg:y2="20.378cm">
          <text:p/>
        </draw:line>
        <draw:line draw:style-name="gr76" draw:text-style-name="P3" draw:layer="layout" svg:x1="18.584cm" svg:y1="21.833cm" svg:x2="19.148cm" svg:y2="21.833cm">
          <text:p/>
        </draw:line>
        <draw:frame draw:style-name="gr131" draw:text-style-name="P26" draw:layer="layout" svg:width="0.858cm" svg:height="0.738cm" svg:x="17.89cm" svg:y="21.358cm">
          <draw:text-box>
            <text:p text:style-name="P4"><text:span text:style-name="T14">...</text:span></text:p>
          </draw:text-box>
        </draw:frame>
        <draw:frame draw:style-name="gr131" draw:text-style-name="P26" draw:layer="layout" svg:width="0.858cm" svg:height="0.738cm" svg:x="19.783cm" svg:y="21.041cm">
          <draw:text-box>
            <text:p text:style-name="P4"><text:span text:style-name="T14">...</text:span></text:p>
          </draw:text-box>
        </draw:frame>
        <draw:line draw:style-name="gr76" draw:text-style-name="P3" draw:layer="layout" svg:x1="3.823cm" svg:y1="25.028cm" svg:x2="4.816cm" svg:y2="25.028cm">
          <text:p/>
        </draw:line>
        <draw:path draw:style-name="gr90" draw:text-style-name="P13" draw:layer="layout" svg:width="0.749cm" svg:height="0.749cm" svg:x="4.792cm" svg:y="24.865cm" svg:viewBox="0 0 750 750" svg:d="M375 0c213 0 375 162 375 375s-162 375-375 375-375-162-375-375 162-375 375-375z">
          <text:p text:style-name="P13">=</text:p>
        </draw:path>
        <draw:line draw:style-name="gr76" draw:text-style-name="P3" draw:layer="layout" svg:x1="4.575cm" svg:y1="25.428cm" svg:x2="4.816cm" svg:y2="25.428cm">
          <text:p/>
        </draw:line>
        <draw:g>
          <draw:frame draw:style-name="gr113" draw:text-style-name="P5" draw:layer="layout" svg:width="1.211cm" svg:height="0.725cm" svg:x="3.553cm" svg:y="25.07cm">
            <draw:text-box>
              <text:p text:style-name="P4"><text:span text:style-name="T3">8</text:span></text:p>
            </draw:text-box>
          </draw:frame>
        </draw:g>
        <draw:custom-shape draw:style-name="gr46" draw:text-style-name="P3" draw:layer="layout" svg:width="1.103cm" svg:height="1.031cm" svg:x="6.729cm" svg:y="24.419cm">
          <text:p/>
          <draw:enhanced-geometry svg:viewBox="0 0 21600 21600" draw:glue-points="10800 0 0 10800 10800 21600 21600 10800" draw:text-areas="0 3100 18500 18500" draw:type="flowchart-delay" draw:enhanced-path="M 10800 0 X 21600 10800 10800 21600 L 0 21600 0 0 Z N"/>
        </draw:custom-shape>
        <draw:frame draw:style-name="gr123" draw:text-style-name="P5" draw:layer="layout" svg:width="1.975cm" svg:height="0.725cm" svg:x="4.364cm" svg:y="24.276cm">
          <draw:text-box>
            <text:p text:style-name="P4"><text:span text:style-name="T3">doWrite</text:span></text:p>
          </draw:text-box>
        </draw:frame>
        <draw:connector draw:style-name="gr8" draw:text-style-name="P3" draw:layer="layout" svg:x1="6.158cm" svg:y1="24.631cm" svg:x2="6.729cm" svg:y2="24.653cm" svg:d="M6158 24631h549v22h22">
          <text:p/>
        </draw:connector>
        <draw:g>
          <draw:rect draw:style-name="gr3" draw:text-style-name="P3" draw:layer="layout" svg:width="0.5cm" svg:height="0.5cm" svg:x="3.298cm" svg:y="24.808cm">
            <text:p/>
          </draw:rect>
          <draw:frame draw:style-name="gr125" draw:text-style-name="P5" draw:layer="layout" svg:width="2.758cm" svg:height="0.725cm" svg:x="0.626cm" svg:y="24.676cm">
            <draw:text-box>
              <text:p text:style-name="P4"><text:span text:style-name="T3">bus.PADDR</text:span></text:p>
            </draw:text-box>
          </draw:frame>
        </draw:g>
        <draw:line draw:style-name="gr76" draw:text-style-name="P3" draw:layer="layout" svg:x1="5.542cm" svg:y1="25.24cm" svg:x2="6.729cm" svg:y2="25.232cm">
          <text:p/>
        </draw:line>
        <draw:line draw:style-name="gr76" draw:text-style-name="P3" draw:layer="layout" svg:x1="7.832cm" svg:y1="24.927cm" svg:x2="8.398cm" svg:y2="24.927cm">
          <text:p/>
        </draw:line>
        <draw:frame draw:style-name="gr127" draw:text-style-name="P5" draw:layer="layout" svg:width="2.212cm" svg:height="0.725cm" svg:x="8.274cm" svg:y="24.542cm">
          <draw:text-box>
            <text:p text:style-name="P4"><text:span text:style-name="T3">doWrite8</text:span></text:p>
          </draw:text-box>
        </draw:frame>
        <draw:line draw:style-name="gr76" draw:text-style-name="P3" draw:layer="layout" svg:x1="14.156cm" svg:y1="25.027cm" svg:x2="15.266cm" svg:y2="25.028cm">
          <text:p/>
        </draw:line>
        <draw:frame draw:style-name="gr83" draw:text-style-name="P5" draw:layer="layout" svg:width="1.446cm" svg:height="0.725cm" svg:x="15.566cm" svg:y="24.652cm">
          <draw:text-box>
            <text:p text:style-name="P4"><text:span text:style-name="T3">valid</text:span></text:p>
          </draw:text-box>
        </draw:frame>
        <draw:frame draw:style-name="gr133" draw:text-style-name="P5" draw:layer="layout" svg:width="1.988cm" svg:height="0.725cm" svg:x="15.299cm" svg:y="25.378cm">
          <draw:text-box>
            <text:p text:style-name="P4"><text:span text:style-name="T3">payload</text:span></text:p>
          </draw:text-box>
        </draw:frame>
        <draw:frame draw:style-name="gr127" draw:text-style-name="P5" draw:layer="layout" svg:width="2.212cm" svg:height="0.725cm" svg:x="12.044cm" svg:y="24.666cm">
          <draw:text-box>
            <text:p text:style-name="P4"><text:span text:style-name="T3">doWrite8</text:span></text:p>
          </draw:text-box>
        </draw:frame>
        <draw:line draw:style-name="gr76" draw:text-style-name="P3" draw:layer="layout" svg:x1="14.472cm" svg:y1="25.749cm" svg:x2="15.233cm" svg:y2="25.749cm">
          <text:p/>
        </draw:line>
        <draw:line draw:style-name="gr76" draw:text-style-name="P3" draw:layer="layout" svg:x1="14.807cm" svg:y1="25.936cm" svg:x2="14.988cm" svg:y2="25.575cm">
          <text:p/>
        </draw:line>
        <draw:frame draw:style-name="gr84" draw:text-style-name="P5" draw:layer="layout" svg:width="1.281cm" svg:height="0.725cm" svg:x="14.247cm" svg:y="25.791cm">
          <draw:text-box>
            <text:p text:style-name="P4"><text:span text:style-name="T3">8</text:span></text:p>
          </draw:text-box>
        </draw:frame>
        <draw:g>
          <draw:rect draw:style-name="gr3" draw:text-style-name="P3" draw:layer="layout" svg:width="0.5cm" svg:height="0.5cm" svg:x="14.064cm" svg:y="25.51cm">
            <text:p/>
          </draw:rect>
          <draw:frame draw:style-name="gr129" draw:text-style-name="P5" draw:layer="layout" svg:width="3.084cm" svg:height="0.725cm" svg:x="11.066cm" svg:y="25.378cm">
            <draw:text-box>
              <text:p text:style-name="P4"><text:span text:style-name="T3">bus.PWDATA</text:span></text:p>
            </draw:text-box>
          </draw:frame>
        </draw:g>
        <draw:frame draw:style-name="gr134" draw:text-style-name="P5" draw:layer="layout" svg:width="1.56cm" svg:height="0.725cm" svg:x="20.607cm" svg:y="26.141cm">
          <draw:text-box>
            <text:p text:style-name="P4"><text:span text:style-name="T3">ready</text:span></text:p>
          </draw:text-box>
        </draw:frame>
        <draw:line draw:style-name="gr76" draw:text-style-name="P3" draw:layer="layout" svg:x1="17.287cm" svg:y1="25.795cm" svg:x2="20.25cm" svg:y2="25.795cm">
          <text:p/>
        </draw:line>
        <draw:rect draw:style-name="gr42" draw:text-style-name="P3" draw:layer="layout" svg:width="2.021cm" svg:height="1.451cm" svg:x="15.266cm" svg:y="24.652cm">
          <text:p/>
        </draw:rect>
        <draw:frame draw:style-name="gr44" draw:text-style-name="P27" draw:layer="layout" svg:width="3.918cm" svg:height="0.963cm" svg:x="14.768cm" svg:y="23.711cm">
          <draw:text-box>
            <text:p><text:span text:style-name="T15">writeFlow</text:span></text:p>
          </draw:text-box>
        </draw:frame>
        <draw:line draw:style-name="gr76" draw:text-style-name="P3" draw:layer="layout" svg:x1="17.266cm" svg:y1="25.026cm" svg:x2="20.25cm" svg:y2="25cm">
          <text:p/>
        </draw:line>
        <draw:frame draw:style-name="gr83" draw:text-style-name="P5" draw:layer="layout" svg:width="1.446cm" svg:height="0.725cm" svg:x="20.607cm" svg:y="24.69cm">
          <draw:text-box>
            <text:p text:style-name="P4"><text:span text:style-name="T3">valid</text:span></text:p>
          </draw:text-box>
        </draw:frame>
        <draw:frame draw:style-name="gr133" draw:text-style-name="P5" draw:layer="layout" svg:width="1.988cm" svg:height="0.725cm" svg:x="20.34cm" svg:y="25.416cm">
          <draw:text-box>
            <text:p text:style-name="P4"><text:span text:style-name="T3">payload</text:span></text:p>
          </draw:text-box>
        </draw:frame>
        <draw:rect draw:style-name="gr42" draw:text-style-name="P3" draw:layer="layout" svg:width="2.021cm" svg:height="2.176cm" svg:x="20.307cm" svg:y="24.69cm">
          <text:p/>
        </draw:rect>
        <draw:frame draw:style-name="gr44" draw:text-style-name="P27" draw:layer="layout" svg:width="3.918cm" svg:height="0.963cm" svg:x="17.409cm" svg:y="24.149cm">
          <draw:text-box>
            <text:p><text:span text:style-name="T15">toStream</text:span></text:p>
          </draw:text-box>
        </draw:frame>
        <draw:line draw:style-name="gr76" draw:text-style-name="P3" draw:layer="layout" svg:x1="22.349cm" svg:y1="25.781cm" svg:x2="22.918cm" svg:y2="25.781cm">
          <text:p/>
        </draw:line>
        <draw:line draw:style-name="gr76" draw:text-style-name="P3" draw:layer="layout" svg:x1="22.328cm" svg:y1="26.556cm" svg:x2="23.594cm" svg:y2="26.547cm">
          <text:p/>
        </draw:line>
        <draw:g>
          <draw:g>
            <draw:rect draw:style-name="gr2" draw:text-style-name="P3" draw:layer="layout" svg:width="1cm" svg:height="1.747cm" svg:x="24.619cm" svg:y="29.198cm">
              <text:p/>
            </draw:rect>
            <draw:custom-shape draw:style-name="gr40" draw:text-style-name="P13" draw:layer="layout" svg:width="0.3cm" svg:height="0.3cm" draw:transform="rotate (-1.57079632679579) translate (24.919cm 30.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462cm" svg:y="29.22cm">
            <draw:text-box>
              <text:p text:style-name="P4"><text:span text:style-name="T3">D</text:span></text:p>
            </draw:text-box>
          </draw:frame>
          <draw:frame draw:style-name="gr79" draw:text-style-name="P5" draw:layer="layout" svg:width="0.832cm" svg:height="0.725cm" svg:x="24.963cm" svg:y="29.221cm">
            <draw:text-box>
              <text:p text:style-name="P4"><text:span text:style-name="T3">Q</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68cm" svg:y="24.6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98cm 25.7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523cm" svg:y="24.672cm">
              <draw:text-box>
                <text:p text:style-name="P4"><text:span text:style-name="T3">D</text:span></text:p>
              </draw:text-box>
            </draw:frame>
            <draw:frame draw:style-name="gr79" draw:text-style-name="P5" draw:layer="layout" svg:width="0.832cm" svg:height="0.725cm" svg:x="25.024cm" svg:y="24.673cm">
              <draw:text-box>
                <text:p text:style-name="P4"><text:span text:style-name="T3">Q</text:span></text:p>
              </draw:text-box>
            </draw:frame>
          </draw:g>
          <draw:frame draw:style-name="gr82" draw:text-style-name="P18" draw:layer="layout" svg:width="1.205cm" svg:height="0.725cm" svg:x="24.58cm" svg:y="25.851cm">
            <draw:text-box>
              <text:p text:style-name="P4"><text:span text:style-name="T9">CLR</text:span></text:p>
            </draw:text-box>
          </draw:frame>
        </draw:g>
        <draw:frame draw:style-name="gr84" draw:text-style-name="P5" draw:layer="layout" svg:width="1.281cm" svg:height="0.725cm" svg:x="23.338cm" svg:y="30.22cm">
          <draw:text-box>
            <text:p text:style-name="P4"><text:span text:style-name="T3">clk</text:span></text:p>
          </draw:text-box>
        </draw:frame>
        <draw:line draw:style-name="gr76" draw:text-style-name="P3" draw:layer="layout" svg:x1="24.338cm" svg:y1="30.566cm" svg:x2="24.619cm" svg:y2="30.566cm">
          <text:p/>
        </draw:line>
        <draw:line draw:style-name="gr76" draw:text-style-name="P3" draw:layer="layout" svg:x1="25.619cm" svg:y1="29.617cm" svg:x2="26.521cm" svg:y2="29.626cm">
          <text:p/>
        </draw:line>
        <draw:frame draw:style-name="gr84" draw:text-style-name="P5" draw:layer="layout" svg:width="1.281cm" svg:height="0.725cm" svg:x="23.442cm" svg:y="25.529cm">
          <draw:text-box>
            <text:p text:style-name="P4"><text:span text:style-name="T3">clk</text:span></text:p>
          </draw:text-box>
        </draw:frame>
        <draw:line draw:style-name="gr76" draw:text-style-name="P3" draw:layer="layout" svg:x1="24.406cm" svg:y1="25.875cm" svg:x2="24.687cm" svg:y2="25.875cm">
          <text:p/>
        </draw:line>
        <draw:line draw:style-name="gr76" draw:text-style-name="P3" draw:layer="layout" svg:x1="25.68cm" svg:y1="25.011cm" svg:x2="27.524cm" svg:y2="25.011cm">
          <text:p/>
        </draw:line>
        <draw:line draw:style-name="gr76" draw:text-style-name="P3" draw:layer="layout" svg:x1="25.191cm" svg:y1="26.397cm" svg:x2="25.191cm" svg:y2="26.926cm">
          <text:p/>
        </draw:line>
        <draw:frame draw:style-name="gr83" draw:text-style-name="P5" draw:layer="layout" svg:width="1.446cm" svg:height="0.725cm" svg:x="24.439cm" svg:y="26.863cm">
          <draw:text-box>
            <text:p text:style-name="P4"><text:span text:style-name="T3">reset</text:span></text:p>
          </draw:text-box>
        </draw:frame>
        <draw:frame draw:style-name="gr92" draw:text-style-name="P5" draw:layer="layout" svg:width="0.786cm" svg:height="0.725cm" svg:x="24.453cm" svg:y="29.724cm">
          <draw:text-box>
            <text:p text:style-name="P4"><text:span text:style-name="T3">E</text:span></text:p>
          </draw:text-box>
        </draw:frame>
        <draw:line draw:style-name="gr76" draw:text-style-name="P3" draw:layer="layout" svg:x1="23.549cm" svg:y1="30.07cm" svg:x2="24.61cm" svg:y2="30.07cm">
          <text:p/>
        </draw:line>
        <draw:frame draw:style-name="gr92" draw:text-style-name="P5" draw:layer="layout" svg:width="0.786cm" svg:height="0.725cm" svg:x="24.508cm" svg:y="25.126cm">
          <draw:text-box>
            <text:p text:style-name="P4"><text:span text:style-name="T3">E</text:span></text:p>
          </draw:text-box>
        </draw:frame>
        <draw:line draw:style-name="gr76" draw:text-style-name="P3" draw:layer="layout" svg:x1="23.594cm" svg:y1="25.472cm" svg:x2="24.665cm" svg:y2="25.472cm">
          <text:p/>
        </draw:line>
        <draw:line draw:style-name="gr76" draw:text-style-name="P3" draw:layer="layout" svg:x1="24.68cm" svg:y1="25.011cm" svg:x2="22.328cm" svg:y2="25.011cm">
          <text:p/>
        </draw:line>
        <draw:custom-shape draw:style-name="gr46" draw:text-style-name="P3" draw:layer="layout" svg:width="-1.103cm" svg:height="-1.031cm" svg:x="25.542cm" svg:y="28.61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draw:layer="layout" svg:width="-0.25cm" svg:height="-0.25cm" svg:x="25.78cm" svg:y="27.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6" draw:text-style-name="P3" draw:layer="layout" svg:x1="25.78cm" svg:y1="27.836cm" svg:x2="26.186cm" svg:y2="27.836cm">
          <text:p/>
        </draw:line>
        <draw:line draw:style-name="gr76" draw:text-style-name="P3" draw:layer="layout" svg:x1="26.143cm" svg:y1="27.836cm" svg:x2="26.143cm" svg:y2="25.011cm">
          <text:p/>
        </draw:line>
        <draw:line draw:style-name="gr76" draw:text-style-name="P3" draw:layer="layout" svg:x1="23.548cm" svg:y1="28.078cm" svg:x2="24.439cm" svg:y2="28.078cm">
          <text:p/>
        </draw:line>
        <draw:line draw:style-name="gr76" draw:text-style-name="P3" draw:layer="layout" svg:x1="23.549cm" svg:y1="28.078cm" svg:x2="23.594cm" svg:y2="25.472cm">
          <text:p/>
        </draw:line>
        <draw:line draw:style-name="gr76" draw:text-style-name="P3" draw:layer="layout" svg:x1="25.542cm" svg:y1="28.421cm" svg:x2="26.976cm" svg:y2="28.421cm">
          <text:p/>
        </draw:line>
        <draw:line draw:style-name="gr76" draw:text-style-name="P3" draw:layer="layout" svg:x1="23.548cm" svg:y1="28.078cm" svg:x2="23.549cm" svg:y2="30.07cm">
          <text:p/>
        </draw:line>
        <draw:custom-shape draw:style-name="gr135" draw:text-style-name="P3" draw:layer="layout" svg:width="0.526cm" svg:height="0.54cm" svg:x="23.287cm" svg:y="29.29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6" draw:text-style-name="P3" draw:layer="layout" svg:x1="23.913cm" svg:y1="29.572cm" svg:x2="24.619cm" svg:y2="29.572cm">
          <text:p/>
        </draw:line>
        <draw:line draw:style-name="gr76" draw:text-style-name="P3" draw:layer="layout" svg:x1="23.813cm" svg:y1="29.572cm" svg:x2="24.619cm" svg:y2="29.572cm">
          <text:p/>
        </draw:line>
        <draw:line draw:style-name="gr76" draw:text-style-name="P3" draw:layer="layout" svg:x1="22.918cm" svg:y1="29.573cm" svg:x2="23.287cm" svg:y2="29.573cm">
          <text:p/>
        </draw:line>
        <draw:line draw:style-name="gr76" draw:text-style-name="P3" draw:layer="layout" svg:x1="22.918cm" svg:y1="26.298cm" svg:x2="22.919cm" svg:y2="25.781cm">
          <text:p/>
        </draw:line>
        <draw:custom-shape draw:style-name="gr135" draw:text-style-name="P3" draw:layer="layout" svg:width="0.526cm" svg:height="0.54cm" draw:transform="rotate (1.5707963267946) translate (22.625cm 26.824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6" draw:text-style-name="P3" draw:layer="layout" svg:x1="22.918cm" svg:y1="29.573cm" svg:x2="22.918cm" svg:y2="26.824cm">
          <text:p/>
        </draw:line>
        <draw:frame draw:style-name="gr44" draw:text-style-name="P27" draw:layer="layout" svg:width="3.918cm" svg:height="0.963cm" svg:x="24.227cm" svg:y="23.749cm">
          <draw:text-box>
            <text:p><text:span text:style-name="T15">stage</text:span></text:p>
          </draw:text-box>
        </draw:frame>
        <draw:frame draw:style-name="gr134" draw:text-style-name="P5" draw:layer="layout" svg:width="1.56cm" svg:height="0.725cm" svg:x="12.096cm" svg:y="33.801cm">
          <draw:text-box>
            <text:p text:style-name="P4"><text:span text:style-name="T3">ready</text:span></text:p>
          </draw:text-box>
        </draw:frame>
        <draw:frame draw:style-name="gr83" draw:text-style-name="P5" draw:layer="layout" svg:width="1.446cm" svg:height="0.725cm" svg:x="12.096cm" svg:y="32.35cm">
          <draw:text-box>
            <text:p text:style-name="P4"><text:span text:style-name="T3">valid</text:span></text:p>
          </draw:text-box>
        </draw:frame>
        <draw:frame draw:style-name="gr133" draw:text-style-name="P5" draw:layer="layout" svg:width="1.988cm" svg:height="0.725cm" svg:x="11.829cm" svg:y="33.076cm">
          <draw:text-box>
            <text:p text:style-name="P4"><text:span text:style-name="T3">payload</text:span></text:p>
          </draw:text-box>
        </draw:frame>
        <draw:rect draw:style-name="gr42" draw:text-style-name="P3" draw:layer="layout" svg:width="2.021cm" svg:height="2.176cm" svg:x="11.796cm" svg:y="32.35cm">
          <text:p/>
        </draw:rect>
        <draw:frame draw:style-name="gr136" draw:text-style-name="P27" draw:layer="layout" svg:width="4.439cm" svg:height="0.963cm" svg:x="10.598cm" svg:y="31.409cm">
          <draw:text-box>
            <text:p><text:span text:style-name="T15">uartCtrl.io.write</text:span></text:p>
          </draw:text-box>
        </draw:frame>
        <draw:custom-shape draw:style-name="gr135" draw:text-style-name="P3" draw:layer="layout" svg:width="0.526cm" svg:height="0.54cm" draw:transform="rotate (1.5707963267946) translate (26.209cm 28.677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6" draw:text-style-name="P3" draw:layer="layout" svg:x1="26.976cm" svg:y1="26.575cm" svg:x2="26.976cm" svg:y2="28.421cm">
          <text:p/>
        </draw:line>
        <draw:line draw:style-name="gr76" draw:text-style-name="P3" draw:layer="layout" svg:x1="26.521cm" svg:y1="28.677cm" svg:x2="26.521cm" svg:y2="29.617cm">
          <text:p/>
        </draw:line>
        <draw:line draw:style-name="gr76" draw:text-style-name="P3" draw:layer="layout" svg:x1="26.521cm" svg:y1="25.815cm" svg:x2="26.521cm" svg:y2="28.151cm">
          <text:p/>
        </draw:line>
        <draw:line draw:style-name="gr76" draw:text-style-name="P3" draw:layer="layout" svg:x1="26.521cm" svg:y1="25.815cm" svg:x2="27.524cm" svg:y2="25.815cm">
          <text:p/>
        </draw:line>
        <draw:line draw:style-name="gr76" draw:text-style-name="P3" draw:layer="layout" svg:x1="4.015cm" svg:y1="32.176cm" svg:x2="5.008cm" svg:y2="32.176cm">
          <text:p/>
        </draw:line>
        <draw:path draw:style-name="gr90" draw:text-style-name="P13" draw:layer="layout" svg:width="0.749cm" svg:height="0.749cm" svg:x="4.984cm" svg:y="32.013cm" svg:viewBox="0 0 750 750" svg:d="M375 0c213 0 375 162 375 375s-162 375-375 375-375-162-375-375 162-375 375-375z">
          <text:p text:style-name="P13">=</text:p>
        </draw:path>
        <draw:line draw:style-name="gr76" draw:text-style-name="P3" draw:layer="layout" svg:x1="4.767cm" svg:y1="32.576cm" svg:x2="5.008cm" svg:y2="32.576cm">
          <text:p/>
        </draw:line>
        <draw:g>
          <draw:frame draw:style-name="gr113" draw:text-style-name="P5" draw:layer="layout" svg:width="1.211cm" svg:height="0.725cm" svg:x="3.745cm" svg:y="32.218cm">
            <draw:text-box>
              <text:p text:style-name="P4"><text:span text:style-name="T3">8</text:span></text:p>
            </draw:text-box>
          </draw:frame>
        </draw:g>
        <draw:custom-shape draw:style-name="gr46" draw:text-style-name="P3" draw:layer="layout" svg:width="1.103cm" svg:height="1.031cm" svg:x="6.921cm" svg:y="31.567cm">
          <text:p/>
          <draw:enhanced-geometry svg:viewBox="0 0 21600 21600" draw:glue-points="10800 0 0 10800 10800 21600 21600 10800" draw:text-areas="0 3100 18500 18500" draw:type="flowchart-delay" draw:enhanced-path="M 10800 0 X 21600 10800 10800 21600 L 0 21600 0 0 Z N"/>
        </draw:custom-shape>
        <draw:frame draw:style-name="gr124" draw:text-style-name="P5" draw:layer="layout" svg:width="1.992cm" svg:height="0.725cm" svg:x="4.547cm" svg:y="31.424cm">
          <draw:text-box>
            <text:p text:style-name="P4"><text:span text:style-name="T3">doRead</text:span></text:p>
          </draw:text-box>
        </draw:frame>
        <draw:connector draw:style-name="gr8" draw:text-style-name="P3" draw:layer="layout" svg:x1="6.35cm" svg:y1="31.779cm" svg:x2="6.921cm" svg:y2="31.801cm" svg:d="M6350 31779h549v22h22">
          <text:p/>
        </draw:connector>
        <draw:g>
          <draw:rect draw:style-name="gr3" draw:text-style-name="P3" draw:layer="layout" svg:width="0.5cm" svg:height="0.5cm" svg:x="3.49cm" svg:y="31.956cm">
            <text:p/>
          </draw:rect>
          <draw:frame draw:style-name="gr125" draw:text-style-name="P5" draw:layer="layout" svg:width="2.758cm" svg:height="0.725cm" svg:x="0.818cm" svg:y="31.824cm">
            <draw:text-box>
              <text:p text:style-name="P4"><text:span text:style-name="T3">bus.PADDR</text:span></text:p>
            </draw:text-box>
          </draw:frame>
        </draw:g>
        <draw:line draw:style-name="gr76" draw:text-style-name="P3" draw:layer="layout" svg:x1="5.734cm" svg:y1="32.388cm" svg:x2="6.921cm" svg:y2="32.38cm">
          <text:p/>
        </draw:line>
        <draw:line draw:style-name="gr76" draw:text-style-name="P3" draw:layer="layout" svg:x1="8.024cm" svg:y1="32.075cm" svg:x2="8.59cm" svg:y2="32.075cm">
          <text:p/>
        </draw:line>
        <draw:custom-shape draw:style-name="gr96" draw:text-style-name="P3" draw:layer="layout" svg:width="1.443cm" svg:height="0.421cm" draw:transform="rotate (1.5707963267946) translate (16.032cm 33.8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6.253cm" svg:y1="34.102cm" svg:x2="16.253cm" svg:y2="33.647cm">
          <text:p/>
        </draw:line>
        <draw:g>
          <draw:rect draw:style-name="gr3" draw:text-style-name="P3" draw:layer="layout" svg:width="0.5cm" svg:height="0.5cm" svg:x="17.403cm" svg:y="32.912cm">
            <text:p/>
          </draw:rect>
          <draw:frame draw:style-name="gr130" draw:text-style-name="P5" draw:layer="layout" svg:width="2.97cm" svg:height="0.725cm" svg:x="17.847cm" svg:y="32.762cm">
            <draw:text-box>
              <text:p text:style-name="P4"><text:span text:style-name="T3">bus.PRDATA</text:span></text:p>
            </draw:text-box>
          </draw:frame>
        </draw:g>
        <draw:line draw:style-name="gr76" draw:text-style-name="P3" draw:layer="layout" svg:x1="16.453cm" svg:y1="33.144cm" svg:x2="16.81cm" svg:y2="33.144cm">
          <text:p/>
        </draw:line>
        <draw:frame draw:style-name="gr126" draw:text-style-name="P5" draw:layer="layout" svg:width="2.229cm" svg:height="0.725cm" svg:x="15.237cm" svg:y="34.091cm">
          <draw:text-box>
            <text:p text:style-name="P4"><text:span text:style-name="T3">doRead8</text:span></text:p>
          </draw:text-box>
        </draw:frame>
        <draw:line draw:style-name="gr76" draw:text-style-name="P3" draw:layer="layout" svg:x1="13.817cm" svg:y1="32.787cm" svg:x2="16.022cm" svg:y2="32.787cm">
          <text:p/>
        </draw:line>
        <draw:line draw:style-name="gr76" draw:text-style-name="P3" draw:layer="layout" svg:x1="15.468cm" svg:y1="33.463cm" svg:x2="16.032cm" svg:y2="33.463cm">
          <text:p/>
        </draw:line>
        <draw:frame draw:style-name="gr131" draw:text-style-name="P26" draw:layer="layout" svg:width="0.858cm" svg:height="0.738cm" svg:x="14.774cm" svg:y="32.988cm">
          <draw:text-box>
            <text:p text:style-name="P4"><text:span text:style-name="T14">...</text:span></text:p>
          </draw:text-box>
        </draw:frame>
        <draw:frame draw:style-name="gr131" draw:text-style-name="P26" draw:layer="layout" svg:width="0.858cm" svg:height="0.738cm" svg:x="16.667cm" svg:y="32.671cm">
          <draw:text-box>
            <text:p text:style-name="P4"><text:span text:style-name="T14">...</text:span></text:p>
          </draw:text-box>
        </draw:frame>
        <draw:frame draw:style-name="gr134" draw:text-style-name="P5" draw:layer="layout" svg:width="1.56cm" svg:height="0.725cm" svg:x="27.825cm" svg:y="26.141cm">
          <draw:text-box>
            <text:p text:style-name="P4"><text:span text:style-name="T3">ready</text:span></text:p>
          </draw:text-box>
        </draw:frame>
        <draw:frame draw:style-name="gr83" draw:text-style-name="P5" draw:layer="layout" svg:width="1.446cm" svg:height="0.725cm" svg:x="27.825cm" svg:y="24.69cm">
          <draw:text-box>
            <text:p text:style-name="P4"><text:span text:style-name="T3">valid</text:span></text:p>
          </draw:text-box>
        </draw:frame>
        <draw:frame draw:style-name="gr133" draw:text-style-name="P5" draw:layer="layout" svg:width="1.988cm" svg:height="0.725cm" svg:x="27.558cm" svg:y="25.416cm">
          <draw:text-box>
            <text:p text:style-name="P4"><text:span text:style-name="T3">payload</text:span></text:p>
          </draw:text-box>
        </draw:frame>
        <draw:rect draw:style-name="gr42" draw:text-style-name="P3" draw:layer="layout" svg:width="2.021cm" svg:height="2.176cm" svg:x="27.525cm" svg:y="24.69cm">
          <text:p/>
        </draw:rect>
        <draw:line draw:style-name="gr76" draw:text-style-name="P3" draw:layer="layout" svg:x1="26.977cm" svg:y1="26.575cm" svg:x2="27.525cm" svg:y2="26.576cm">
          <text:p/>
        </draw:line>
        <draw:line draw:style-name="gr76" draw:text-style-name="P3" draw:layer="layout" svg:x1="3.631cm" svg:y1="36.879cm" svg:x2="4.624cm" svg:y2="36.879cm">
          <text:p/>
        </draw:line>
        <draw:path draw:style-name="gr90" draw:text-style-name="P13" draw:layer="layout" svg:width="0.749cm" svg:height="0.749cm" svg:x="4.6cm" svg:y="36.716cm" svg:viewBox="0 0 750 750" svg:d="M375 0c213 0 375 162 375 375s-162 375-375 375-375-162-375-375 162-375 375-375z">
          <text:p text:style-name="P13">=</text:p>
        </draw:path>
        <draw:line draw:style-name="gr76" draw:text-style-name="P3" draw:layer="layout" svg:x1="4.383cm" svg:y1="37.279cm" svg:x2="4.624cm" svg:y2="37.279cm">
          <text:p/>
        </draw:line>
        <draw:g>
          <draw:frame draw:style-name="gr113" draw:text-style-name="P5" draw:layer="layout" svg:width="1.211cm" svg:height="0.725cm" svg:x="3.361cm" svg:y="36.921cm">
            <draw:text-box>
              <text:p text:style-name="P4"><text:span text:style-name="T3">12</text:span></text:p>
            </draw:text-box>
          </draw:frame>
        </draw:g>
        <draw:custom-shape draw:style-name="gr46" draw:text-style-name="P3" draw:layer="layout" svg:width="1.103cm" svg:height="1.031cm" svg:x="6.537cm" svg:y="36.27cm">
          <text:p/>
          <draw:enhanced-geometry svg:viewBox="0 0 21600 21600" draw:glue-points="10800 0 0 10800 10800 21600 21600 10800" draw:text-areas="0 3100 18500 18500" draw:type="flowchart-delay" draw:enhanced-path="M 10800 0 X 21600 10800 10800 21600 L 0 21600 0 0 Z N"/>
        </draw:custom-shape>
        <draw:frame draw:style-name="gr124" draw:text-style-name="P5" draw:layer="layout" svg:width="1.992cm" svg:height="0.725cm" svg:x="4.163cm" svg:y="36.127cm">
          <draw:text-box>
            <text:p text:style-name="P4"><text:span text:style-name="T3">doRead</text:span></text:p>
          </draw:text-box>
        </draw:frame>
        <draw:connector draw:style-name="gr8" draw:text-style-name="P3" draw:layer="layout" svg:x1="5.966cm" svg:y1="36.482cm" svg:x2="6.537cm" svg:y2="36.504cm" svg:d="M5966 36482h549v22h22">
          <text:p/>
        </draw:connector>
        <draw:g>
          <draw:rect draw:style-name="gr3" draw:text-style-name="P3" draw:layer="layout" svg:width="0.5cm" svg:height="0.5cm" svg:x="3.106cm" svg:y="36.659cm">
            <text:p/>
          </draw:rect>
          <draw:frame draw:style-name="gr125" draw:text-style-name="P5" draw:layer="layout" svg:width="2.758cm" svg:height="0.725cm" svg:x="0.434cm" svg:y="36.527cm">
            <draw:text-box>
              <text:p text:style-name="P4"><text:span text:style-name="T3">bus.PADDR</text:span></text:p>
            </draw:text-box>
          </draw:frame>
        </draw:g>
        <draw:line draw:style-name="gr76" draw:text-style-name="P3" draw:layer="layout" svg:x1="5.35cm" svg:y1="37.091cm" svg:x2="6.537cm" svg:y2="37.083cm">
          <text:p/>
        </draw:line>
        <draw:line draw:style-name="gr76" draw:text-style-name="P3" draw:layer="layout" svg:x1="7.64cm" svg:y1="36.778cm" svg:x2="8.206cm" svg:y2="36.778cm">
          <text:p/>
        </draw:line>
        <draw:frame draw:style-name="gr126" draw:text-style-name="P5" draw:layer="layout" svg:width="2.229cm" svg:height="0.725cm" svg:x="8.454cm" svg:y="31.688cm">
          <draw:text-box>
            <text:p text:style-name="P4"><text:span text:style-name="T3">doRead8</text:span></text:p>
          </draw:text-box>
        </draw:frame>
        <draw:frame draw:style-name="gr137" draw:text-style-name="P5" draw:layer="layout" svg:width="2.466cm" svg:height="0.725cm" svg:x="8.066cm" svg:y="36.431cm">
          <draw:text-box>
            <text:p text:style-name="P4"><text:span text:style-name="T3">doRead12</text:span></text:p>
          </draw:text-box>
        </draw:frame>
        <draw:frame draw:style-name="gr83" draw:text-style-name="P5" draw:layer="layout" svg:width="1.446cm" svg:height="0.725cm" svg:x="12.268cm" svg:y="37.418cm">
          <draw:text-box>
            <text:p text:style-name="P4"><text:span text:style-name="T3">valid</text:span></text:p>
          </draw:text-box>
        </draw:frame>
        <draw:frame draw:style-name="gr133" draw:text-style-name="P5" draw:layer="layout" svg:width="1.988cm" svg:height="0.725cm" svg:x="12.001cm" svg:y="38.144cm">
          <draw:text-box>
            <text:p text:style-name="P4"><text:span text:style-name="T3">payload</text:span></text:p>
          </draw:text-box>
        </draw:frame>
        <draw:line draw:style-name="gr76" draw:text-style-name="P3" draw:layer="layout" svg:x1="11.174cm" svg:y1="38.515cm" svg:x2="11.935cm" svg:y2="38.515cm">
          <text:p/>
        </draw:line>
        <draw:line draw:style-name="gr76" draw:text-style-name="P3" draw:layer="layout" svg:x1="11.509cm" svg:y1="38.702cm" svg:x2="11.69cm" svg:y2="38.341cm">
          <text:p/>
        </draw:line>
        <draw:frame draw:style-name="gr84" draw:text-style-name="P5" draw:layer="layout" svg:width="1.281cm" svg:height="0.725cm" svg:x="10.949cm" svg:y="38.557cm">
          <draw:text-box>
            <text:p text:style-name="P4"><text:span text:style-name="T3">8</text:span></text:p>
          </draw:text-box>
        </draw:frame>
        <draw:frame draw:style-name="gr134" draw:text-style-name="P5" draw:layer="layout" svg:width="1.56cm" svg:height="0.725cm" svg:x="17.109cm" svg:y="38.907cm">
          <draw:text-box>
            <text:p text:style-name="P4"><text:span text:style-name="T3">ready</text:span></text:p>
          </draw:text-box>
        </draw:frame>
        <draw:line draw:style-name="gr76" draw:text-style-name="P3" draw:layer="layout" svg:x1="14.002cm" svg:y1="38.561cm" svg:x2="16.809cm" svg:y2="38.55cm">
          <text:p/>
        </draw:line>
        <draw:rect draw:style-name="gr42" draw:text-style-name="P3" draw:layer="layout" svg:width="2.021cm" svg:height="1.451cm" svg:x="11.968cm" svg:y="37.418cm">
          <text:p/>
        </draw:rect>
        <draw:frame draw:style-name="gr138" draw:text-style-name="P27" draw:layer="layout" svg:width="4.308cm" svg:height="0.963cm" svg:x="10.97cm" svg:y="36.277cm">
          <draw:text-box>
            <text:p><text:span text:style-name="T15">uartCtrl.io.read</text:span></text:p>
          </draw:text-box>
        </draw:frame>
        <draw:line draw:style-name="gr76" draw:text-style-name="P3" draw:layer="layout" svg:x1="13.968cm" svg:y1="37.792cm" svg:x2="16.756cm" svg:y2="37.795cm">
          <text:p/>
        </draw:line>
        <draw:frame draw:style-name="gr83" draw:text-style-name="P5" draw:layer="layout" svg:width="1.446cm" svg:height="0.725cm" svg:x="17.109cm" svg:y="37.456cm">
          <draw:text-box>
            <text:p text:style-name="P4"><text:span text:style-name="T3">valid</text:span></text:p>
          </draw:text-box>
        </draw:frame>
        <draw:frame draw:style-name="gr133" draw:text-style-name="P5" draw:layer="layout" svg:width="1.988cm" svg:height="0.725cm" svg:x="16.842cm" svg:y="38.182cm">
          <draw:text-box>
            <text:p text:style-name="P4"><text:span text:style-name="T3">payload</text:span></text:p>
          </draw:text-box>
        </draw:frame>
        <draw:rect draw:style-name="gr42" draw:text-style-name="P3" draw:layer="layout" svg:width="2.021cm" svg:height="2.176cm" svg:x="16.809cm" svg:y="37.456cm">
          <text:p/>
        </draw:rect>
        <draw:frame draw:style-name="gr44" draw:text-style-name="P27" draw:layer="layout" svg:width="3.918cm" svg:height="0.963cm" svg:x="14.039cm" svg:y="36.99cm">
          <draw:text-box>
            <text:p><text:span text:style-name="T15">toStream</text:span></text:p>
          </draw:text-box>
        </draw:frame>
        <draw:rect draw:style-name="gr1" draw:text-style-name="P2" draw:layer="layout" svg:width="6.415cm" svg:height="1cm" svg:x="20.328cm" svg:y="36.248cm">
          <text:p text:style-name="P1"><text:span text:style-name="T1">Fifo</text:span></text:p>
        </draw:rect>
        <draw:rect draw:style-name="gr2" draw:text-style-name="P3" draw:layer="layout" svg:width="6.415cm" svg:height="3.148cm" svg:x="20.328cm" svg:y="37.265cm">
          <text:p/>
        </draw:rect>
        <draw:g>
          <draw:rect draw:style-name="gr3" draw:text-style-name="P3" draw:layer="layout" svg:width="0.5cm" svg:height="0.5cm" svg:x="20.107cm" svg:y="37.655cm">
            <text:p/>
          </draw:rect>
          <draw:frame draw:style-name="gr5" draw:text-style-name="P5" draw:layer="layout" svg:width="2.471cm" svg:height="0.725cm" svg:x="20.607cm" svg:y="37.523cm">
            <draw:text-box>
              <text:p text:style-name="P4"><text:span text:style-name="T3">push.valid</text:span></text:p>
            </draw:text-box>
          </draw:frame>
        </draw:g>
        <draw:g>
          <draw:rect draw:style-name="gr3" draw:text-style-name="P3" draw:layer="layout" svg:width="0.5cm" svg:height="0.5cm" svg:x="26.488cm" svg:y="37.655cm">
            <text:p/>
          </draw:rect>
          <draw:frame draw:style-name="gr139" draw:text-style-name="P5" draw:layer="layout" svg:width="2.411cm" svg:height="0.725cm" svg:x="24.163cm" svg:y="37.523cm">
            <draw:text-box>
              <text:p text:style-name="P4"><text:span text:style-name="T3">push.valid</text:span></text:p>
            </draw:text-box>
          </draw:frame>
        </draw:g>
        <draw:line draw:style-name="gr76" draw:text-style-name="P3" draw:layer="layout" svg:x1="18.83cm" svg:y1="38.615cm" svg:x2="20.107cm" svg:y2="38.604cm">
          <text:p/>
        </draw:line>
        <draw:frame draw:style-name="gr140" draw:text-style-name="P27" draw:layer="layout" svg:width="5.387cm" svg:height="0.963cm" svg:x="20.91cm" svg:y="35.285cm">
          <draw:text-box>
            <text:p><text:span text:style-name="T15">queue(rxFifoDepth)</text:span></text:p>
          </draw:text-box>
        </draw:frame>
        <draw:line draw:style-name="gr76" draw:text-style-name="P3" draw:layer="layout" svg:x1="18.83cm" svg:y1="37.863cm" svg:x2="20.107cm" svg:y2="37.863cm">
          <text:p/>
        </draw:line>
        <draw:line draw:style-name="gr76" draw:text-style-name="P3" draw:layer="layout" svg:x1="18.83cm" svg:y1="39.302cm" svg:x2="20.108cm" svg:y2="39.302cm">
          <text:p/>
        </draw:line>
        <draw:g>
          <draw:rect draw:style-name="gr3" draw:text-style-name="P3" draw:layer="layout" svg:width="0.5cm" svg:height="0.5cm" svg:x="20.094cm" svg:y="38.356cm">
            <text:p/>
          </draw:rect>
          <draw:frame draw:style-name="gr141" draw:text-style-name="P5" draw:layer="layout" svg:width="3.029cm" svg:height="0.725cm" svg:x="20.594cm" svg:y="38.224cm">
            <draw:text-box>
              <text:p text:style-name="P4"><text:span text:style-name="T3">push.payload</text:span></text:p>
            </draw:text-box>
          </draw:frame>
        </draw:g>
        <draw:g>
          <draw:rect draw:style-name="gr17" draw:text-style-name="P3" draw:layer="layout" svg:width="-0.5cm" svg:height="-0.5cm" svg:x="20.604cm" svg:y="39.563cm">
            <text:p/>
          </draw:rect>
          <draw:frame draw:style-name="gr142" draw:text-style-name="P5" draw:layer="layout" svg:width="2.602cm" svg:height="0.725cm" svg:x="20.596cm" svg:y="38.925cm">
            <draw:text-box>
              <text:p text:style-name="P4"><text:span text:style-name="T3">push.ready</text:span></text:p>
            </draw:text-box>
          </draw:frame>
        </draw:g>
        <draw:g>
          <draw:rect draw:style-name="gr3" draw:text-style-name="P3" draw:layer="layout" svg:width="0.5cm" svg:height="0.5cm" svg:x="26.487cm" svg:y="38.356cm">
            <text:p/>
          </draw:rect>
          <draw:frame draw:style-name="gr143" draw:text-style-name="P5" draw:layer="layout" svg:width="3.029cm" svg:height="0.725cm" svg:x="23.544cm" svg:y="38.224cm">
            <draw:text-box>
              <text:p text:style-name="P4"><text:span text:style-name="T3">push.payload</text:span></text:p>
            </draw:text-box>
          </draw:frame>
        </draw:g>
        <draw:g>
          <draw:rect draw:style-name="gr17" draw:text-style-name="P3" draw:layer="layout" svg:width="0.5cm" svg:height="0.5cm" svg:x="26.486cm" svg:y="39.057cm">
            <text:p/>
          </draw:rect>
          <draw:frame draw:style-name="gr144" draw:text-style-name="P5" draw:layer="layout" svg:width="2.602cm" svg:height="0.725cm" svg:x="23.97cm" svg:y="38.925cm">
            <draw:text-box>
              <text:p text:style-name="P4"><text:span text:style-name="T3">push.ready</text:span></text:p>
            </draw:text-box>
          </draw:frame>
        </draw:g>
        <draw:line draw:style-name="gr76" draw:text-style-name="P3" draw:layer="layout" svg:x1="26.987cm" svg:y1="39.303cm" svg:x2="27.553cm" svg:y2="39.303cm">
          <text:p/>
        </draw:line>
        <draw:frame draw:style-name="gr137" draw:text-style-name="P5" draw:layer="layout" svg:width="2.466cm" svg:height="0.725cm" svg:x="27.413cm" svg:y="38.956cm">
          <draw:text-box>
            <text:p text:style-name="P4"><text:span text:style-name="T3">doRead12</text:span></text:p>
          </draw:text-box>
        </draw:frame>
        <draw:custom-shape draw:style-name="gr96" draw:text-style-name="P3" draw:layer="layout" svg:width="1.443cm" svg:height="0.421cm" draw:transform="rotate (1.5707963267946) translate (30.737cm 38.99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30.958cm" svg:y1="39.3cm" svg:x2="30.958cm" svg:y2="38.791cm">
          <text:p/>
        </draw:line>
        <draw:g>
          <draw:rect draw:style-name="gr3" draw:text-style-name="P3" draw:layer="layout" svg:width="0.5cm" svg:height="0.5cm" svg:x="32.108cm" svg:y="38.056cm">
            <text:p/>
          </draw:rect>
          <draw:frame draw:style-name="gr130" draw:text-style-name="P5" draw:layer="layout" svg:width="2.97cm" svg:height="0.725cm" svg:x="32.552cm" svg:y="37.906cm">
            <draw:text-box>
              <text:p text:style-name="P4"><text:span text:style-name="T3">bus.PRDATA</text:span></text:p>
            </draw:text-box>
          </draw:frame>
        </draw:g>
        <draw:line draw:style-name="gr76" draw:text-style-name="P3" draw:layer="layout" svg:x1="31.158cm" svg:y1="38.288cm" svg:x2="31.515cm" svg:y2="38.288cm">
          <text:p/>
        </draw:line>
        <draw:line draw:style-name="gr76" draw:text-style-name="P3" draw:layer="layout" svg:x1="26.988cm" svg:y1="37.931cm" svg:x2="30.727cm" svg:y2="37.931cm">
          <text:p/>
        </draw:line>
        <draw:line draw:style-name="gr76" draw:text-style-name="P3" draw:layer="layout" svg:x1="30.173cm" svg:y1="38.607cm" svg:x2="30.737cm" svg:y2="38.607cm">
          <text:p/>
        </draw:line>
        <draw:frame draw:style-name="gr131" draw:text-style-name="P26" draw:layer="layout" svg:width="0.858cm" svg:height="0.738cm" svg:x="29.479cm" svg:y="38.132cm">
          <draw:text-box>
            <text:p text:style-name="P4"><text:span text:style-name="T14">...</text:span></text:p>
          </draw:text-box>
        </draw:frame>
        <draw:frame draw:style-name="gr131" draw:text-style-name="P26" draw:layer="layout" svg:width="0.858cm" svg:height="0.738cm" svg:x="31.372cm" svg:y="37.815cm">
          <draw:text-box>
            <text:p text:style-name="P4"><text:span text:style-name="T14">...</text:span></text:p>
          </draw:text-box>
        </draw:frame>
        <draw:line draw:style-name="gr76" draw:text-style-name="P3" draw:layer="layout" svg:x1="30.958cm" svg:y1="39.291cm" svg:x2="29.692cm" svg:y2="39.3cm">
          <text:p/>
        </draw:line>
        <draw:line draw:style-name="gr76" draw:text-style-name="P3" draw:layer="layout" svg:x1="26.987cm" svg:y1="38.607cm" svg:x2="28.552cm" svg:y2="38.607cm">
          <text:p/>
        </draw:line>
        <draw:line draw:style-name="gr76" draw:text-style-name="P3" draw:layer="layout" svg:x1="28.553cm" svg:y1="37.931cm" svg:x2="28.553cm" svg:y2="38.607cm">
          <text:p/>
        </draw:line>
        <draw:frame draw:style-name="gr145" draw:text-style-name="P27" draw:layer="layout" svg:width="6.683cm" svg:height="0.963cm" svg:x="27.567cm" svg:y="36.249cm">
          <draw:text-box>
            <text:p><text:span text:style-name="T15">readStreamNonBlocking</text:span></text:p>
          </draw:text-box>
        </draw:frame>
        <draw:frame draw:style-name="gr134" draw:text-style-name="P5" draw:layer="layout" svg:width="1.56cm" svg:height="0.725cm" svg:x="31.626cm" svg:y="26.162cm">
          <draw:text-box>
            <text:p text:style-name="P4"><text:span text:style-name="T3">ready</text:span></text:p>
          </draw:text-box>
        </draw:frame>
        <draw:frame draw:style-name="gr83" draw:text-style-name="P5" draw:layer="layout" svg:width="1.446cm" svg:height="0.725cm" svg:x="31.626cm" svg:y="24.711cm">
          <draw:text-box>
            <text:p text:style-name="P4"><text:span text:style-name="T3">valid</text:span></text:p>
          </draw:text-box>
        </draw:frame>
        <draw:frame draw:style-name="gr133" draw:text-style-name="P5" draw:layer="layout" svg:width="1.988cm" svg:height="0.725cm" svg:x="31.359cm" svg:y="25.437cm">
          <draw:text-box>
            <text:p text:style-name="P4"><text:span text:style-name="T3">payload</text:span></text:p>
          </draw:text-box>
        </draw:frame>
        <draw:rect draw:style-name="gr42" draw:text-style-name="P3" draw:layer="layout" svg:width="2.021cm" svg:height="2.176cm" svg:x="31.326cm" svg:y="24.711cm">
          <text:p/>
        </draw:rect>
        <draw:frame draw:style-name="gr136" draw:text-style-name="P27" draw:layer="layout" svg:width="4.439cm" svg:height="0.963cm" svg:x="30.044cm" svg:y="23.57cm">
          <draw:text-box>
            <text:p><text:span text:style-name="T15">uartCtrl.io.write</text:span></text:p>
          </draw:text-box>
        </draw:frame>
        <draw:line draw:style-name="gr76" draw:text-style-name="P3" draw:layer="layout" svg:x1="29.546cm" svg:y1="25.012cm" svg:x2="31.325cm" svg:y2="25.012cm">
          <text:p/>
        </draw:line>
        <draw:line draw:style-name="gr76" draw:text-style-name="P3" draw:layer="layout" svg:x1="29.546cm" svg:y1="25.816cm" svg:x2="31.325cm" svg:y2="25.816cm">
          <text:p/>
        </draw:line>
        <draw:line draw:style-name="gr76" draw:text-style-name="P3" draw:layer="layout" svg:x1="29.546cm" svg:y1="26.571cm" svg:x2="31.326cm" svg:y2="26.577cm">
          <text:p/>
        </draw:line>
        <draw:frame draw:style-name="gr136" draw:text-style-name="P27" draw:layer="layout" svg:width="4.439cm" svg:height="0.963cm" svg:x="29.881cm" svg:y="24.249cm">
          <draw:text-box>
            <text:p><text:span text:style-name="T15">&gt;&gt;</text:span></text:p>
          </draw:text-box>
        </draw:frame>
        <draw:g>
          <draw:rect draw:style-name="gr3" draw:text-style-name="P3" draw:layer="layout" svg:width="0.5cm" svg:height="0.5cm" svg:x="14.433cm" svg:y="10.332cm">
            <text:p/>
          </draw:rect>
          <draw:frame draw:style-name="gr116" draw:text-style-name="P5" draw:layer="layout" svg:width="3.669cm" svg:height="0.725cm" svg:x="14.877cm" svg:y="10.2cm">
            <draw:text-box>
              <text:p text:style-name="P4"><text:span text:style-name="T3">PWRITE : Bool</text:span></text:p>
            </draw:text-box>
          </draw:frame>
        </draw:g>
      </draw:page>
      <draw:page draw:name="page4" draw:style-name="dp1" draw:master-page-name="Standard">
        <draw:line draw:style-name="gr76" draw:text-style-name="P3" draw:layer="layout" svg:x1="10.051cm" svg:y1="9.665cm" svg:x2="10.051cm" svg:y2="10.194cm">
          <text:p/>
        </draw:line>
        <draw:frame draw:style-name="gr83" draw:text-style-name="P5" draw:layer="layout" svg:width="1.446cm" svg:height="0.725cm" svg:x="9.299cm" svg:y="10.131cm">
          <draw:text-box>
            <text:p text:style-name="P4"><text:span text:style-name="T3">reset</text:span></text:p>
          </draw:text-box>
        </draw:frame>
        <draw:frame draw:style-name="gr84" draw:text-style-name="P5" draw:layer="layout" svg:width="1.281cm" svg:height="0.725cm" svg:x="8.221cm" svg:y="8.805cm">
          <draw:text-box>
            <text:p text:style-name="P4"><text:span text:style-name="T3">clk</text:span></text:p>
          </draw:text-box>
        </draw:frame>
        <draw:line draw:style-name="gr76" draw:text-style-name="P3" draw:layer="layout" svg:x1="9.221cm" svg:y1="9.151cm" svg:x2="9.50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54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84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9.392cm" svg:y="7.92cm">
              <draw:text-box>
                <text:p text:style-name="P4"><text:span text:style-name="T3">D</text:span></text:p>
              </draw:text-box>
            </draw:frame>
            <draw:frame draw:style-name="gr79" draw:text-style-name="P5" draw:layer="layout" svg:width="0.832cm" svg:height="0.725cm" svg:x="9.893cm" svg:y="7.921cm">
              <draw:text-box>
                <text:p text:style-name="P4"><text:span text:style-name="T3">Q</text:span></text:p>
              </draw:text-box>
            </draw:frame>
            <draw:frame draw:style-name="gr78" draw:text-style-name="P5" draw:layer="layout" svg:width="0.807cm" svg:height="0.725cm" svg:x="9.393cm" svg:y="8.37cm">
              <draw:text-box>
                <text:p text:style-name="P4"><text:span text:style-name="T3">E</text:span></text:p>
              </draw:text-box>
            </draw:frame>
          </draw:g>
          <draw:frame draw:style-name="gr82" draw:text-style-name="P18" draw:layer="layout" svg:width="1.205cm" svg:height="0.725cm" svg:x="9.449cm" svg:y="9.099cm">
            <draw:text-box>
              <text:p text:style-name="P4"><text:span text:style-name="T9">SET</text:span></text:p>
            </draw:text-box>
          </draw:frame>
        </draw:g>
        <draw:g>
          <draw:rect draw:style-name="gr3" draw:text-style-name="P3" draw:layer="layout" svg:width="0.5cm" svg:height="0.5cm" svg:x="2.879cm" svg:y="8.043cm">
            <text:p/>
          </draw:rect>
          <draw:frame draw:style-name="gr4" draw:text-style-name="P5" draw:layer="layout" svg:width="2.246cm" svg:height="0.725cm" svg:x="0.719cm" svg:y="7.911cm">
            <draw:text-box>
              <text:p text:style-name="P4"><text:span text:style-name="T3">io.rxd</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4cm" svg:y="7.9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4.34cm 9.03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3.883cm" svg:y="7.962cm">
              <draw:text-box>
                <text:p text:style-name="P4"><text:span text:style-name="T3">D</text:span></text:p>
              </draw:text-box>
            </draw:frame>
            <draw:frame draw:style-name="gr79" draw:text-style-name="P5" draw:layer="layout" svg:width="0.832cm" svg:height="0.725cm" svg:x="4.384cm" svg:y="7.963cm">
              <draw:text-box>
                <text:p text:style-name="P4"><text:span text:style-name="T3">Q</text:span></text:p>
              </draw:text-box>
            </draw:frame>
          </draw:g>
          <draw:frame draw:style-name="gr82" draw:text-style-name="P18" draw:layer="layout" svg:width="1.205cm" svg:height="0.725cm" svg:x="3.94cm" svg:y="9.141cm">
            <draw:text-box>
              <text:p text:style-name="P4"><text:span text:style-name="T9">SET</text:span></text:p>
            </draw:text-box>
          </draw:frame>
        </draw:g>
        <draw:line draw:style-name="gr76" draw:text-style-name="P3" draw:layer="layout" svg:x1="4.542cm" svg:y1="9.685cm" svg:x2="4.542cm" svg:y2="10.214cm">
          <text:p/>
        </draw:line>
        <draw:frame draw:style-name="gr84" draw:text-style-name="P5" draw:layer="layout" svg:width="1.281cm" svg:height="0.725cm" svg:x="2.759cm" svg:y="8.862cm">
          <draw:text-box>
            <text:p text:style-name="P4"><text:span text:style-name="T3">clk</text:span></text:p>
          </draw:text-box>
        </draw:frame>
        <draw:line draw:style-name="gr76" draw:text-style-name="P3" draw:layer="layout" svg:x1="3.759cm" svg:y1="9.208cm" svg:x2="4.04cm" svg:y2="9.208cm">
          <text:p/>
        </draw:line>
        <draw:g>
          <draw:rect draw:style-name="gr3" draw:text-style-name="P3" draw:layer="layout" svg:width="0.5cm" svg:height="0.5cm" svg:x="7.397cm" svg:y="11.129cm">
            <text:p/>
          </draw:rect>
          <draw:frame draw:style-name="gr146" draw:text-style-name="P5" draw:layer="layout" svg:width="3.41cm" svg:height="0.725cm" svg:x="4.073cm" svg:y="10.997cm">
            <draw:text-box>
              <text:p text:style-name="P4"><text:span text:style-name="T3">io.samplingTick</text:span></text:p>
            </draw:text-box>
          </draw:frame>
        </draw:g>
        <draw:line draw:style-name="gr76" draw:text-style-name="P3" draw:layer="layout" svg:x1="3.398cm" svg:y1="8.308cm" svg:x2="4.041cm" svg:y2="8.308cm">
          <text:p/>
        </draw:line>
        <draw:line draw:style-name="gr76" draw:text-style-name="P3" draw:layer="layout" svg:x1="3.76cm" svg:y1="9.208cm" svg:x2="4.041cm" svg:y2="9.20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6.321cm" svg:y="7.9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6.621cm 9.0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6.164cm" svg:y="7.942cm">
              <draw:text-box>
                <text:p text:style-name="P4"><text:span text:style-name="T3">D</text:span></text:p>
              </draw:text-box>
            </draw:frame>
            <draw:frame draw:style-name="gr79" draw:text-style-name="P5" draw:layer="layout" svg:width="0.832cm" svg:height="0.725cm" svg:x="6.665cm" svg:y="7.943cm">
              <draw:text-box>
                <text:p text:style-name="P4"><text:span text:style-name="T3">Q</text:span></text:p>
              </draw:text-box>
            </draw:frame>
          </draw:g>
          <draw:frame draw:style-name="gr82" draw:text-style-name="P18" draw:layer="layout" svg:width="1.205cm" svg:height="0.725cm" svg:x="6.221cm" svg:y="9.121cm">
            <draw:text-box>
              <text:p text:style-name="P4"><text:span text:style-name="T9">SET</text:span></text:p>
            </draw:text-box>
          </draw:frame>
        </draw:g>
        <draw:line draw:style-name="gr76" draw:text-style-name="P3" draw:layer="layout" svg:x1="6.823cm" svg:y1="9.665cm" svg:x2="6.823cm" svg:y2="10.194cm">
          <text:p/>
        </draw:line>
        <draw:frame draw:style-name="gr83" draw:text-style-name="P5" draw:layer="layout" svg:width="1.446cm" svg:height="0.725cm" svg:x="6.071cm" svg:y="10.131cm">
          <draw:text-box>
            <text:p text:style-name="P4"><text:span text:style-name="T3">reset</text:span></text:p>
          </draw:text-box>
        </draw:frame>
        <draw:frame draw:style-name="gr84" draw:text-style-name="P5" draw:layer="layout" svg:width="1.281cm" svg:height="0.725cm" svg:x="5.04cm" svg:y="8.842cm">
          <draw:text-box>
            <text:p text:style-name="P4"><text:span text:style-name="T3">clk</text:span></text:p>
          </draw:text-box>
        </draw:frame>
        <draw:line draw:style-name="gr76" draw:text-style-name="P3" draw:layer="layout" svg:x1="6.04cm" svg:y1="9.188cm" svg:x2="6.321cm" svg:y2="9.188cm">
          <text:p/>
        </draw:line>
        <draw:line draw:style-name="gr76" draw:text-style-name="P3" draw:layer="layout" svg:x1="5.04cm" svg:y1="8.301cm" svg:x2="6.322cm" svg:y2="8.288cm">
          <text:p/>
        </draw:line>
        <draw:line draw:style-name="gr76" draw:text-style-name="P3" draw:layer="layout" svg:x1="6.041cm" svg:y1="9.188cm" svg:x2="6.322cm" svg:y2="9.188cm">
          <text:p/>
        </draw:line>
        <draw:line draw:style-name="gr76" draw:text-style-name="P3" draw:layer="layout" svg:x1="7.321cm" svg:y1="8.289cm" svg:x2="9.522cm" svg:y2="8.289cm">
          <text:p/>
        </draw:line>
        <draw:line draw:style-name="gr76" draw:text-style-name="P3" draw:layer="layout" svg:x1="8.221cm" svg:y1="8.745cm" svg:x2="9.522cm" svg:y2="8.745cm">
          <text:p/>
        </draw:line>
        <draw:line draw:style-name="gr76" draw:text-style-name="P3" draw:layer="layout" svg:x1="8.222cm" svg:y1="8.745cm" svg:x2="8.222cm" svg:y2="11.355cm">
          <text:p/>
        </draw:line>
        <draw:line draw:style-name="gr76" draw:text-style-name="P3" draw:layer="layout" svg:x1="7.86cm" svg:y1="11.351cm" svg:x2="8.222cm" svg:y2="11.355cm">
          <text:p/>
        </draw:line>
        <draw:line draw:style-name="gr76" draw:text-style-name="P3" draw:layer="layout" svg:x1="12.831cm" svg:y1="9.665cm" svg:x2="12.831cm" svg:y2="10.194cm">
          <text:p/>
        </draw:line>
        <draw:frame draw:style-name="gr83" draw:text-style-name="P5" draw:layer="layout" svg:width="1.446cm" svg:height="0.725cm" svg:x="12.079cm" svg:y="10.131cm">
          <draw:text-box>
            <text:p text:style-name="P4"><text:span text:style-name="T3">reset</text:span></text:p>
          </draw:text-box>
        </draw:frame>
        <draw:frame draw:style-name="gr84" draw:text-style-name="P5" draw:layer="layout" svg:width="1.281cm" svg:height="0.725cm" svg:x="11.001cm" svg:y="8.805cm">
          <draw:text-box>
            <text:p text:style-name="P4"><text:span text:style-name="T3">clk</text:span></text:p>
          </draw:text-box>
        </draw:frame>
        <draw:line draw:style-name="gr76" draw:text-style-name="P3" draw:layer="layout" svg:x1="12.001cm" svg:y1="9.151cm" svg:x2="12.28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32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2.62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2.172cm" svg:y="7.92cm">
              <draw:text-box>
                <text:p text:style-name="P4"><text:span text:style-name="T3">D</text:span></text:p>
              </draw:text-box>
            </draw:frame>
            <draw:frame draw:style-name="gr79" draw:text-style-name="P5" draw:layer="layout" svg:width="0.832cm" svg:height="0.725cm" svg:x="12.673cm" svg:y="7.921cm">
              <draw:text-box>
                <text:p text:style-name="P4"><text:span text:style-name="T3">Q</text:span></text:p>
              </draw:text-box>
            </draw:frame>
            <draw:frame draw:style-name="gr78" draw:text-style-name="P5" draw:layer="layout" svg:width="0.807cm" svg:height="0.725cm" svg:x="12.173cm" svg:y="8.37cm">
              <draw:text-box>
                <text:p text:style-name="P4"><text:span text:style-name="T3">E</text:span></text:p>
              </draw:text-box>
            </draw:frame>
          </draw:g>
          <draw:frame draw:style-name="gr82" draw:text-style-name="P18" draw:layer="layout" svg:width="1.205cm" svg:height="0.725cm" svg:x="12.229cm" svg:y="9.099cm">
            <draw:text-box>
              <text:p text:style-name="P4"><text:span text:style-name="T9">SET</text:span></text:p>
            </draw:text-box>
          </draw:frame>
        </draw:g>
        <draw:line draw:style-name="gr76" draw:text-style-name="P3" draw:layer="layout" svg:x1="10.549cm" svg:y1="8.289cm" svg:x2="12.302cm" svg:y2="8.289cm">
          <text:p/>
        </draw:line>
        <draw:line draw:style-name="gr76" draw:text-style-name="P3" draw:layer="layout" svg:x1="11.001cm" svg:y1="8.745cm" svg:x2="12.302cm" svg:y2="8.745cm">
          <text:p/>
        </draw:line>
        <draw:line draw:style-name="gr76" draw:text-style-name="P3" draw:layer="layout" svg:x1="11.002cm" svg:y1="8.745cm" svg:x2="11.002cm" svg:y2="11.355cm">
          <text:p/>
        </draw:line>
        <draw:line draw:style-name="gr76" draw:text-style-name="P3" draw:layer="layout" svg:x1="8.222cm" svg:y1="11.355cm" svg:x2="11.002cm" svg:y2="11.355cm">
          <text:p/>
        </draw:line>
        <draw:line draw:style-name="gr76" draw:text-style-name="P3" draw:layer="layout" svg:x1="15.612cm" svg:y1="9.665cm" svg:x2="15.612cm" svg:y2="10.194cm">
          <text:p/>
        </draw:line>
        <draw:frame draw:style-name="gr83" draw:text-style-name="P5" draw:layer="layout" svg:width="1.446cm" svg:height="0.725cm" svg:x="14.86cm" svg:y="10.131cm">
          <draw:text-box>
            <text:p text:style-name="P4"><text:span text:style-name="T3">reset</text:span></text:p>
          </draw:text-box>
        </draw:frame>
        <draw:frame draw:style-name="gr84" draw:text-style-name="P5" draw:layer="layout" svg:width="1.281cm" svg:height="0.725cm" svg:x="13.782cm" svg:y="8.805cm">
          <draw:text-box>
            <text:p text:style-name="P4"><text:span text:style-name="T3">clk</text:span></text:p>
          </draw:text-box>
        </draw:frame>
        <draw:line draw:style-name="gr76" draw:text-style-name="P3" draw:layer="layout" svg:x1="14.782cm" svg:y1="9.151cm" svg:x2="15.0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1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4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953cm" svg:y="7.92cm">
              <draw:text-box>
                <text:p text:style-name="P4"><text:span text:style-name="T3">D</text:span></text:p>
              </draw:text-box>
            </draw:frame>
            <draw:frame draw:style-name="gr79" draw:text-style-name="P5" draw:layer="layout" svg:width="0.832cm" svg:height="0.725cm" svg:x="15.454cm" svg:y="7.921cm">
              <draw:text-box>
                <text:p text:style-name="P4"><text:span text:style-name="T3">Q</text:span></text:p>
              </draw:text-box>
            </draw:frame>
            <draw:frame draw:style-name="gr78" draw:text-style-name="P5" draw:layer="layout" svg:width="0.807cm" svg:height="0.725cm" svg:x="14.954cm" svg:y="8.37cm">
              <draw:text-box>
                <text:p text:style-name="P4"><text:span text:style-name="T3">E</text:span></text:p>
              </draw:text-box>
            </draw:frame>
          </draw:g>
          <draw:frame draw:style-name="gr82" draw:text-style-name="P18" draw:layer="layout" svg:width="1.205cm" svg:height="0.725cm" svg:x="15.01cm" svg:y="9.099cm">
            <draw:text-box>
              <text:p text:style-name="P4"><text:span text:style-name="T9">SET</text:span></text:p>
            </draw:text-box>
          </draw:frame>
        </draw:g>
        <draw:line draw:style-name="gr76" draw:text-style-name="P3" draw:layer="layout" svg:x1="13.33cm" svg:y1="8.289cm" svg:x2="15.083cm" svg:y2="8.289cm">
          <text:p/>
        </draw:line>
        <draw:line draw:style-name="gr76" draw:text-style-name="P3" draw:layer="layout" svg:x1="13.782cm" svg:y1="8.745cm" svg:x2="15.083cm" svg:y2="8.745cm">
          <text:p/>
        </draw:line>
        <draw:line draw:style-name="gr76" draw:text-style-name="P3" draw:layer="layout" svg:x1="13.783cm" svg:y1="8.745cm" svg:x2="13.783cm" svg:y2="11.355cm">
          <text:p/>
        </draw:line>
        <draw:line draw:style-name="gr76" draw:text-style-name="P3" draw:layer="layout" svg:x1="11.003cm" svg:y1="11.355cm" svg:x2="13.783cm" svg:y2="11.355cm">
          <text:p/>
        </draw:line>
        <draw:line draw:style-name="gr76" draw:text-style-name="P3" draw:layer="layout" svg:x1="18.412cm" svg:y1="9.665cm" svg:x2="18.412cm" svg:y2="10.194cm">
          <text:p/>
        </draw:line>
        <draw:frame draw:style-name="gr83" draw:text-style-name="P5" draw:layer="layout" svg:width="1.446cm" svg:height="0.725cm" svg:x="17.66cm" svg:y="10.131cm">
          <draw:text-box>
            <text:p text:style-name="P4"><text:span text:style-name="T3">reset</text:span></text:p>
          </draw:text-box>
        </draw:frame>
        <draw:frame draw:style-name="gr84" draw:text-style-name="P5" draw:layer="layout" svg:width="1.281cm" svg:height="0.725cm" svg:x="16.582cm" svg:y="8.805cm">
          <draw:text-box>
            <text:p text:style-name="P4"><text:span text:style-name="T3">clk</text:span></text:p>
          </draw:text-box>
        </draw:frame>
        <draw:line draw:style-name="gr76" draw:text-style-name="P3" draw:layer="layout" svg:x1="17.582cm" svg:y1="9.151cm" svg:x2="17.8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7.9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8.2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753cm" svg:y="7.92cm">
              <draw:text-box>
                <text:p text:style-name="P4"><text:span text:style-name="T3">D</text:span></text:p>
              </draw:text-box>
            </draw:frame>
            <draw:frame draw:style-name="gr79" draw:text-style-name="P5" draw:layer="layout" svg:width="0.832cm" svg:height="0.725cm" svg:x="18.254cm" svg:y="7.921cm">
              <draw:text-box>
                <text:p text:style-name="P4"><text:span text:style-name="T3">Q</text:span></text:p>
              </draw:text-box>
            </draw:frame>
            <draw:frame draw:style-name="gr78" draw:text-style-name="P5" draw:layer="layout" svg:width="0.807cm" svg:height="0.725cm" svg:x="17.754cm" svg:y="8.37cm">
              <draw:text-box>
                <text:p text:style-name="P4"><text:span text:style-name="T3">E</text:span></text:p>
              </draw:text-box>
            </draw:frame>
          </draw:g>
          <draw:frame draw:style-name="gr82" draw:text-style-name="P18" draw:layer="layout" svg:width="1.205cm" svg:height="0.725cm" svg:x="17.81cm" svg:y="9.099cm">
            <draw:text-box>
              <text:p text:style-name="P4"><text:span text:style-name="T9">SET</text:span></text:p>
            </draw:text-box>
          </draw:frame>
        </draw:g>
        <draw:line draw:style-name="gr76" draw:text-style-name="P3" draw:layer="layout" svg:x1="16.13cm" svg:y1="8.289cm" svg:x2="17.883cm" svg:y2="8.289cm">
          <text:p/>
        </draw:line>
        <draw:line draw:style-name="gr76" draw:text-style-name="P3" draw:layer="layout" svg:x1="16.582cm" svg:y1="8.745cm" svg:x2="17.883cm" svg:y2="8.745cm">
          <text:p/>
        </draw:line>
        <draw:line draw:style-name="gr76" draw:text-style-name="P3" draw:layer="layout" svg:x1="16.583cm" svg:y1="8.745cm" svg:x2="16.583cm" svg:y2="11.355cm">
          <text:p/>
        </draw:line>
        <draw:line draw:style-name="gr76" draw:text-style-name="P3" draw:layer="layout" svg:x1="13.803cm" svg:y1="11.355cm" svg:x2="25.045cm" svg:y2="11.355cm">
          <text:p/>
        </draw:line>
        <draw:line draw:style-name="gr76" draw:text-style-name="P3" draw:layer="layout" svg:x1="18.931cm" svg:y1="8.289cm" svg:x2="19.357cm" svg:y2="8.289cm">
          <text:p/>
        </draw:line>
        <draw:line draw:style-name="gr76" draw:text-style-name="P3" draw:layer="layout" svg:x1="16.62cm" svg:y1="8.25cm" svg:x2="16.62cm" svg:y2="7.51cm">
          <text:p/>
        </draw:line>
        <draw:line draw:style-name="gr76" draw:text-style-name="P3" draw:layer="layout" svg:x1="19.357cm" svg:y1="7.768cm" svg:x2="19.357cm" svg:y2="8.289cm">
          <text:p/>
        </draw:line>
        <draw:line draw:style-name="gr76" draw:text-style-name="P3" draw:layer="layout" svg:x1="20.25cm" svg:y1="7.5cm" svg:x2="16.62cm" svg:y2="7.51cm">
          <text:p/>
        </draw:line>
        <draw:line draw:style-name="gr76" draw:text-style-name="P3" draw:layer="layout" svg:x1="13.82cm" svg:y1="8.25cm" svg:x2="13.82cm" svg:y2="7.263cm">
          <text:p/>
        </draw:line>
        <draw:line draw:style-name="gr76" draw:text-style-name="P3" draw:layer="layout" svg:x1="20.215cm" svg:y1="7.25cm" svg:x2="13.82cm" svg:y2="7.263cm">
          <text:p/>
        </draw:line>
        <draw:line draw:style-name="gr76" draw:text-style-name="P3" draw:layer="layout" svg:x1="11.021cm" svg:y1="8.25cm" svg:x2="11.021cm" svg:y2="7.017cm">
          <text:p/>
        </draw:line>
        <draw:line draw:style-name="gr76" draw:text-style-name="P3" draw:layer="layout" svg:x1="20.25cm" svg:y1="7cm" svg:x2="11.021cm" svg:y2="7.017cm">
          <text:p/>
        </draw:line>
        <draw:line draw:style-name="gr76" draw:text-style-name="P3" draw:layer="layout" svg:x1="8.258cm" svg:y1="8.25cm" svg:x2="8.258cm" svg:y2="6.77cm">
          <text:p/>
        </draw:line>
        <draw:line draw:style-name="gr76" draw:text-style-name="P3" draw:layer="layout" svg:x1="20.25cm" svg:y1="6.75cm" svg:x2="8.258cm" svg:y2="6.77cm">
          <text:p/>
        </draw:line>
        <draw:line draw:style-name="gr147" draw:text-style-name="P28" draw:layer="layout" svg:x1="19.357cm" svg:y1="7.768cm" svg:x2="20.25cm" svg:y2="7.75cm">
          <text:p/>
        </draw:line>
        <draw:custom-shape draw:style-name="gr32" draw:text-style-name="P19" draw:layer="layout" svg:width="4.852cm" svg:height="2.254cm" svg:x="19.751cm" svg:y="6.091cm">
          <text:p text:style-name="P1"><text:span text:style-name="T10">MajorityVo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48" draw:text-style-name="P5" draw:layer="layout" svg:width="3.118cm" svg:height="0.725cm" svg:x="26.783cm" svg:y="6.884cm">
          <draw:text-box>
            <text:p text:style-name="P4"><text:span text:style-name="T3">sampler.value</text:span></text:p>
          </draw:text-box>
        </draw:frame>
        <draw:line draw:style-name="gr76" draw:text-style-name="P3" draw:layer="layout" svg:x1="24.608cm" svg:y1="7.25cm" svg:x2="25.25cm" svg:y2="7.25cm">
          <text:p/>
        </draw:line>
        <draw:line draw:style-name="gr76" draw:text-style-name="P3" draw:layer="layout" svg:x1="18.931cm" svg:y1="8.289cm" svg:x2="19.357cm" svg:y2="8.28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255cm" svg:y="6.90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555cm 7.9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5.098cm" svg:y="6.923cm">
              <draw:text-box>
                <text:p text:style-name="P4"><text:span text:style-name="T3">D</text:span></text:p>
              </draw:text-box>
            </draw:frame>
            <draw:frame draw:style-name="gr79" draw:text-style-name="P5" draw:layer="layout" svg:width="0.832cm" svg:height="0.725cm" svg:x="25.599cm" svg:y="6.924cm">
              <draw:text-box>
                <text:p text:style-name="P4"><text:span text:style-name="T3">Q</text:span></text:p>
              </draw:text-box>
            </draw:frame>
          </draw:g>
          <draw:frame draw:style-name="gr82" draw:text-style-name="P18" draw:layer="layout" svg:width="1.205cm" svg:height="0.725cm" svg:x="25.155cm" svg:y="8.102cm">
            <draw:text-box>
              <text:p text:style-name="P4"><text:span text:style-name="T9">SET</text:span></text:p>
            </draw:text-box>
          </draw:frame>
        </draw:g>
        <draw:line draw:style-name="gr76" draw:text-style-name="P3" draw:layer="layout" svg:x1="25.757cm" svg:y1="8.646cm" svg:x2="25.757cm" svg:y2="9.175cm">
          <text:p/>
        </draw:line>
        <draw:frame draw:style-name="gr83" draw:text-style-name="P5" draw:layer="layout" svg:width="1.446cm" svg:height="0.725cm" svg:x="25.005cm" svg:y="9.112cm">
          <draw:text-box>
            <text:p text:style-name="P4"><text:span text:style-name="T3">reset</text:span></text:p>
          </draw:text-box>
        </draw:frame>
        <draw:frame draw:style-name="gr84" draw:text-style-name="P5" draw:layer="layout" svg:width="1.281cm" svg:height="0.725cm" svg:x="23.974cm" svg:y="7.823cm">
          <draw:text-box>
            <text:p text:style-name="P4"><text:span text:style-name="T3">clk</text:span></text:p>
          </draw:text-box>
        </draw:frame>
        <draw:line draw:style-name="gr76" draw:text-style-name="P3" draw:layer="layout" svg:x1="24.974cm" svg:y1="8.169cm" svg:x2="25.255cm" svg:y2="8.169cm">
          <text:p/>
        </draw:line>
        <draw:line draw:style-name="gr76" draw:text-style-name="P3" draw:layer="layout" svg:x1="24.975cm" svg:y1="8.169cm" svg:x2="25.256cm" svg:y2="8.169cm">
          <text:p/>
        </draw:line>
        <draw:line draw:style-name="gr76" draw:text-style-name="P3" draw:layer="layout" svg:x1="26.268cm" svg:y1="7.25cm" svg:x2="26.91cm" svg:y2="7.25cm">
          <text:p/>
        </draw:line>
        <draw:frame draw:style-name="gr149" draw:text-style-name="P5" draw:layer="layout" svg:width="2.741cm" svg:height="0.725cm" svg:x="26.662cm" svg:y="10.985cm">
          <draw:text-box>
            <text:p text:style-name="P4"><text:span text:style-name="T3">sampler.tick</text:span></text:p>
          </draw:text-box>
        </draw:frame>
        <draw:line draw:style-name="gr76" draw:text-style-name="P3" draw:layer="layout" svg:x1="24.501cm" svg:y1="11.351cm" svg:x2="25.143cm" svg:y2="11.3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148cm" svg:y="11.00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448cm 12.0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991cm" svg:y="11.024cm">
              <draw:text-box>
                <text:p text:style-name="P4"><text:span text:style-name="T3">D</text:span></text:p>
              </draw:text-box>
            </draw:frame>
            <draw:frame draw:style-name="gr79" draw:text-style-name="P5" draw:layer="layout" svg:width="0.832cm" svg:height="0.725cm" svg:x="25.492cm" svg:y="11.025cm">
              <draw:text-box>
                <text:p text:style-name="P4"><text:span text:style-name="T3">Q</text:span></text:p>
              </draw:text-box>
            </draw:frame>
          </draw:g>
          <draw:frame draw:style-name="gr82" draw:text-style-name="P18" draw:layer="layout" svg:width="1.205cm" svg:height="0.725cm" svg:x="25.048cm" svg:y="12.203cm">
            <draw:text-box>
              <text:p text:style-name="P4"><text:span text:style-name="T9">SET</text:span></text:p>
            </draw:text-box>
          </draw:frame>
        </draw:g>
        <draw:line draw:style-name="gr76" draw:text-style-name="P3" draw:layer="layout" svg:x1="25.65cm" svg:y1="12.747cm" svg:x2="25.65cm" svg:y2="13.276cm">
          <text:p/>
        </draw:line>
        <draw:frame draw:style-name="gr83" draw:text-style-name="P5" draw:layer="layout" svg:width="1.446cm" svg:height="0.725cm" svg:x="24.898cm" svg:y="13.213cm">
          <draw:text-box>
            <text:p text:style-name="P4"><text:span text:style-name="T3">reset</text:span></text:p>
          </draw:text-box>
        </draw:frame>
        <draw:line draw:style-name="gr76" draw:text-style-name="P3" draw:layer="layout" svg:x1="24.867cm" svg:y1="12.27cm" svg:x2="25.148cm" svg:y2="12.27cm">
          <text:p/>
        </draw:line>
        <draw:line draw:style-name="gr76" draw:text-style-name="P3" draw:layer="layout" svg:x1="24.868cm" svg:y1="12.27cm" svg:x2="25.149cm" svg:y2="12.27cm">
          <text:p/>
        </draw:line>
        <draw:line draw:style-name="gr76" draw:text-style-name="P3" draw:layer="layout" svg:x1="26.161cm" svg:y1="11.351cm" svg:x2="26.803cm" svg:y2="11.351cm">
          <text:p/>
        </draw:line>
        <draw:frame draw:style-name="gr84" draw:text-style-name="P5" draw:layer="layout" svg:width="1.281cm" svg:height="0.725cm" svg:x="7.71cm" svg:y="18.583cm">
          <draw:text-box>
            <text:p text:style-name="P4"><text:span text:style-name="T3">clk</text:span></text:p>
          </draw:text-box>
        </draw:frame>
        <draw:line draw:style-name="gr76" draw:text-style-name="P3" draw:layer="layout" svg:x1="8.71cm" svg:y1="18.929cm" svg:x2="8.991cm" svg:y2="18.92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038cm" svg:y="17.67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338cm 18.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8.881cm" svg:y="17.698cm">
              <draw:text-box>
                <text:p text:style-name="P4"><text:span text:style-name="T3">D</text:span></text:p>
              </draw:text-box>
            </draw:frame>
            <draw:frame draw:style-name="gr79" draw:text-style-name="P5" draw:layer="layout" svg:width="0.832cm" svg:height="0.725cm" svg:x="9.382cm" svg:y="17.699cm">
              <draw:text-box>
                <text:p text:style-name="P4"><text:span text:style-name="T3">Q</text:span></text:p>
              </draw:text-box>
            </draw:frame>
          </draw:g>
        </draw:g>
        <draw:line draw:style-name="gr76" draw:text-style-name="P3" draw:layer="layout" svg:x1="8.12cm" svg:y1="18.029cm" svg:x2="8.992cm" svg:y2="18.029cm">
          <text:p/>
        </draw:line>
        <draw:line draw:style-name="gr76" draw:text-style-name="P3" draw:layer="layout" svg:x1="10.038cm" svg:y1="18.029cm" svg:x2="10.494cm" svg:y2="18.029cm">
          <text:p/>
        </draw:line>
        <draw:line draw:style-name="gr76" draw:text-style-name="P3" draw:layer="layout" svg:x1="10.494cm" svg:y1="16.795cm" svg:x2="10.494cm" svg:y2="18.072cm">
          <text:p/>
        </draw:line>
        <draw:line draw:style-name="gr76" draw:text-style-name="P3" draw:layer="layout" svg:x1="10.494cm" svg:y1="16.795cm" svg:x2="7.208cm" svg:y2="16.795cm">
          <text:p/>
        </draw:line>
        <draw:frame draw:style-name="gr83" draw:text-style-name="P5" draw:layer="layout" svg:width="1.446cm" svg:height="0.725cm" svg:x="3.79cm" svg:y="10.152cm">
          <draw:text-box>
            <text:p text:style-name="P4"><text:span text:style-name="T3">reset</text:span></text:p>
          </draw:text-box>
        </draw:frame>
        <draw:line draw:style-name="gr76" draw:text-style-name="P13" draw:layer="layout" svg:x1="10.494cm" svg:y1="18.029cm" svg:x2="11.818cm" svg:y2="18.007cm">
          <text:p/>
        </draw:line>
        <draw:frame draw:style-name="gr150" draw:text-style-name="P5" draw:layer="layout" svg:width="0.746cm" svg:height="0.725cm" svg:x="11.027cm" svg:y="17.282cm">
          <draw:text-box>
            <text:p text:style-name="P4"><text:span text:style-name="T3">0</text:span></text:p>
          </draw:text-box>
        </draw:frame>
        <draw:line draw:style-name="gr76" draw:text-style-name="P13" draw:layer="layout" svg:x1="11.639cm" svg:y1="17.633cm" svg:x2="12.018cm" svg:y2="17.633cm">
          <text:p/>
        </draw:line>
        <draw:line draw:style-name="gr76" draw:text-style-name="P13" draw:layer="layout" svg:x1="12.568cm" svg:y1="17.816cm" svg:x2="13.071cm" svg:y2="17.816cm">
          <text:p/>
        </draw:line>
        <draw:line draw:style-name="gr76" draw:text-style-name="P3" draw:layer="layout" svg:x1="6.011cm" svg:y1="17.838cm" svg:x2="6.467cm" svg:y2="17.838cm">
          <text:p/>
        </draw:line>
        <draw:frame draw:style-name="gr151" draw:text-style-name="P5" draw:layer="layout" svg:width="3.673cm" svg:height="0.725cm" svg:x="2.506cm" svg:y="17.476cm">
          <draw:text-box>
            <text:p text:style-name="P4"><text:span text:style-name="T3">bitTimer.recenter</text:span></text:p>
          </draw:text-box>
        </draw:frame>
        <draw:path draw:style-name="gr90" draw:text-style-name="P13" draw:layer="layout" svg:width="0.749cm" svg:height="0.749cm" svg:x="11.818cm" svg:y="17.441cm" svg:viewBox="0 0 750 750" svg:d="M375 0c213 0 375 162 375 375s-162 375-375 375-375-162-375-375 162-375 375-375z">
          <text:p text:style-name="P13">=</text:p>
        </draw:path>
        <draw:frame draw:style-name="gr152" draw:text-style-name="P5" draw:layer="layout" svg:width="2.75cm" svg:height="0.725cm" svg:x="9.987cm" svg:y="18.072cm">
          <draw:text-box>
            <text:p text:style-name="P4"><text:span text:style-name="T3">sampler.tick</text:span></text:p>
          </draw:text-box>
        </draw:frame>
        <draw:frame draw:style-name="gr149" draw:text-style-name="P5" draw:layer="layout" svg:width="2.741cm" svg:height="0.725cm" svg:x="3.47cm" svg:y="18.001cm">
          <draw:text-box>
            <text:p text:style-name="P4"><text:span text:style-name="T3">sampler.tick</text:span></text:p>
          </draw:text-box>
        </draw:frame>
        <draw:frame draw:style-name="gr84" draw:text-style-name="P5" draw:layer="layout" svg:width="1.281cm" svg:height="0.725cm" svg:x="23.88cm" svg:y="11.91cm">
          <draw:text-box>
            <text:p text:style-name="P4"><text:span text:style-name="T3">clk</text:span></text:p>
          </draw:text-box>
        </draw:frame>
        <draw:frame draw:style-name="gr84" draw:text-style-name="P5" draw:layer="layout" svg:width="1.281cm" svg:height="0.725cm" svg:x="23.115cm" svg:y="18.536cm">
          <draw:text-box>
            <text:p text:style-name="P4"><text:span text:style-name="T3">clk</text:span></text:p>
          </draw:text-box>
        </draw:frame>
        <draw:line draw:style-name="gr76" draw:text-style-name="P3" draw:layer="layout" svg:x1="24.115cm" svg:y1="18.882cm" svg:x2="24.396cm" svg:y2="18.8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443cm" svg:y="17.6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743cm 18.7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286cm" svg:y="17.651cm">
              <draw:text-box>
                <text:p text:style-name="P4"><text:span text:style-name="T3">D</text:span></text:p>
              </draw:text-box>
            </draw:frame>
            <draw:frame draw:style-name="gr79" draw:text-style-name="P5" draw:layer="layout" svg:width="0.832cm" svg:height="0.725cm" svg:x="24.787cm" svg:y="17.652cm">
              <draw:text-box>
                <text:p text:style-name="P4"><text:span text:style-name="T3">Q</text:span></text:p>
              </draw:text-box>
            </draw:frame>
          </draw:g>
        </draw:g>
        <draw:line draw:style-name="gr76" draw:text-style-name="P3" draw:layer="layout" svg:x1="25.443cm" svg:y1="17.982cm" svg:x2="26.271cm" svg:y2="18.002cm">
          <text:p/>
        </draw:line>
        <draw:line draw:style-name="gr76" draw:text-style-name="P3" draw:layer="layout" svg:x1="21.379cm" svg:y1="17.821cm" svg:x2="21.835cm" svg:y2="17.821cm">
          <text:p/>
        </draw:line>
        <draw:frame draw:style-name="gr153" draw:text-style-name="P5" draw:layer="layout" svg:width="3.474cm" svg:height="0.725cm" svg:x="18.04cm" svg:y="17.459cm">
          <draw:text-box>
            <text:p text:style-name="P4"><text:span text:style-name="T3">bitCounter.clear</text:span></text:p>
          </draw:text-box>
        </draw:frame>
        <draw:frame draw:style-name="gr152" draw:text-style-name="P5" draw:layer="layout" svg:width="2.75cm" svg:height="0.725cm" svg:x="18.829cm" svg:y="17.996cm">
          <draw:text-box>
            <text:p text:style-name="P4"><text:span text:style-name="T3">bitTimer.tick</text:span></text:p>
          </draw:text-box>
        </draw:frame>
        <draw:frame draw:style-name="gr154" draw:text-style-name="P5" draw:layer="layout" svg:width="3.567cm" svg:height="0.725cm" svg:x="26.122cm" svg:y="17.653cm">
          <draw:text-box>
            <text:p text:style-name="P4"><text:span text:style-name="T3">bitCounter.value</text:span></text:p>
          </draw:text-box>
        </draw:frame>
        <draw:g>
          <draw:rect draw:style-name="gr3" draw:text-style-name="P3" draw:layer="layout" svg:width="0.5cm" svg:height="0.5cm" svg:x="18.871cm" svg:y="23.721cm">
            <text:p/>
          </draw:rect>
          <draw:frame draw:style-name="gr155" draw:text-style-name="P5" draw:layer="layout" svg:width="2.788cm" svg:height="0.725cm" svg:x="19.315cm" svg:y="23.571cm">
            <draw:text-box>
              <text:p text:style-name="P4"><text:span text:style-name="T3">io.read.valid</text:span></text:p>
            </draw:text-box>
          </draw:frame>
        </draw:g>
        <draw:g>
          <draw:rect draw:style-name="gr3" draw:text-style-name="P3" draw:layer="layout" svg:width="0.5cm" svg:height="0.5cm" svg:x="18.871cm" svg:y="24.372cm">
            <text:p/>
          </draw:rect>
          <draw:frame draw:style-name="gr156" draw:text-style-name="P5" draw:layer="layout" svg:width="3.406cm" svg:height="0.725cm" svg:x="19.315cm" svg:y="24.222cm">
            <draw:text-box>
              <text:p text:style-name="P4"><text:span text:style-name="T3">io.read.payload</text:span></text:p>
            </draw:text-box>
          </draw:frame>
        </draw:g>
        <draw:line draw:style-name="gr76" draw:text-style-name="P13" draw:layer="layout" svg:x1="18.008cm" svg:y1="23.962cm" svg:x2="18.871cm" svg:y2="23.962cm">
          <text:p/>
        </draw:line>
        <draw:line draw:style-name="gr76" draw:text-style-name="P13" draw:layer="layout" svg:x1="18.008cm" svg:y1="24.617cm" svg:x2="18.871cm" svg:y2="24.617cm">
          <text:p/>
        </draw:line>
        <draw:custom-shape draw:style-name="gr32" draw:text-style-name="P19" draw:layer="layout" svg:width="4.852cm" svg:height="2.254cm" svg:x="13.409cm" svg:y="23.35cm">
          <text:p text:style-name="P1"><text:span text:style-name="T10">FS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57" draw:text-style-name="P13" draw:layer="layout" svg:x1="11.504cm" svg:y1="24.242cm" svg:x2="13.4cm" svg:y2="24.242cm">
          <text:p/>
        </draw:line>
        <draw:line draw:style-name="gr157" draw:text-style-name="P13" draw:layer="layout" svg:x1="12.591cm" svg:y1="23.357cm" svg:x2="13.832cm" svg:y2="23.891cm">
          <text:p/>
        </draw:line>
        <draw:frame draw:style-name="gr158" draw:text-style-name="P30" draw:layer="layout" svg:width="3.744cm" svg:height="1.649cm" svg:x="9.569cm" svg:y="22.184cm">
          <draw:text-box>
            <text:p text:style-name="P29"><text:span text:style-name="T16">sampler.tick</text:span></text:p>
            <text:p text:style-name="P29"><text:span text:style-name="T16">sampler.value</text:span></text:p>
          </draw:text-box>
        </draw:frame>
        <draw:frame draw:style-name="gr159" draw:text-style-name="P5" draw:layer="layout" svg:width="3.707cm" svg:height="1.385cm" svg:x="8.869cm" svg:y="23.743cm">
          <draw:text-box>
            <text:p text:style-name="P29"><text:span text:style-name="T16">bitTimer.tick</text:span></text:p>
            <text:p text:style-name="P29"><text:span text:style-name="T16">bitTimer.recenter</text:span></text:p>
          </draw:text-box>
        </draw:frame>
        <draw:frame draw:style-name="gr160" draw:text-style-name="P5" draw:layer="layout" svg:width="3.597cm" svg:height="1.385cm" svg:x="9.42cm" svg:y="25.389cm">
          <draw:text-box>
            <text:p text:style-name="P29"><text:span text:style-name="T16">bitCounter.value</text:span></text:p>
            <text:p text:style-name="P29"><text:span text:style-name="T16">bitCounter.clear</text:span></text:p>
          </draw:text-box>
        </draw:frame>
        <draw:line draw:style-name="gr157" draw:text-style-name="P13" draw:layer="layout" svg:x1="13.598cm" svg:y1="24.759cm" svg:x2="12.39cm" svg:y2="24.783cm">
          <text:p/>
        </draw:line>
        <draw:line draw:style-name="gr157" draw:text-style-name="P13" draw:layer="layout" svg:x1="12.881cm" svg:y1="25.816cm" svg:x2="13.861cm" svg:y2="25.209cm">
          <text:p/>
        </draw:line>
        <draw:line draw:style-name="gr157" draw:text-style-name="P13" draw:layer="layout" svg:x1="14.364cm" svg:y1="25.389cm" svg:x2="12.881cm" svg:y2="26.453cm">
          <text:p/>
        </draw:line>
        <draw:rect draw:style-name="gr42" draw:text-style-name="P3" draw:layer="layout" svg:width="29.96cm" svg:height="8.688cm" svg:x="1cm" svg:y="5.497cm">
          <text:p/>
        </draw:rect>
        <draw:frame draw:style-name="gr161" draw:text-style-name="P31" draw:layer="layout" svg:width="4.02cm" svg:height="1.348cm" svg:x="13.952cm" svg:y="4.149cm">
          <draw:text-box>
            <text:p text:style-name="P4"><text:span text:style-name="T17">sampler</text:span></text:p>
          </draw:text-box>
        </draw:frame>
        <draw:rect draw:style-name="gr42" draw:text-style-name="P3" draw:layer="layout" svg:width="11.63cm" svg:height="3.986cm" svg:x="18.04cm" svg:y="15.933cm">
          <text:p/>
        </draw:rect>
        <draw:frame draw:style-name="gr162" draw:text-style-name="P31" draw:layer="layout" svg:width="5.066cm" svg:height="1.348cm" svg:x="22.266cm" svg:y="14.585cm">
          <draw:text-box>
            <text:p text:style-name="P4"><text:span text:style-name="T17">bitCounter</text:span></text:p>
          </draw:text-box>
        </draw:frame>
        <draw:rect draw:style-name="gr42" draw:text-style-name="P3" draw:layer="layout" svg:width="14.634cm" svg:height="3.986cm" svg:x="2.506cm" svg:y="15.988cm">
          <text:p/>
        </draw:rect>
        <draw:frame draw:style-name="gr163" draw:text-style-name="P31" draw:layer="layout" svg:width="4.033cm" svg:height="1.348cm" svg:x="7.003cm" svg:y="14.685cm">
          <draw:text-box>
            <text:p text:style-name="P4"><text:span text:style-name="T17">bitTimer</text:span></text:p>
          </draw:text-box>
        </draw:frame>
        <draw:rect draw:style-name="gr42" draw:text-style-name="P3" draw:layer="layout" svg:width="14.329cm" svg:height="4.919cm" svg:x="8.592cm" svg:y="22.046cm">
          <text:p/>
        </draw:rect>
        <draw:frame draw:style-name="gr164" draw:text-style-name="P31" draw:layer="layout" svg:width="7.18cm" svg:height="1.348cm" svg:x="12.227cm" svg:y="20.598cm">
          <draw:text-box>
            <text:p text:style-name="P4"><text:span text:style-name="T17">stateMachine</text:span></text:p>
          </draw:text-box>
        </draw:frame>
        <draw:custom-shape draw:style-name="gr46" draw:text-style-name="P3" draw:layer="layout" svg:width="1.103cm" svg:height="1.031cm" svg:x="13.037cm" svg:y="17.565cm">
          <text:p/>
          <draw:enhanced-geometry svg:viewBox="0 0 21600 21600" draw:glue-points="10800 0 0 10800 10800 21600 21600 10800" draw:text-areas="0 3100 18500 18500" draw:type="flowchart-delay" draw:enhanced-path="M 10800 0 X 21600 10800 10800 21600 L 0 21600 0 0 Z N"/>
        </draw:custom-shape>
        <draw:line draw:style-name="gr76" draw:text-style-name="P13" draw:layer="layout" svg:x1="12.534cm" svg:y1="18.396cm" svg:x2="13.037cm" svg:y2="18.396cm">
          <text:p/>
        </draw:line>
        <draw:line draw:style-name="gr76" draw:text-style-name="P13" draw:layer="layout" svg:x1="14.14cm" svg:y1="18.06cm" svg:x2="14.449cm" svg:y2="18.06cm">
          <text:p/>
        </draw:line>
        <draw:frame draw:style-name="gr152" draw:text-style-name="P5" draw:layer="layout" svg:width="2.75cm" svg:height="0.725cm" svg:x="14.39cm" svg:y="17.687cm">
          <draw:text-box>
            <text:p text:style-name="P4"><text:span text:style-name="T3">bitTimer.tick</text:span></text:p>
          </draw:text-box>
        </draw:frame>
        <draw:line draw:style-name="gr76" draw:text-style-name="P3" draw:layer="layout" svg:x1="23.852cm" svg:y1="18.19cm" svg:x2="24.033cm" svg:y2="17.829cm">
          <text:p/>
        </draw:line>
        <draw:frame draw:style-name="gr84" draw:text-style-name="P5" draw:layer="layout" svg:width="1.281cm" svg:height="0.725cm" svg:x="23.262cm" svg:y="18.105cm">
          <draw:text-box>
            <text:p text:style-name="P4"><text:span text:style-name="T3">3</text:span></text:p>
          </draw:text-box>
        </draw:frame>
        <draw:line draw:style-name="gr76" draw:text-style-name="P3" draw:layer="layout" svg:x1="8.476cm" svg:y1="18.233cm" svg:x2="8.657cm" svg:y2="17.872cm">
          <text:p/>
        </draw:line>
        <draw:frame draw:style-name="gr84" draw:text-style-name="P5" draw:layer="layout" svg:width="1.281cm" svg:height="0.725cm" svg:x="7.886cm" svg:y="18.148cm">
          <draw:text-box>
            <text:p text:style-name="P4"><text:span text:style-name="T3">3</text:span></text:p>
          </draw:text-box>
        </draw:frame>
        <draw:line draw:style-name="gr157" draw:text-style-name="P13" draw:layer="layout" svg:x1="12.465cm" svg:y1="22.778cm" svg:x2="14.28cm" svg:y2="23.558cm">
          <text:p/>
        </draw:line>
        <draw:path draw:style-name="gr100" draw:text-style-name="P13" draw:layer="layout" svg:width="0.749cm" svg:height="0.749cm" svg:x="-12.378cm" svg:y="4.162cm" svg:viewBox="0 0 750 750" svg:d="M375 0c213 0 375 162 375 375s-162 375-375 375-375-162-375-375 162-375 375-375z">
          <text:p/>
        </draw:path>
        <draw:path draw:style-name="gr90" draw:text-style-name="P20" draw:layer="layout" svg:width="1.894cm" svg:height="1.894cm" svg:x="-12.923cm" svg:y="6.339cm" svg:viewBox="0 0 1895 1895" svg:d="M947 0c538 0 948 409 948 947s-410 948-948 948-947-410-947-948 409-947 947-947z">
          <text:p text:style-name="P13"><text:span text:style-name="T11">IDLE</text:span></text:p>
        </draw:path>
        <draw:path draw:style-name="gr90" draw:text-style-name="P20" draw:layer="layout" svg:width="1.894cm" svg:height="1.894cm" svg:x="-12.916cm" svg:y="9.662cm" svg:viewBox="0 0 1895 1895" svg:d="M947 0c538 0 948 409 948 947s-410 948-948 948-947-410-947-948 409-947 947-947z">
          <text:p text:style-name="P13"><text:span text:style-name="T11">START</text:span></text:p>
        </draw:path>
        <draw:path draw:style-name="gr90" draw:text-style-name="P20" draw:layer="layout" svg:width="1.894cm" svg:height="1.894cm" svg:x="-12.925cm" svg:y="13.017cm" svg:viewBox="0 0 1895 1895" svg:d="M947 0c538 0 948 409 948 947s-410 948-948 948-947-410-947-948 409-947 947-947z">
          <text:p text:style-name="P13"><text:span text:style-name="T11">DATA</text:span></text:p>
        </draw:path>
        <draw:line draw:style-name="gr50" draw:text-style-name="P3" draw:layer="layout" svg:x1="-12.003cm" svg:y1="4.912cm" svg:x2="-12.003cm" svg:y2="6.339cm">
          <text:p/>
        </draw:line>
        <draw:line draw:style-name="gr50" draw:text-style-name="P3" draw:layer="layout" svg:x1="-11.976cm" svg:y1="8.234cm" svg:x2="-11.976cm" svg:y2="9.661cm">
          <text:p/>
        </draw:line>
        <draw:line draw:style-name="gr50" draw:text-style-name="P3" draw:layer="layout" svg:x1="-11.968cm" svg:y1="11.557cm" svg:x2="-11.968cm" svg:y2="12.984cm">
          <text:p/>
        </draw:line>
        <draw:line draw:style-name="gr50" draw:text-style-name="P3" draw:layer="layout" svg:x1="-14.037cm" svg:y1="7.286cm" svg:x2="-12.923cm" svg:y2="7.286cm">
          <text:p/>
        </draw:line>
        <draw:line draw:style-name="gr101" draw:text-style-name="P3" draw:layer="layout" svg:x1="-14.057cm" svg:y1="7.286cm" svg:x2="-14.057cm" svg:y2="19.372cm">
          <text:p/>
        </draw:line>
        <draw:path draw:style-name="gr90" draw:text-style-name="P20" draw:layer="layout" svg:width="1.894cm" svg:height="1.894cm" svg:x="-12.925cm" svg:y="16.372cm" svg:viewBox="0 0 1895 1895" svg:d="M947 0c538 0 948 409 948 947s-410 948-948 948-947-410-947-948 409-947 947-947z">
          <text:p text:style-name="P13"><text:span text:style-name="T11">STOP</text:span></text:p>
        </draw:path>
        <draw:line draw:style-name="gr50" draw:text-style-name="P3" draw:layer="layout" svg:x1="-11.968cm" svg:y1="14.912cm" svg:x2="-11.968cm" svg:y2="16.339cm">
          <text:p/>
        </draw:line>
        <draw:line draw:style-name="gr101" draw:text-style-name="P3" draw:layer="layout" svg:x1="-11.978cm" svg:y1="19.372cm" svg:x2="-14.057cm" svg:y2="19.372cm">
          <text:p/>
        </draw:line>
        <draw:frame draw:style-name="gr165" draw:text-style-name="P32" draw:layer="layout" svg:width="4.71cm" svg:height="1.513cm" svg:x="-11.875cm" svg:y="8.149cm">
          <draw:text-box>
            <text:p text:style-name="P29"><text:span text:style-name="T18"><text:s text:c="2"/></text:span><text:span text:style-name="T18">sampler.tick &amp;&amp;</text:span></text:p>
            <text:p text:style-name="P29"><text:span text:style-name="T18">! sampler.value</text:span></text:p>
          </draw:text-box>
        </draw:frame>
        <draw:frame draw:style-name="gr166" draw:text-style-name="P32" draw:layer="layout" svg:width="3.965cm" svg:height="0.882cm" svg:x="-12.204cm" svg:y="11.786cm">
          <draw:text-box>
            <text:p text:style-name="P29"><text:span text:style-name="T18"><text:s text:c="3"/></text:span><text:span text:style-name="T18">bitTimer.tick</text:span></text:p>
          </draw:text-box>
        </draw:frame>
        <draw:frame draw:style-name="gr167" draw:text-style-name="P32" draw:layer="layout" svg:width="6.806cm" svg:height="1.513cm" svg:x="-12.718cm" svg:y="14.826cm">
          <draw:text-box>
            <text:p text:style-name="P29"><text:span text:style-name="T18"><text:s text:c="6"/></text:span><text:span text:style-name="T18">bitTimer.tick &amp;&amp;</text:span></text:p>
            <text:p text:style-name="P29"><text:span text:style-name="T18"><text:s text:c="6"/></text:span><text:span text:style-name="T18">bitCounter.value == 7</text:span></text:p>
          </draw:text-box>
        </draw:frame>
        <draw:frame draw:style-name="gr166" draw:text-style-name="P32" draw:layer="layout" svg:width="3.965cm" svg:height="0.882cm" svg:x="-12.213cm" svg:y="18.267cm">
          <draw:text-box>
            <text:p text:style-name="P29"><text:span text:style-name="T18"><text:s text:c="3"/></text:span><text:span text:style-name="T18">bitTimer.tick</text:span></text:p>
          </draw:text-box>
        </draw:frame>
        <draw:line draw:style-name="gr76" draw:text-style-name="P3" draw:layer="layout" svg:x1="-7.073cm" svg:y1="8.149cm" svg:x2="-7.073cm" svg:y2="9.662cm">
          <text:p/>
        </draw:line>
        <draw:frame draw:style-name="gr168" draw:text-style-name="P32" draw:layer="layout" svg:width="6.636cm" svg:height="0.882cm" svg:x="-7.073cm" svg:y="8.464cm">
          <draw:text-box>
            <text:p text:style-name="P29"><text:span text:style-name="T18">bitTimer.recenter := True</text:span></text:p>
          </draw:text-box>
        </draw:frame>
        <draw:line draw:style-name="gr50" draw:text-style-name="P3" draw:layer="layout" svg:x1="-10.098cm" svg:y1="13.482cm" svg:x2="-11.23cm" svg:y2="13.482cm">
          <text:p/>
        </draw:line>
        <draw:line draw:style-name="gr101" draw:text-style-name="P3" draw:layer="layout" svg:x1="-10.098cm" svg:y1="14.232cm" svg:x2="-11.062cm" svg:y2="14.232cm">
          <text:p/>
        </draw:line>
        <draw:line draw:style-name="gr101" draw:text-style-name="P3" draw:layer="layout" svg:x1="-10.098cm" svg:y1="13.482cm" svg:x2="-10.098cm" svg:y2="14.232cm">
          <text:p/>
        </draw:line>
        <draw:line draw:style-name="gr76" draw:text-style-name="P3" draw:layer="layout" svg:x1="-8.239cm" svg:y1="11.786cm" svg:x2="-8.239cm" svg:y2="12.667cm">
          <text:p/>
        </draw:line>
        <draw:frame draw:style-name="gr169" draw:text-style-name="P32" draw:layer="layout" svg:width="6.378cm" svg:height="0.882cm" svg:x="-8.107cm" svg:y="11.785cm">
          <draw:text-box>
            <text:p text:style-name="P29"><text:span text:style-name="T18">bitCounter.clear := True</text:span></text:p>
          </draw:text-box>
        </draw:frame>
        <draw:line draw:style-name="gr101" draw:text-style-name="P3" draw:layer="layout" svg:x1="-11.978cm" svg:y1="19.372cm" svg:x2="-11.978cm" svg:y2="18.267cm">
          <text:p/>
        </draw:line>
        <draw:line draw:style-name="gr76" draw:text-style-name="P3" draw:layer="layout" svg:x1="7.208cm" svg:y1="17.914cm" svg:x2="7.208cm" svg:y2="16.795cm">
          <text:p/>
        </draw:line>
        <draw:line draw:style-name="gr76" draw:text-style-name="P3" draw:layer="layout" svg:x1="6.011cm" svg:y1="18.338cm" svg:x2="6.467cm" svg:y2="18.338cm">
          <text:p/>
        </draw:line>
        <draw:custom-shape draw:style-name="gr41" draw:text-style-name="P19" draw:layer="layout" svg:width="1.838cm" svg:height="1.547cm" svg:x="6.279cm" svg:y="17.3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21.379cm" svg:y1="18.376cm" svg:x2="21.835cm" svg:y2="18.376cm">
          <text:p/>
        </draw:line>
        <draw:line draw:style-name="gr76" draw:text-style-name="P3" draw:layer="layout" svg:x1="23.162cm" svg:y1="18.005cm" svg:x2="24.443cm" svg:y2="18.005cm">
          <text:p/>
        </draw:line>
        <draw:line draw:style-name="gr76" draw:text-style-name="P3" draw:layer="layout" svg:x1="25.822cm" svg:y1="16.676cm" svg:x2="25.822cm" svg:y2="17.953cm">
          <text:p/>
        </draw:line>
        <draw:line draw:style-name="gr76" draw:text-style-name="P3" draw:layer="layout" svg:x1="25.822cm" svg:y1="16.676cm" svg:x2="22.536cm" svg:y2="16.676cm">
          <text:p/>
        </draw:line>
        <draw:line draw:style-name="gr76" draw:text-style-name="P3" draw:layer="layout" svg:x1="22.536cm" svg:y1="17.795cm" svg:x2="22.536cm" svg:y2="16.676cm">
          <text:p/>
        </draw:line>
        <draw:custom-shape draw:style-name="gr41" draw:text-style-name="P19" draw:layer="layout" svg:width="1.838cm" svg:height="1.551cm" svg:x="21.677cm" svg:y="17.2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1" draw:text-style-name="P5" draw:layer="layout" svg:width="3.673cm" svg:height="0.725cm" svg:x="20.542cm" svg:y="17.48cm">
          <draw:text-box>
            <text:p text:style-name="P4"><text:span text:style-name="T3">=&gt; 0</text:span></text:p>
          </draw:text-box>
        </draw:frame>
        <draw:frame draw:style-name="gr149" draw:text-style-name="P5" draw:layer="layout" svg:width="2.741cm" svg:height="0.725cm" svg:x="21.106cm" svg:y="18.005cm">
          <draw:text-box>
            <text:p text:style-name="P4"><text:span text:style-name="T3">=&gt; +1</text:span></text:p>
          </draw:text-box>
        </draw:frame>
        <draw:frame draw:style-name="gr151" draw:text-style-name="P5" draw:layer="layout" svg:width="3.673cm" svg:height="0.725cm" svg:x="5.215cm" svg:y="17.523cm">
          <draw:text-box>
            <text:p text:style-name="P4"><text:span text:style-name="T3">=&gt; C</text:span></text:p>
          </draw:text-box>
        </draw:frame>
        <draw:frame draw:style-name="gr149" draw:text-style-name="P5" draw:layer="layout" svg:width="2.741cm" svg:height="0.725cm" svg:x="5.679cm" svg:y="18.048cm">
          <draw:text-box>
            <text:p text:style-name="P4"><text:span text:style-name="T3">=&gt; -1</text:span></text:p>
          </draw:text-box>
        </draw:frame>
        <draw:line draw:style-name="gr76" draw:text-style-name="P3" draw:layer="layout" svg:x1="2cm" svg:y1="2cm" svg:x2="3cm" svg:y2="2cm">
          <text:p/>
        </draw:line>
        <draw:line draw:style-name="gr76" draw:text-style-name="P3" draw:layer="layout" svg:x1="3.25cm" svg:y1="4cm" svg:x2="3cm" svg:y2="2cm">
          <text:p/>
        </draw:line>
        <draw:line draw:style-name="gr76" draw:text-style-name="P3" draw:layer="layout" svg:x1="3.25cm" svg:y1="4cm" svg:x2="6.5cm" svg:y2="4cm">
          <text:p/>
        </draw:line>
        <draw:line draw:style-name="gr76" draw:text-style-name="P3" draw:layer="layout" svg:x1="6.75cm" svg:y1="2cm" svg:x2="6.5cm" svg:y2="4cm">
          <text:p/>
        </draw:line>
        <draw:line draw:style-name="gr76" draw:text-style-name="P3" draw:layer="layout" svg:x1="6.75cm" svg:y1="2cm" svg:x2="14.5cm" svg:y2="2cm">
          <text:p/>
        </draw:line>
        <draw:line draw:style-name="gr76" draw:text-style-name="P3" draw:layer="layout" svg:x1="6.5cm" svg:y1="4cm" svg:x2="14.5cm" svg:y2="4cm">
          <text:p/>
        </draw:line>
        <draw:line draw:style-name="gr76" draw:text-style-name="P3" draw:layer="layout" svg:x1="10.25cm" svg:y1="2cm" svg:x2="10cm" svg:y2="4cm">
          <text:p/>
        </draw:line>
        <draw:line draw:style-name="gr76" draw:text-style-name="P3" draw:layer="layout" svg:x1="10cm" svg:y1="2cm" svg:x2="10.25cm" svg:y2="4cm">
          <text:p/>
        </draw:line>
        <draw:line draw:style-name="gr76" draw:text-style-name="P3" draw:layer="layout" svg:x1="13.75cm" svg:y1="2cm" svg:x2="13.5cm" svg:y2="4cm">
          <text:p/>
        </draw:line>
        <draw:line draw:style-name="gr76" draw:text-style-name="P3" draw:layer="layout" svg:x1="13.5cm" svg:y1="2cm" svg:x2="13.75cm" svg:y2="4cm">
          <text:p/>
        </draw:line>
        <draw:line draw:style-name="gr76" draw:text-style-name="P3" draw:layer="layout" svg:x1="3cm" svg:y1="1.25cm" svg:x2="3cm" svg:y2="1.75cm">
          <text:p/>
        </draw:line>
        <draw:line draw:style-name="gr76" draw:text-style-name="P3" draw:layer="layout" svg:x1="3.5cm" svg:y1="1.25cm" svg:x2="3.5cm" svg:y2="1.75cm">
          <text:p/>
        </draw:line>
        <draw:line draw:style-name="gr76" draw:text-style-name="P3" draw:layer="layout" svg:x1="4cm" svg:y1="1.25cm" svg:x2="4cm" svg:y2="1.75cm">
          <text:p/>
        </draw:line>
        <draw:line draw:style-name="gr76" draw:text-style-name="P3" draw:layer="layout" svg:x1="4.5cm" svg:y1="1.25cm" svg:x2="4.5cm" svg:y2="1.75cm">
          <text:p/>
        </draw:line>
        <draw:line draw:style-name="gr76" draw:text-style-name="P3" draw:layer="layout" svg:x1="6.5cm" svg:y1="1.249cm" svg:x2="6.5cm" svg:y2="1.749cm">
          <text:p/>
        </draw:line>
        <draw:frame draw:style-name="gr150" draw:text-style-name="P5" draw:layer="layout" svg:width="0.746cm" svg:height="0.725cm" svg:x="3.15cm" svg:y="1.752cm">
          <draw:text-box>
            <text:p text:style-name="P4"><text:span text:style-name="T3">1</text:span></text:p>
          </draw:text-box>
        </draw:frame>
        <draw:frame draw:style-name="gr150" draw:text-style-name="P5" draw:layer="layout" svg:width="0.746cm" svg:height="0.725cm" svg:x="3.632cm" svg:y="1.75cm">
          <draw:text-box>
            <text:p text:style-name="P4"><text:span text:style-name="T3">2</text:span></text:p>
          </draw:text-box>
        </draw:frame>
        <draw:frame draw:style-name="gr150" draw:text-style-name="P5" draw:layer="layout" svg:width="0.746cm" svg:height="0.725cm" svg:x="4.155cm" svg:y="1.75cm">
          <draw:text-box>
            <text:p text:style-name="P4"><text:span text:style-name="T3">3</text:span></text:p>
          </draw:text-box>
        </draw:frame>
        <draw:line draw:style-name="gr76" draw:text-style-name="P3" draw:layer="layout" svg:x1="9.834cm" svg:y1="1.233cm" svg:x2="9.834cm" svg:y2="1.733cm">
          <text:p/>
        </draw:line>
        <draw:line draw:style-name="gr76" draw:text-style-name="P3" draw:layer="layout" svg:x1="13.25cm" svg:y1="1.25cm" svg:x2="13.25cm" svg:y2="1.75cm">
          <text:p/>
        </draw:line>
        <draw:frame draw:style-name="gr152" draw:text-style-name="P5" draw:layer="layout" svg:width="2.75cm" svg:height="0.725cm" svg:x="8.478cm" svg:y="0.567cm">
          <draw:text-box>
            <text:p text:style-name="P4"><text:span text:style-name="T3">bitTimer.tick</text:span></text:p>
          </draw:text-box>
        </draw:frame>
        <draw:frame draw:style-name="gr152" draw:text-style-name="P5" draw:layer="layout" svg:width="2.75cm" svg:height="0.725cm" svg:x="11.871cm" svg:y="0.603cm">
          <draw:text-box>
            <text:p text:style-name="P4"><text:span text:style-name="T3">bitTimer.tick</text:span></text:p>
          </draw:text-box>
        </draw:frame>
        <draw:frame draw:style-name="gr152" draw:text-style-name="P5" draw:layer="layout" svg:width="2.75cm" svg:height="0.725cm" svg:x="5.329cm" svg:y="0.603cm">
          <draw:text-box>
            <text:p text:style-name="P4"><text:span text:style-name="T3">bitTimer.tick</text:span></text:p>
          </draw:text-box>
        </draw:frame>
        <draw:frame draw:style-name="gr170" draw:text-style-name="P4" draw:layer="layout" svg:width="2.741cm" svg:height="0.726cm" svg:x="2.412cm" svg:y="0.574cm">
          <draw:text-box>
            <text:p text:style-name="P4"><text:span text:style-name="T3">sampler.tick</text:span></text:p>
          </draw:text-box>
        </draw:frame>
        <draw:frame draw:style-name="gr171" draw:text-style-name="P30" draw:layer="layout" svg:width="3.877cm" svg:height="0.725cm" svg:x="7.45cm" svg:y="-2.345cm">
          <draw:text-box>
            <text:p text:style-name="P29"><text:span text:style-name="T4">bitTimer.recenter </text:span></text:p>
          </draw:text-box>
        </draw:frame>
        <draw:custom-shape draw:style-name="gr46" draw:text-style-name="P3" draw:layer="layout" svg:width="0.445cm" svg:height="0.459cm" draw:transform="rotate (-1.57079632679579) translate (9.105cm -2.647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67" draw:text-style-name="P32" draw:layer="layout" svg:width="6.806cm" svg:height="1.513cm" svg:x="-10.998cm" svg:y="13.113cm">
          <draw:text-box>
            <text:p text:style-name="P29"><text:span text:style-name="T18"><text:s text:c="6"/></text:span><text:span text:style-name="T18">bitTimer.tick &amp;&amp;</text:span></text:p>
            <text:p text:style-name="P29"><text:span text:style-name="T18"><text:s text:c="6"/></text:span><text:span text:style-name="T18">bitCounter.value != 7</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4DT16H3M56S</meta:editing-duration>
    <meta:editing-cycles>71</meta:editing-cycles>
    <meta:generator>OpenOffice/4.1.1$Win32 OpenOffice.org_project/411m6$Build-9775</meta:generator>
    <dc:date>2016-07-23T23:47:35.23</dc:date>
    <meta:document-statistic meta:object-count="2406"/>
  </office:meta>
</office:document-meta>
</file>